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0.4193in"/>
    </style:style>
    <style:style style:name="co3" style:family="table-column">
      <style:table-column-properties fo:break-before="auto" style:column-width="0.3807in"/>
    </style:style>
    <style:style style:name="co4" style:family="table-column">
      <style:table-column-properties fo:break-before="auto" style:column-width="0.265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float" office:value="0.980839094901" calcext:value-type="float">
            <text:p>0.9808390949</text:p>
          </table:table-cell>
          <table:table-cell office:value-type="float" office:value="0.994206815996" calcext:value-type="float">
            <text:p>0.994206816</text:p>
          </table:table-cell>
          <table:table-cell office:value-type="float" office:value="0.957680623498" calcext:value-type="float">
            <text:p>0.9576806235</text:p>
          </table:table-cell>
          <table:table-cell office:value-type="float" office:value="0.970825728401" calcext:value-type="float">
            <text:p>0.9708257284</text:p>
          </table:table-cell>
          <table:table-cell office:value-type="float" office:value="0.882316253023" calcext:value-type="float">
            <text:p>0.882316253</text:p>
          </table:table-cell>
          <table:table-cell office:value-type="float" office:value="0.971749563246" calcext:value-type="float">
            <text:p>0.9717495632</text:p>
          </table:table-cell>
          <table:table-cell office:value-type="float" office:value="0.987398837291" calcext:value-type="float">
            <text:p>0.9873988373</text:p>
          </table:table-cell>
          <table:table-cell office:value-type="float" office:value="0.922694400947" calcext:value-type="float">
            <text:p>0.9226944009</text:p>
          </table:table-cell>
          <table:table-cell office:value-type="float" office:value="0.988587974639" calcext:value-type="float">
            <text:p>0.9885879746</text:p>
          </table:table-cell>
          <table:table-cell office:value-type="float" office:value="0.973871164331" calcext:value-type="float">
            <text:p>0.9738711643</text:p>
          </table:table-cell>
          <table:table-cell office:value-type="float" office:value="0.959816624942" calcext:value-type="float">
            <text:p>0.9598166249</text:p>
          </table:table-cell>
          <table:table-cell office:value-type="float" office:value="0.976837172145" calcext:value-type="float">
            <text:p>0.9768371721</text:p>
          </table:table-cell>
          <table:table-cell office:value-type="float" office:value="0.994688972616" calcext:value-type="float">
            <text:p>0.9946889726</text:p>
          </table:table-cell>
          <table:table-cell office:value-type="string" calcext:value-type="string">
            <text:p>train:</text:p>
          </table:table-cell>
          <table:table-cell office:value-type="float" office:value="0.623816777282" calcext:value-type="float">
            <text:p>0.6238167773</text:p>
          </table:table-cell>
          <table:table-cell office:value-type="float" office:value="0.580517647059" calcext:value-type="float">
            <text:p>0.5805176471</text:p>
          </table:table-cell>
          <table:table-cell office:value-type="float" office:value="0.762746080396" calcext:value-type="float">
            <text:p>0.7627460804</text:p>
          </table:table-cell>
          <table:table-cell office:value-type="float" office:value="0.801272534464" calcext:value-type="float">
            <text:p>0.8012725345</text:p>
          </table:table-cell>
          <table:table-cell office:value-type="float" office:value="0.650452419991" calcext:value-type="float">
            <text:p>0.65045242</text:p>
          </table:table-cell>
          <table:table-cell office:value-type="float" office:value="0.603246753247" calcext:value-type="float">
            <text:p>0.6032467532</text:p>
          </table:table-cell>
          <table:table-cell office:value-type="float" office:value="0.796214355949" calcext:value-type="float">
            <text:p>0.7962143559</text:p>
          </table:table-cell>
          <table:table-cell office:value-type="float" office:value="0.641409410262" calcext:value-type="float">
            <text:p>0.6414094103</text:p>
          </table:table-cell>
          <table:table-cell office:value-type="float" office:value="0.728171266866" calcext:value-type="float">
            <text:p>0.7281712669</text:p>
          </table:table-cell>
          <table:table-cell office:value-type="float" office:value="0.671349557522" calcext:value-type="float">
            <text:p>0.6713495575</text:p>
          </table:table-cell>
          <table:table-cell office:value-type="float" office:value="0.731143552311" calcext:value-type="float">
            <text:p>0.7311435523</text:p>
          </table:table-cell>
          <table:table-cell office:value-type="float" office:value="0.724121273463" calcext:value-type="float">
            <text:p>0.724121273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1:.Z1])" office:value-type="float" office:value="0.692871802401" calcext:value-type="float">
            <text:p>0.6928718024</text:p>
          </table:table-cell>
        </table:table-row>
        <table:table-row table:style-name="ro1">
          <table:table-cell office:value-type="float" office:value="0.982565707595" calcext:value-type="float">
            <text:p>0.9825657076</text:p>
          </table:table-cell>
          <table:table-cell office:value-type="float" office:value="0.994587327837" calcext:value-type="float">
            <text:p>0.9945873278</text:p>
          </table:table-cell>
          <table:table-cell office:value-type="float" office:value="0.956940667684" calcext:value-type="float">
            <text:p>0.9569406677</text:p>
          </table:table-cell>
          <table:table-cell office:value-type="float" office:value="0.977022137692" calcext:value-type="float">
            <text:p>0.9770221377</text:p>
          </table:table-cell>
          <table:table-cell office:value-type="float" office:value="0.910511391822" calcext:value-type="float">
            <text:p>0.9105113918</text:p>
          </table:table-cell>
          <table:table-cell office:value-type="float" office:value="0.982549464692" calcext:value-type="float">
            <text:p>0.9825494647</text:p>
          </table:table-cell>
          <table:table-cell office:value-type="float" office:value="0.989178913129" calcext:value-type="float">
            <text:p>0.9891789131</text:p>
          </table:table-cell>
          <table:table-cell office:value-type="float" office:value="0.921776582865" calcext:value-type="float">
            <text:p>0.9217765829</text:p>
          </table:table-cell>
          <table:table-cell office:value-type="float" office:value="0.988618456078" calcext:value-type="float">
            <text:p>0.9886184561</text:p>
          </table:table-cell>
          <table:table-cell office:value-type="float" office:value="0.977258287426" calcext:value-type="float">
            <text:p>0.9772582874</text:p>
          </table:table-cell>
          <table:table-cell office:value-type="float" office:value="0.963947981426" calcext:value-type="float">
            <text:p>0.9639479814</text:p>
          </table:table-cell>
          <table:table-cell office:value-type="float" office:value="0.983520807763" calcext:value-type="float">
            <text:p>0.9835208078</text:p>
          </table:table-cell>
          <table:table-cell office:value-type="float" office:value="0.9918261345" calcext:value-type="float">
            <text:p>0.9918261345</text:p>
          </table:table-cell>
          <table:table-cell office:value-type="string" calcext:value-type="string">
            <text:p>train:</text:p>
          </table:table-cell>
          <table:table-cell office:value-type="float" office:value="0.536838978015" calcext:value-type="float">
            <text:p>0.536838978</text:p>
          </table:table-cell>
          <table:table-cell office:value-type="float" office:value="0.459763996096" calcext:value-type="float">
            <text:p>0.4597639961</text:p>
          </table:table-cell>
          <table:table-cell office:value-type="float" office:value="0.761516889739" calcext:value-type="float">
            <text:p>0.7615168897</text:p>
          </table:table-cell>
          <table:table-cell office:value-type="float" office:value="0.739219712526" calcext:value-type="float">
            <text:p>0.7392197125</text:p>
          </table:table-cell>
          <table:table-cell office:value-type="float" office:value="0.57050466497" calcext:value-type="float">
            <text:p>0.570504665</text:p>
          </table:table-cell>
          <table:table-cell office:value-type="float" office:value="0.511667345001" calcext:value-type="float">
            <text:p>0.511667345</text:p>
          </table:table-cell>
          <table:table-cell office:value-type="float" office:value="0.660007041014" calcext:value-type="float">
            <text:p>0.660007041</text:p>
          </table:table-cell>
          <table:table-cell office:value-type="float" office:value="0.58162327155" calcext:value-type="float">
            <text:p>0.5816232716</text:p>
          </table:table-cell>
          <table:table-cell office:value-type="float" office:value="0.753872180451" calcext:value-type="float">
            <text:p>0.7538721805</text:p>
          </table:table-cell>
          <table:table-cell office:value-type="float" office:value="0.6030472089" calcext:value-type="float">
            <text:p>0.6030472089</text:p>
          </table:table-cell>
          <table:table-cell office:value-type="float" office:value="0.685864763846" calcext:value-type="float">
            <text:p>0.6858647638</text:p>
          </table:table-cell>
          <table:table-cell office:value-type="float" office:value="0.712122647467" calcext:value-type="float">
            <text:p>0.712122647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2:.Z2])" office:value-type="float" office:value="0.63133739163125" calcext:value-type="float">
            <text:p>0.6313373916</text:p>
          </table:table-cell>
        </table:table-row>
        <table:table-row table:style-name="ro1">
          <table:table-cell office:value-type="float" office:value="0.987191686097" calcext:value-type="float">
            <text:p>0.9871916861</text:p>
          </table:table-cell>
          <table:table-cell office:value-type="float" office:value="0.996210504415" calcext:value-type="float">
            <text:p>0.9962105044</text:p>
          </table:table-cell>
          <table:table-cell office:value-type="float" office:value="0.963558049401" calcext:value-type="float">
            <text:p>0.9635580494</text:p>
          </table:table-cell>
          <table:table-cell office:value-type="float" office:value="0.982192345302" calcext:value-type="float">
            <text:p>0.9821923453</text:p>
          </table:table-cell>
          <table:table-cell office:value-type="float" office:value="0.909453764004" calcext:value-type="float">
            <text:p>0.909453764</text:p>
          </table:table-cell>
          <table:table-cell office:value-type="float" office:value="0.986093432522" calcext:value-type="float">
            <text:p>0.9860934325</text:p>
          </table:table-cell>
          <table:table-cell office:value-type="float" office:value="0.994477004" calcext:value-type="float">
            <text:p>0.994477004</text:p>
          </table:table-cell>
          <table:table-cell office:value-type="float" office:value="0.928018748019" calcext:value-type="float">
            <text:p>0.928018748</text:p>
          </table:table-cell>
          <table:table-cell office:value-type="float" office:value="0.987620230701" calcext:value-type="float">
            <text:p>0.9876202307</text:p>
          </table:table-cell>
          <table:table-cell office:value-type="float" office:value="0.970817356723" calcext:value-type="float">
            <text:p>0.9708173567</text:p>
          </table:table-cell>
          <table:table-cell office:value-type="float" office:value="0.959564616615" calcext:value-type="float">
            <text:p>0.9595646166</text:p>
          </table:table-cell>
          <table:table-cell office:value-type="float" office:value="0.977426204528" calcext:value-type="float">
            <text:p>0.9774262045</text:p>
          </table:table-cell>
          <table:table-cell office:value-type="float" office:value="0.994483324221" calcext:value-type="float">
            <text:p>0.9944833242</text:p>
          </table:table-cell>
          <table:table-cell office:value-type="string" calcext:value-type="string">
            <text:p>train:</text:p>
          </table:table-cell>
          <table:table-cell office:value-type="float" office:value="0.629580114874" calcext:value-type="float">
            <text:p>0.6295801149</text:p>
          </table:table-cell>
          <table:table-cell office:value-type="float" office:value="0.723183391003" calcext:value-type="float">
            <text:p>0.723183391</text:p>
          </table:table-cell>
          <table:table-cell office:value-type="float" office:value="0.79115360102" calcext:value-type="float">
            <text:p>0.791153601</text:p>
          </table:table-cell>
          <table:table-cell office:value-type="float" office:value="0.808008213552" calcext:value-type="float">
            <text:p>0.8080082136</text:p>
          </table:table-cell>
          <table:table-cell office:value-type="float" office:value="0.575633481764" calcext:value-type="float">
            <text:p>0.5756334818</text:p>
          </table:table-cell>
          <table:table-cell office:value-type="float" office:value="0.557726224393" calcext:value-type="float">
            <text:p>0.5577262244</text:p>
          </table:table-cell>
          <table:table-cell office:value-type="float" office:value="0.734949832776" calcext:value-type="float">
            <text:p>0.7349498328</text:p>
          </table:table-cell>
          <table:table-cell office:value-type="float" office:value="0.651993233304" calcext:value-type="float">
            <text:p>0.6519932333</text:p>
          </table:table-cell>
          <table:table-cell office:value-type="float" office:value="0.719812030075" calcext:value-type="float">
            <text:p>0.7198120301</text:p>
          </table:table-cell>
          <table:table-cell office:value-type="float" office:value="0.619164138201" calcext:value-type="float">
            <text:p>0.6191641382</text:p>
          </table:table-cell>
          <table:table-cell office:value-type="float" office:value="0.728635745838" calcext:value-type="float">
            <text:p>0.7286357458</text:p>
          </table:table-cell>
          <table:table-cell office:value-type="float" office:value="0.715022525367" calcext:value-type="float">
            <text:p>0.715022525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3:.Z3])" office:value-type="float" office:value="0.687905211013917" calcext:value-type="float">
            <text:p>0.687905211</text:p>
          </table:table-cell>
        </table:table-row>
        <table:table-row table:style-name="ro1">
          <table:table-cell office:value-type="float" office:value="0.974627362756" calcext:value-type="float">
            <text:p>0.9746273628</text:p>
          </table:table-cell>
          <table:table-cell office:value-type="float" office:value="0.993371117413" calcext:value-type="float">
            <text:p>0.9933711174</text:p>
          </table:table-cell>
          <table:table-cell office:value-type="float" office:value="0.948312249775" calcext:value-type="float">
            <text:p>0.9483122498</text:p>
          </table:table-cell>
          <table:table-cell office:value-type="float" office:value="0.967484174903" calcext:value-type="float">
            <text:p>0.9674841749</text:p>
          </table:table-cell>
          <table:table-cell office:value-type="float" office:value="0.882327330188" calcext:value-type="float">
            <text:p>0.8823273302</text:p>
          </table:table-cell>
          <table:table-cell office:value-type="float" office:value="0.972297650869" calcext:value-type="float">
            <text:p>0.9722976509</text:p>
          </table:table-cell>
          <table:table-cell office:value-type="float" office:value="0.987644869672" calcext:value-type="float">
            <text:p>0.9876448697</text:p>
          </table:table-cell>
          <table:table-cell office:value-type="float" office:value="0.908069748635" calcext:value-type="float">
            <text:p>0.9080697486</text:p>
          </table:table-cell>
          <table:table-cell office:value-type="float" office:value="0.984178127773" calcext:value-type="float">
            <text:p>0.9841781278</text:p>
          </table:table-cell>
          <table:table-cell office:value-type="float" office:value="0.957543966297" calcext:value-type="float">
            <text:p>0.9575439663</text:p>
          </table:table-cell>
          <table:table-cell office:value-type="float" office:value="0.957841242416" calcext:value-type="float">
            <text:p>0.9578412424</text:p>
          </table:table-cell>
          <table:table-cell office:value-type="float" office:value="0.972665542188" calcext:value-type="float">
            <text:p>0.9726655422</text:p>
          </table:table-cell>
          <table:table-cell office:value-type="float" office:value="0.991410606889" calcext:value-type="float">
            <text:p>0.9914106069</text:p>
          </table:table-cell>
          <table:table-cell office:value-type="string" calcext:value-type="string">
            <text:p>train:</text:p>
          </table:table-cell>
          <table:table-cell office:value-type="float" office:value="0.576252723312" calcext:value-type="float">
            <text:p>0.5762527233</text:p>
          </table:table-cell>
          <table:table-cell office:value-type="float" office:value="0.730281252773" calcext:value-type="float">
            <text:p>0.7302812528</text:p>
          </table:table-cell>
          <table:table-cell office:value-type="float" office:value="0.76063734863" calcext:value-type="float">
            <text:p>0.7606373486</text:p>
          </table:table-cell>
          <table:table-cell office:value-type="float" office:value="0.813981706179" calcext:value-type="float">
            <text:p>0.8139817062</text:p>
          </table:table-cell>
          <table:table-cell office:value-type="float" office:value="0.593915659457" calcext:value-type="float">
            <text:p>0.5939156595</text:p>
          </table:table-cell>
          <table:table-cell office:value-type="float" office:value="0.585741419075" calcext:value-type="float">
            <text:p>0.5857414191</text:p>
          </table:table-cell>
          <table:table-cell office:value-type="float" office:value="0.794226368597" calcext:value-type="float">
            <text:p>0.7942263686</text:p>
          </table:table-cell>
          <table:table-cell office:value-type="float" office:value="0.574580759047" calcext:value-type="float">
            <text:p>0.574580759</text:p>
          </table:table-cell>
          <table:table-cell office:value-type="float" office:value="0.682030075188" calcext:value-type="float">
            <text:p>0.6820300752</text:p>
          </table:table-cell>
          <table:table-cell office:value-type="float" office:value="0.628984372451" calcext:value-type="float">
            <text:p>0.6289843725</text:p>
          </table:table-cell>
          <table:table-cell office:value-type="float" office:value="0.645663438668" calcext:value-type="float">
            <text:p>0.6456634387</text:p>
          </table:table-cell>
          <table:table-cell office:value-type="float" office:value="0.641972969559" calcext:value-type="float">
            <text:p>0.6419729696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4:.Z4])" office:value-type="float" office:value="0.669022341078" calcext:value-type="float">
            <text:p>0.6690223411</text:p>
          </table:table-cell>
        </table:table-row>
        <table:table-row table:style-name="ro1">
          <table:table-cell office:value-type="float" office:value="0.982565707595" calcext:value-type="float">
            <text:p>0.9825657076</text:p>
          </table:table-cell>
          <table:table-cell office:value-type="float" office:value="0.994587327837" calcext:value-type="float">
            <text:p>0.9945873278</text:p>
          </table:table-cell>
          <table:table-cell office:value-type="float" office:value="0.956940667684" calcext:value-type="float">
            <text:p>0.9569406677</text:p>
          </table:table-cell>
          <table:table-cell office:value-type="float" office:value="0.977022137692" calcext:value-type="float">
            <text:p>0.9770221377</text:p>
          </table:table-cell>
          <table:table-cell office:value-type="float" office:value="0.910511391822" calcext:value-type="float">
            <text:p>0.9105113918</text:p>
          </table:table-cell>
          <table:table-cell office:value-type="float" office:value="0.982549464692" calcext:value-type="float">
            <text:p>0.9825494647</text:p>
          </table:table-cell>
          <table:table-cell office:value-type="float" office:value="0.989178913129" calcext:value-type="float">
            <text:p>0.9891789131</text:p>
          </table:table-cell>
          <table:table-cell office:value-type="float" office:value="0.921776582865" calcext:value-type="float">
            <text:p>0.9217765829</text:p>
          </table:table-cell>
          <table:table-cell office:value-type="float" office:value="0.988618456078" calcext:value-type="float">
            <text:p>0.9886184561</text:p>
          </table:table-cell>
          <table:table-cell office:value-type="float" office:value="0.977258287426" calcext:value-type="float">
            <text:p>0.9772582874</text:p>
          </table:table-cell>
          <table:table-cell office:value-type="float" office:value="0.963947981426" calcext:value-type="float">
            <text:p>0.9639479814</text:p>
          </table:table-cell>
          <table:table-cell office:value-type="float" office:value="0.983520807763" calcext:value-type="float">
            <text:p>0.9835208078</text:p>
          </table:table-cell>
          <table:table-cell office:value-type="float" office:value="0.9918261345" calcext:value-type="float">
            <text:p>0.9918261345</text:p>
          </table:table-cell>
          <table:table-cell office:value-type="string" calcext:value-type="string">
            <text:p>train:</text:p>
          </table:table-cell>
          <table:table-cell office:value-type="float" office:value="0.536838978015" calcext:value-type="float">
            <text:p>0.536838978</text:p>
          </table:table-cell>
          <table:table-cell office:value-type="float" office:value="0.459763996096" calcext:value-type="float">
            <text:p>0.4597639961</text:p>
          </table:table-cell>
          <table:table-cell office:value-type="float" office:value="0.761516889739" calcext:value-type="float">
            <text:p>0.7615168897</text:p>
          </table:table-cell>
          <table:table-cell office:value-type="float" office:value="0.739219712526" calcext:value-type="float">
            <text:p>0.7392197125</text:p>
          </table:table-cell>
          <table:table-cell office:value-type="float" office:value="0.57050466497" calcext:value-type="float">
            <text:p>0.570504665</text:p>
          </table:table-cell>
          <table:table-cell office:value-type="float" office:value="0.511667345001" calcext:value-type="float">
            <text:p>0.511667345</text:p>
          </table:table-cell>
          <table:table-cell office:value-type="float" office:value="0.660007041014" calcext:value-type="float">
            <text:p>0.660007041</text:p>
          </table:table-cell>
          <table:table-cell office:value-type="float" office:value="0.58162327155" calcext:value-type="float">
            <text:p>0.5816232716</text:p>
          </table:table-cell>
          <table:table-cell office:value-type="float" office:value="0.753872180451" calcext:value-type="float">
            <text:p>0.7538721805</text:p>
          </table:table-cell>
          <table:table-cell office:value-type="float" office:value="0.6030472089" calcext:value-type="float">
            <text:p>0.6030472089</text:p>
          </table:table-cell>
          <table:table-cell office:value-type="float" office:value="0.685864763846" calcext:value-type="float">
            <text:p>0.6858647638</text:p>
          </table:table-cell>
          <table:table-cell office:value-type="float" office:value="0.712122647467" calcext:value-type="float">
            <text:p>0.712122647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 table:formula="of:=AVERAGE([.O1:.Z5])" office:value-type="float" office:value="0.662494827551083" calcext:value-type="float">
            <text:p>0.6624948276</text:p>
          </table:table-cell>
          <table:table-cell table:formula="of:=AVERAGE([.O5:.Z5])" office:value-type="float" office:value="0.63133739163125" calcext:value-type="float">
            <text:p>0.6313373916</text:p>
          </table:table-cell>
        </table:table-row>
        <table:table-row table:style-name="ro1">
          <table:table-cell office:value-type="float" office:value="0.986736351444" calcext:value-type="float">
            <text:p>0.9867363514</text:p>
          </table:table-cell>
          <table:table-cell office:value-type="float" office:value="0.995435877101" calcext:value-type="float">
            <text:p>0.9954358771</text:p>
          </table:table-cell>
          <table:table-cell office:value-type="float" office:value="0.955827001538" calcext:value-type="float">
            <text:p>0.9558270015</text:p>
          </table:table-cell>
          <table:table-cell office:value-type="float" office:value="0.982648332011" calcext:value-type="float">
            <text:p>0.982648332</text:p>
          </table:table-cell>
          <table:table-cell office:value-type="float" office:value="0.906672325444" calcext:value-type="float">
            <text:p>0.9066723254</text:p>
          </table:table-cell>
          <table:table-cell office:value-type="float" office:value="0.983320492586" calcext:value-type="float">
            <text:p>0.9833204926</text:p>
          </table:table-cell>
          <table:table-cell office:value-type="float" office:value="0.992990028037" calcext:value-type="float">
            <text:p>0.992990028</text:p>
          </table:table-cell>
          <table:table-cell office:value-type="float" office:value="0.926588800675" calcext:value-type="float">
            <text:p>0.9265888007</text:p>
          </table:table-cell>
          <table:table-cell office:value-type="float" office:value="0.978053935214" calcext:value-type="float">
            <text:p>0.9780539352</text:p>
          </table:table-cell>
          <table:table-cell office:value-type="float" office:value="0.97626187242" calcext:value-type="float">
            <text:p>0.9762618724</text:p>
          </table:table-cell>
          <table:table-cell office:value-type="float" office:value="0.958106612664" calcext:value-type="float">
            <text:p>0.9581066127</text:p>
          </table:table-cell>
          <table:table-cell office:value-type="float" office:value="0.979639418387" calcext:value-type="float">
            <text:p>0.9796394184</text:p>
          </table:table-cell>
          <table:table-cell office:value-type="float" office:value="0.988493689379" calcext:value-type="float">
            <text:p>0.9884936894</text:p>
          </table:table-cell>
          <table:table-cell office:value-type="string" calcext:value-type="string">
            <text:p>train:</text:p>
          </table:table-cell>
          <table:table-cell office:value-type="float" office:value="0.577358285279" calcext:value-type="float">
            <text:p>0.5773582853</text:p>
          </table:table-cell>
          <table:table-cell office:value-type="float" office:value="0.597741176471" calcext:value-type="float">
            <text:p>0.5977411765</text:p>
          </table:table-cell>
          <table:table-cell office:value-type="float" office:value="0.769877991277" calcext:value-type="float">
            <text:p>0.7698779913</text:p>
          </table:table-cell>
          <table:table-cell office:value-type="float" office:value="0.785683987275" calcext:value-type="float">
            <text:p>0.7856839873</text:p>
          </table:table-cell>
          <table:table-cell office:value-type="float" office:value="0.592169186859" calcext:value-type="float">
            <text:p>0.5921691869</text:p>
          </table:table-cell>
          <table:table-cell office:value-type="float" office:value="0.504617604618" calcext:value-type="float">
            <text:p>0.5046176046</text:p>
          </table:table-cell>
          <table:table-cell office:value-type="float" office:value="0.756243854474" calcext:value-type="float">
            <text:p>0.7562438545</text:p>
          </table:table-cell>
          <table:table-cell office:value-type="float" office:value="0.667638918459" calcext:value-type="float">
            <text:p>0.6676389185</text:p>
          </table:table-cell>
          <table:table-cell office:value-type="float" office:value="0.670713201821" calcext:value-type="float">
            <text:p>0.6707132018</text:p>
          </table:table-cell>
          <table:table-cell office:value-type="float" office:value="0.558738938053" calcext:value-type="float">
            <text:p>0.5587389381</text:p>
          </table:table-cell>
          <table:table-cell office:value-type="float" office:value="0.756690997567" calcext:value-type="float">
            <text:p>0.7566909976</text:p>
          </table:table-cell>
          <table:table-cell office:value-type="float" office:value="0.696885351491" calcext:value-type="float">
            <text:p>0.696885351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6:.Z6])" office:value-type="float" office:value="0.661196624470333" calcext:value-type="float">
            <text:p>0.6611966245</text:p>
          </table:table-cell>
        </table:table-row>
        <table:table-row table:style-name="ro1">
          <table:table-cell office:value-type="float" office:value="0.98432539229" calcext:value-type="float">
            <text:p>0.9843253923</text:p>
          </table:table-cell>
          <table:table-cell office:value-type="float" office:value="0.993288295448" calcext:value-type="float">
            <text:p>0.9932882954</text:p>
          </table:table-cell>
          <table:table-cell office:value-type="float" office:value="0.952032773284" calcext:value-type="float">
            <text:p>0.9520327733</text:p>
          </table:table-cell>
          <table:table-cell office:value-type="float" office:value="0.973255986097" calcext:value-type="float">
            <text:p>0.9732559861</text:p>
          </table:table-cell>
          <table:table-cell office:value-type="float" office:value="0.900734287381" calcext:value-type="float">
            <text:p>0.9007342874</text:p>
          </table:table-cell>
          <table:table-cell office:value-type="float" office:value="0.977285075499" calcext:value-type="float">
            <text:p>0.9772850755</text:p>
          </table:table-cell>
          <table:table-cell office:value-type="float" office:value="0.992638203103" calcext:value-type="float">
            <text:p>0.9926382031</text:p>
          </table:table-cell>
          <table:table-cell office:value-type="float" office:value="0.923925365704" calcext:value-type="float">
            <text:p>0.9239253657</text:p>
          </table:table-cell>
          <table:table-cell office:value-type="float" office:value="0.98914108252" calcext:value-type="float">
            <text:p>0.9891410825</text:p>
          </table:table-cell>
          <table:table-cell office:value-type="float" office:value="0.983443518135" calcext:value-type="float">
            <text:p>0.9834435181</text:p>
          </table:table-cell>
          <table:table-cell office:value-type="float" office:value="0.967626758832" calcext:value-type="float">
            <text:p>0.9676267588</text:p>
          </table:table-cell>
          <table:table-cell office:value-type="float" office:value="0.983369529801" calcext:value-type="float">
            <text:p>0.9833695298</text:p>
          </table:table-cell>
          <table:table-cell office:value-type="float" office:value="0.99406779661" calcext:value-type="float">
            <text:p>0.9940677966</text:p>
          </table:table-cell>
          <table:table-cell office:value-type="string" calcext:value-type="string">
            <text:p>train:</text:p>
          </table:table-cell>
          <table:table-cell office:value-type="float" office:value="0.536640918994" calcext:value-type="float">
            <text:p>0.536640919</text:p>
          </table:table-cell>
          <table:table-cell office:value-type="float" office:value="0.596220388608" calcext:value-type="float">
            <text:p>0.5962203886</text:p>
          </table:table-cell>
          <table:table-cell office:value-type="float" office:value="0.737195666029" calcext:value-type="float">
            <text:p>0.737195666</text:p>
          </table:table-cell>
          <table:table-cell office:value-type="float" office:value="0.736792981146" calcext:value-type="float">
            <text:p>0.7367929811</text:p>
          </table:table-cell>
          <table:table-cell office:value-type="float" office:value="0.528798240034" calcext:value-type="float">
            <text:p>0.52879824</text:p>
          </table:table-cell>
          <table:table-cell office:value-type="float" office:value="0.578686745353" calcext:value-type="float">
            <text:p>0.5786867454</text:p>
          </table:table-cell>
          <table:table-cell office:value-type="float" office:value="0.8024555536" calcext:value-type="float">
            <text:p>0.8024555536</text:p>
          </table:table-cell>
          <table:table-cell office:value-type="float" office:value="0.686451897617" calcext:value-type="float">
            <text:p>0.6864518976</text:p>
          </table:table-cell>
          <table:table-cell office:value-type="float" office:value="0.702744360902" calcext:value-type="float">
            <text:p>0.7027443609</text:p>
          </table:table-cell>
          <table:table-cell office:value-type="float" office:value="0.687416397507" calcext:value-type="float">
            <text:p>0.6874163975</text:p>
          </table:table-cell>
          <table:table-cell office:value-type="float" office:value="0.754417261298" calcext:value-type="float">
            <text:p>0.7544172613</text:p>
          </table:table-cell>
          <table:table-cell office:value-type="float" office:value="0.668013978359" calcext:value-type="float">
            <text:p>0.6680139784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7:.Z7])" office:value-type="float" office:value="0.667986199120583" calcext:value-type="float">
            <text:p>0.6679861991</text:p>
          </table:table-cell>
        </table:table-row>
        <table:table-row table:style-name="ro1">
          <table:table-cell office:value-type="float" office:value="0.981453701164" calcext:value-type="float">
            <text:p>0.9814537012</text:p>
          </table:table-cell>
          <table:table-cell office:value-type="float" office:value="0.991820047291" calcext:value-type="float">
            <text:p>0.9918200473</text:p>
          </table:table-cell>
          <table:table-cell office:value-type="float" office:value="0.949181023092" calcext:value-type="float">
            <text:p>0.9491810231</text:p>
          </table:table-cell>
          <table:table-cell office:value-type="float" office:value="0.971512467244" calcext:value-type="float">
            <text:p>0.9715124672</text:p>
          </table:table-cell>
          <table:table-cell office:value-type="float" office:value="0.890944533076" calcext:value-type="float">
            <text:p>0.8909445331</text:p>
          </table:table-cell>
          <table:table-cell office:value-type="float" office:value="0.969110201253" calcext:value-type="float">
            <text:p>0.9691102013</text:p>
          </table:table-cell>
          <table:table-cell office:value-type="float" office:value="0.987260992513" calcext:value-type="float">
            <text:p>0.9872609925</text:p>
          </table:table-cell>
          <table:table-cell office:value-type="float" office:value="0.913444762621" calcext:value-type="float">
            <text:p>0.9134447626</text:p>
          </table:table-cell>
          <table:table-cell office:value-type="float" office:value="0.97902484472" calcext:value-type="float">
            <text:p>0.9790248447</text:p>
          </table:table-cell>
          <table:table-cell office:value-type="float" office:value="0.966257620899" calcext:value-type="float">
            <text:p>0.9662576209</text:p>
          </table:table-cell>
          <table:table-cell office:value-type="float" office:value="0.948443910215" calcext:value-type="float">
            <text:p>0.9484439102</text:p>
          </table:table-cell>
          <table:table-cell office:value-type="float" office:value="0.978526797635" calcext:value-type="float">
            <text:p>0.9785267976</text:p>
          </table:table-cell>
          <table:table-cell office:value-type="float" office:value="0.98920174959" calcext:value-type="float">
            <text:p>0.9892017496</text:p>
          </table:table-cell>
          <table:table-cell office:value-type="string" calcext:value-type="string">
            <text:p>train:</text:p>
          </table:table-cell>
          <table:table-cell office:value-type="float" office:value="0.493810655575" calcext:value-type="float">
            <text:p>0.4938106556</text:p>
          </table:table-cell>
          <table:table-cell office:value-type="float" office:value="0.608641646704" calcext:value-type="float">
            <text:p>0.6086416467</text:p>
          </table:table-cell>
          <table:table-cell office:value-type="float" office:value="0.754072657744" calcext:value-type="float">
            <text:p>0.7540726577</text:p>
          </table:table-cell>
          <table:table-cell office:value-type="float" office:value="0.78262086989" calcext:value-type="float">
            <text:p>0.7826208699</text:p>
          </table:table-cell>
          <table:table-cell office:value-type="float" office:value="0.605173876166" calcext:value-type="float">
            <text:p>0.6051738762</text:p>
          </table:table-cell>
          <table:table-cell office:value-type="float" office:value="0.572988739655" calcext:value-type="float">
            <text:p>0.5729887397</text:p>
          </table:table-cell>
          <table:table-cell office:value-type="float" office:value="0.782080619609" calcext:value-type="float">
            <text:p>0.7820806196</text:p>
          </table:table-cell>
          <table:table-cell office:value-type="float" office:value="0.659683914387" calcext:value-type="float">
            <text:p>0.6596839144</text:p>
          </table:table-cell>
          <table:table-cell office:value-type="float" office:value="0.725413533835" calcext:value-type="float">
            <text:p>0.7254135338</text:p>
          </table:table-cell>
          <table:table-cell office:value-type="float" office:value="0.607908387981" calcext:value-type="float">
            <text:p>0.607908388</text:p>
          </table:table-cell>
          <table:table-cell office:value-type="float" office:value="0.775866462793" calcext:value-type="float">
            <text:p>0.7758664628</text:p>
          </table:table-cell>
          <table:table-cell office:value-type="float" office:value="0.665171992758" calcext:value-type="float">
            <text:p>0.6651719928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8:.Z8])" office:value-type="float" office:value="0.669452779758083" calcext:value-type="float">
            <text:p>0.6694527798</text:p>
          </table:table-cell>
        </table:table-row>
        <table:table-row table:style-name="ro1">
          <table:table-cell office:value-type="float" office:value="0.98432539229" calcext:value-type="float">
            <text:p>0.9843253923</text:p>
          </table:table-cell>
          <table:table-cell office:value-type="float" office:value="0.993288295448" calcext:value-type="float">
            <text:p>0.9932882954</text:p>
          </table:table-cell>
          <table:table-cell office:value-type="float" office:value="0.952032773284" calcext:value-type="float">
            <text:p>0.9520327733</text:p>
          </table:table-cell>
          <table:table-cell office:value-type="float" office:value="0.973255986097" calcext:value-type="float">
            <text:p>0.9732559861</text:p>
          </table:table-cell>
          <table:table-cell office:value-type="float" office:value="0.900734287381" calcext:value-type="float">
            <text:p>0.9007342874</text:p>
          </table:table-cell>
          <table:table-cell office:value-type="float" office:value="0.977285075499" calcext:value-type="float">
            <text:p>0.9772850755</text:p>
          </table:table-cell>
          <table:table-cell office:value-type="float" office:value="0.992638203103" calcext:value-type="float">
            <text:p>0.9926382031</text:p>
          </table:table-cell>
          <table:table-cell office:value-type="float" office:value="0.923925365704" calcext:value-type="float">
            <text:p>0.9239253657</text:p>
          </table:table-cell>
          <table:table-cell office:value-type="float" office:value="0.98914108252" calcext:value-type="float">
            <text:p>0.9891410825</text:p>
          </table:table-cell>
          <table:table-cell office:value-type="float" office:value="0.983443518135" calcext:value-type="float">
            <text:p>0.9834435181</text:p>
          </table:table-cell>
          <table:table-cell office:value-type="float" office:value="0.967626758832" calcext:value-type="float">
            <text:p>0.9676267588</text:p>
          </table:table-cell>
          <table:table-cell office:value-type="float" office:value="0.983369529801" calcext:value-type="float">
            <text:p>0.9833695298</text:p>
          </table:table-cell>
          <table:table-cell office:value-type="float" office:value="0.99406779661" calcext:value-type="float">
            <text:p>0.9940677966</text:p>
          </table:table-cell>
          <table:table-cell office:value-type="string" calcext:value-type="string">
            <text:p>train:</text:p>
          </table:table-cell>
          <table:table-cell office:value-type="float" office:value="0.536640918994" calcext:value-type="float">
            <text:p>0.536640919</text:p>
          </table:table-cell>
          <table:table-cell office:value-type="float" office:value="0.596220388608" calcext:value-type="float">
            <text:p>0.5962203886</text:p>
          </table:table-cell>
          <table:table-cell office:value-type="float" office:value="0.737195666029" calcext:value-type="float">
            <text:p>0.737195666</text:p>
          </table:table-cell>
          <table:table-cell office:value-type="float" office:value="0.736792981146" calcext:value-type="float">
            <text:p>0.7367929811</text:p>
          </table:table-cell>
          <table:table-cell office:value-type="float" office:value="0.528798240034" calcext:value-type="float">
            <text:p>0.52879824</text:p>
          </table:table-cell>
          <table:table-cell office:value-type="float" office:value="0.578686745353" calcext:value-type="float">
            <text:p>0.5786867454</text:p>
          </table:table-cell>
          <table:table-cell office:value-type="float" office:value="0.8024555536" calcext:value-type="float">
            <text:p>0.8024555536</text:p>
          </table:table-cell>
          <table:table-cell office:value-type="float" office:value="0.686451897617" calcext:value-type="float">
            <text:p>0.6864518976</text:p>
          </table:table-cell>
          <table:table-cell office:value-type="float" office:value="0.702744360902" calcext:value-type="float">
            <text:p>0.7027443609</text:p>
          </table:table-cell>
          <table:table-cell office:value-type="float" office:value="0.687416397507" calcext:value-type="float">
            <text:p>0.6874163975</text:p>
          </table:table-cell>
          <table:table-cell office:value-type="float" office:value="0.754417261298" calcext:value-type="float">
            <text:p>0.7544172613</text:p>
          </table:table-cell>
          <table:table-cell office:value-type="float" office:value="0.668013978359" calcext:value-type="float">
            <text:p>0.6680139784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 table:formula="of:=AVERAGE([.O6:.Z9])" office:value-type="float" office:value="0.666655450617396" calcext:value-type="float">
            <text:p>0.6666554506</text:p>
          </table:table-cell>
          <table:table-cell table:formula="of:=AVERAGE([.O9:.Z9])" office:value-type="float" office:value="0.667986199120583" calcext:value-type="float">
            <text:p>0.6679861991</text:p>
          </table:table-cell>
        </table:table-row>
        <table:table-row table:style-name="ro1">
          <table:table-cell office:value-type="float" office:value="0.988693967632" calcext:value-type="float">
            <text:p>0.9886939676</text:p>
          </table:table-cell>
          <table:table-cell office:value-type="float" office:value="0.994854988732" calcext:value-type="float">
            <text:p>0.9948549887</text:p>
          </table:table-cell>
          <table:table-cell office:value-type="float" office:value="0.960997802139" calcext:value-type="float">
            <text:p>0.9609978021</text:p>
          </table:table-cell>
          <table:table-cell office:value-type="float" office:value="0.978438942349" calcext:value-type="float">
            <text:p>0.9784389423</text:p>
          </table:table-cell>
          <table:table-cell office:value-type="float" office:value="0.907664527795" calcext:value-type="float">
            <text:p>0.9076645278</text:p>
          </table:table-cell>
          <table:table-cell office:value-type="float" office:value="0.98251277293" calcext:value-type="float">
            <text:p>0.9825127729</text:p>
          </table:table-cell>
          <table:table-cell office:value-type="float" office:value="0.991670642494" calcext:value-type="float">
            <text:p>0.9916706425</text:p>
          </table:table-cell>
          <table:table-cell office:value-type="float" office:value="0.925051740281" calcext:value-type="float">
            <text:p>0.9250517403</text:p>
          </table:table-cell>
          <table:table-cell office:value-type="float" office:value="0.990765021399" calcext:value-type="float">
            <text:p>0.9907650214</text:p>
          </table:table-cell>
          <table:table-cell office:value-type="float" office:value="0.971423019572" calcext:value-type="float">
            <text:p>0.9714230196</text:p>
          </table:table-cell>
          <table:table-cell office:value-type="float" office:value="0.963968714621" calcext:value-type="float">
            <text:p>0.9639687146</text:p>
          </table:table-cell>
          <table:table-cell office:value-type="float" office:value="0.983139911049" calcext:value-type="float">
            <text:p>0.983139911</text:p>
          </table:table-cell>
          <table:table-cell office:value-type="float" office:value="0.991382624647" calcext:value-type="float">
            <text:p>0.9913826246</text:p>
          </table:table-cell>
          <table:table-cell office:value-type="string" calcext:value-type="string">
            <text:p>train:</text:p>
          </table:table-cell>
          <table:table-cell office:value-type="float" office:value="0.478185181155" calcext:value-type="float">
            <text:p>0.4781851812</text:p>
          </table:table-cell>
          <table:table-cell office:value-type="float" office:value="0.596894117647" calcext:value-type="float">
            <text:p>0.5968941176</text:p>
          </table:table-cell>
          <table:table-cell office:value-type="float" office:value="0.77543321938" calcext:value-type="float">
            <text:p>0.7754332194</text:p>
          </table:table-cell>
          <table:table-cell office:value-type="float" office:value="0.770996818664" calcext:value-type="float">
            <text:p>0.7709968187</text:p>
          </table:table-cell>
          <table:table-cell office:value-type="float" office:value="0.556491771422" calcext:value-type="float">
            <text:p>0.5564917714</text:p>
          </table:table-cell>
          <table:table-cell office:value-type="float" office:value="0.537445887446" calcext:value-type="float">
            <text:p>0.5374458874</text:p>
          </table:table-cell>
          <table:table-cell office:value-type="float" office:value="0.673844641101" calcext:value-type="float">
            <text:p>0.6738446411</text:p>
          </table:table-cell>
          <table:table-cell office:value-type="float" office:value="0.624105812221" calcext:value-type="float">
            <text:p>0.6241058122</text:p>
          </table:table-cell>
          <table:table-cell office:value-type="float" office:value="0.66337202149" calcext:value-type="float">
            <text:p>0.6633720215</text:p>
          </table:table-cell>
          <table:table-cell office:value-type="float" office:value="0.671238938053" calcext:value-type="float">
            <text:p>0.6712389381</text:p>
          </table:table-cell>
          <table:table-cell office:value-type="float" office:value="0.669505271695" calcext:value-type="float">
            <text:p>0.6695052717</text:p>
          </table:table-cell>
          <table:table-cell office:value-type="float" office:value="0.709169120353" calcext:value-type="float">
            <text:p>0.7091691204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10:.Z10])" office:value-type="float" office:value="0.643890233385583" calcext:value-type="float">
            <text:p>0.6438902334</text:p>
          </table:table-cell>
        </table:table-row>
        <table:table-row table:style-name="ro1">
          <table:table-cell office:value-type="float" office:value="0.98794873944" calcext:value-type="float">
            <text:p>0.9879487394</text:p>
          </table:table-cell>
          <table:table-cell office:value-type="float" office:value="0.995091849783" calcext:value-type="float">
            <text:p>0.9950918498</text:p>
          </table:table-cell>
          <table:table-cell office:value-type="float" office:value="0.962923340522" calcext:value-type="float">
            <text:p>0.9629233405</text:p>
          </table:table-cell>
          <table:table-cell office:value-type="float" office:value="0.973796297781" calcext:value-type="float">
            <text:p>0.9737962978</text:p>
          </table:table-cell>
          <table:table-cell office:value-type="float" office:value="0.914910567944" calcext:value-type="float">
            <text:p>0.9149105679</text:p>
          </table:table-cell>
          <table:table-cell office:value-type="float" office:value="0.981352771531" calcext:value-type="float">
            <text:p>0.9813527715</text:p>
          </table:table-cell>
          <table:table-cell office:value-type="float" office:value="0.98880236187" calcext:value-type="float">
            <text:p>0.9888023619</text:p>
          </table:table-cell>
          <table:table-cell office:value-type="float" office:value="0.935229821022" calcext:value-type="float">
            <text:p>0.935229821</text:p>
          </table:table-cell>
          <table:table-cell office:value-type="float" office:value="0.986800354925" calcext:value-type="float">
            <text:p>0.9868003549</text:p>
          </table:table-cell>
          <table:table-cell office:value-type="float" office:value="0.966308278445" calcext:value-type="float">
            <text:p>0.9663082784</text:p>
          </table:table-cell>
          <table:table-cell office:value-type="float" office:value="0.959902428182" calcext:value-type="float">
            <text:p>0.9599024282</text:p>
          </table:table-cell>
          <table:table-cell office:value-type="float" office:value="0.974668290914" calcext:value-type="float">
            <text:p>0.9746682909</text:p>
          </table:table-cell>
          <table:table-cell office:value-type="float" office:value="0.991629305631" calcext:value-type="float">
            <text:p>0.9916293056</text:p>
          </table:table-cell>
          <table:table-cell office:value-type="string" calcext:value-type="string">
            <text:p>train:</text:p>
          </table:table-cell>
          <table:table-cell office:value-type="float" office:value="0.455473856209" calcext:value-type="float">
            <text:p>0.4554738562</text:p>
          </table:table-cell>
          <table:table-cell office:value-type="float" office:value="0.66302901251" calcext:value-type="float">
            <text:p>0.6630290125</text:p>
          </table:table-cell>
          <table:table-cell office:value-type="float" office:value="0.772976418101" calcext:value-type="float">
            <text:p>0.7729764181</text:p>
          </table:table-cell>
          <table:table-cell office:value-type="float" office:value="0.76101362703" calcext:value-type="float">
            <text:p>0.761013627</text:p>
          </table:table-cell>
          <table:table-cell office:value-type="float" office:value="0.59378975827" calcext:value-type="float">
            <text:p>0.5937897583</text:p>
          </table:table-cell>
          <table:table-cell office:value-type="float" office:value="0.609567901235" calcext:value-type="float">
            <text:p>0.6095679012</text:p>
          </table:table-cell>
          <table:table-cell office:value-type="float" office:value="0.72848090125" calcext:value-type="float">
            <text:p>0.7284809013</text:p>
          </table:table-cell>
          <table:table-cell office:value-type="float" office:value="0.597252868491" calcext:value-type="float">
            <text:p>0.5972528685</text:p>
          </table:table-cell>
          <table:table-cell office:value-type="float" office:value="0.684248120301" calcext:value-type="float">
            <text:p>0.6842481203</text:p>
          </table:table-cell>
          <table:table-cell office:value-type="float" office:value="0.640142246582" calcext:value-type="float">
            <text:p>0.6401422466</text:p>
          </table:table-cell>
          <table:table-cell office:value-type="float" office:value="0.750706124703" calcext:value-type="float">
            <text:p>0.7507061247</text:p>
          </table:table-cell>
          <table:table-cell office:value-type="float" office:value="0.698917940297" calcext:value-type="float">
            <text:p>0.6989179403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11:.Z11])" office:value-type="float" office:value="0.662966564581583" calcext:value-type="float">
            <text:p>0.6629665646</text:p>
          </table:table-cell>
        </table:table-row>
        <table:table-row table:style-name="ro1">
          <table:table-cell office:value-type="float" office:value="0.982849860559" calcext:value-type="float">
            <text:p>0.9828498606</text:p>
          </table:table-cell>
          <table:table-cell office:value-type="float" office:value="0.994636440593" calcext:value-type="float">
            <text:p>0.9946364406</text:p>
          </table:table-cell>
          <table:table-cell office:value-type="float" office:value="0.951053893781" calcext:value-type="float">
            <text:p>0.9510538938</text:p>
          </table:table-cell>
          <table:table-cell office:value-type="float" office:value="0.971123970885" calcext:value-type="float">
            <text:p>0.9711239709</text:p>
          </table:table-cell>
          <table:table-cell office:value-type="float" office:value="0.882756433406" calcext:value-type="float">
            <text:p>0.8827564334</text:p>
          </table:table-cell>
          <table:table-cell office:value-type="float" office:value="0.973465616323" calcext:value-type="float">
            <text:p>0.9734656163</text:p>
          </table:table-cell>
          <table:table-cell office:value-type="float" office:value="0.986954769893" calcext:value-type="float">
            <text:p>0.9869547699</text:p>
          </table:table-cell>
          <table:table-cell office:value-type="float" office:value="0.907068848151" calcext:value-type="float">
            <text:p>0.9070688482</text:p>
          </table:table-cell>
          <table:table-cell office:value-type="float" office:value="0.982883540373" calcext:value-type="float">
            <text:p>0.9828835404</text:p>
          </table:table-cell>
          <table:table-cell office:value-type="float" office:value="0.952704222279" calcext:value-type="float">
            <text:p>0.9527042223</text:p>
          </table:table-cell>
          <table:table-cell office:value-type="float" office:value="0.943209247662" calcext:value-type="float">
            <text:p>0.9432092477</text:p>
          </table:table-cell>
          <table:table-cell office:value-type="float" office:value="0.972133925706" calcext:value-type="float">
            <text:p>0.9721339257</text:p>
          </table:table-cell>
          <table:table-cell office:value-type="float" office:value="0.993706943685" calcext:value-type="float">
            <text:p>0.9937069437</text:p>
          </table:table-cell>
          <table:table-cell office:value-type="string" calcext:value-type="string">
            <text:p>train:</text:p>
          </table:table-cell>
          <table:table-cell office:value-type="float" office:value="0.517825311943" calcext:value-type="float">
            <text:p>0.5178253119</text:p>
          </table:table-cell>
          <table:table-cell office:value-type="float" office:value="0.515393487712" calcext:value-type="float">
            <text:p>0.5153934877</text:p>
          </table:table-cell>
          <table:table-cell office:value-type="float" office:value="0.783275971957" calcext:value-type="float">
            <text:p>0.783275972</text:p>
          </table:table-cell>
          <table:table-cell office:value-type="float" office:value="0.786260966959" calcext:value-type="float">
            <text:p>0.786260967</text:p>
          </table:table-cell>
          <table:table-cell office:value-type="float" office:value="0.573884117897" calcext:value-type="float">
            <text:p>0.5738841179</text:p>
          </table:table-cell>
          <table:table-cell office:value-type="float" office:value="0.500881834215" calcext:value-type="float">
            <text:p>0.5008818342</text:p>
          </table:table-cell>
          <table:table-cell office:value-type="float" office:value="0.749559936631" calcext:value-type="float">
            <text:p>0.7495599366</text:p>
          </table:table-cell>
          <table:table-cell office:value-type="float" office:value="0.602015298617" calcext:value-type="float">
            <text:p>0.6020152986</text:p>
          </table:table-cell>
          <table:table-cell office:value-type="float" office:value="0.626879699248" calcext:value-type="float">
            <text:p>0.6268796992</text:p>
          </table:table-cell>
          <table:table-cell office:value-type="float" office:value="0.589279305732" calcext:value-type="float">
            <text:p>0.5892793057</text:p>
          </table:table-cell>
          <table:table-cell office:value-type="float" office:value="0.720730334692" calcext:value-type="float">
            <text:p>0.7207303347</text:p>
          </table:table-cell>
          <table:table-cell office:value-type="float" office:value="0.668498168498" calcext:value-type="float">
            <text:p>0.6684981685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12:.Z12])" office:value-type="float" office:value="0.636207036175083" calcext:value-type="float">
            <text:p>0.6362070362</text:p>
          </table:table-cell>
        </table:table-row>
        <table:table-row table:style-name="ro1">
          <table:table-cell office:value-type="float" office:value="0.98794873944" calcext:value-type="float">
            <text:p>0.9879487394</text:p>
          </table:table-cell>
          <table:table-cell office:value-type="float" office:value="0.995091849783" calcext:value-type="float">
            <text:p>0.9950918498</text:p>
          </table:table-cell>
          <table:table-cell office:value-type="float" office:value="0.962923340522" calcext:value-type="float">
            <text:p>0.9629233405</text:p>
          </table:table-cell>
          <table:table-cell office:value-type="float" office:value="0.973796297781" calcext:value-type="float">
            <text:p>0.9737962978</text:p>
          </table:table-cell>
          <table:table-cell office:value-type="float" office:value="0.914910567944" calcext:value-type="float">
            <text:p>0.9149105679</text:p>
          </table:table-cell>
          <table:table-cell office:value-type="float" office:value="0.981352771531" calcext:value-type="float">
            <text:p>0.9813527715</text:p>
          </table:table-cell>
          <table:table-cell office:value-type="float" office:value="0.98880236187" calcext:value-type="float">
            <text:p>0.9888023619</text:p>
          </table:table-cell>
          <table:table-cell office:value-type="float" office:value="0.935229821022" calcext:value-type="float">
            <text:p>0.935229821</text:p>
          </table:table-cell>
          <table:table-cell office:value-type="float" office:value="0.986800354925" calcext:value-type="float">
            <text:p>0.9868003549</text:p>
          </table:table-cell>
          <table:table-cell office:value-type="float" office:value="0.966308278445" calcext:value-type="float">
            <text:p>0.9663082784</text:p>
          </table:table-cell>
          <table:table-cell office:value-type="float" office:value="0.959902428182" calcext:value-type="float">
            <text:p>0.9599024282</text:p>
          </table:table-cell>
          <table:table-cell office:value-type="float" office:value="0.974668290914" calcext:value-type="float">
            <text:p>0.9746682909</text:p>
          </table:table-cell>
          <table:table-cell office:value-type="float" office:value="0.991629305631" calcext:value-type="float">
            <text:p>0.9916293056</text:p>
          </table:table-cell>
          <table:table-cell office:value-type="string" calcext:value-type="string">
            <text:p>train:</text:p>
          </table:table-cell>
          <table:table-cell office:value-type="float" office:value="0.455473856209" calcext:value-type="float">
            <text:p>0.4554738562</text:p>
          </table:table-cell>
          <table:table-cell office:value-type="float" office:value="0.66302901251" calcext:value-type="float">
            <text:p>0.6630290125</text:p>
          </table:table-cell>
          <table:table-cell office:value-type="float" office:value="0.772976418101" calcext:value-type="float">
            <text:p>0.7729764181</text:p>
          </table:table-cell>
          <table:table-cell office:value-type="float" office:value="0.76101362703" calcext:value-type="float">
            <text:p>0.761013627</text:p>
          </table:table-cell>
          <table:table-cell office:value-type="float" office:value="0.59378975827" calcext:value-type="float">
            <text:p>0.5937897583</text:p>
          </table:table-cell>
          <table:table-cell office:value-type="float" office:value="0.609567901235" calcext:value-type="float">
            <text:p>0.6095679012</text:p>
          </table:table-cell>
          <table:table-cell office:value-type="float" office:value="0.72848090125" calcext:value-type="float">
            <text:p>0.7284809013</text:p>
          </table:table-cell>
          <table:table-cell office:value-type="float" office:value="0.597252868491" calcext:value-type="float">
            <text:p>0.5972528685</text:p>
          </table:table-cell>
          <table:table-cell office:value-type="float" office:value="0.684248120301" calcext:value-type="float">
            <text:p>0.6842481203</text:p>
          </table:table-cell>
          <table:table-cell office:value-type="float" office:value="0.640142246582" calcext:value-type="float">
            <text:p>0.6401422466</text:p>
          </table:table-cell>
          <table:table-cell office:value-type="float" office:value="0.750706124703" calcext:value-type="float">
            <text:p>0.7507061247</text:p>
          </table:table-cell>
          <table:table-cell office:value-type="float" office:value="0.698917940297" calcext:value-type="float">
            <text:p>0.6989179403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 table:formula="of:=AVERAGE([.O10:.Z13])" office:value-type="float" office:value="0.651507599680958" calcext:value-type="float">
            <text:p>0.6515075997</text:p>
          </table:table-cell>
          <table:table-cell table:formula="of:=AVERAGE([.O13:.Z13])" office:value-type="float" office:value="0.662966564581583" calcext:value-type="float">
            <text:p>0.6629665646</text:p>
          </table:table-cell>
        </table:table-row>
        <table:table-row table:style-name="ro1">
          <table:table-cell office:value-type="float" office:value="0.979443504523" calcext:value-type="float">
            <text:p>0.9794435045</text:p>
          </table:table-cell>
          <table:table-cell office:value-type="float" office:value="0.993182972211" calcext:value-type="float">
            <text:p>0.9931829722</text:p>
          </table:table-cell>
          <table:table-cell office:value-type="float" office:value="0.949185337298" calcext:value-type="float">
            <text:p>0.9491853373</text:p>
          </table:table-cell>
          <table:table-cell office:value-type="float" office:value="0.97663095932" calcext:value-type="float">
            <text:p>0.9766309593</text:p>
          </table:table-cell>
          <table:table-cell office:value-type="float" office:value="0.891551758154" calcext:value-type="float">
            <text:p>0.8915517582</text:p>
          </table:table-cell>
          <table:table-cell office:value-type="float" office:value="0.98087297877" calcext:value-type="float">
            <text:p>0.9808729788</text:p>
          </table:table-cell>
          <table:table-cell office:value-type="float" office:value="0.988476728159" calcext:value-type="float">
            <text:p>0.9884767282</text:p>
          </table:table-cell>
          <table:table-cell office:value-type="float" office:value="0.925500172975" calcext:value-type="float">
            <text:p>0.925500173</text:p>
          </table:table-cell>
          <table:table-cell office:value-type="float" office:value="0.986541729865" calcext:value-type="float">
            <text:p>0.9865417299</text:p>
          </table:table-cell>
          <table:table-cell office:value-type="float" office:value="0.965622661973" calcext:value-type="float">
            <text:p>0.965622662</text:p>
          </table:table-cell>
          <table:table-cell office:value-type="float" office:value="0.95923157878" calcext:value-type="float">
            <text:p>0.9592315788</text:p>
          </table:table-cell>
          <table:table-cell office:value-type="float" office:value="0.978581862139" calcext:value-type="float">
            <text:p>0.9785818621</text:p>
          </table:table-cell>
          <table:table-cell office:value-type="float" office:value="0.988998978437" calcext:value-type="float">
            <text:p>0.9889989784</text:p>
          </table:table-cell>
          <table:table-cell office:value-type="string" calcext:value-type="string">
            <text:p>train:</text:p>
          </table:table-cell>
          <table:table-cell office:value-type="float" office:value="0.561853987597" calcext:value-type="float">
            <text:p>0.5618539876</text:p>
          </table:table-cell>
          <table:table-cell office:value-type="float" office:value="0.681035294118" calcext:value-type="float">
            <text:p>0.6810352941</text:p>
          </table:table-cell>
          <table:table-cell office:value-type="float" office:value="0.701609100554" calcext:value-type="float">
            <text:p>0.7016091006</text:p>
          </table:table-cell>
          <table:table-cell office:value-type="float" office:value="0.776352067869" calcext:value-type="float">
            <text:p>0.7763520679</text:p>
          </table:table-cell>
          <table:table-cell office:value-type="float" office:value="0.582133964899" calcext:value-type="float">
            <text:p>0.5821339649</text:p>
          </table:table-cell>
          <table:table-cell office:value-type="float" office:value="0.526911976912" calcext:value-type="float">
            <text:p>0.5269119769</text:p>
          </table:table-cell>
          <table:table-cell office:value-type="float" office:value="0.776302851524" calcext:value-type="float">
            <text:p>0.7763028515</text:p>
          </table:table-cell>
          <table:table-cell office:value-type="float" office:value="0.624888226528" calcext:value-type="float">
            <text:p>0.6248882265</text:p>
          </table:table-cell>
          <table:table-cell office:value-type="float" office:value="0.726940901448" calcext:value-type="float">
            <text:p>0.7269409014</text:p>
          </table:table-cell>
          <table:table-cell office:value-type="float" office:value="0.609660766962" calcext:value-type="float">
            <text:p>0.609660767</text:p>
          </table:table-cell>
          <table:table-cell office:value-type="float" office:value="0.76639950384" calcext:value-type="float">
            <text:p>0.7663995038</text:p>
          </table:table-cell>
          <table:table-cell office:value-type="float" office:value="0.708594037541" calcext:value-type="float">
            <text:p>0.708594037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14:.Z14])" office:value-type="float" office:value="0.670223556649333" calcext:value-type="float">
            <text:p>0.6702235566</text:p>
          </table:table-cell>
        </table:table-row>
        <table:table-row table:style-name="ro1">
          <table:table-cell office:value-type="float" office:value="0.97601399747" calcext:value-type="float">
            <text:p>0.9760139975</text:p>
          </table:table-cell>
          <table:table-cell office:value-type="float" office:value="0.995188959095" calcext:value-type="float">
            <text:p>0.9951889591</text:p>
          </table:table-cell>
          <table:table-cell office:value-type="float" office:value="0.949742564636" calcext:value-type="float">
            <text:p>0.9497425646</text:p>
          </table:table-cell>
          <table:table-cell office:value-type="float" office:value="0.969103224048" calcext:value-type="float">
            <text:p>0.969103224</text:p>
          </table:table-cell>
          <table:table-cell office:value-type="float" office:value="0.891144781245" calcext:value-type="float">
            <text:p>0.8911447812</text:p>
          </table:table-cell>
          <table:table-cell office:value-type="float" office:value="0.977115655687" calcext:value-type="float">
            <text:p>0.9771156557</text:p>
          </table:table-cell>
          <table:table-cell office:value-type="float" office:value="0.990182561428" calcext:value-type="float">
            <text:p>0.9901825614</text:p>
          </table:table-cell>
          <table:table-cell office:value-type="float" office:value="0.937915443632" calcext:value-type="float">
            <text:p>0.9379154436</text:p>
          </table:table-cell>
          <table:table-cell office:value-type="float" office:value="0.99455190772" calcext:value-type="float">
            <text:p>0.9945519077</text:p>
          </table:table-cell>
          <table:table-cell office:value-type="float" office:value="0.985741292469" calcext:value-type="float">
            <text:p>0.9857412925</text:p>
          </table:table-cell>
          <table:table-cell office:value-type="float" office:value="0.971873487837" calcext:value-type="float">
            <text:p>0.9718734878</text:p>
          </table:table-cell>
          <table:table-cell office:value-type="float" office:value="0.98485107389" calcext:value-type="float">
            <text:p>0.9848510739</text:p>
          </table:table-cell>
          <table:table-cell office:value-type="float" office:value="0.99064516129" calcext:value-type="float">
            <text:p>0.9906451613</text:p>
          </table:table-cell>
          <table:table-cell office:value-type="string" calcext:value-type="string">
            <text:p>train:</text:p>
          </table:table-cell>
          <table:table-cell office:value-type="float" office:value="0.535155476332" calcext:value-type="float">
            <text:p>0.5351554763</text:p>
          </table:table-cell>
          <table:table-cell office:value-type="float" office:value="0.627894596753" calcext:value-type="float">
            <text:p>0.6278945968</text:p>
          </table:table-cell>
          <table:table-cell office:value-type="float" office:value="0.723314212874" calcext:value-type="float">
            <text:p>0.7233142129</text:p>
          </table:table-cell>
          <table:table-cell office:value-type="float" office:value="0.791861116296" calcext:value-type="float">
            <text:p>0.7918611163</text:p>
          </table:table-cell>
          <table:table-cell office:value-type="float" office:value="0.604550996607" calcext:value-type="float">
            <text:p>0.6045509966</text:p>
          </table:table-cell>
          <table:table-cell office:value-type="float" office:value="0.590218423552" calcext:value-type="float">
            <text:p>0.5902184236</text:p>
          </table:table-cell>
          <table:table-cell office:value-type="float" office:value="0.747535645133" calcext:value-type="float">
            <text:p>0.7475356451</text:p>
          </table:table-cell>
          <table:table-cell office:value-type="float" office:value="0.620072080024" calcext:value-type="float">
            <text:p>0.62007208</text:p>
          </table:table-cell>
          <table:table-cell office:value-type="float" office:value="0.672716165414" calcext:value-type="float">
            <text:p>0.6727161654</text:p>
          </table:table-cell>
          <table:table-cell office:value-type="float" office:value="0.666470914489" calcext:value-type="float">
            <text:p>0.6664709145</text:p>
          </table:table-cell>
          <table:table-cell office:value-type="float" office:value="0.797485558953" calcext:value-type="float">
            <text:p>0.797485559</text:p>
          </table:table-cell>
          <table:table-cell office:value-type="float" office:value="0.718453959833" calcext:value-type="float">
            <text:p>0.7184539598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15:.Z15])" office:value-type="float" office:value="0.674644095521667" calcext:value-type="float">
            <text:p>0.6746440955</text:p>
          </table:table-cell>
        </table:table-row>
        <table:table-row table:style-name="ro1">
          <table:table-cell office:value-type="float" office:value="0.986484478581" calcext:value-type="float">
            <text:p>0.9864844786</text:p>
          </table:table-cell>
          <table:table-cell office:value-type="float" office:value="0.996018294948" calcext:value-type="float">
            <text:p>0.9960182949</text:p>
          </table:table-cell>
          <table:table-cell office:value-type="float" office:value="0.955735892911" calcext:value-type="float">
            <text:p>0.9557358929</text:p>
          </table:table-cell>
          <table:table-cell office:value-type="float" office:value="0.98023854808" calcext:value-type="float">
            <text:p>0.9802385481</text:p>
          </table:table-cell>
          <table:table-cell office:value-type="float" office:value="0.904389601911" calcext:value-type="float">
            <text:p>0.9043896019</text:p>
          </table:table-cell>
          <table:table-cell office:value-type="float" office:value="0.981832745226" calcext:value-type="float">
            <text:p>0.9818327452</text:p>
          </table:table-cell>
          <table:table-cell office:value-type="float" office:value="0.988771226795" calcext:value-type="float">
            <text:p>0.9887712268</text:p>
          </table:table-cell>
          <table:table-cell office:value-type="float" office:value="0.929480694203" calcext:value-type="float">
            <text:p>0.9294806942</text:p>
          </table:table-cell>
          <table:table-cell office:value-type="float" office:value="0.988676131322" calcext:value-type="float">
            <text:p>0.9886761313</text:p>
          </table:table-cell>
          <table:table-cell office:value-type="float" office:value="0.978092745246" calcext:value-type="float">
            <text:p>0.9780927452</text:p>
          </table:table-cell>
          <table:table-cell office:value-type="float" office:value="0.963125647958" calcext:value-type="float">
            <text:p>0.963125648</text:p>
          </table:table-cell>
          <table:table-cell office:value-type="float" office:value="0.984465223218" calcext:value-type="float">
            <text:p>0.9844652232</text:p>
          </table:table-cell>
          <table:table-cell office:value-type="float" office:value="0.991990158557" calcext:value-type="float">
            <text:p>0.9919901586</text:p>
          </table:table-cell>
          <table:table-cell office:value-type="string" calcext:value-type="string">
            <text:p>train:</text:p>
          </table:table-cell>
          <table:table-cell office:value-type="float" office:value="0.564121608239" calcext:value-type="float">
            <text:p>0.5641216082</text:p>
          </table:table-cell>
          <table:table-cell office:value-type="float" office:value="0.739863366161" calcext:value-type="float">
            <text:p>0.7398633662</text:p>
          </table:table-cell>
          <table:table-cell office:value-type="float" office:value="0.768629700446" calcext:value-type="float">
            <text:p>0.7686297004</text:p>
          </table:table-cell>
          <table:table-cell office:value-type="float" office:value="0.764607056188" calcext:value-type="float">
            <text:p>0.7646070562</text:p>
          </table:table-cell>
          <table:table-cell office:value-type="float" office:value="0.600489026718" calcext:value-type="float">
            <text:p>0.6004890267</text:p>
          </table:table-cell>
          <table:table-cell office:value-type="float" office:value="0.590421923755" calcext:value-type="float">
            <text:p>0.5904219238</text:p>
          </table:table-cell>
          <table:table-cell office:value-type="float" office:value="0.831631754973" calcext:value-type="float">
            <text:p>0.831631755</text:p>
          </table:table-cell>
          <table:table-cell office:value-type="float" office:value="0.631527655193" calcext:value-type="float">
            <text:p>0.6315276552</text:p>
          </table:table-cell>
          <table:table-cell office:value-type="float" office:value="0.75962406015" calcext:value-type="float">
            <text:p>0.7596240602</text:p>
          </table:table-cell>
          <table:table-cell office:value-type="float" office:value="0.621839417964" calcext:value-type="float">
            <text:p>0.621839418</text:p>
          </table:table-cell>
          <table:table-cell office:value-type="float" office:value="0.729018008835" calcext:value-type="float">
            <text:p>0.7290180088</text:p>
          </table:table-cell>
          <table:table-cell office:value-type="float" office:value="0.718622373795" calcext:value-type="float">
            <text:p>0.7186223738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16:.Z16])" office:value-type="float" office:value="0.693366329368083" calcext:value-type="float">
            <text:p>0.6933663294</text:p>
          </table:table-cell>
        </table:table-row>
        <table:table-row table:style-name="ro1">
          <table:table-cell office:value-type="float" office:value="0.97601399747" calcext:value-type="float">
            <text:p>0.9760139975</text:p>
          </table:table-cell>
          <table:table-cell office:value-type="float" office:value="0.995188959095" calcext:value-type="float">
            <text:p>0.9951889591</text:p>
          </table:table-cell>
          <table:table-cell office:value-type="float" office:value="0.949742564636" calcext:value-type="float">
            <text:p>0.9497425646</text:p>
          </table:table-cell>
          <table:table-cell office:value-type="float" office:value="0.969103224048" calcext:value-type="float">
            <text:p>0.969103224</text:p>
          </table:table-cell>
          <table:table-cell office:value-type="float" office:value="0.891144781245" calcext:value-type="float">
            <text:p>0.8911447812</text:p>
          </table:table-cell>
          <table:table-cell office:value-type="float" office:value="0.977115655687" calcext:value-type="float">
            <text:p>0.9771156557</text:p>
          </table:table-cell>
          <table:table-cell office:value-type="float" office:value="0.990182561428" calcext:value-type="float">
            <text:p>0.9901825614</text:p>
          </table:table-cell>
          <table:table-cell office:value-type="float" office:value="0.937915443632" calcext:value-type="float">
            <text:p>0.9379154436</text:p>
          </table:table-cell>
          <table:table-cell office:value-type="float" office:value="0.99455190772" calcext:value-type="float">
            <text:p>0.9945519077</text:p>
          </table:table-cell>
          <table:table-cell office:value-type="float" office:value="0.985741292469" calcext:value-type="float">
            <text:p>0.9857412925</text:p>
          </table:table-cell>
          <table:table-cell office:value-type="float" office:value="0.971873487837" calcext:value-type="float">
            <text:p>0.9718734878</text:p>
          </table:table-cell>
          <table:table-cell office:value-type="float" office:value="0.98485107389" calcext:value-type="float">
            <text:p>0.9848510739</text:p>
          </table:table-cell>
          <table:table-cell office:value-type="float" office:value="0.99064516129" calcext:value-type="float">
            <text:p>0.9906451613</text:p>
          </table:table-cell>
          <table:table-cell office:value-type="string" calcext:value-type="string">
            <text:p>train:</text:p>
          </table:table-cell>
          <table:table-cell office:value-type="float" office:value="0.535155476332" calcext:value-type="float">
            <text:p>0.5351554763</text:p>
          </table:table-cell>
          <table:table-cell office:value-type="float" office:value="0.627894596753" calcext:value-type="float">
            <text:p>0.6278945968</text:p>
          </table:table-cell>
          <table:table-cell office:value-type="float" office:value="0.723314212874" calcext:value-type="float">
            <text:p>0.7233142129</text:p>
          </table:table-cell>
          <table:table-cell office:value-type="float" office:value="0.791861116296" calcext:value-type="float">
            <text:p>0.7918611163</text:p>
          </table:table-cell>
          <table:table-cell office:value-type="float" office:value="0.604550996607" calcext:value-type="float">
            <text:p>0.6045509966</text:p>
          </table:table-cell>
          <table:table-cell office:value-type="float" office:value="0.590218423552" calcext:value-type="float">
            <text:p>0.5902184236</text:p>
          </table:table-cell>
          <table:table-cell office:value-type="float" office:value="0.747535645133" calcext:value-type="float">
            <text:p>0.7475356451</text:p>
          </table:table-cell>
          <table:table-cell office:value-type="float" office:value="0.620072080024" calcext:value-type="float">
            <text:p>0.62007208</text:p>
          </table:table-cell>
          <table:table-cell office:value-type="float" office:value="0.672716165414" calcext:value-type="float">
            <text:p>0.6727161654</text:p>
          </table:table-cell>
          <table:table-cell office:value-type="float" office:value="0.666470914489" calcext:value-type="float">
            <text:p>0.6664709145</text:p>
          </table:table-cell>
          <table:table-cell office:value-type="float" office:value="0.797485558953" calcext:value-type="float">
            <text:p>0.797485559</text:p>
          </table:table-cell>
          <table:table-cell office:value-type="float" office:value="0.718453959833" calcext:value-type="float">
            <text:p>0.7184539598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 table:formula="of:=AVERAGE([.O14:.Z17])" office:value-type="float" office:value="0.678219519265187" calcext:value-type="float">
            <text:p>0.6782195193</text:p>
          </table:table-cell>
          <table:table-cell table:formula="of:=AVERAGE([.O17:.Z17])" office:value-type="float" office:value="0.674644095521667" calcext:value-type="float">
            <text:p>0.6746440955</text:p>
          </table:table-cell>
        </table:table-row>
        <table:table-row table:style-name="ro1">
          <table:table-cell office:value-type="float" office:value="0.985785403772" calcext:value-type="float">
            <text:p>0.9857854038</text:p>
          </table:table-cell>
          <table:table-cell office:value-type="float" office:value="0.994248980866" calcext:value-type="float">
            <text:p>0.9942489809</text:p>
          </table:table-cell>
          <table:table-cell office:value-type="float" office:value="0.958488899377" calcext:value-type="float">
            <text:p>0.9584888994</text:p>
          </table:table-cell>
          <table:table-cell office:value-type="float" office:value="0.979025676799" calcext:value-type="float">
            <text:p>0.9790256768</text:p>
          </table:table-cell>
          <table:table-cell office:value-type="float" office:value="0.9100634263" calcext:value-type="float">
            <text:p>0.9100634263</text:p>
          </table:table-cell>
          <table:table-cell office:value-type="float" office:value="0.981865735876" calcext:value-type="float">
            <text:p>0.9818657359</text:p>
          </table:table-cell>
          <table:table-cell office:value-type="float" office:value="0.993221215013" calcext:value-type="float">
            <text:p>0.993221215</text:p>
          </table:table-cell>
          <table:table-cell office:value-type="float" office:value="0.930060917115" calcext:value-type="float">
            <text:p>0.9300609171</text:p>
          </table:table-cell>
          <table:table-cell office:value-type="float" office:value="0.987372232888" calcext:value-type="float">
            <text:p>0.9873722329</text:p>
          </table:table-cell>
          <table:table-cell office:value-type="float" office:value="0.973199080715" calcext:value-type="float">
            <text:p>0.9731990807</text:p>
          </table:table-cell>
          <table:table-cell office:value-type="float" office:value="0.960073748665" calcext:value-type="float">
            <text:p>0.9600737487</text:p>
          </table:table-cell>
          <table:table-cell office:value-type="float" office:value="0.980777232845" calcext:value-type="float">
            <text:p>0.9807772328</text:p>
          </table:table-cell>
          <table:table-cell office:value-type="float" office:value="0.99212957369" calcext:value-type="float">
            <text:p>0.9921295737</text:p>
          </table:table-cell>
          <table:table-cell office:value-type="string" calcext:value-type="string">
            <text:p>train:</text:p>
          </table:table-cell>
          <table:table-cell office:value-type="float" office:value="0.687302796214" calcext:value-type="float">
            <text:p>0.6873027962</text:p>
          </table:table-cell>
          <table:table-cell office:value-type="float" office:value="0.660141176471" calcext:value-type="float">
            <text:p>0.6601411765</text:p>
          </table:table-cell>
          <table:table-cell office:value-type="float" office:value="0.76719615702" calcext:value-type="float">
            <text:p>0.767196157</text:p>
          </table:table-cell>
          <table:table-cell office:value-type="float" office:value="0.802969247084" calcext:value-type="float">
            <text:p>0.8029692471</text:p>
          </table:table-cell>
          <table:table-cell office:value-type="float" office:value="0.571590149997" calcext:value-type="float">
            <text:p>0.57159015</text:p>
          </table:table-cell>
          <table:table-cell office:value-type="float" office:value="0.54531024531" calcext:value-type="float">
            <text:p>0.5453102453</text:p>
          </table:table-cell>
          <table:table-cell office:value-type="float" office:value="0.722959685349" calcext:value-type="float">
            <text:p>0.7229596853</text:p>
          </table:table-cell>
          <table:table-cell office:value-type="float" office:value="0.599190972961" calcext:value-type="float">
            <text:p>0.599190973</text:p>
          </table:table-cell>
          <table:table-cell office:value-type="float" office:value="0.666447935037" calcext:value-type="float">
            <text:p>0.666447935</text:p>
          </table:table-cell>
          <table:table-cell office:value-type="float" office:value="0.611430678466" calcext:value-type="float">
            <text:p>0.6114306785</text:p>
          </table:table-cell>
          <table:table-cell office:value-type="float" office:value="0.705715376175" calcext:value-type="float">
            <text:p>0.7057153762</text:p>
          </table:table-cell>
          <table:table-cell office:value-type="float" office:value="0.702498159735" calcext:value-type="float">
            <text:p>0.7024981597</text:p>
          </table:table-cell>
          <table:table-cell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18:.Z18])" office:value-type="float" office:value="0.670229381651583" calcext:value-type="float">
            <text:p>0.6702293817</text:p>
          </table:table-cell>
        </table:table-row>
        <table:table-row table:style-name="ro1">
          <table:table-cell office:value-type="float" office:value="0.991339366901" calcext:value-type="float">
            <text:p>0.9913393669</text:p>
          </table:table-cell>
          <table:table-cell office:value-type="float" office:value="0.997005238099" calcext:value-type="float">
            <text:p>0.9970052381</text:p>
          </table:table-cell>
          <table:table-cell office:value-type="float" office:value="0.970387119139" calcext:value-type="float">
            <text:p>0.9703871191</text:p>
          </table:table-cell>
          <table:table-cell office:value-type="float" office:value="0.982828838122" calcext:value-type="float">
            <text:p>0.9828288381</text:p>
          </table:table-cell>
          <table:table-cell office:value-type="float" office:value="0.929320085536" calcext:value-type="float">
            <text:p>0.9293200855</text:p>
          </table:table-cell>
          <table:table-cell office:value-type="float" office:value="0.989171274886" calcext:value-type="float">
            <text:p>0.9891712749</text:p>
          </table:table-cell>
          <table:table-cell office:value-type="float" office:value="0.995602262238" calcext:value-type="float">
            <text:p>0.9956022622</text:p>
          </table:table-cell>
          <table:table-cell office:value-type="float" office:value="0.941196531261" calcext:value-type="float">
            <text:p>0.9411965313</text:p>
          </table:table-cell>
          <table:table-cell office:value-type="float" office:value="0.99473757764" calcext:value-type="float">
            <text:p>0.9947375776</text:p>
          </table:table-cell>
          <table:table-cell office:value-type="float" office:value="0.978318941395" calcext:value-type="float">
            <text:p>0.9783189414</text:p>
          </table:table-cell>
          <table:table-cell office:value-type="float" office:value="0.972134481116" calcext:value-type="float">
            <text:p>0.9721344811</text:p>
          </table:table-cell>
          <table:table-cell office:value-type="float" office:value="0.988132029526" calcext:value-type="float">
            <text:p>0.9881320295</text:p>
          </table:table-cell>
          <table:table-cell office:value-type="float" office:value="0.993531984691" calcext:value-type="float">
            <text:p>0.9935319847</text:p>
          </table:table-cell>
          <table:table-cell office:value-type="string" calcext:value-type="string">
            <text:p>train:</text:p>
          </table:table-cell>
          <table:table-cell office:value-type="float" office:value="0.576648841355" calcext:value-type="float">
            <text:p>0.5766488414</text:p>
          </table:table-cell>
          <table:table-cell office:value-type="float" office:value="0.624345665868" calcext:value-type="float">
            <text:p>0.6243456659</text:p>
          </table:table-cell>
          <table:table-cell office:value-type="float" office:value="0.778750796686" calcext:value-type="float">
            <text:p>0.7787507967</text:p>
          </table:table-cell>
          <table:table-cell office:value-type="float" office:value="0.744399850663" calcext:value-type="float">
            <text:p>0.7443998507</text:p>
          </table:table-cell>
          <table:table-cell office:value-type="float" office:value="0.555992896522" calcext:value-type="float">
            <text:p>0.5559928965</text:p>
          </table:table-cell>
          <table:table-cell office:value-type="float" office:value="0.549654049654" calcext:value-type="float">
            <text:p>0.5496540497</text:p>
          </table:table-cell>
          <table:table-cell office:value-type="float" office:value="0.746039429678" calcext:value-type="float">
            <text:p>0.7460394297</text:p>
          </table:table-cell>
          <table:table-cell office:value-type="float" office:value="0.635094880847" calcext:value-type="float">
            <text:p>0.6350948808</text:p>
          </table:table-cell>
          <table:table-cell office:value-type="float" office:value="0.673392857143" calcext:value-type="float">
            <text:p>0.6733928571</text:p>
          </table:table-cell>
          <table:table-cell office:value-type="float" office:value="0.621806792601" calcext:value-type="float">
            <text:p>0.6218067926</text:p>
          </table:table-cell>
          <table:table-cell office:value-type="float" office:value="0.768221202854" calcext:value-type="float">
            <text:p>0.7682212029</text:p>
          </table:table-cell>
          <table:table-cell office:value-type="float" office:value="0.693823417961" calcext:value-type="float">
            <text:p>0.693823418</text:p>
          </table:table-cell>
          <table:table-cell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19:.Z19])" office:value-type="float" office:value="0.664014223486" calcext:value-type="float">
            <text:p>0.6640142235</text:p>
          </table:table-cell>
        </table:table-row>
        <table:table-row table:style-name="ro1">
          <table:table-cell office:value-type="float" office:value="0.976631672991" calcext:value-type="float">
            <text:p>0.976631673</text:p>
          </table:table-cell>
          <table:table-cell office:value-type="float" office:value="0.991661100554" calcext:value-type="float">
            <text:p>0.9916611006</text:p>
          </table:table-cell>
          <table:table-cell office:value-type="float" office:value="0.93796617538" calcext:value-type="float">
            <text:p>0.9379661754</text:p>
          </table:table-cell>
          <table:table-cell office:value-type="float" office:value="0.962929715162" calcext:value-type="float">
            <text:p>0.9629297152</text:p>
          </table:table-cell>
          <table:table-cell office:value-type="float" office:value="0.872557584164" calcext:value-type="float">
            <text:p>0.8725575842</text:p>
          </table:table-cell>
          <table:table-cell office:value-type="float" office:value="0.954996499639" calcext:value-type="float">
            <text:p>0.9549964996</text:p>
          </table:table-cell>
          <table:table-cell office:value-type="float" office:value="0.985562848896" calcext:value-type="float">
            <text:p>0.9855628489</text:p>
          </table:table-cell>
          <table:table-cell office:value-type="float" office:value="0.914757884426" calcext:value-type="float">
            <text:p>0.9147578844</text:p>
          </table:table-cell>
          <table:table-cell office:value-type="float" office:value="0.985231588287" calcext:value-type="float">
            <text:p>0.9852315883</text:p>
          </table:table-cell>
          <table:table-cell office:value-type="float" office:value="0.955364021786" calcext:value-type="float">
            <text:p>0.9553640218</text:p>
          </table:table-cell>
          <table:table-cell office:value-type="float" office:value="0.95941790628" calcext:value-type="float">
            <text:p>0.9594179063</text:p>
          </table:table-cell>
          <table:table-cell office:value-type="float" office:value="0.973289640338" calcext:value-type="float">
            <text:p>0.9732896403</text:p>
          </table:table-cell>
          <table:table-cell office:value-type="float" office:value="0.986667577911" calcext:value-type="float">
            <text:p>0.9866675779</text:p>
          </table:table-cell>
          <table:table-cell office:value-type="string" calcext:value-type="string">
            <text:p>train:</text:p>
          </table:table-cell>
          <table:table-cell office:value-type="float" office:value="0.581798375916" calcext:value-type="float">
            <text:p>0.5817983759</text:p>
          </table:table-cell>
          <table:table-cell office:value-type="float" office:value="0.608375476888" calcext:value-type="float">
            <text:p>0.6083754769</text:p>
          </table:table-cell>
          <table:table-cell office:value-type="float" office:value="0.755398342894" calcext:value-type="float">
            <text:p>0.7553983429</text:p>
          </table:table-cell>
          <table:table-cell office:value-type="float" office:value="0.799141310435" calcext:value-type="float">
            <text:p>0.7991413104</text:p>
          </table:table-cell>
          <table:table-cell office:value-type="float" office:value="0.587719995759" calcext:value-type="float">
            <text:p>0.5877199958</text:p>
          </table:table-cell>
          <table:table-cell office:value-type="float" office:value="0.506105006105" calcext:value-type="float">
            <text:p>0.5061050061</text:p>
          </table:table-cell>
          <table:table-cell office:value-type="float" office:value="0.788065481429" calcext:value-type="float">
            <text:p>0.7880654814</text:p>
          </table:table-cell>
          <table:table-cell office:value-type="float" office:value="0.651717416887" calcext:value-type="float">
            <text:p>0.6517174169</text:p>
          </table:table-cell>
          <table:table-cell office:value-type="float" office:value="0.63" calcext:value-type="float">
            <text:p>0.63</text:p>
          </table:table-cell>
          <table:table-cell office:value-type="float" office:value="0.671201592118" calcext:value-type="float">
            <text:p>0.6712015921</text:p>
          </table:table-cell>
          <table:table-cell office:value-type="float" office:value="0.75161399932" calcext:value-type="float">
            <text:p>0.7516139993</text:p>
          </table:table-cell>
          <table:table-cell office:value-type="float" office:value="0.721527514631" calcext:value-type="float">
            <text:p>0.7215275146</text:p>
          </table:table-cell>
          <table:table-cell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20:.Z20])" office:value-type="float" office:value="0.671055376031833" calcext:value-type="float">
            <text:p>0.671055376</text:p>
          </table:table-cell>
        </table:table-row>
        <table:table-row table:style-name="ro1">
          <table:table-cell office:value-type="float" office:value="0.991339366901" calcext:value-type="float">
            <text:p>0.9913393669</text:p>
          </table:table-cell>
          <table:table-cell office:value-type="float" office:value="0.997005238099" calcext:value-type="float">
            <text:p>0.9970052381</text:p>
          </table:table-cell>
          <table:table-cell office:value-type="float" office:value="0.970387119139" calcext:value-type="float">
            <text:p>0.9703871191</text:p>
          </table:table-cell>
          <table:table-cell office:value-type="float" office:value="0.982828838122" calcext:value-type="float">
            <text:p>0.9828288381</text:p>
          </table:table-cell>
          <table:table-cell office:value-type="float" office:value="0.929320085536" calcext:value-type="float">
            <text:p>0.9293200855</text:p>
          </table:table-cell>
          <table:table-cell office:value-type="float" office:value="0.989171274886" calcext:value-type="float">
            <text:p>0.9891712749</text:p>
          </table:table-cell>
          <table:table-cell office:value-type="float" office:value="0.995602262238" calcext:value-type="float">
            <text:p>0.9956022622</text:p>
          </table:table-cell>
          <table:table-cell office:value-type="float" office:value="0.941196531261" calcext:value-type="float">
            <text:p>0.9411965313</text:p>
          </table:table-cell>
          <table:table-cell office:value-type="float" office:value="0.99473757764" calcext:value-type="float">
            <text:p>0.9947375776</text:p>
          </table:table-cell>
          <table:table-cell office:value-type="float" office:value="0.978318941395" calcext:value-type="float">
            <text:p>0.9783189414</text:p>
          </table:table-cell>
          <table:table-cell office:value-type="float" office:value="0.972134481116" calcext:value-type="float">
            <text:p>0.9721344811</text:p>
          </table:table-cell>
          <table:table-cell office:value-type="float" office:value="0.988132029526" calcext:value-type="float">
            <text:p>0.9881320295</text:p>
          </table:table-cell>
          <table:table-cell office:value-type="float" office:value="0.993531984691" calcext:value-type="float">
            <text:p>0.9935319847</text:p>
          </table:table-cell>
          <table:table-cell office:value-type="string" calcext:value-type="string">
            <text:p>train:</text:p>
          </table:table-cell>
          <table:table-cell office:value-type="float" office:value="0.576648841355" calcext:value-type="float">
            <text:p>0.5766488414</text:p>
          </table:table-cell>
          <table:table-cell office:value-type="float" office:value="0.624345665868" calcext:value-type="float">
            <text:p>0.6243456659</text:p>
          </table:table-cell>
          <table:table-cell office:value-type="float" office:value="0.778750796686" calcext:value-type="float">
            <text:p>0.7787507967</text:p>
          </table:table-cell>
          <table:table-cell office:value-type="float" office:value="0.744399850663" calcext:value-type="float">
            <text:p>0.7443998507</text:p>
          </table:table-cell>
          <table:table-cell office:value-type="float" office:value="0.555992896522" calcext:value-type="float">
            <text:p>0.5559928965</text:p>
          </table:table-cell>
          <table:table-cell office:value-type="float" office:value="0.549654049654" calcext:value-type="float">
            <text:p>0.5496540497</text:p>
          </table:table-cell>
          <table:table-cell office:value-type="float" office:value="0.746039429678" calcext:value-type="float">
            <text:p>0.7460394297</text:p>
          </table:table-cell>
          <table:table-cell office:value-type="float" office:value="0.635094880847" calcext:value-type="float">
            <text:p>0.6350948808</text:p>
          </table:table-cell>
          <table:table-cell office:value-type="float" office:value="0.673392857143" calcext:value-type="float">
            <text:p>0.6733928571</text:p>
          </table:table-cell>
          <table:table-cell office:value-type="float" office:value="0.621806792601" calcext:value-type="float">
            <text:p>0.6218067926</text:p>
          </table:table-cell>
          <table:table-cell office:value-type="float" office:value="0.768221202854" calcext:value-type="float">
            <text:p>0.7682212029</text:p>
          </table:table-cell>
          <table:table-cell office:value-type="float" office:value="0.693823417961" calcext:value-type="float">
            <text:p>0.693823418</text:p>
          </table:table-cell>
          <table:table-cell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 table:formula="of:=AVERAGE([.O18:.Z21])" office:value-type="float" office:value="0.667328301163854" calcext:value-type="float">
            <text:p>0.6673283012</text:p>
          </table:table-cell>
          <table:table-cell table:formula="of:=AVERAGE([.O21:.Z21])" office:value-type="float" office:value="0.664014223486" calcext:value-type="float">
            <text:p>0.6640142235</text:p>
          </table:table-cell>
        </table:table-row>
        <table:table-row table:style-name="ro1">
          <table:table-cell office:value-type="float" office:value="0.987928167321" calcext:value-type="float">
            <text:p>0.9879281673</text:p>
          </table:table-cell>
          <table:table-cell office:value-type="float" office:value="0.995693576227" calcext:value-type="float">
            <text:p>0.9956935762</text:p>
          </table:table-cell>
          <table:table-cell office:value-type="float" office:value="0.968130115096" calcext:value-type="float">
            <text:p>0.9681301151</text:p>
          </table:table-cell>
          <table:table-cell office:value-type="float" office:value="0.984247040049" calcext:value-type="float">
            <text:p>0.98424704</text:p>
          </table:table-cell>
          <table:table-cell office:value-type="float" office:value="0.9320645074" calcext:value-type="float">
            <text:p>0.9320645074</text:p>
          </table:table-cell>
          <table:table-cell office:value-type="float" office:value="0.986175356101" calcext:value-type="float">
            <text:p>0.9861753561</text:p>
          </table:table-cell>
          <table:table-cell office:value-type="float" office:value="0.993858819857" calcext:value-type="float">
            <text:p>0.9938588199</text:p>
          </table:table-cell>
          <table:table-cell office:value-type="float" office:value="0.940266378668" calcext:value-type="float">
            <text:p>0.9402663787</text:p>
          </table:table-cell>
          <table:table-cell office:value-type="float" office:value="0.993094371841" calcext:value-type="float">
            <text:p>0.9930943718</text:p>
          </table:table-cell>
          <table:table-cell office:value-type="float" office:value="0.98431643278" calcext:value-type="float">
            <text:p>0.9843164328</text:p>
          </table:table-cell>
          <table:table-cell office:value-type="float" office:value="0.969285475101" calcext:value-type="float">
            <text:p>0.9692854751</text:p>
          </table:table-cell>
          <table:table-cell office:value-type="float" office:value="0.989382764982" calcext:value-type="float">
            <text:p>0.989382765</text:p>
          </table:table-cell>
          <table:table-cell office:value-type="float" office:value="0.992997352725" calcext:value-type="float">
            <text:p>0.9929973527</text:p>
          </table:table-cell>
          <table:table-cell office:value-type="string" calcext:value-type="string">
            <text:p>train:</text:p>
          </table:table-cell>
          <table:table-cell office:value-type="float" office:value="0.627516048308" calcext:value-type="float">
            <text:p>0.6275160483</text:p>
          </table:table-cell>
          <table:table-cell office:value-type="float" office:value="0.601035294118" calcext:value-type="float">
            <text:p>0.6010352941</text:p>
          </table:table-cell>
          <table:table-cell office:value-type="float" office:value="0.716933867735" calcext:value-type="float">
            <text:p>0.7169338677</text:p>
          </table:table-cell>
          <table:table-cell office:value-type="float" office:value="0.78525980912" calcext:value-type="float">
            <text:p>0.7852598091</text:p>
          </table:table-cell>
          <table:table-cell office:value-type="float" office:value="0.563551345114" calcext:value-type="float">
            <text:p>0.5635513451</text:p>
          </table:table-cell>
          <table:table-cell office:value-type="float" office:value="0.450793650794" calcext:value-type="float">
            <text:p>0.4507936508</text:p>
          </table:table-cell>
          <table:table-cell office:value-type="float" office:value="0.759537856441" calcext:value-type="float">
            <text:p>0.7595378564</text:p>
          </table:table-cell>
          <table:table-cell office:value-type="float" office:value="0.676261443475" calcext:value-type="float">
            <text:p>0.6762614435</text:p>
          </table:table-cell>
          <table:table-cell office:value-type="float" office:value="0.700570069311" calcext:value-type="float">
            <text:p>0.7005700693</text:p>
          </table:table-cell>
          <table:table-cell office:value-type="float" office:value="0.693915929204" calcext:value-type="float">
            <text:p>0.6939159292</text:p>
          </table:table-cell>
          <table:table-cell office:value-type="float" office:value="0.743786078908" calcext:value-type="float">
            <text:p>0.7437860789</text:p>
          </table:table-cell>
          <table:table-cell office:value-type="float" office:value="0.752622377622" calcext:value-type="float">
            <text:p>0.7526223776</text:p>
          </table:table-cell>
          <table:table-cell office:value-type="float" office:value="1.5" calcext:value-type="float">
            <text:p>1.5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22:.Z22])" office:value-type="float" office:value="0.6726486475125" calcext:value-type="float">
            <text:p>0.6726486475</text:p>
          </table:table-cell>
        </table:table-row>
        <table:table-row table:style-name="ro1">
          <table:table-cell office:value-type="float" office:value="0.983783596722" calcext:value-type="float">
            <text:p>0.9837835967</text:p>
          </table:table-cell>
          <table:table-cell office:value-type="float" office:value="0.993762680021" calcext:value-type="float">
            <text:p>0.99376268</text:p>
          </table:table-cell>
          <table:table-cell office:value-type="float" office:value="0.960191641591" calcext:value-type="float">
            <text:p>0.9601916416</text:p>
          </table:table-cell>
          <table:table-cell office:value-type="float" office:value="0.972107470163" calcext:value-type="float">
            <text:p>0.9721074702</text:p>
          </table:table-cell>
          <table:table-cell office:value-type="float" office:value="0.897615227856" calcext:value-type="float">
            <text:p>0.8976152279</text:p>
          </table:table-cell>
          <table:table-cell office:value-type="float" office:value="0.979980471052" calcext:value-type="float">
            <text:p>0.9799804711</text:p>
          </table:table-cell>
          <table:table-cell office:value-type="float" office:value="0.989473414309" calcext:value-type="float">
            <text:p>0.9894734143</text:p>
          </table:table-cell>
          <table:table-cell office:value-type="float" office:value="0.90723643261" calcext:value-type="float">
            <text:p>0.9072364326</text:p>
          </table:table-cell>
          <table:table-cell office:value-type="float" office:value="0.984715173026" calcext:value-type="float">
            <text:p>0.984715173</text:p>
          </table:table-cell>
          <table:table-cell office:value-type="float" office:value="0.968079065853" calcext:value-type="float">
            <text:p>0.9680790659</text:p>
          </table:table-cell>
          <table:table-cell office:value-type="float" office:value="0.950443389487" calcext:value-type="float">
            <text:p>0.9504433895</text:p>
          </table:table-cell>
          <table:table-cell office:value-type="float" office:value="0.978831803405" calcext:value-type="float">
            <text:p>0.9788318034</text:p>
          </table:table-cell>
          <table:table-cell office:value-type="float" office:value="0.987780207764" calcext:value-type="float">
            <text:p>0.9877802078</text:p>
          </table:table-cell>
          <table:table-cell office:value-type="string" calcext:value-type="string">
            <text:p>train:</text:p>
          </table:table-cell>
          <table:table-cell office:value-type="float" office:value="0.559863339275" calcext:value-type="float">
            <text:p>0.5598633393</text:p>
          </table:table-cell>
          <table:table-cell office:value-type="float" office:value="0.702599591873" calcext:value-type="float">
            <text:p>0.7025995919</text:p>
          </table:table-cell>
          <table:table-cell office:value-type="float" office:value="0.756673040153" calcext:value-type="float">
            <text:p>0.7566730402</text:p>
          </table:table-cell>
          <table:table-cell office:value-type="float" office:value="0.757840209072" calcext:value-type="float">
            <text:p>0.7578402091</text:p>
          </table:table-cell>
          <table:table-cell office:value-type="float" office:value="0.529924724343" calcext:value-type="float">
            <text:p>0.5299247243</text:p>
          </table:table-cell>
          <table:table-cell office:value-type="float" office:value="0.534188034188" calcext:value-type="float">
            <text:p>0.5341880342</text:p>
          </table:table-cell>
          <table:table-cell office:value-type="float" office:value="0.746391480373" calcext:value-type="float">
            <text:p>0.7463914804</text:p>
          </table:table-cell>
          <table:table-cell office:value-type="float" office:value="0.650411885849" calcext:value-type="float">
            <text:p>0.6504118858</text:p>
          </table:table-cell>
          <table:table-cell office:value-type="float" office:value="0.668533834586" calcext:value-type="float">
            <text:p>0.6685338346</text:p>
          </table:table-cell>
          <table:table-cell office:value-type="float" office:value="0.57645753809" calcext:value-type="float">
            <text:p>0.5764575381</text:p>
          </table:table-cell>
          <table:table-cell office:value-type="float" office:value="0.795425586137" calcext:value-type="float">
            <text:p>0.7954255861</text:p>
          </table:table-cell>
          <table:table-cell office:value-type="float" office:value="0.684013304703" calcext:value-type="float">
            <text:p>0.6840133047</text:p>
          </table:table-cell>
          <table:table-cell office:value-type="float" office:value="1.5" calcext:value-type="float">
            <text:p>1.5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23:.Z23])" office:value-type="float" office:value="0.663526880720167" calcext:value-type="float">
            <text:p>0.6635268807</text:p>
          </table:table-cell>
        </table:table-row>
        <table:table-row table:style-name="ro1">
          <table:table-cell office:value-type="float" office:value="0.988759765972" calcext:value-type="float">
            <text:p>0.988759766</text:p>
          </table:table-cell>
          <table:table-cell office:value-type="float" office:value="0.995983692779" calcext:value-type="float">
            <text:p>0.9959836928</text:p>
          </table:table-cell>
          <table:table-cell office:value-type="float" office:value="0.964145874357" calcext:value-type="float">
            <text:p>0.9641458744</text:p>
          </table:table-cell>
          <table:table-cell office:value-type="float" office:value="0.981352174778" calcext:value-type="float">
            <text:p>0.9813521748</text:p>
          </table:table-cell>
          <table:table-cell office:value-type="float" office:value="0.914442853703" calcext:value-type="float">
            <text:p>0.9144428537</text:p>
          </table:table-cell>
          <table:table-cell office:value-type="float" office:value="0.981888874746" calcext:value-type="float">
            <text:p>0.9818888747</text:p>
          </table:table-cell>
          <table:table-cell office:value-type="float" office:value="0.992591317343" calcext:value-type="float">
            <text:p>0.9925913173</text:p>
          </table:table-cell>
          <table:table-cell office:value-type="float" office:value="0.946852527686" calcext:value-type="float">
            <text:p>0.9468525277</text:p>
          </table:table-cell>
          <table:table-cell office:value-type="float" office:value="0.992305900621" calcext:value-type="float">
            <text:p>0.9923059006</text:p>
          </table:table-cell>
          <table:table-cell office:value-type="float" office:value="0.976887169872" calcext:value-type="float">
            <text:p>0.9768871699</text:p>
          </table:table-cell>
          <table:table-cell office:value-type="float" office:value="0.964564652821" calcext:value-type="float">
            <text:p>0.9645646528</text:p>
          </table:table-cell>
          <table:table-cell office:value-type="float" office:value="0.984705920542" calcext:value-type="float">
            <text:p>0.9847059205</text:p>
          </table:table-cell>
          <table:table-cell office:value-type="float" office:value="0.992646254784" calcext:value-type="float">
            <text:p>0.9926462548</text:p>
          </table:table-cell>
          <table:table-cell office:value-type="string" calcext:value-type="string">
            <text:p>train:</text:p>
          </table:table-cell>
          <table:table-cell office:value-type="float" office:value="0.600762527233" calcext:value-type="float">
            <text:p>0.6007625272</text:p>
          </table:table-cell>
          <table:table-cell office:value-type="float" office:value="0.616626741194" calcext:value-type="float">
            <text:p>0.6166267412</text:p>
          </table:table-cell>
          <table:table-cell office:value-type="float" office:value="0.774824729127" calcext:value-type="float">
            <text:p>0.7748247291</text:p>
          </table:table-cell>
          <table:table-cell office:value-type="float" office:value="0.789434384917" calcext:value-type="float">
            <text:p>0.7894343849</text:p>
          </table:table-cell>
          <table:table-cell office:value-type="float" office:value="0.511894349025" calcext:value-type="float">
            <text:p>0.511894349</text:p>
          </table:table-cell>
          <table:table-cell office:value-type="float" office:value="0.571021571022" calcext:value-type="float">
            <text:p>0.571021571</text:p>
          </table:table-cell>
          <table:table-cell office:value-type="float" office:value="0.745995423341" calcext:value-type="float">
            <text:p>0.7459954233</text:p>
          </table:table-cell>
          <table:table-cell office:value-type="float" office:value="0.63182185937" calcext:value-type="float">
            <text:p>0.6318218594</text:p>
          </table:table-cell>
          <table:table-cell office:value-type="float" office:value="0.565667293233" calcext:value-type="float">
            <text:p>0.5656672932</text:p>
          </table:table-cell>
          <table:table-cell office:value-type="float" office:value="0.66581840723" calcext:value-type="float">
            <text:p>0.6658184072</text:p>
          </table:table-cell>
          <table:table-cell office:value-type="float" office:value="0.66004077472" calcext:value-type="float">
            <text:p>0.6600407747</text:p>
          </table:table-cell>
          <table:table-cell office:value-type="float" office:value="0.676161003747" calcext:value-type="float">
            <text:p>0.6761610037</text:p>
          </table:table-cell>
          <table:table-cell office:value-type="float" office:value="1.5" calcext:value-type="float">
            <text:p>1.5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24:.Z24])" office:value-type="float" office:value="0.650839088679917" calcext:value-type="float">
            <text:p>0.6508390887</text:p>
          </table:table-cell>
        </table:table-row>
        <table:table-row table:style-name="ro1">
          <table:table-cell office:value-type="float" office:value="0.983783596722" calcext:value-type="float">
            <text:p>0.9837835967</text:p>
          </table:table-cell>
          <table:table-cell office:value-type="float" office:value="0.993762680021" calcext:value-type="float">
            <text:p>0.99376268</text:p>
          </table:table-cell>
          <table:table-cell office:value-type="float" office:value="0.960191641591" calcext:value-type="float">
            <text:p>0.9601916416</text:p>
          </table:table-cell>
          <table:table-cell office:value-type="float" office:value="0.972107470163" calcext:value-type="float">
            <text:p>0.9721074702</text:p>
          </table:table-cell>
          <table:table-cell office:value-type="float" office:value="0.897615227856" calcext:value-type="float">
            <text:p>0.8976152279</text:p>
          </table:table-cell>
          <table:table-cell office:value-type="float" office:value="0.979980471052" calcext:value-type="float">
            <text:p>0.9799804711</text:p>
          </table:table-cell>
          <table:table-cell office:value-type="float" office:value="0.989473414309" calcext:value-type="float">
            <text:p>0.9894734143</text:p>
          </table:table-cell>
          <table:table-cell office:value-type="float" office:value="0.90723643261" calcext:value-type="float">
            <text:p>0.9072364326</text:p>
          </table:table-cell>
          <table:table-cell office:value-type="float" office:value="0.984715173026" calcext:value-type="float">
            <text:p>0.984715173</text:p>
          </table:table-cell>
          <table:table-cell office:value-type="float" office:value="0.968079065853" calcext:value-type="float">
            <text:p>0.9680790659</text:p>
          </table:table-cell>
          <table:table-cell office:value-type="float" office:value="0.950443389487" calcext:value-type="float">
            <text:p>0.9504433895</text:p>
          </table:table-cell>
          <table:table-cell office:value-type="float" office:value="0.978831803405" calcext:value-type="float">
            <text:p>0.9788318034</text:p>
          </table:table-cell>
          <table:table-cell office:value-type="float" office:value="0.987780207764" calcext:value-type="float">
            <text:p>0.9877802078</text:p>
          </table:table-cell>
          <table:table-cell office:value-type="string" calcext:value-type="string">
            <text:p>train:</text:p>
          </table:table-cell>
          <table:table-cell office:value-type="float" office:value="0.559863339275" calcext:value-type="float">
            <text:p>0.5598633393</text:p>
          </table:table-cell>
          <table:table-cell office:value-type="float" office:value="0.702599591873" calcext:value-type="float">
            <text:p>0.7025995919</text:p>
          </table:table-cell>
          <table:table-cell office:value-type="float" office:value="0.756673040153" calcext:value-type="float">
            <text:p>0.7566730402</text:p>
          </table:table-cell>
          <table:table-cell office:value-type="float" office:value="0.757840209072" calcext:value-type="float">
            <text:p>0.7578402091</text:p>
          </table:table-cell>
          <table:table-cell office:value-type="float" office:value="0.529924724343" calcext:value-type="float">
            <text:p>0.5299247243</text:p>
          </table:table-cell>
          <table:table-cell office:value-type="float" office:value="0.534188034188" calcext:value-type="float">
            <text:p>0.5341880342</text:p>
          </table:table-cell>
          <table:table-cell office:value-type="float" office:value="0.746391480373" calcext:value-type="float">
            <text:p>0.7463914804</text:p>
          </table:table-cell>
          <table:table-cell office:value-type="float" office:value="0.650411885849" calcext:value-type="float">
            <text:p>0.6504118858</text:p>
          </table:table-cell>
          <table:table-cell office:value-type="float" office:value="0.668533834586" calcext:value-type="float">
            <text:p>0.6685338346</text:p>
          </table:table-cell>
          <table:table-cell office:value-type="float" office:value="0.57645753809" calcext:value-type="float">
            <text:p>0.5764575381</text:p>
          </table:table-cell>
          <table:table-cell office:value-type="float" office:value="0.795425586137" calcext:value-type="float">
            <text:p>0.7954255861</text:p>
          </table:table-cell>
          <table:table-cell office:value-type="float" office:value="0.684013304703" calcext:value-type="float">
            <text:p>0.6840133047</text:p>
          </table:table-cell>
          <table:table-cell office:value-type="float" office:value="1.5" calcext:value-type="float">
            <text:p>1.5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 table:formula="of:=AVERAGE([.O22:.Z25])" office:value-type="float" office:value="0.662635374408187" calcext:value-type="float">
            <text:p>0.6626353744</text:p>
          </table:table-cell>
          <table:table-cell table:formula="of:=AVERAGE([.O25:.Z25])" office:value-type="float" office:value="0.663526880720167" calcext:value-type="float">
            <text:p>0.6635268807</text:p>
          </table:table-cell>
        </table:table-row>
        <table:table-row table:style-name="ro1">
          <table:table-cell office:value-type="float" office:value="0.983386517033" calcext:value-type="float">
            <text:p>0.983386517</text:p>
          </table:table-cell>
          <table:table-cell office:value-type="float" office:value="0.994328152138" calcext:value-type="float">
            <text:p>0.9943281521</text:p>
          </table:table-cell>
          <table:table-cell office:value-type="float" office:value="0.951318698488" calcext:value-type="float">
            <text:p>0.9513186985</text:p>
          </table:table-cell>
          <table:table-cell office:value-type="float" office:value="0.972557263944" calcext:value-type="float">
            <text:p>0.9725572639</text:p>
          </table:table-cell>
          <table:table-cell office:value-type="float" office:value="0.885833243353" calcext:value-type="float">
            <text:p>0.8858332434</text:p>
          </table:table-cell>
          <table:table-cell office:value-type="float" office:value="0.975855434369" calcext:value-type="float">
            <text:p>0.9758554344</text:p>
          </table:table-cell>
          <table:table-cell office:value-type="float" office:value="0.990398377863" calcext:value-type="float">
            <text:p>0.9903983779</text:p>
          </table:table-cell>
          <table:table-cell office:value-type="float" office:value="0.906904560253" calcext:value-type="float">
            <text:p>0.9069045603</text:p>
          </table:table-cell>
          <table:table-cell office:value-type="float" office:value="0.986370612198" calcext:value-type="float">
            <text:p>0.9863706122</text:p>
          </table:table-cell>
          <table:table-cell office:value-type="float" office:value="0.966679645862" calcext:value-type="float">
            <text:p>0.9666796459</text:p>
          </table:table-cell>
          <table:table-cell office:value-type="float" office:value="0.94883198061" calcext:value-type="float">
            <text:p>0.9488319806</text:p>
          </table:table-cell>
          <table:table-cell office:value-type="float" office:value="0.968921860608" calcext:value-type="float">
            <text:p>0.9689218606</text:p>
          </table:table-cell>
          <table:table-cell office:value-type="float" office:value="0.985714599558" calcext:value-type="float">
            <text:p>0.9857145996</text:p>
          </table:table-cell>
          <table:table-cell office:value-type="string" calcext:value-type="string">
            <text:p>train:</text:p>
          </table:table-cell>
          <table:table-cell office:value-type="float" office:value="0.596779458166" calcext:value-type="float">
            <text:p>0.5967794582</text:p>
          </table:table-cell>
          <table:table-cell office:value-type="float" office:value="0.613929411765" calcext:value-type="float">
            <text:p>0.6139294118</text:p>
          </table:table-cell>
          <table:table-cell office:value-type="float" office:value="0.755452080632" calcext:value-type="float">
            <text:p>0.7554520806</text:p>
          </table:table-cell>
          <table:table-cell office:value-type="float" office:value="0.760286320255" calcext:value-type="float">
            <text:p>0.7602863203</text:p>
          </table:table-cell>
          <table:table-cell office:value-type="float" office:value="0.627983239206" calcext:value-type="float">
            <text:p>0.6279832392</text:p>
          </table:table-cell>
          <table:table-cell office:value-type="float" office:value="0.511616161616" calcext:value-type="float">
            <text:p>0.5116161616</text:p>
          </table:table-cell>
          <table:table-cell office:value-type="float" office:value="0.68279252704" calcext:value-type="float">
            <text:p>0.682792527</text:p>
          </table:table-cell>
          <table:table-cell office:value-type="float" office:value="0.611283798169" calcext:value-type="float">
            <text:p>0.6112837982</text:p>
          </table:table-cell>
          <table:table-cell office:value-type="float" office:value="0.644014272239" calcext:value-type="float">
            <text:p>0.6440142722</text:p>
          </table:table-cell>
          <table:table-cell office:value-type="float" office:value="0.578908554572" calcext:value-type="float">
            <text:p>0.5789085546</text:p>
          </table:table-cell>
          <table:table-cell office:value-type="float" office:value="0.691331520443" calcext:value-type="float">
            <text:p>0.6913315204</text:p>
          </table:table-cell>
          <table:table-cell office:value-type="float" office:value="0.696540301803" calcext:value-type="float">
            <text:p>0.6965403018</text:p>
          </table:table-cell>
          <table:table-cell office:value-type="float" office:value="1.75" calcext:value-type="float">
            <text:p>1.75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26:.Z26])" office:value-type="float" office:value="0.647576470492167" calcext:value-type="float">
            <text:p>0.6475764705</text:p>
          </table:table-cell>
        </table:table-row>
        <table:table-row table:style-name="ro1">
          <table:table-cell office:value-type="float" office:value="0.983873128718" calcext:value-type="float">
            <text:p>0.9838731287</text:p>
          </table:table-cell>
          <table:table-cell office:value-type="float" office:value="0.993171764273" calcext:value-type="float">
            <text:p>0.9931717643</text:p>
          </table:table-cell>
          <table:table-cell office:value-type="float" office:value="0.939836914981" calcext:value-type="float">
            <text:p>0.939836915</text:p>
          </table:table-cell>
          <table:table-cell office:value-type="float" office:value="0.974182908235" calcext:value-type="float">
            <text:p>0.9741829082</text:p>
          </table:table-cell>
          <table:table-cell office:value-type="float" office:value="0.882912696428" calcext:value-type="float">
            <text:p>0.8829126964</text:p>
          </table:table-cell>
          <table:table-cell office:value-type="float" office:value="0.971264190014" calcext:value-type="float">
            <text:p>0.97126419</text:p>
          </table:table-cell>
          <table:table-cell office:value-type="float" office:value="0.988478557091" calcext:value-type="float">
            <text:p>0.9884785571</text:p>
          </table:table-cell>
          <table:table-cell office:value-type="float" office:value="0.893977579025" calcext:value-type="float">
            <text:p>0.893977579</text:p>
          </table:table-cell>
          <table:table-cell office:value-type="float" office:value="0.97633296362" calcext:value-type="float">
            <text:p>0.9763329636</text:p>
          </table:table-cell>
          <table:table-cell office:value-type="float" office:value="0.961726832244" calcext:value-type="float">
            <text:p>0.9617268322</text:p>
          </table:table-cell>
          <table:table-cell office:value-type="float" office:value="0.948559452475" calcext:value-type="float">
            <text:p>0.9485594525</text:p>
          </table:table-cell>
          <table:table-cell office:value-type="float" office:value="0.97075527513" calcext:value-type="float">
            <text:p>0.9707552751</text:p>
          </table:table-cell>
          <table:table-cell office:value-type="float" office:value="0.982553307818" calcext:value-type="float">
            <text:p>0.9825533078</text:p>
          </table:table-cell>
          <table:table-cell office:value-type="string" calcext:value-type="string">
            <text:p>train:</text:p>
          </table:table-cell>
          <table:table-cell office:value-type="float" office:value="0.568875024757" calcext:value-type="float">
            <text:p>0.5688750248</text:p>
          </table:table-cell>
          <table:table-cell office:value-type="float" office:value="0.533493035223" calcext:value-type="float">
            <text:p>0.5334930352</text:p>
          </table:table-cell>
          <table:table-cell office:value-type="float" office:value="0.775015933716" calcext:value-type="float">
            <text:p>0.7750159337</text:p>
          </table:table-cell>
          <table:table-cell office:value-type="float" office:value="0.795221205899" calcext:value-type="float">
            <text:p>0.7952212059</text:p>
          </table:table-cell>
          <table:table-cell office:value-type="float" office:value="0.552308630195" calcext:value-type="float">
            <text:p>0.5523086302</text:p>
          </table:table-cell>
          <table:table-cell office:value-type="float" office:value="0.617690951024" calcext:value-type="float">
            <text:p>0.617690951</text:p>
          </table:table-cell>
          <table:table-cell office:value-type="float" office:value="0.702957225841" calcext:value-type="float">
            <text:p>0.7029572258</text:p>
          </table:table-cell>
          <table:table-cell office:value-type="float" office:value="0.568531185643" calcext:value-type="float">
            <text:p>0.5685311856</text:p>
          </table:table-cell>
          <table:table-cell office:value-type="float" office:value="0.678233082707" calcext:value-type="float">
            <text:p>0.6782330827</text:p>
          </table:table-cell>
          <table:table-cell office:value-type="float" office:value="0.494111121986" calcext:value-type="float">
            <text:p>0.494111122</text:p>
          </table:table-cell>
          <table:table-cell office:value-type="float" office:value="0.638740231057" calcext:value-type="float">
            <text:p>0.6387402311</text:p>
          </table:table-cell>
          <table:table-cell office:value-type="float" office:value="0.665929855585" calcext:value-type="float">
            <text:p>0.6659298556</text:p>
          </table:table-cell>
          <table:table-cell office:value-type="float" office:value="1.75" calcext:value-type="float">
            <text:p>1.75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27:.Z27])" office:value-type="float" office:value="0.63259229030275" calcext:value-type="float">
            <text:p>0.6325922903</text:p>
          </table:table-cell>
        </table:table-row>
        <table:table-row table:style-name="ro1">
          <table:table-cell office:value-type="float" office:value="0.983242594879" calcext:value-type="float">
            <text:p>0.9832425949</text:p>
          </table:table-cell>
          <table:table-cell office:value-type="float" office:value="0.995041174348" calcext:value-type="float">
            <text:p>0.9950411743</text:p>
          </table:table-cell>
          <table:table-cell office:value-type="float" office:value="0.950019606005" calcext:value-type="float">
            <text:p>0.950019606</text:p>
          </table:table-cell>
          <table:table-cell office:value-type="float" office:value="0.965034384757" calcext:value-type="float">
            <text:p>0.9650343848</text:p>
          </table:table-cell>
          <table:table-cell office:value-type="float" office:value="0.887134857138" calcext:value-type="float">
            <text:p>0.8871348571</text:p>
          </table:table-cell>
          <table:table-cell office:value-type="float" office:value="0.971328864186" calcext:value-type="float">
            <text:p>0.9713288642</text:p>
          </table:table-cell>
          <table:table-cell office:value-type="float" office:value="0.985373840676" calcext:value-type="float">
            <text:p>0.9853738407</text:p>
          </table:table-cell>
          <table:table-cell office:value-type="float" office:value="0.918462832598" calcext:value-type="float">
            <text:p>0.9184628326</text:p>
          </table:table-cell>
          <table:table-cell office:value-type="float" office:value="0.983915705413" calcext:value-type="float">
            <text:p>0.9839157054</text:p>
          </table:table-cell>
          <table:table-cell office:value-type="float" office:value="0.971734573757" calcext:value-type="float">
            <text:p>0.9717345738</text:p>
          </table:table-cell>
          <table:table-cell office:value-type="float" office:value="0.954706804432" calcext:value-type="float">
            <text:p>0.9547068044</text:p>
          </table:table-cell>
          <table:table-cell office:value-type="float" office:value="0.977424367144" calcext:value-type="float">
            <text:p>0.9774243671</text:p>
          </table:table-cell>
          <table:table-cell office:value-type="float" office:value="0.98943138327" calcext:value-type="float">
            <text:p>0.9894313833</text:p>
          </table:table-cell>
          <table:table-cell office:value-type="string" calcext:value-type="string">
            <text:p>train:</text:p>
          </table:table-cell>
          <table:table-cell office:value-type="float" office:value="0.602446028917" calcext:value-type="float">
            <text:p>0.6024460289</text:p>
          </table:table-cell>
          <table:table-cell office:value-type="float" office:value="0.547067695857" calcext:value-type="float">
            <text:p>0.5470676959</text:p>
          </table:table-cell>
          <table:table-cell office:value-type="float" office:value="0.790630975143" calcext:value-type="float">
            <text:p>0.7906309751</text:p>
          </table:table-cell>
          <table:table-cell office:value-type="float" office:value="0.803201418704" calcext:value-type="float">
            <text:p>0.8032014187</text:p>
          </table:table-cell>
          <table:table-cell office:value-type="float" office:value="0.610925572519" calcext:value-type="float">
            <text:p>0.6109255725</text:p>
          </table:table-cell>
          <table:table-cell office:value-type="float" office:value="0.552028218695" calcext:value-type="float">
            <text:p>0.5520282187</text:p>
          </table:table-cell>
          <table:table-cell office:value-type="float" office:value="0.667224080268" calcext:value-type="float">
            <text:p>0.6672240803</text:p>
          </table:table-cell>
          <table:table-cell office:value-type="float" office:value="0.629431450427" calcext:value-type="float">
            <text:p>0.6294314504</text:p>
          </table:table-cell>
          <table:table-cell office:value-type="float" office:value="0.703956766917" calcext:value-type="float">
            <text:p>0.7039567669</text:p>
          </table:table-cell>
          <table:table-cell office:value-type="float" office:value="0.591595706502" calcext:value-type="float">
            <text:p>0.5915957065</text:p>
          </table:table-cell>
          <table:table-cell office:value-type="float" office:value="0.694062181448" calcext:value-type="float">
            <text:p>0.6940621814</text:p>
          </table:table-cell>
          <table:table-cell office:value-type="float" office:value="0.670055997642" calcext:value-type="float">
            <text:p>0.6700559976</text:p>
          </table:table-cell>
          <table:table-cell office:value-type="float" office:value="1.75" calcext:value-type="float">
            <text:p>1.75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28:.Z28])" office:value-type="float" office:value="0.655218841086583" calcext:value-type="float">
            <text:p>0.6552188411</text:p>
          </table:table-cell>
        </table:table-row>
        <table:table-row table:style-name="ro1">
          <table:table-cell office:value-type="float" office:value="0.983873128718" calcext:value-type="float">
            <text:p>0.9838731287</text:p>
          </table:table-cell>
          <table:table-cell office:value-type="float" office:value="0.993171764273" calcext:value-type="float">
            <text:p>0.9931717643</text:p>
          </table:table-cell>
          <table:table-cell office:value-type="float" office:value="0.939836914981" calcext:value-type="float">
            <text:p>0.939836915</text:p>
          </table:table-cell>
          <table:table-cell office:value-type="float" office:value="0.974182908235" calcext:value-type="float">
            <text:p>0.9741829082</text:p>
          </table:table-cell>
          <table:table-cell office:value-type="float" office:value="0.882912696428" calcext:value-type="float">
            <text:p>0.8829126964</text:p>
          </table:table-cell>
          <table:table-cell office:value-type="float" office:value="0.971264190014" calcext:value-type="float">
            <text:p>0.97126419</text:p>
          </table:table-cell>
          <table:table-cell office:value-type="float" office:value="0.988478557091" calcext:value-type="float">
            <text:p>0.9884785571</text:p>
          </table:table-cell>
          <table:table-cell office:value-type="float" office:value="0.893977579025" calcext:value-type="float">
            <text:p>0.893977579</text:p>
          </table:table-cell>
          <table:table-cell office:value-type="float" office:value="0.97633296362" calcext:value-type="float">
            <text:p>0.9763329636</text:p>
          </table:table-cell>
          <table:table-cell office:value-type="float" office:value="0.961726832244" calcext:value-type="float">
            <text:p>0.9617268322</text:p>
          </table:table-cell>
          <table:table-cell office:value-type="float" office:value="0.948559452475" calcext:value-type="float">
            <text:p>0.9485594525</text:p>
          </table:table-cell>
          <table:table-cell office:value-type="float" office:value="0.97075527513" calcext:value-type="float">
            <text:p>0.9707552751</text:p>
          </table:table-cell>
          <table:table-cell office:value-type="float" office:value="0.982553307818" calcext:value-type="float">
            <text:p>0.9825533078</text:p>
          </table:table-cell>
          <table:table-cell office:value-type="string" calcext:value-type="string">
            <text:p>train:</text:p>
          </table:table-cell>
          <table:table-cell office:value-type="float" office:value="0.568875024757" calcext:value-type="float">
            <text:p>0.5688750248</text:p>
          </table:table-cell>
          <table:table-cell office:value-type="float" office:value="0.533493035223" calcext:value-type="float">
            <text:p>0.5334930352</text:p>
          </table:table-cell>
          <table:table-cell office:value-type="float" office:value="0.775015933716" calcext:value-type="float">
            <text:p>0.7750159337</text:p>
          </table:table-cell>
          <table:table-cell office:value-type="float" office:value="0.795221205899" calcext:value-type="float">
            <text:p>0.7952212059</text:p>
          </table:table-cell>
          <table:table-cell office:value-type="float" office:value="0.552308630195" calcext:value-type="float">
            <text:p>0.5523086302</text:p>
          </table:table-cell>
          <table:table-cell office:value-type="float" office:value="0.617690951024" calcext:value-type="float">
            <text:p>0.617690951</text:p>
          </table:table-cell>
          <table:table-cell office:value-type="float" office:value="0.702957225841" calcext:value-type="float">
            <text:p>0.7029572258</text:p>
          </table:table-cell>
          <table:table-cell office:value-type="float" office:value="0.568531185643" calcext:value-type="float">
            <text:p>0.5685311856</text:p>
          </table:table-cell>
          <table:table-cell office:value-type="float" office:value="0.678233082707" calcext:value-type="float">
            <text:p>0.6782330827</text:p>
          </table:table-cell>
          <table:table-cell office:value-type="float" office:value="0.494111121986" calcext:value-type="float">
            <text:p>0.494111122</text:p>
          </table:table-cell>
          <table:table-cell office:value-type="float" office:value="0.638740231057" calcext:value-type="float">
            <text:p>0.6387402311</text:p>
          </table:table-cell>
          <table:table-cell office:value-type="float" office:value="0.665929855585" calcext:value-type="float">
            <text:p>0.6659298556</text:p>
          </table:table-cell>
          <table:table-cell office:value-type="float" office:value="1.75" calcext:value-type="float">
            <text:p>1.75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 table:formula="of:=AVERAGE([.O26:.Z29])" office:value-type="float" office:value="0.641994973046062" calcext:value-type="float">
            <text:p>0.641994973</text:p>
          </table:table-cell>
          <table:table-cell table:formula="of:=AVERAGE([.O29:.Z29])" office:value-type="float" office:value="0.63259229030275" calcext:value-type="float">
            <text:p>0.6325922903</text:p>
          </table:table-cell>
        </table:table-row>
        <table:table-row table:style-name="ro1">
          <table:table-cell office:value-type="float" office:value="0.988515725161" calcext:value-type="float">
            <text:p>0.9885157252</text:p>
          </table:table-cell>
          <table:table-cell office:value-type="float" office:value="0.99578037306" calcext:value-type="float">
            <text:p>0.9957803731</text:p>
          </table:table-cell>
          <table:table-cell office:value-type="float" office:value="0.967487463605" calcext:value-type="float">
            <text:p>0.9674874636</text:p>
          </table:table-cell>
          <table:table-cell office:value-type="float" office:value="0.978420786071" calcext:value-type="float">
            <text:p>0.9784207861</text:p>
          </table:table-cell>
          <table:table-cell office:value-type="float" office:value="0.923903770119" calcext:value-type="float">
            <text:p>0.9239037701</text:p>
          </table:table-cell>
          <table:table-cell office:value-type="float" office:value="0.984084551719" calcext:value-type="float">
            <text:p>0.9840845517</text:p>
          </table:table-cell>
          <table:table-cell office:value-type="float" office:value="0.992891368627" calcext:value-type="float">
            <text:p>0.9928913686</text:p>
          </table:table-cell>
          <table:table-cell office:value-type="float" office:value="0.946133408346" calcext:value-type="float">
            <text:p>0.9461334083</text:p>
          </table:table-cell>
          <table:table-cell office:value-type="float" office:value="0.994346845656" calcext:value-type="float">
            <text:p>0.9943468457</text:p>
          </table:table-cell>
          <table:table-cell office:value-type="float" office:value="0.981074617692" calcext:value-type="float">
            <text:p>0.9810746177</text:p>
          </table:table-cell>
          <table:table-cell office:value-type="float" office:value="0.967107378056" calcext:value-type="float">
            <text:p>0.9671073781</text:p>
          </table:table-cell>
          <table:table-cell office:value-type="float" office:value="0.987897988112" calcext:value-type="float">
            <text:p>0.9878979881</text:p>
          </table:table-cell>
          <table:table-cell office:value-type="float" office:value="0.995424937113" calcext:value-type="float">
            <text:p>0.9954249371</text:p>
          </table:table-cell>
          <table:table-cell office:value-type="string" calcext:value-type="string">
            <text:p>train:</text:p>
          </table:table-cell>
          <table:table-cell office:value-type="float" office:value="0.616037427919" calcext:value-type="float">
            <text:p>0.6160374279</text:p>
          </table:table-cell>
          <table:table-cell office:value-type="float" office:value="0.690447058824" calcext:value-type="float">
            <text:p>0.6904470588</text:p>
          </table:table-cell>
          <table:table-cell office:value-type="float" office:value="0.781401037369" calcext:value-type="float">
            <text:p>0.7814010374</text:p>
          </table:table-cell>
          <table:table-cell office:value-type="float" office:value="0.798780487805" calcext:value-type="float">
            <text:p>0.7987804878</text:p>
          </table:table-cell>
          <table:table-cell office:value-type="float" office:value="0.605574785936" calcext:value-type="float">
            <text:p>0.6055747859</text:p>
          </table:table-cell>
          <table:table-cell office:value-type="float" office:value="0.687157287157" calcext:value-type="float">
            <text:p>0.6871572872</text:p>
          </table:table-cell>
          <table:table-cell office:value-type="float" office:value="0.779744346116" calcext:value-type="float">
            <text:p>0.7797443461</text:p>
          </table:table-cell>
          <table:table-cell office:value-type="float" office:value="0.616350862253" calcext:value-type="float">
            <text:p>0.6163508623</text:p>
          </table:table-cell>
          <table:table-cell office:value-type="float" office:value="0.737357995325" calcext:value-type="float">
            <text:p>0.7373579953</text:p>
          </table:table-cell>
          <table:table-cell office:value-type="float" office:value="0.608886430678" calcext:value-type="float">
            <text:p>0.6088864307</text:p>
          </table:table-cell>
          <table:table-cell office:value-type="float" office:value="0.740446543581" calcext:value-type="float">
            <text:p>0.7404465436</text:p>
          </table:table-cell>
          <table:table-cell office:value-type="float" office:value="0.691479573059" calcext:value-type="float">
            <text:p>0.6914795731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30:.Z30])" office:value-type="float" office:value="0.696138653001833" calcext:value-type="float">
            <text:p>0.696138653</text:p>
          </table:table-cell>
        </table:table-row>
        <table:table-row table:style-name="ro1">
          <table:table-cell office:value-type="float" office:value="0.99323541327" calcext:value-type="float">
            <text:p>0.9932354133</text:p>
          </table:table-cell>
          <table:table-cell office:value-type="float" office:value="0.99627077916" calcext:value-type="float">
            <text:p>0.9962707792</text:p>
          </table:table-cell>
          <table:table-cell office:value-type="float" office:value="0.976125782464" calcext:value-type="float">
            <text:p>0.9761257825</text:p>
          </table:table-cell>
          <table:table-cell office:value-type="float" office:value="0.984216863948" calcext:value-type="float">
            <text:p>0.9842168639</text:p>
          </table:table-cell>
          <table:table-cell office:value-type="float" office:value="0.922488993792" calcext:value-type="float">
            <text:p>0.9224889938</text:p>
          </table:table-cell>
          <table:table-cell office:value-type="float" office:value="0.988448809877" calcext:value-type="float">
            <text:p>0.9884488099</text:p>
          </table:table-cell>
          <table:table-cell office:value-type="float" office:value="0.993800090841" calcext:value-type="float">
            <text:p>0.9938000908</text:p>
          </table:table-cell>
          <table:table-cell office:value-type="float" office:value="0.91788646266" calcext:value-type="float">
            <text:p>0.9178864627</text:p>
          </table:table-cell>
          <table:table-cell office:value-type="float" office:value="0.986625332742" calcext:value-type="float">
            <text:p>0.9866253327</text:p>
          </table:table-cell>
          <table:table-cell office:value-type="float" office:value="0.970809934372" calcext:value-type="float">
            <text:p>0.9708099344</text:p>
          </table:table-cell>
          <table:table-cell office:value-type="float" office:value="0.952478444442" calcext:value-type="float">
            <text:p>0.9524784444</text:p>
          </table:table-cell>
          <table:table-cell office:value-type="float" office:value="0.980447476537" calcext:value-type="float">
            <text:p>0.9804474765</text:p>
          </table:table-cell>
          <table:table-cell office:value-type="float" office:value="0.992613449973" calcext:value-type="float">
            <text:p>0.99261345</text:p>
          </table:table-cell>
          <table:table-cell office:value-type="string" calcext:value-type="string">
            <text:p>train:</text:p>
          </table:table-cell>
          <table:table-cell office:value-type="float" office:value="0.598088730442" calcext:value-type="float">
            <text:p>0.5980887304</text:p>
          </table:table-cell>
          <table:table-cell office:value-type="float" office:value="0.687694082158" calcext:value-type="float">
            <text:p>0.6876940822</text:p>
          </table:table-cell>
          <table:table-cell office:value-type="float" office:value="0.738062460166" calcext:value-type="float">
            <text:p>0.7380624602</text:p>
          </table:table-cell>
          <table:table-cell office:value-type="float" office:value="0.758353556095" calcext:value-type="float">
            <text:p>0.7583535561</text:p>
          </table:table-cell>
          <table:table-cell office:value-type="float" office:value="0.546775604326" calcext:value-type="float">
            <text:p>0.5467756043</text:p>
          </table:table-cell>
          <table:table-cell office:value-type="float" office:value="0.549857549858" calcext:value-type="float">
            <text:p>0.5498575499</text:p>
          </table:table-cell>
          <table:table-cell office:value-type="float" office:value="0.815965499032" calcext:value-type="float">
            <text:p>0.815965499</text:p>
          </table:table-cell>
          <table:table-cell office:value-type="float" office:value="0.654549132098" calcext:value-type="float">
            <text:p>0.6545491321</text:p>
          </table:table-cell>
          <table:table-cell office:value-type="float" office:value="0.725046992481" calcext:value-type="float">
            <text:p>0.7250469925</text:p>
          </table:table-cell>
          <table:table-cell office:value-type="float" office:value="0.676030145835" calcext:value-type="float">
            <text:p>0.6760301458</text:p>
          </table:table-cell>
          <table:table-cell office:value-type="float" office:value="0.712410805301" calcext:value-type="float">
            <text:p>0.7124108053</text:p>
          </table:table-cell>
          <table:table-cell office:value-type="float" office:value="0.741021430677" calcext:value-type="float">
            <text:p>0.7410214307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31:.Z31])" office:value-type="float" office:value="0.68365466570575" calcext:value-type="float">
            <text:p>0.6836546657</text:p>
          </table:table-cell>
        </table:table-row>
        <table:table-row table:style-name="ro1">
          <table:table-cell office:value-type="float" office:value="0.98565345022" calcext:value-type="float">
            <text:p>0.9856534502</text:p>
          </table:table-cell>
          <table:table-cell office:value-type="float" office:value="0.997594591168" calcext:value-type="float">
            <text:p>0.9975945912</text:p>
          </table:table-cell>
          <table:table-cell office:value-type="float" office:value="0.972466350129" calcext:value-type="float">
            <text:p>0.9724663501</text:p>
          </table:table-cell>
          <table:table-cell office:value-type="float" office:value="0.987490794428" calcext:value-type="float">
            <text:p>0.9874907944</text:p>
          </table:table-cell>
          <table:table-cell office:value-type="float" office:value="0.933918021608" calcext:value-type="float">
            <text:p>0.9339180216</text:p>
          </table:table-cell>
          <table:table-cell office:value-type="float" office:value="0.989374873303" calcext:value-type="float">
            <text:p>0.9893748733</text:p>
          </table:table-cell>
          <table:table-cell office:value-type="float" office:value="0.994950257139" calcext:value-type="float">
            <text:p>0.9949502571</text:p>
          </table:table-cell>
          <table:table-cell office:value-type="float" office:value="0.957158678781" calcext:value-type="float">
            <text:p>0.9571586788</text:p>
          </table:table-cell>
          <table:table-cell office:value-type="float" office:value="0.994135758651" calcext:value-type="float">
            <text:p>0.9941357587</text:p>
          </table:table-cell>
          <table:table-cell office:value-type="float" office:value="0.983598088596" calcext:value-type="float">
            <text:p>0.9835980886</text:p>
          </table:table-cell>
          <table:table-cell office:value-type="float" office:value="0.975635065281" calcext:value-type="float">
            <text:p>0.9756350653</text:p>
          </table:table-cell>
          <table:table-cell office:value-type="float" office:value="0.990335053125" calcext:value-type="float">
            <text:p>0.9903350531</text:p>
          </table:table-cell>
          <table:table-cell office:value-type="float" office:value="0.993378895571" calcext:value-type="float">
            <text:p>0.9933788956</text:p>
          </table:table-cell>
          <table:table-cell office:value-type="string" calcext:value-type="string">
            <text:p>train:</text:p>
          </table:table-cell>
          <table:table-cell office:value-type="float" office:value="0.575014854427" calcext:value-type="float">
            <text:p>0.5750148544</text:p>
          </table:table-cell>
          <table:table-cell office:value-type="float" office:value="0.69701002573" calcext:value-type="float">
            <text:p>0.6970100257</text:p>
          </table:table-cell>
          <table:table-cell office:value-type="float" office:value="0.73425111536" calcext:value-type="float">
            <text:p>0.7342511154</text:p>
          </table:table-cell>
          <table:table-cell office:value-type="float" office:value="0.80954825462" calcext:value-type="float">
            <text:p>0.8095482546</text:p>
          </table:table-cell>
          <table:table-cell office:value-type="float" office:value="0.460314620441" calcext:value-type="float">
            <text:p>0.4603146204</text:p>
          </table:table-cell>
          <table:table-cell office:value-type="float" office:value="0.524555691222" calcext:value-type="float">
            <text:p>0.5245556912</text:p>
          </table:table-cell>
          <table:table-cell office:value-type="float" office:value="0.753344481605" calcext:value-type="float">
            <text:p>0.7533444816</text:p>
          </table:table-cell>
          <table:table-cell office:value-type="float" office:value="0.626066490144" calcext:value-type="float">
            <text:p>0.6260664901</text:p>
          </table:table-cell>
          <table:table-cell office:value-type="float" office:value="0.725714285714" calcext:value-type="float">
            <text:p>0.7257142857</text:p>
          </table:table-cell>
          <table:table-cell office:value-type="float" office:value="0.61032266484" calcext:value-type="float">
            <text:p>0.6103226648</text:p>
          </table:table-cell>
          <table:table-cell office:value-type="float" office:value="0.730632008155" calcext:value-type="float">
            <text:p>0.7306320082</text:p>
          </table:table-cell>
          <table:table-cell office:value-type="float" office:value="0.702917771883" calcext:value-type="float">
            <text:p>0.7029177719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32:.Z32])" office:value-type="float" office:value="0.662474355345083" calcext:value-type="float">
            <text:p>0.6624743553</text:p>
          </table:table-cell>
        </table:table-row>
        <table:table-row table:style-name="ro1">
          <table:table-cell office:value-type="float" office:value="0.99323541327" calcext:value-type="float">
            <text:p>0.9932354133</text:p>
          </table:table-cell>
          <table:table-cell office:value-type="float" office:value="0.99627077916" calcext:value-type="float">
            <text:p>0.9962707792</text:p>
          </table:table-cell>
          <table:table-cell office:value-type="float" office:value="0.976125782464" calcext:value-type="float">
            <text:p>0.9761257825</text:p>
          </table:table-cell>
          <table:table-cell office:value-type="float" office:value="0.984216863948" calcext:value-type="float">
            <text:p>0.9842168639</text:p>
          </table:table-cell>
          <table:table-cell office:value-type="float" office:value="0.922488993792" calcext:value-type="float">
            <text:p>0.9224889938</text:p>
          </table:table-cell>
          <table:table-cell office:value-type="float" office:value="0.988448809877" calcext:value-type="float">
            <text:p>0.9884488099</text:p>
          </table:table-cell>
          <table:table-cell office:value-type="float" office:value="0.993800090841" calcext:value-type="float">
            <text:p>0.9938000908</text:p>
          </table:table-cell>
          <table:table-cell office:value-type="float" office:value="0.91788646266" calcext:value-type="float">
            <text:p>0.9178864627</text:p>
          </table:table-cell>
          <table:table-cell office:value-type="float" office:value="0.986625332742" calcext:value-type="float">
            <text:p>0.9866253327</text:p>
          </table:table-cell>
          <table:table-cell office:value-type="float" office:value="0.970809934372" calcext:value-type="float">
            <text:p>0.9708099344</text:p>
          </table:table-cell>
          <table:table-cell office:value-type="float" office:value="0.952478444442" calcext:value-type="float">
            <text:p>0.9524784444</text:p>
          </table:table-cell>
          <table:table-cell office:value-type="float" office:value="0.980447476537" calcext:value-type="float">
            <text:p>0.9804474765</text:p>
          </table:table-cell>
          <table:table-cell office:value-type="float" office:value="0.992613449973" calcext:value-type="float">
            <text:p>0.99261345</text:p>
          </table:table-cell>
          <table:table-cell office:value-type="string" calcext:value-type="string">
            <text:p>train:</text:p>
          </table:table-cell>
          <table:table-cell office:value-type="float" office:value="0.598088730442" calcext:value-type="float">
            <text:p>0.5980887304</text:p>
          </table:table-cell>
          <table:table-cell office:value-type="float" office:value="0.687694082158" calcext:value-type="float">
            <text:p>0.6876940822</text:p>
          </table:table-cell>
          <table:table-cell office:value-type="float" office:value="0.738062460166" calcext:value-type="float">
            <text:p>0.7380624602</text:p>
          </table:table-cell>
          <table:table-cell office:value-type="float" office:value="0.758353556095" calcext:value-type="float">
            <text:p>0.7583535561</text:p>
          </table:table-cell>
          <table:table-cell office:value-type="float" office:value="0.546775604326" calcext:value-type="float">
            <text:p>0.5467756043</text:p>
          </table:table-cell>
          <table:table-cell office:value-type="float" office:value="0.549857549858" calcext:value-type="float">
            <text:p>0.5498575499</text:p>
          </table:table-cell>
          <table:table-cell office:value-type="float" office:value="0.815965499032" calcext:value-type="float">
            <text:p>0.815965499</text:p>
          </table:table-cell>
          <table:table-cell office:value-type="float" office:value="0.654549132098" calcext:value-type="float">
            <text:p>0.6545491321</text:p>
          </table:table-cell>
          <table:table-cell office:value-type="float" office:value="0.725046992481" calcext:value-type="float">
            <text:p>0.7250469925</text:p>
          </table:table-cell>
          <table:table-cell office:value-type="float" office:value="0.676030145835" calcext:value-type="float">
            <text:p>0.6760301458</text:p>
          </table:table-cell>
          <table:table-cell office:value-type="float" office:value="0.712410805301" calcext:value-type="float">
            <text:p>0.7124108053</text:p>
          </table:table-cell>
          <table:table-cell office:value-type="float" office:value="0.741021430677" calcext:value-type="float">
            <text:p>0.7410214307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 table:formula="of:=AVERAGE([.O30:.Z33])" office:value-type="float" office:value="0.681480584939604" calcext:value-type="float">
            <text:p>0.6814805849</text:p>
          </table:table-cell>
          <table:table-cell table:formula="of:=AVERAGE([.O33:.Z33])" office:value-type="float" office:value="0.68365466570575" calcext:value-type="float">
            <text:p>0.6836546657</text:p>
          </table:table-cell>
        </table:table-row>
        <table:table-row table:style-name="ro1">
          <table:table-cell office:value-type="float" office:value="0.981543232952" calcext:value-type="float">
            <text:p>0.981543233</text:p>
          </table:table-cell>
          <table:table-cell office:value-type="float" office:value="0.993090119784" calcext:value-type="float">
            <text:p>0.9930901198</text:p>
          </table:table-cell>
          <table:table-cell office:value-type="float" office:value="0.942151262336" calcext:value-type="float">
            <text:p>0.9421512623</text:p>
          </table:table-cell>
          <table:table-cell office:value-type="float" office:value="0.969670415779" calcext:value-type="float">
            <text:p>0.9696704158</text:p>
          </table:table-cell>
          <table:table-cell office:value-type="float" office:value="0.868403591491" calcext:value-type="float">
            <text:p>0.8684035915</text:p>
          </table:table-cell>
          <table:table-cell office:value-type="float" office:value="0.9685151205" calcext:value-type="float">
            <text:p>0.9685151205</text:p>
          </table:table-cell>
          <table:table-cell office:value-type="float" office:value="0.986033803364" calcext:value-type="float">
            <text:p>0.9860338034</text:p>
          </table:table-cell>
          <table:table-cell office:value-type="float" office:value="0.892154264232" calcext:value-type="float">
            <text:p>0.8921542642</text:p>
          </table:table-cell>
          <table:table-cell office:value-type="float" office:value="0.975379437749" calcext:value-type="float">
            <text:p>0.9753794377</text:p>
          </table:table-cell>
          <table:table-cell office:value-type="float" office:value="0.958211839861" calcext:value-type="float">
            <text:p>0.9582118399</text:p>
          </table:table-cell>
          <table:table-cell office:value-type="float" office:value="0.929216589862" calcext:value-type="float">
            <text:p>0.9292165899</text:p>
          </table:table-cell>
          <table:table-cell office:value-type="float" office:value="0.96001443413" calcext:value-type="float">
            <text:p>0.9600144341</text:p>
          </table:table-cell>
          <table:table-cell office:value-type="float" office:value="0.98990161814" calcext:value-type="float">
            <text:p>0.9899016181</text:p>
          </table:table-cell>
          <table:table-cell office:value-type="string" calcext:value-type="string">
            <text:p>train:</text:p>
          </table:table-cell>
          <table:table-cell office:value-type="float" office:value="0.572679795452" calcext:value-type="float">
            <text:p>0.5726797955</text:p>
          </table:table-cell>
          <table:table-cell office:value-type="float" office:value="0.709835294118" calcext:value-type="float">
            <text:p>0.7098352941</text:p>
          </table:table-cell>
          <table:table-cell office:value-type="float" office:value="0.764086997524" calcext:value-type="float">
            <text:p>0.7640869975</text:p>
          </table:table-cell>
          <table:table-cell office:value-type="float" office:value="0.795811240721" calcext:value-type="float">
            <text:p>0.7958112407</text:p>
          </table:table-cell>
          <table:table-cell office:value-type="float" office:value="0.509686038744" calcext:value-type="float">
            <text:p>0.5096860387</text:p>
          </table:table-cell>
          <table:table-cell office:value-type="float" office:value="0.474314574315" calcext:value-type="float">
            <text:p>0.4743145743</text:p>
          </table:table-cell>
          <table:table-cell office:value-type="float" office:value="0.734611602753" calcext:value-type="float">
            <text:p>0.7346116028</text:p>
          </table:table-cell>
          <table:table-cell office:value-type="float" office:value="0.644858420268" calcext:value-type="float">
            <text:p>0.6448584203</text:p>
          </table:table-cell>
          <table:table-cell office:value-type="float" office:value="0.703769019399" calcext:value-type="float">
            <text:p>0.7037690194</text:p>
          </table:table-cell>
          <table:table-cell office:value-type="float" office:value="0.620243362832" calcext:value-type="float">
            <text:p>0.6202433628</text:p>
          </table:table-cell>
          <table:table-cell office:value-type="float" office:value="0.809694193979" calcext:value-type="float">
            <text:p>0.809694194</text:p>
          </table:table-cell>
          <table:table-cell office:value-type="float" office:value="0.730585204269" calcext:value-type="float">
            <text:p>0.7305852043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34:.Z34])" office:value-type="float" office:value="0.6725146453645" calcext:value-type="float">
            <text:p>0.6725146454</text:p>
          </table:table-cell>
        </table:table-row>
        <table:table-row table:style-name="ro1">
          <table:table-cell office:value-type="float" office:value="0.984348631307" calcext:value-type="float">
            <text:p>0.9843486313</text:p>
          </table:table-cell>
          <table:table-cell office:value-type="float" office:value="0.995187168404" calcext:value-type="float">
            <text:p>0.9951871684</text:p>
          </table:table-cell>
          <table:table-cell office:value-type="float" office:value="0.96724100883" calcext:value-type="float">
            <text:p>0.9672410088</text:p>
          </table:table-cell>
          <table:table-cell office:value-type="float" office:value="0.980000113749" calcext:value-type="float">
            <text:p>0.9800001137</text:p>
          </table:table-cell>
          <table:table-cell office:value-type="float" office:value="0.910333995168" calcext:value-type="float">
            <text:p>0.9103339952</text:p>
          </table:table-cell>
          <table:table-cell office:value-type="float" office:value="0.987083284084" calcext:value-type="float">
            <text:p>0.9870832841</text:p>
          </table:table-cell>
          <table:table-cell office:value-type="float" office:value="0.990293662743" calcext:value-type="float">
            <text:p>0.9902936627</text:p>
          </table:table-cell>
          <table:table-cell office:value-type="float" office:value="0.937603860186" calcext:value-type="float">
            <text:p>0.9376038602</text:p>
          </table:table-cell>
          <table:table-cell office:value-type="float" office:value="0.989989660932" calcext:value-type="float">
            <text:p>0.9899896609</text:p>
          </table:table-cell>
          <table:table-cell office:value-type="float" office:value="0.975983979237" calcext:value-type="float">
            <text:p>0.9759839792</text:p>
          </table:table-cell>
          <table:table-cell office:value-type="float" office:value="0.967407743951" calcext:value-type="float">
            <text:p>0.967407744</text:p>
          </table:table-cell>
          <table:table-cell office:value-type="float" office:value="0.985155147274" calcext:value-type="float">
            <text:p>0.9851551473</text:p>
          </table:table-cell>
          <table:table-cell office:value-type="float" office:value="0.992126755962" calcext:value-type="float">
            <text:p>0.992126756</text:p>
          </table:table-cell>
          <table:table-cell office:value-type="string" calcext:value-type="string">
            <text:p>train:</text:p>
          </table:table-cell>
          <table:table-cell office:value-type="float" office:value="0.595018815607" calcext:value-type="float">
            <text:p>0.5950188156</text:p>
          </table:table-cell>
          <table:table-cell office:value-type="float" office:value="0.661431993612" calcext:value-type="float">
            <text:p>0.6614319936</text:p>
          </table:table-cell>
          <table:table-cell office:value-type="float" office:value="0.747954110899" calcext:value-type="float">
            <text:p>0.7479541109</text:p>
          </table:table-cell>
          <table:table-cell office:value-type="float" office:value="0.768060481613" calcext:value-type="float">
            <text:p>0.7680604816</text:p>
          </table:table-cell>
          <table:table-cell office:value-type="float" office:value="0.57298293045" calcext:value-type="float">
            <text:p>0.5729829305</text:p>
          </table:table-cell>
          <table:table-cell office:value-type="float" office:value="0.602767602768" calcext:value-type="float">
            <text:p>0.6027676028</text:p>
          </table:table-cell>
          <table:table-cell office:value-type="float" office:value="0.722540045767" calcext:value-type="float">
            <text:p>0.7225400458</text:p>
          </table:table-cell>
          <table:table-cell office:value-type="float" office:value="0.648426007649" calcext:value-type="float">
            <text:p>0.6484260076</text:p>
          </table:table-cell>
          <table:table-cell office:value-type="float" office:value="0.734323308271" calcext:value-type="float">
            <text:p>0.7343233083</text:p>
          </table:table-cell>
          <table:table-cell office:value-type="float" office:value="0.615542722913" calcext:value-type="float">
            <text:p>0.6155427229</text:p>
          </table:table-cell>
          <table:table-cell office:value-type="float" office:value="0.679663608563" calcext:value-type="float">
            <text:p>0.6796636086</text:p>
          </table:table-cell>
          <table:table-cell office:value-type="float" office:value="0.702096753821" calcext:value-type="float">
            <text:p>0.7020967538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35:.Z35])" office:value-type="float" office:value="0.670900698494417" calcext:value-type="float">
            <text:p>0.6709006985</text:p>
          </table:table-cell>
        </table:table-row>
        <table:table-row table:style-name="ro1">
          <table:table-cell office:value-type="float" office:value="0.989272439978" calcext:value-type="float">
            <text:p>0.98927244</text:p>
          </table:table-cell>
          <table:table-cell office:value-type="float" office:value="0.997178530825" calcext:value-type="float">
            <text:p>0.9971785308</text:p>
          </table:table-cell>
          <table:table-cell office:value-type="float" office:value="0.968509577803" calcext:value-type="float">
            <text:p>0.9685095778</text:p>
          </table:table-cell>
          <table:table-cell office:value-type="float" office:value="0.983729179226" calcext:value-type="float">
            <text:p>0.9837291792</text:p>
          </table:table-cell>
          <table:table-cell office:value-type="float" office:value="0.912298279231" calcext:value-type="float">
            <text:p>0.9122982792</text:p>
          </table:table-cell>
          <table:table-cell office:value-type="float" office:value="0.985623003195" calcext:value-type="float">
            <text:p>0.9856230032</text:p>
          </table:table-cell>
          <table:table-cell office:value-type="float" office:value="0.993965180744" calcext:value-type="float">
            <text:p>0.9939651807</text:p>
          </table:table-cell>
          <table:table-cell office:value-type="float" office:value="0.946787437583" calcext:value-type="float">
            <text:p>0.9467874376</text:p>
          </table:table-cell>
          <table:table-cell office:value-type="float" office:value="0.990210581197" calcext:value-type="float">
            <text:p>0.9902105812</text:p>
          </table:table-cell>
          <table:table-cell office:value-type="float" office:value="0.985659993316" calcext:value-type="float">
            <text:p>0.9856599933</text:p>
          </table:table-cell>
          <table:table-cell office:value-type="float" office:value="0.972888337314" calcext:value-type="float">
            <text:p>0.9728883373</text:p>
          </table:table-cell>
          <table:table-cell office:value-type="float" office:value="0.98792600659" calcext:value-type="float">
            <text:p>0.9879260066</text:p>
          </table:table-cell>
          <table:table-cell office:value-type="float" office:value="0.9931447661" calcext:value-type="float">
            <text:p>0.9931447661</text:p>
          </table:table-cell>
          <table:table-cell office:value-type="string" calcext:value-type="string">
            <text:p>train:</text:p>
          </table:table-cell>
          <table:table-cell office:value-type="float" office:value="0.590711031888" calcext:value-type="float">
            <text:p>0.5907110319</text:p>
          </table:table-cell>
          <table:table-cell office:value-type="float" office:value="0.685653446899" calcext:value-type="float">
            <text:p>0.6856534469</text:p>
          </table:table-cell>
          <table:table-cell office:value-type="float" office:value="0.755831739962" calcext:value-type="float">
            <text:p>0.75583174</text:p>
          </table:table-cell>
          <table:table-cell office:value-type="float" office:value="0.829382116856" calcext:value-type="float">
            <text:p>0.8293821169</text:p>
          </table:table-cell>
          <table:table-cell office:value-type="float" office:value="0.55348812553" calcext:value-type="float">
            <text:p>0.5534881255</text:p>
          </table:table-cell>
          <table:table-cell office:value-type="float" office:value="0.517026183693" calcext:value-type="float">
            <text:p>0.5170261837</text:p>
          </table:table-cell>
          <table:table-cell office:value-type="float" office:value="0.755676817462" calcext:value-type="float">
            <text:p>0.7556768175</text:p>
          </table:table-cell>
          <table:table-cell office:value-type="float" office:value="0.613286996175" calcext:value-type="float">
            <text:p>0.6132869962</text:p>
          </table:table-cell>
          <table:table-cell office:value-type="float" office:value="0.637067669173" calcext:value-type="float">
            <text:p>0.6370676692</text:p>
          </table:table-cell>
          <table:table-cell office:value-type="float" office:value="0.617728622231" calcext:value-type="float">
            <text:p>0.6177286222</text:p>
          </table:table-cell>
          <table:table-cell office:value-type="float" office:value="0.702599388379" calcext:value-type="float">
            <text:p>0.7025993884</text:p>
          </table:table-cell>
          <table:table-cell office:value-type="float" office:value="0.719443391857" calcext:value-type="float">
            <text:p>0.7194433919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36:.Z36])" office:value-type="float" office:value="0.66482462750875" calcext:value-type="float">
            <text:p>0.6648246275</text:p>
          </table:table-cell>
        </table:table-row>
        <table:table-row table:style-name="ro1">
          <table:table-cell office:value-type="float" office:value="0.984348631307" calcext:value-type="float">
            <text:p>0.9843486313</text:p>
          </table:table-cell>
          <table:table-cell office:value-type="float" office:value="0.995187168404" calcext:value-type="float">
            <text:p>0.9951871684</text:p>
          </table:table-cell>
          <table:table-cell office:value-type="float" office:value="0.96724100883" calcext:value-type="float">
            <text:p>0.9672410088</text:p>
          </table:table-cell>
          <table:table-cell office:value-type="float" office:value="0.980000113749" calcext:value-type="float">
            <text:p>0.9800001137</text:p>
          </table:table-cell>
          <table:table-cell office:value-type="float" office:value="0.910333995168" calcext:value-type="float">
            <text:p>0.9103339952</text:p>
          </table:table-cell>
          <table:table-cell office:value-type="float" office:value="0.987083284084" calcext:value-type="float">
            <text:p>0.9870832841</text:p>
          </table:table-cell>
          <table:table-cell office:value-type="float" office:value="0.990293662743" calcext:value-type="float">
            <text:p>0.9902936627</text:p>
          </table:table-cell>
          <table:table-cell office:value-type="float" office:value="0.937603860186" calcext:value-type="float">
            <text:p>0.9376038602</text:p>
          </table:table-cell>
          <table:table-cell office:value-type="float" office:value="0.989989660932" calcext:value-type="float">
            <text:p>0.9899896609</text:p>
          </table:table-cell>
          <table:table-cell office:value-type="float" office:value="0.975983979237" calcext:value-type="float">
            <text:p>0.9759839792</text:p>
          </table:table-cell>
          <table:table-cell office:value-type="float" office:value="0.967407743951" calcext:value-type="float">
            <text:p>0.967407744</text:p>
          </table:table-cell>
          <table:table-cell office:value-type="float" office:value="0.985155147274" calcext:value-type="float">
            <text:p>0.9851551473</text:p>
          </table:table-cell>
          <table:table-cell office:value-type="float" office:value="0.992126755962" calcext:value-type="float">
            <text:p>0.992126756</text:p>
          </table:table-cell>
          <table:table-cell office:value-type="string" calcext:value-type="string">
            <text:p>train:</text:p>
          </table:table-cell>
          <table:table-cell office:value-type="float" office:value="0.595018815607" calcext:value-type="float">
            <text:p>0.5950188156</text:p>
          </table:table-cell>
          <table:table-cell office:value-type="float" office:value="0.661431993612" calcext:value-type="float">
            <text:p>0.6614319936</text:p>
          </table:table-cell>
          <table:table-cell office:value-type="float" office:value="0.747954110899" calcext:value-type="float">
            <text:p>0.7479541109</text:p>
          </table:table-cell>
          <table:table-cell office:value-type="float" office:value="0.768060481613" calcext:value-type="float">
            <text:p>0.7680604816</text:p>
          </table:table-cell>
          <table:table-cell office:value-type="float" office:value="0.57298293045" calcext:value-type="float">
            <text:p>0.5729829305</text:p>
          </table:table-cell>
          <table:table-cell office:value-type="float" office:value="0.602767602768" calcext:value-type="float">
            <text:p>0.6027676028</text:p>
          </table:table-cell>
          <table:table-cell office:value-type="float" office:value="0.722540045767" calcext:value-type="float">
            <text:p>0.7225400458</text:p>
          </table:table-cell>
          <table:table-cell office:value-type="float" office:value="0.648426007649" calcext:value-type="float">
            <text:p>0.6484260076</text:p>
          </table:table-cell>
          <table:table-cell office:value-type="float" office:value="0.734323308271" calcext:value-type="float">
            <text:p>0.7343233083</text:p>
          </table:table-cell>
          <table:table-cell office:value-type="float" office:value="0.615542722913" calcext:value-type="float">
            <text:p>0.6155427229</text:p>
          </table:table-cell>
          <table:table-cell office:value-type="float" office:value="0.679663608563" calcext:value-type="float">
            <text:p>0.6796636086</text:p>
          </table:table-cell>
          <table:table-cell office:value-type="float" office:value="0.702096753821" calcext:value-type="float">
            <text:p>0.7020967538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table:formula="of:=AVERAGE([.O34:.Z37])" office:value-type="float" office:value="0.669785167465521" calcext:value-type="float">
            <text:p>0.6697851675</text:p>
          </table:table-cell>
          <table:table-cell table:formula="of:=AVERAGE([.O37:.Z37])" office:value-type="float" office:value="0.670900698494417" calcext:value-type="float">
            <text:p>0.6709006985</text:p>
          </table:table-cell>
        </table:table-row>
        <table:table-row table:style-name="ro1">
          <table:table-cell office:value-type="float" office:value="0.978394122045" calcext:value-type="float">
            <text:p>0.978394122</text:p>
          </table:table-cell>
          <table:table-cell office:value-type="float" office:value="0.994030306673" calcext:value-type="float">
            <text:p>0.9940303067</text:p>
          </table:table-cell>
          <table:table-cell office:value-type="float" office:value="0.951979031014" calcext:value-type="float">
            <text:p>0.951979031</text:p>
          </table:table-cell>
          <table:table-cell office:value-type="float" office:value="0.973897961719" calcext:value-type="float">
            <text:p>0.9738979617</text:p>
          </table:table-cell>
          <table:table-cell office:value-type="float" office:value="0.910899745655" calcext:value-type="float">
            <text:p>0.9108997457</text:p>
          </table:table-cell>
          <table:table-cell office:value-type="float" office:value="0.979762605565" calcext:value-type="float">
            <text:p>0.9797626056</text:p>
          </table:table-cell>
          <table:table-cell office:value-type="float" office:value="0.990660487937" calcext:value-type="float">
            <text:p>0.9906604879</text:p>
          </table:table-cell>
          <table:table-cell office:value-type="float" office:value="0.922262639557" calcext:value-type="float">
            <text:p>0.9222626396</text:p>
          </table:table-cell>
          <table:table-cell office:value-type="float" office:value="0.983742701742" calcext:value-type="float">
            <text:p>0.9837427017</text:p>
          </table:table-cell>
          <table:table-cell office:value-type="float" office:value="0.962183921164" calcext:value-type="float">
            <text:p>0.9621839212</text:p>
          </table:table-cell>
          <table:table-cell office:value-type="float" office:value="0.954288903417" calcext:value-type="float">
            <text:p>0.9542889034</text:p>
          </table:table-cell>
          <table:table-cell office:value-type="float" office:value="0.975859874106" calcext:value-type="float">
            <text:p>0.9758598741</text:p>
          </table:table-cell>
          <table:table-cell office:value-type="float" office:value="0.990030109903" calcext:value-type="float">
            <text:p>0.9900301099</text:p>
          </table:table-cell>
          <table:table-cell office:value-type="string" calcext:value-type="string">
            <text:p>train:</text:p>
          </table:table-cell>
          <table:table-cell office:value-type="float" office:value="0.589380916114" calcext:value-type="float">
            <text:p>0.5893809161</text:p>
          </table:table-cell>
          <table:table-cell office:value-type="float" office:value="0.608188235294" calcext:value-type="float">
            <text:p>0.6081882353</text:p>
          </table:table-cell>
          <table:table-cell office:value-type="float" office:value="0.808134651656" calcext:value-type="float">
            <text:p>0.8081346517</text:p>
          </table:table-cell>
          <table:table-cell office:value-type="float" office:value="0.714316012725" calcext:value-type="float">
            <text:p>0.7143160127</text:p>
          </table:table-cell>
          <table:table-cell office:value-type="float" office:value="0.64740845327" calcext:value-type="float">
            <text:p>0.6474084533</text:p>
          </table:table-cell>
          <table:table-cell office:value-type="float" office:value="0.573015873016" calcext:value-type="float">
            <text:p>0.573015873</text:p>
          </table:table-cell>
          <table:table-cell office:value-type="float" office:value="0.773500491642" calcext:value-type="float">
            <text:p>0.7735004916</text:p>
          </table:table-cell>
          <table:table-cell office:value-type="float" office:value="0.642814562487" calcext:value-type="float">
            <text:p>0.6428145625</text:p>
          </table:table-cell>
          <table:table-cell office:value-type="float" office:value="0.713324857483" calcext:value-type="float">
            <text:p>0.7133248575</text:p>
          </table:table-cell>
          <table:table-cell office:value-type="float" office:value="0.652507374631" calcext:value-type="float">
            <text:p>0.6525073746</text:p>
          </table:table-cell>
          <table:table-cell office:value-type="float" office:value="0.663875769286" calcext:value-type="float">
            <text:p>0.6638757693</text:p>
          </table:table-cell>
          <table:table-cell office:value-type="float" office:value="0.713263709974" calcext:value-type="float">
            <text:p>0.7132637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38:.Z38])" office:value-type="float" office:value="0.6749775756315" calcext:value-type="float">
            <text:p>0.6749775756</text:p>
          </table:table-cell>
        </table:table-row>
        <table:table-row table:style-name="ro1">
          <table:table-cell office:value-type="float" office:value="0.988416646942" calcext:value-type="float">
            <text:p>0.9884166469</text:p>
          </table:table-cell>
          <table:table-cell office:value-type="float" office:value="0.993265744991" calcext:value-type="float">
            <text:p>0.993265745</text:p>
          </table:table-cell>
          <table:table-cell office:value-type="float" office:value="0.958599462732" calcext:value-type="float">
            <text:p>0.9585994627</text:p>
          </table:table-cell>
          <table:table-cell office:value-type="float" office:value="0.976185736656" calcext:value-type="float">
            <text:p>0.9761857367</text:p>
          </table:table-cell>
          <table:table-cell office:value-type="float" office:value="0.909455182189" calcext:value-type="float">
            <text:p>0.9094551822</text:p>
          </table:table-cell>
          <table:table-cell office:value-type="float" office:value="0.981602930617" calcext:value-type="float">
            <text:p>0.9816029306</text:p>
          </table:table-cell>
          <table:table-cell office:value-type="float" office:value="0.986154033534" calcext:value-type="float">
            <text:p>0.9861540335</text:p>
          </table:table-cell>
          <table:table-cell office:value-type="float" office:value="0.935299265287" calcext:value-type="float">
            <text:p>0.9352992653</text:p>
          </table:table-cell>
          <table:table-cell office:value-type="float" office:value="0.984962841211" calcext:value-type="float">
            <text:p>0.9849628412</text:p>
          </table:table-cell>
          <table:table-cell office:value-type="float" office:value="0.977486755722" calcext:value-type="float">
            <text:p>0.9774867557</text:p>
          </table:table-cell>
          <table:table-cell office:value-type="float" office:value="0.960643374553" calcext:value-type="float">
            <text:p>0.9606433746</text:p>
          </table:table-cell>
          <table:table-cell office:value-type="float" office:value="0.978663034321" calcext:value-type="float">
            <text:p>0.9786630343</text:p>
          </table:table-cell>
          <table:table-cell office:value-type="float" office:value="0.990805239696" calcext:value-type="float">
            <text:p>0.9908052397</text:p>
          </table:table-cell>
          <table:table-cell office:value-type="string" calcext:value-type="string">
            <text:p>train:</text:p>
          </table:table-cell>
          <table:table-cell office:value-type="float" office:value="0.572093483858" calcext:value-type="float">
            <text:p>0.5720934839</text:p>
          </table:table-cell>
          <table:table-cell office:value-type="float" office:value="0.715109573241" calcext:value-type="float">
            <text:p>0.7151095732</text:p>
          </table:table-cell>
          <table:table-cell office:value-type="float" office:value="0.771255576801" calcext:value-type="float">
            <text:p>0.7712555768</text:p>
          </table:table-cell>
          <table:table-cell office:value-type="float" office:value="0.763813701699" calcext:value-type="float">
            <text:p>0.7638137017</text:p>
          </table:table-cell>
          <table:table-cell office:value-type="float" office:value="0.494897688719" calcext:value-type="float">
            <text:p>0.4948976887</text:p>
          </table:table-cell>
          <table:table-cell office:value-type="float" office:value="0.473205806539" calcext:value-type="float">
            <text:p>0.4732058065</text:p>
          </table:table-cell>
          <table:table-cell office:value-type="float" office:value="0.767118465059" calcext:value-type="float">
            <text:p>0.7671184651</text:p>
          </table:table-cell>
          <table:table-cell office:value-type="float" office:value="0.639618270079" calcext:value-type="float">
            <text:p>0.6396182701</text:p>
          </table:table-cell>
          <table:table-cell office:value-type="float" office:value="0.637584586466" calcext:value-type="float">
            <text:p>0.6375845865</text:p>
          </table:table-cell>
          <table:table-cell office:value-type="float" office:value="0.643445564582" calcext:value-type="float">
            <text:p>0.6434455646</text:p>
          </table:table-cell>
          <table:table-cell office:value-type="float" office:value="0.780963302752" calcext:value-type="float">
            <text:p>0.7809633028</text:p>
          </table:table-cell>
          <table:table-cell office:value-type="float" office:value="0.68414487811" calcext:value-type="float">
            <text:p>0.684144878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39:.Z39])" office:value-type="float" office:value="0.661937574825416" calcext:value-type="float">
            <text:p>0.6619375748</text:p>
          </table:table-cell>
        </table:table-row>
        <table:table-row table:style-name="ro1">
          <table:table-cell office:value-type="float" office:value="0.985961059898" calcext:value-type="float">
            <text:p>0.9859610599</text:p>
          </table:table-cell>
          <table:table-cell office:value-type="float" office:value="0.995058015859" calcext:value-type="float">
            <text:p>0.9950580159</text:p>
          </table:table-cell>
          <table:table-cell office:value-type="float" office:value="0.960122620005" calcext:value-type="float">
            <text:p>0.96012262</text:p>
          </table:table-cell>
          <table:table-cell office:value-type="float" office:value="0.983587941108" calcext:value-type="float">
            <text:p>0.9835879411</text:p>
          </table:table-cell>
          <table:table-cell office:value-type="float" office:value="0.90811888117" calcext:value-type="float">
            <text:p>0.9081188812</text:p>
          </table:table-cell>
          <table:table-cell office:value-type="float" office:value="0.982237586069" calcext:value-type="float">
            <text:p>0.9822375861</text:p>
          </table:table-cell>
          <table:table-cell office:value-type="float" office:value="0.994572698111" calcext:value-type="float">
            <text:p>0.9945726981</text:p>
          </table:table-cell>
          <table:table-cell office:value-type="float" office:value="0.926757090738" calcext:value-type="float">
            <text:p>0.9267570907</text:p>
          </table:table-cell>
          <table:table-cell office:value-type="float" office:value="0.987519772364" calcext:value-type="float">
            <text:p>0.9875197724</text:p>
          </table:table-cell>
          <table:table-cell office:value-type="float" office:value="0.970021564142" calcext:value-type="float">
            <text:p>0.9700215641</text:p>
          </table:table-cell>
          <table:table-cell office:value-type="float" office:value="0.959379819196" calcext:value-type="float">
            <text:p>0.9593798192</text:p>
          </table:table-cell>
          <table:table-cell office:value-type="float" office:value="0.982451735297" calcext:value-type="float">
            <text:p>0.9824517353</text:p>
          </table:table-cell>
          <table:table-cell office:value-type="float" office:value="0.991245745118" calcext:value-type="float">
            <text:p>0.9912457451</text:p>
          </table:table-cell>
          <table:table-cell office:value-type="string" calcext:value-type="string">
            <text:p>train:</text:p>
          </table:table-cell>
          <table:table-cell office:value-type="float" office:value="0.541295306001" calcext:value-type="float">
            <text:p>0.541295306</text:p>
          </table:table-cell>
          <table:table-cell office:value-type="float" office:value="0.716972761955" calcext:value-type="float">
            <text:p>0.716972762</text:p>
          </table:table-cell>
          <table:table-cell office:value-type="float" office:value="0.755411089866" calcext:value-type="float">
            <text:p>0.7554110899</text:p>
          </table:table-cell>
          <table:table-cell office:value-type="float" office:value="0.795874556655" calcext:value-type="float">
            <text:p>0.7958745567</text:p>
          </table:table-cell>
          <table:table-cell office:value-type="float" office:value="0.590662107718" calcext:value-type="float">
            <text:p>0.5906621077</text:p>
          </table:table-cell>
          <table:table-cell office:value-type="float" office:value="0.542395875729" calcext:value-type="float">
            <text:p>0.5423958757</text:p>
          </table:table-cell>
          <table:table-cell office:value-type="float" office:value="0.712682626298" calcext:value-type="float">
            <text:p>0.7126826263</text:p>
          </table:table-cell>
          <table:table-cell office:value-type="float" office:value="0.612459546926" calcext:value-type="float">
            <text:p>0.6124595469</text:p>
          </table:table-cell>
          <table:table-cell office:value-type="float" office:value="0.706203007519" calcext:value-type="float">
            <text:p>0.7062030075</text:p>
          </table:table-cell>
          <table:table-cell office:value-type="float" office:value="0.603210335715" calcext:value-type="float">
            <text:p>0.6032103357</text:p>
          </table:table-cell>
          <table:table-cell office:value-type="float" office:value="0.706549439348" calcext:value-type="float">
            <text:p>0.7065494393</text:p>
          </table:table-cell>
          <table:table-cell office:value-type="float" office:value="0.673634794324" calcext:value-type="float">
            <text:p>0.673634794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40:.Z40])" office:value-type="float" office:value="0.663112620671167" calcext:value-type="float">
            <text:p>0.6631126207</text:p>
          </table:table-cell>
        </table:table-row>
        <table:table-row table:style-name="ro1">
          <table:table-cell office:value-type="float" office:value="0.988416646942" calcext:value-type="float">
            <text:p>0.9884166469</text:p>
          </table:table-cell>
          <table:table-cell office:value-type="float" office:value="0.993265744991" calcext:value-type="float">
            <text:p>0.993265745</text:p>
          </table:table-cell>
          <table:table-cell office:value-type="float" office:value="0.958599462732" calcext:value-type="float">
            <text:p>0.9585994627</text:p>
          </table:table-cell>
          <table:table-cell office:value-type="float" office:value="0.976185736656" calcext:value-type="float">
            <text:p>0.9761857367</text:p>
          </table:table-cell>
          <table:table-cell office:value-type="float" office:value="0.909455182189" calcext:value-type="float">
            <text:p>0.9094551822</text:p>
          </table:table-cell>
          <table:table-cell office:value-type="float" office:value="0.981602930617" calcext:value-type="float">
            <text:p>0.9816029306</text:p>
          </table:table-cell>
          <table:table-cell office:value-type="float" office:value="0.986154033534" calcext:value-type="float">
            <text:p>0.9861540335</text:p>
          </table:table-cell>
          <table:table-cell office:value-type="float" office:value="0.935299265287" calcext:value-type="float">
            <text:p>0.9352992653</text:p>
          </table:table-cell>
          <table:table-cell office:value-type="float" office:value="0.984962841211" calcext:value-type="float">
            <text:p>0.9849628412</text:p>
          </table:table-cell>
          <table:table-cell office:value-type="float" office:value="0.977486755722" calcext:value-type="float">
            <text:p>0.9774867557</text:p>
          </table:table-cell>
          <table:table-cell office:value-type="float" office:value="0.960643374553" calcext:value-type="float">
            <text:p>0.9606433746</text:p>
          </table:table-cell>
          <table:table-cell office:value-type="float" office:value="0.978663034321" calcext:value-type="float">
            <text:p>0.9786630343</text:p>
          </table:table-cell>
          <table:table-cell office:value-type="float" office:value="0.990805239696" calcext:value-type="float">
            <text:p>0.9908052397</text:p>
          </table:table-cell>
          <table:table-cell office:value-type="string" calcext:value-type="string">
            <text:p>train:</text:p>
          </table:table-cell>
          <table:table-cell office:value-type="float" office:value="0.572093483858" calcext:value-type="float">
            <text:p>0.5720934839</text:p>
          </table:table-cell>
          <table:table-cell office:value-type="float" office:value="0.715109573241" calcext:value-type="float">
            <text:p>0.7151095732</text:p>
          </table:table-cell>
          <table:table-cell office:value-type="float" office:value="0.771255576801" calcext:value-type="float">
            <text:p>0.7712555768</text:p>
          </table:table-cell>
          <table:table-cell office:value-type="float" office:value="0.763813701699" calcext:value-type="float">
            <text:p>0.7638137017</text:p>
          </table:table-cell>
          <table:table-cell office:value-type="float" office:value="0.494897688719" calcext:value-type="float">
            <text:p>0.4948976887</text:p>
          </table:table-cell>
          <table:table-cell office:value-type="float" office:value="0.473205806539" calcext:value-type="float">
            <text:p>0.4732058065</text:p>
          </table:table-cell>
          <table:table-cell office:value-type="float" office:value="0.767118465059" calcext:value-type="float">
            <text:p>0.7671184651</text:p>
          </table:table-cell>
          <table:table-cell office:value-type="float" office:value="0.639618270079" calcext:value-type="float">
            <text:p>0.6396182701</text:p>
          </table:table-cell>
          <table:table-cell office:value-type="float" office:value="0.637584586466" calcext:value-type="float">
            <text:p>0.6375845865</text:p>
          </table:table-cell>
          <table:table-cell office:value-type="float" office:value="0.643445564582" calcext:value-type="float">
            <text:p>0.6434455646</text:p>
          </table:table-cell>
          <table:table-cell office:value-type="float" office:value="0.780963302752" calcext:value-type="float">
            <text:p>0.7809633028</text:p>
          </table:table-cell>
          <table:table-cell office:value-type="float" office:value="0.68414487811" calcext:value-type="float">
            <text:p>0.684144878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table:formula="of:=AVERAGE([.O38:.Z41])" office:value-type="float" office:value="0.665491336488375" calcext:value-type="float">
            <text:p>0.6654913365</text:p>
          </table:table-cell>
          <table:table-cell table:formula="of:=AVERAGE([.O41:.Z41])" office:value-type="float" office:value="0.661937574825416" calcext:value-type="float">
            <text:p>0.6619375748</text:p>
          </table:table-cell>
        </table:table-row>
        <table:table-row table:style-name="ro1">
          <table:table-cell office:value-type="float" office:value="0.993038587729" calcext:value-type="float">
            <text:p>0.9930385877</text:p>
          </table:table-cell>
          <table:table-cell office:value-type="float" office:value="0.996650359927" calcext:value-type="float">
            <text:p>0.9966503599</text:p>
          </table:table-cell>
          <table:table-cell office:value-type="float" office:value="0.9681918183" calcext:value-type="float">
            <text:p>0.9681918183</text:p>
          </table:table-cell>
          <table:table-cell office:value-type="float" office:value="0.983894426023" calcext:value-type="float">
            <text:p>0.983894426</text:p>
          </table:table-cell>
          <table:table-cell office:value-type="float" office:value="0.928082450857" calcext:value-type="float">
            <text:p>0.9280824509</text:p>
          </table:table-cell>
          <table:table-cell office:value-type="float" office:value="0.986804721039" calcext:value-type="float">
            <text:p>0.986804721</text:p>
          </table:table-cell>
          <table:table-cell office:value-type="float" office:value="0.996830382386" calcext:value-type="float">
            <text:p>0.9968303824</text:p>
          </table:table-cell>
          <table:table-cell office:value-type="float" office:value="0.949925833853" calcext:value-type="float">
            <text:p>0.9499258339</text:p>
          </table:table-cell>
          <table:table-cell office:value-type="float" office:value="0.993016204216" calcext:value-type="float">
            <text:p>0.9930162042</text:p>
          </table:table-cell>
          <table:table-cell office:value-type="float" office:value="0.980879183832" calcext:value-type="float">
            <text:p>0.9808791838</text:p>
          </table:table-cell>
          <table:table-cell office:value-type="float" office:value="0.971222473809" calcext:value-type="float">
            <text:p>0.9712224738</text:p>
          </table:table-cell>
          <table:table-cell office:value-type="float" office:value="0.98571311271" calcext:value-type="float">
            <text:p>0.9857131127</text:p>
          </table:table-cell>
          <table:table-cell office:value-type="float" office:value="0.992539982354" calcext:value-type="float">
            <text:p>0.9925399824</text:p>
          </table:table-cell>
          <table:table-cell office:value-type="string" calcext:value-type="string">
            <text:p>train:</text:p>
          </table:table-cell>
          <table:table-cell office:value-type="float" office:value="0.614024589272" calcext:value-type="float">
            <text:p>0.6140245893</text:p>
          </table:table-cell>
          <table:table-cell office:value-type="float" office:value="0.5568" calcext:value-type="float">
            <text:p>0.5568</text:p>
          </table:table-cell>
          <table:table-cell office:value-type="float" office:value="0.726084521985" calcext:value-type="float">
            <text:p>0.726084522</text:p>
          </table:table-cell>
          <table:table-cell office:value-type="float" office:value="0.829321314952" calcext:value-type="float">
            <text:p>0.829321315</text:p>
          </table:table-cell>
          <table:table-cell office:value-type="float" office:value="0.496834578247" calcext:value-type="float">
            <text:p>0.4968345782</text:p>
          </table:table-cell>
          <table:table-cell office:value-type="float" office:value="0.579725829726" calcext:value-type="float">
            <text:p>0.5797258297</text:p>
          </table:table-cell>
          <table:table-cell office:value-type="float" office:value="0.819862340216" calcext:value-type="float">
            <text:p>0.8198623402</text:p>
          </table:table-cell>
          <table:table-cell office:value-type="float" office:value="0.668405365127" calcext:value-type="float">
            <text:p>0.6684053651</text:p>
          </table:table-cell>
          <table:table-cell office:value-type="float" office:value="0.665176557438" calcext:value-type="float">
            <text:p>0.6651765574</text:p>
          </table:table-cell>
          <table:table-cell office:value-type="float" office:value="0.668215339233" calcext:value-type="float">
            <text:p>0.6682153392</text:p>
          </table:table-cell>
          <table:table-cell office:value-type="float" office:value="0.635704403416" calcext:value-type="float">
            <text:p>0.6357044034</text:p>
          </table:table-cell>
          <table:table-cell office:value-type="float" office:value="0.681220095694" calcext:value-type="float">
            <text:p>0.6812200957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42:.Z42])" office:value-type="float" office:value="0.661781244608833" calcext:value-type="float">
            <text:p>0.6617812446</text:p>
          </table:table-cell>
        </table:table-row>
        <table:table-row table:style-name="ro1">
          <table:table-cell office:value-type="float" office:value="0.990146625127" calcext:value-type="float">
            <text:p>0.9901466251</text:p>
          </table:table-cell>
          <table:table-cell office:value-type="float" office:value="0.996197597137" calcext:value-type="float">
            <text:p>0.9961975971</text:p>
          </table:table-cell>
          <table:table-cell office:value-type="float" office:value="0.961925440697" calcext:value-type="float">
            <text:p>0.9619254407</text:p>
          </table:table-cell>
          <table:table-cell office:value-type="float" office:value="0.983373714164" calcext:value-type="float">
            <text:p>0.9833737142</text:p>
          </table:table-cell>
          <table:table-cell office:value-type="float" office:value="0.908097414487" calcext:value-type="float">
            <text:p>0.9080974145</text:p>
          </table:table-cell>
          <table:table-cell office:value-type="float" office:value="0.987249996913" calcext:value-type="float">
            <text:p>0.9872499969</text:p>
          </table:table-cell>
          <table:table-cell office:value-type="float" office:value="0.992599000384" calcext:value-type="float">
            <text:p>0.9925990004</text:p>
          </table:table-cell>
          <table:table-cell office:value-type="float" office:value="0.938367575111" calcext:value-type="float">
            <text:p>0.9383675751</text:p>
          </table:table-cell>
          <table:table-cell office:value-type="float" office:value="0.989869701227" calcext:value-type="float">
            <text:p>0.9898697012</text:p>
          </table:table-cell>
          <table:table-cell office:value-type="float" office:value="0.975633552713" calcext:value-type="float">
            <text:p>0.9756335527</text:p>
          </table:table-cell>
          <table:table-cell office:value-type="float" office:value="0.964272196221" calcext:value-type="float">
            <text:p>0.9642721962</text:p>
          </table:table-cell>
          <table:table-cell office:value-type="float" office:value="0.983894495193" calcext:value-type="float">
            <text:p>0.9838944952</text:p>
          </table:table-cell>
          <table:table-cell office:value-type="float" office:value="0.989464754297" calcext:value-type="float">
            <text:p>0.9894647543</text:p>
          </table:table-cell>
          <table:table-cell office:value-type="string" calcext:value-type="string">
            <text:p>train:</text:p>
          </table:table-cell>
          <table:table-cell office:value-type="float" office:value="0.539413745296" calcext:value-type="float">
            <text:p>0.5394137453</text:p>
          </table:table-cell>
          <table:table-cell office:value-type="float" office:value="0.677490905865" calcext:value-type="float">
            <text:p>0.6774909059</text:p>
          </table:table-cell>
          <table:table-cell office:value-type="float" office:value="0.71523263225" calcext:value-type="float">
            <text:p>0.7152326323</text:p>
          </table:table-cell>
          <table:table-cell office:value-type="float" office:value="0.813281687512" calcext:value-type="float">
            <text:p>0.8132816875</text:p>
          </table:table-cell>
          <table:table-cell office:value-type="float" office:value="0.54641115352" calcext:value-type="float">
            <text:p>0.5464111535</text:p>
          </table:table-cell>
          <table:table-cell office:value-type="float" office:value="0.481769773436" calcext:value-type="float">
            <text:p>0.4817697734</text:p>
          </table:table-cell>
          <table:table-cell office:value-type="float" office:value="0.791541982045" calcext:value-type="float">
            <text:p>0.791541982</text:p>
          </table:table-cell>
          <table:table-cell office:value-type="float" office:value="0.640868637835" calcext:value-type="float">
            <text:p>0.6408686378</text:p>
          </table:table-cell>
          <table:table-cell office:value-type="float" office:value="0.655310150376" calcext:value-type="float">
            <text:p>0.6553101504</text:p>
          </table:table-cell>
          <table:table-cell office:value-type="float" office:value="0.658151446935" calcext:value-type="float">
            <text:p>0.6581514469</text:p>
          </table:table-cell>
          <table:table-cell office:value-type="float" office:value="0.716530750934" calcext:value-type="float">
            <text:p>0.7165307509</text:p>
          </table:table-cell>
          <table:table-cell office:value-type="float" office:value="0.709506968128" calcext:value-type="float">
            <text:p>0.7095069681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43:.Z43])" office:value-type="float" office:value="0.662125819511" calcext:value-type="float">
            <text:p>0.6621258195</text:p>
          </table:table-cell>
        </table:table-row>
        <table:table-row table:style-name="ro1">
          <table:table-cell office:value-type="float" office:value="0.984105855409" calcext:value-type="float">
            <text:p>0.9841058554</text:p>
          </table:table-cell>
          <table:table-cell office:value-type="float" office:value="0.991888192329" calcext:value-type="float">
            <text:p>0.9918881923</text:p>
          </table:table-cell>
          <table:table-cell office:value-type="float" office:value="0.956910417043" calcext:value-type="float">
            <text:p>0.956910417</text:p>
          </table:table-cell>
          <table:table-cell office:value-type="float" office:value="0.980420984382" calcext:value-type="float">
            <text:p>0.9804209844</text:p>
          </table:table-cell>
          <table:table-cell office:value-type="float" office:value="0.899494476127" calcext:value-type="float">
            <text:p>0.8994944761</text:p>
          </table:table-cell>
          <table:table-cell office:value-type="float" office:value="0.979545041572" calcext:value-type="float">
            <text:p>0.9795450416</text:p>
          </table:table-cell>
          <table:table-cell office:value-type="float" office:value="0.991253364091" calcext:value-type="float">
            <text:p>0.9912533641</text:p>
          </table:table-cell>
          <table:table-cell office:value-type="float" office:value="0.918930546916" calcext:value-type="float">
            <text:p>0.9189305469</text:p>
          </table:table-cell>
          <table:table-cell office:value-type="float" office:value="0.988644698355" calcext:value-type="float">
            <text:p>0.9886446984</text:p>
          </table:table-cell>
          <table:table-cell office:value-type="float" office:value="0.964622044706" calcext:value-type="float">
            <text:p>0.9646220447</text:p>
          </table:table-cell>
          <table:table-cell office:value-type="float" office:value="0.963139285395" calcext:value-type="float">
            <text:p>0.9631392854</text:p>
          </table:table-cell>
          <table:table-cell office:value-type="float" office:value="0.984624152769" calcext:value-type="float">
            <text:p>0.9846241528</text:p>
          </table:table-cell>
          <table:table-cell office:value-type="float" office:value="0.991020223203" calcext:value-type="float">
            <text:p>0.9910202232</text:p>
          </table:table-cell>
          <table:table-cell office:value-type="string" calcext:value-type="string">
            <text:p>train:</text:p>
          </table:table-cell>
          <table:table-cell office:value-type="float" office:value="0.608932461874" calcext:value-type="float">
            <text:p>0.6089324619</text:p>
          </table:table-cell>
          <table:table-cell office:value-type="float" office:value="0.704374057315" calcext:value-type="float">
            <text:p>0.7043740573</text:p>
          </table:table-cell>
          <table:table-cell office:value-type="float" office:value="0.696622052263" calcext:value-type="float">
            <text:p>0.6966220523</text:p>
          </table:table-cell>
          <table:table-cell office:value-type="float" office:value="0.779120776554" calcext:value-type="float">
            <text:p>0.7791207766</text:p>
          </table:table-cell>
          <table:table-cell office:value-type="float" office:value="0.596221639101" calcext:value-type="float">
            <text:p>0.5962216391</text:p>
          </table:table-cell>
          <table:table-cell office:value-type="float" office:value="0.538597205264" calcext:value-type="float">
            <text:p>0.5385972053</text:p>
          </table:table-cell>
          <table:table-cell office:value-type="float" office:value="0.782168632283" calcext:value-type="float">
            <text:p>0.7821686323</text:p>
          </table:table-cell>
          <table:table-cell office:value-type="float" office:value="0.610436893204" calcext:value-type="float">
            <text:p>0.6104368932</text:p>
          </table:table-cell>
          <table:table-cell office:value-type="float" office:value="0.688609022556" calcext:value-type="float">
            <text:p>0.6886090226</text:p>
          </table:table-cell>
          <table:table-cell office:value-type="float" office:value="0.643665785782" calcext:value-type="float">
            <text:p>0.6436657858</text:p>
          </table:table-cell>
          <table:table-cell office:value-type="float" office:value="0.649740910635" calcext:value-type="float">
            <text:p>0.6497409106</text:p>
          </table:table-cell>
          <table:table-cell office:value-type="float" office:value="0.682287061597" calcext:value-type="float">
            <text:p>0.6822870616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44:.Z44])" office:value-type="float" office:value="0.665064708202333" calcext:value-type="float">
            <text:p>0.6650647082</text:p>
          </table:table-cell>
        </table:table-row>
        <table:table-row table:style-name="ro1">
          <table:table-cell office:value-type="float" office:value="0.990146625127" calcext:value-type="float">
            <text:p>0.9901466251</text:p>
          </table:table-cell>
          <table:table-cell office:value-type="float" office:value="0.996197597137" calcext:value-type="float">
            <text:p>0.9961975971</text:p>
          </table:table-cell>
          <table:table-cell office:value-type="float" office:value="0.961925440697" calcext:value-type="float">
            <text:p>0.9619254407</text:p>
          </table:table-cell>
          <table:table-cell office:value-type="float" office:value="0.983373714164" calcext:value-type="float">
            <text:p>0.9833737142</text:p>
          </table:table-cell>
          <table:table-cell office:value-type="float" office:value="0.908097414487" calcext:value-type="float">
            <text:p>0.9080974145</text:p>
          </table:table-cell>
          <table:table-cell office:value-type="float" office:value="0.987249996913" calcext:value-type="float">
            <text:p>0.9872499969</text:p>
          </table:table-cell>
          <table:table-cell office:value-type="float" office:value="0.992599000384" calcext:value-type="float">
            <text:p>0.9925990004</text:p>
          </table:table-cell>
          <table:table-cell office:value-type="float" office:value="0.938367575111" calcext:value-type="float">
            <text:p>0.9383675751</text:p>
          </table:table-cell>
          <table:table-cell office:value-type="float" office:value="0.989869701227" calcext:value-type="float">
            <text:p>0.9898697012</text:p>
          </table:table-cell>
          <table:table-cell office:value-type="float" office:value="0.975633552713" calcext:value-type="float">
            <text:p>0.9756335527</text:p>
          </table:table-cell>
          <table:table-cell office:value-type="float" office:value="0.964272196221" calcext:value-type="float">
            <text:p>0.9642721962</text:p>
          </table:table-cell>
          <table:table-cell office:value-type="float" office:value="0.983894495193" calcext:value-type="float">
            <text:p>0.9838944952</text:p>
          </table:table-cell>
          <table:table-cell office:value-type="float" office:value="0.989464754297" calcext:value-type="float">
            <text:p>0.9894647543</text:p>
          </table:table-cell>
          <table:table-cell office:value-type="string" calcext:value-type="string">
            <text:p>train:</text:p>
          </table:table-cell>
          <table:table-cell office:value-type="float" office:value="0.539413745296" calcext:value-type="float">
            <text:p>0.5394137453</text:p>
          </table:table-cell>
          <table:table-cell office:value-type="float" office:value="0.677490905865" calcext:value-type="float">
            <text:p>0.6774909059</text:p>
          </table:table-cell>
          <table:table-cell office:value-type="float" office:value="0.71523263225" calcext:value-type="float">
            <text:p>0.7152326323</text:p>
          </table:table-cell>
          <table:table-cell office:value-type="float" office:value="0.813281687512" calcext:value-type="float">
            <text:p>0.8132816875</text:p>
          </table:table-cell>
          <table:table-cell office:value-type="float" office:value="0.54641115352" calcext:value-type="float">
            <text:p>0.5464111535</text:p>
          </table:table-cell>
          <table:table-cell office:value-type="float" office:value="0.481769773436" calcext:value-type="float">
            <text:p>0.4817697734</text:p>
          </table:table-cell>
          <table:table-cell office:value-type="float" office:value="0.791541982045" calcext:value-type="float">
            <text:p>0.791541982</text:p>
          </table:table-cell>
          <table:table-cell office:value-type="float" office:value="0.640868637835" calcext:value-type="float">
            <text:p>0.6408686378</text:p>
          </table:table-cell>
          <table:table-cell office:value-type="float" office:value="0.655310150376" calcext:value-type="float">
            <text:p>0.6553101504</text:p>
          </table:table-cell>
          <table:table-cell office:value-type="float" office:value="0.658151446935" calcext:value-type="float">
            <text:p>0.6581514469</text:p>
          </table:table-cell>
          <table:table-cell office:value-type="float" office:value="0.716530750934" calcext:value-type="float">
            <text:p>0.7165307509</text:p>
          </table:table-cell>
          <table:table-cell office:value-type="float" office:value="0.709506968128" calcext:value-type="float">
            <text:p>0.7095069681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table:formula="of:=AVERAGE([.O42:.Z45])" office:value-type="float" office:value="0.662774397958292" calcext:value-type="float">
            <text:p>0.662774398</text:p>
          </table:table-cell>
          <table:table-cell table:formula="of:=AVERAGE([.O45:.Z45])" office:value-type="float" office:value="0.662125819511" calcext:value-type="float">
            <text:p>0.6621258195</text:p>
          </table:table-cell>
        </table:table-row>
        <table:table-row table:style-name="ro1">
          <table:table-cell office:value-type="float" office:value="0.978807933621" calcext:value-type="float">
            <text:p>0.9788079336</text:p>
          </table:table-cell>
          <table:table-cell office:value-type="float" office:value="0.993060738944" calcext:value-type="float">
            <text:p>0.9930607389</text:p>
          </table:table-cell>
          <table:table-cell office:value-type="float" office:value="0.955164864825" calcext:value-type="float">
            <text:p>0.9551648648</text:p>
          </table:table-cell>
          <table:table-cell office:value-type="float" office:value="0.973566370751" calcext:value-type="float">
            <text:p>0.9735663708</text:p>
          </table:table-cell>
          <table:table-cell office:value-type="float" office:value="0.884008887414" calcext:value-type="float">
            <text:p>0.8840088874</text:p>
          </table:table-cell>
          <table:table-cell office:value-type="float" office:value="0.969979381541" calcext:value-type="float">
            <text:p>0.9699793815</text:p>
          </table:table-cell>
          <table:table-cell office:value-type="float" office:value="0.991527807228" calcext:value-type="float">
            <text:p>0.9915278072</text:p>
          </table:table-cell>
          <table:table-cell office:value-type="float" office:value="0.913708821879" calcext:value-type="float">
            <text:p>0.9137088219</text:p>
          </table:table-cell>
          <table:table-cell office:value-type="float" office:value="0.988059391269" calcext:value-type="float">
            <text:p>0.9880593913</text:p>
          </table:table-cell>
          <table:table-cell office:value-type="float" office:value="0.967580730221" calcext:value-type="float">
            <text:p>0.9675807302</text:p>
          </table:table-cell>
          <table:table-cell office:value-type="float" office:value="0.958012931928" calcext:value-type="float">
            <text:p>0.9580129319</text:p>
          </table:table-cell>
          <table:table-cell office:value-type="float" office:value="0.976903848196" calcext:value-type="float">
            <text:p>0.9769038482</text:p>
          </table:table-cell>
          <table:table-cell office:value-type="float" office:value="0.990162884726" calcext:value-type="float">
            <text:p>0.9901628847</text:p>
          </table:table-cell>
          <table:table-cell office:value-type="string" calcext:value-type="string">
            <text:p>train:</text:p>
          </table:table-cell>
          <table:table-cell office:value-type="float" office:value="0.586116853444" calcext:value-type="float">
            <text:p>0.5861168534</text:p>
          </table:table-cell>
          <table:table-cell office:value-type="float" office:value="0.610258823529" calcext:value-type="float">
            <text:p>0.6102588235</text:p>
          </table:table-cell>
          <table:table-cell office:value-type="float" office:value="0.774563833549" calcext:value-type="float">
            <text:p>0.7745638335</text:p>
          </table:table-cell>
          <table:table-cell office:value-type="float" office:value="0.813520678685" calcext:value-type="float">
            <text:p>0.8135206787</text:p>
          </table:table-cell>
          <table:table-cell office:value-type="float" office:value="0.609005890569" calcext:value-type="float">
            <text:p>0.6090058906</text:p>
          </table:table-cell>
          <table:table-cell office:value-type="float" office:value="0.576406926407" calcext:value-type="float">
            <text:p>0.5764069264</text:p>
          </table:table-cell>
          <table:table-cell office:value-type="float" office:value="0.734218289086" calcext:value-type="float">
            <text:p>0.7342182891</text:p>
          </table:table-cell>
          <table:table-cell office:value-type="float" office:value="0.61658505429" calcext:value-type="float">
            <text:p>0.6165850543</text:p>
          </table:table-cell>
          <table:table-cell office:value-type="float" office:value="0.745478407087" calcext:value-type="float">
            <text:p>0.7454784071</text:p>
          </table:table-cell>
          <table:table-cell office:value-type="float" office:value="0.634513274336" calcext:value-type="float">
            <text:p>0.6345132743</text:p>
          </table:table-cell>
          <table:table-cell office:value-type="float" office:value="0.702614379085" calcext:value-type="float">
            <text:p>0.7026143791</text:p>
          </table:table-cell>
          <table:table-cell office:value-type="float" office:value="0.715241994847" calcext:value-type="float">
            <text:p>0.715241994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46:.Z46])" office:value-type="float" office:value="0.6765437004095" calcext:value-type="float">
            <text:p>0.6765437004</text:p>
          </table:table-cell>
        </table:table-row>
        <table:table-row table:style-name="ro1">
          <table:table-cell office:value-type="float" office:value="0.991764011592" calcext:value-type="float">
            <text:p>0.9917640116</text:p>
          </table:table-cell>
          <table:table-cell office:value-type="float" office:value="0.996612762238" calcext:value-type="float">
            <text:p>0.9966127622</text:p>
          </table:table-cell>
          <table:table-cell office:value-type="float" office:value="0.96908389617" calcext:value-type="float">
            <text:p>0.9690838962</text:p>
          </table:table-cell>
          <table:table-cell office:value-type="float" office:value="0.986106529561" calcext:value-type="float">
            <text:p>0.9861065296</text:p>
          </table:table-cell>
          <table:table-cell office:value-type="float" office:value="0.924447761322" calcext:value-type="float">
            <text:p>0.9244477613</text:p>
          </table:table-cell>
          <table:table-cell office:value-type="float" office:value="0.983730503861" calcext:value-type="float">
            <text:p>0.9837305039</text:p>
          </table:table-cell>
          <table:table-cell office:value-type="float" office:value="0.992510954389" calcext:value-type="float">
            <text:p>0.9925109544</text:p>
          </table:table-cell>
          <table:table-cell office:value-type="float" office:value="0.934982094521" calcext:value-type="float">
            <text:p>0.9349820945</text:p>
          </table:table-cell>
          <table:table-cell office:value-type="float" office:value="0.990657061054" calcext:value-type="float">
            <text:p>0.9906570611</text:p>
          </table:table-cell>
          <table:table-cell office:value-type="float" office:value="0.982749055508" calcext:value-type="float">
            <text:p>0.9827490555</text:p>
          </table:table-cell>
          <table:table-cell office:value-type="float" office:value="0.966053274533" calcext:value-type="float">
            <text:p>0.9660532745</text:p>
          </table:table-cell>
          <table:table-cell office:value-type="float" office:value="0.983844216268" calcext:value-type="float">
            <text:p>0.9838442163</text:p>
          </table:table-cell>
          <table:table-cell office:value-type="float" office:value="0.989485831111" calcext:value-type="float">
            <text:p>0.9894858311</text:p>
          </table:table-cell>
          <table:table-cell office:value-type="string" calcext:value-type="string">
            <text:p>train:</text:p>
          </table:table-cell>
          <table:table-cell office:value-type="float" office:value="0.588334323628" calcext:value-type="float">
            <text:p>0.5883343236</text:p>
          </table:table-cell>
          <table:table-cell office:value-type="float" office:value="0.640493301393" calcext:value-type="float">
            <text:p>0.6404933014</text:p>
          </table:table-cell>
          <table:table-cell office:value-type="float" office:value="0.724181007011" calcext:value-type="float">
            <text:p>0.724181007</text:p>
          </table:table-cell>
          <table:table-cell office:value-type="float" office:value="0.755646817248" calcext:value-type="float">
            <text:p>0.7556468172</text:p>
          </table:table-cell>
          <table:table-cell office:value-type="float" office:value="0.572638358779" calcext:value-type="float">
            <text:p>0.5726383588</text:p>
          </table:table-cell>
          <table:table-cell office:value-type="float" office:value="0.56220322887" calcext:value-type="float">
            <text:p>0.5622032289</text:p>
          </table:table-cell>
          <table:table-cell office:value-type="float" office:value="0.772190195388" calcext:value-type="float">
            <text:p>0.7721901954</text:p>
          </table:table-cell>
          <table:table-cell office:value-type="float" office:value="0.636124595469" calcext:value-type="float">
            <text:p>0.6361245955</text:p>
          </table:table-cell>
          <table:table-cell office:value-type="float" office:value="0.701419172932" calcext:value-type="float">
            <text:p>0.7014191729</text:p>
          </table:table-cell>
          <table:table-cell office:value-type="float" office:value="0.658379824476" calcext:value-type="float">
            <text:p>0.6583798245</text:p>
          </table:table-cell>
          <table:table-cell office:value-type="float" office:value="0.78544427455" calcext:value-type="float">
            <text:p>0.7854442746</text:p>
          </table:table-cell>
          <table:table-cell office:value-type="float" office:value="0.707591259315" calcext:value-type="float">
            <text:p>0.707591259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47:.Z47])" office:value-type="float" office:value="0.67538719658825" calcext:value-type="float">
            <text:p>0.6753871966</text:p>
          </table:table-cell>
        </table:table-row>
        <table:table-row table:style-name="ro1">
          <table:table-cell office:value-type="float" office:value="0.984554622978" calcext:value-type="float">
            <text:p>0.984554623</text:p>
          </table:table-cell>
          <table:table-cell office:value-type="float" office:value="0.994503866532" calcext:value-type="float">
            <text:p>0.9945038665</text:p>
          </table:table-cell>
          <table:table-cell office:value-type="float" office:value="0.95974310229" calcext:value-type="float">
            <text:p>0.9597431023</text:p>
          </table:table-cell>
          <table:table-cell office:value-type="float" office:value="0.974514576911" calcext:value-type="float">
            <text:p>0.9745145769</text:p>
          </table:table-cell>
          <table:table-cell office:value-type="float" office:value="0.887727183558" calcext:value-type="float">
            <text:p>0.8877271836</text:p>
          </table:table-cell>
          <table:table-cell office:value-type="float" office:value="0.978761020835" calcext:value-type="float">
            <text:p>0.9787610208</text:p>
          </table:table-cell>
          <table:table-cell office:value-type="float" office:value="0.987730056848" calcext:value-type="float">
            <text:p>0.9877300568</text:p>
          </table:table-cell>
          <table:table-cell office:value-type="float" office:value="0.92268615814" calcext:value-type="float">
            <text:p>0.9226861581</text:p>
          </table:table-cell>
          <table:table-cell office:value-type="float" office:value="0.990506614353" calcext:value-type="float">
            <text:p>0.9905066144</text:p>
          </table:table-cell>
          <table:table-cell office:value-type="float" office:value="0.98069131407" calcext:value-type="float">
            <text:p>0.9806913141</text:p>
          </table:table-cell>
          <table:table-cell office:value-type="float" office:value="0.961606937209" calcext:value-type="float">
            <text:p>0.9616069372</text:p>
          </table:table-cell>
          <table:table-cell office:value-type="float" office:value="0.981397717337" calcext:value-type="float">
            <text:p>0.9813977173</text:p>
          </table:table-cell>
          <table:table-cell office:value-type="float" office:value="0.991104530461" calcext:value-type="float">
            <text:p>0.9911045305</text:p>
          </table:table-cell>
          <table:table-cell office:value-type="string" calcext:value-type="string">
            <text:p>train:</text:p>
          </table:table-cell>
          <table:table-cell office:value-type="float" office:value="0.622152901565" calcext:value-type="float">
            <text:p>0.6221529016</text:p>
          </table:table-cell>
          <table:table-cell office:value-type="float" office:value="0.713867447431" calcext:value-type="float">
            <text:p>0.7138674474</text:p>
          </table:table-cell>
          <table:table-cell office:value-type="float" office:value="0.786628425749" calcext:value-type="float">
            <text:p>0.7866284257</text:p>
          </table:table-cell>
          <table:table-cell office:value-type="float" office:value="0.810201605376" calcext:value-type="float">
            <text:p>0.8102016054</text:p>
          </table:table-cell>
          <table:table-cell office:value-type="float" office:value="0.539400445293" calcext:value-type="float">
            <text:p>0.5394004453</text:p>
          </table:table-cell>
          <table:table-cell office:value-type="float" office:value="0.504477004477" calcext:value-type="float">
            <text:p>0.5044770045</text:p>
          </table:table-cell>
          <table:table-cell office:value-type="float" office:value="0.760209470164" calcext:value-type="float">
            <text:p>0.7602094702</text:p>
          </table:table-cell>
          <table:table-cell office:value-type="float" office:value="0.629431450427" calcext:value-type="float">
            <text:p>0.6294314504</text:p>
          </table:table-cell>
          <table:table-cell office:value-type="float" office:value="0.683308270677" calcext:value-type="float">
            <text:p>0.6833082707</text:p>
          </table:table-cell>
          <table:table-cell office:value-type="float" office:value="0.658412449839" calcext:value-type="float">
            <text:p>0.6584124498</text:p>
          </table:table-cell>
          <table:table-cell office:value-type="float" office:value="0.747345395855" calcext:value-type="float">
            <text:p>0.7473453959</text:p>
          </table:table-cell>
          <table:table-cell office:value-type="float" office:value="0.713254178771" calcext:value-type="float">
            <text:p>0.713254178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48:.Z48])" office:value-type="float" office:value="0.680724087135333" calcext:value-type="float">
            <text:p>0.6807240871</text:p>
          </table:table-cell>
        </table:table-row>
        <table:table-row table:style-name="ro1">
          <table:table-cell office:value-type="float" office:value="0.991764011592" calcext:value-type="float">
            <text:p>0.9917640116</text:p>
          </table:table-cell>
          <table:table-cell office:value-type="float" office:value="0.996612762238" calcext:value-type="float">
            <text:p>0.9966127622</text:p>
          </table:table-cell>
          <table:table-cell office:value-type="float" office:value="0.96908389617" calcext:value-type="float">
            <text:p>0.9690838962</text:p>
          </table:table-cell>
          <table:table-cell office:value-type="float" office:value="0.986106529561" calcext:value-type="float">
            <text:p>0.9861065296</text:p>
          </table:table-cell>
          <table:table-cell office:value-type="float" office:value="0.924447761322" calcext:value-type="float">
            <text:p>0.9244477613</text:p>
          </table:table-cell>
          <table:table-cell office:value-type="float" office:value="0.983730503861" calcext:value-type="float">
            <text:p>0.9837305039</text:p>
          </table:table-cell>
          <table:table-cell office:value-type="float" office:value="0.992510954389" calcext:value-type="float">
            <text:p>0.9925109544</text:p>
          </table:table-cell>
          <table:table-cell office:value-type="float" office:value="0.934982094521" calcext:value-type="float">
            <text:p>0.9349820945</text:p>
          </table:table-cell>
          <table:table-cell office:value-type="float" office:value="0.990657061054" calcext:value-type="float">
            <text:p>0.9906570611</text:p>
          </table:table-cell>
          <table:table-cell office:value-type="float" office:value="0.982749055508" calcext:value-type="float">
            <text:p>0.9827490555</text:p>
          </table:table-cell>
          <table:table-cell office:value-type="float" office:value="0.966053274533" calcext:value-type="float">
            <text:p>0.9660532745</text:p>
          </table:table-cell>
          <table:table-cell office:value-type="float" office:value="0.983844216268" calcext:value-type="float">
            <text:p>0.9838442163</text:p>
          </table:table-cell>
          <table:table-cell office:value-type="float" office:value="0.989485831111" calcext:value-type="float">
            <text:p>0.9894858311</text:p>
          </table:table-cell>
          <table:table-cell office:value-type="string" calcext:value-type="string">
            <text:p>train:</text:p>
          </table:table-cell>
          <table:table-cell office:value-type="float" office:value="0.588334323628" calcext:value-type="float">
            <text:p>0.5883343236</text:p>
          </table:table-cell>
          <table:table-cell office:value-type="float" office:value="0.640493301393" calcext:value-type="float">
            <text:p>0.6404933014</text:p>
          </table:table-cell>
          <table:table-cell office:value-type="float" office:value="0.724181007011" calcext:value-type="float">
            <text:p>0.724181007</text:p>
          </table:table-cell>
          <table:table-cell office:value-type="float" office:value="0.755646817248" calcext:value-type="float">
            <text:p>0.7556468172</text:p>
          </table:table-cell>
          <table:table-cell office:value-type="float" office:value="0.572638358779" calcext:value-type="float">
            <text:p>0.5726383588</text:p>
          </table:table-cell>
          <table:table-cell office:value-type="float" office:value="0.56220322887" calcext:value-type="float">
            <text:p>0.5622032289</text:p>
          </table:table-cell>
          <table:table-cell office:value-type="float" office:value="0.772190195388" calcext:value-type="float">
            <text:p>0.7721901954</text:p>
          </table:table-cell>
          <table:table-cell office:value-type="float" office:value="0.636124595469" calcext:value-type="float">
            <text:p>0.6361245955</text:p>
          </table:table-cell>
          <table:table-cell office:value-type="float" office:value="0.701419172932" calcext:value-type="float">
            <text:p>0.7014191729</text:p>
          </table:table-cell>
          <table:table-cell office:value-type="float" office:value="0.658379824476" calcext:value-type="float">
            <text:p>0.6583798245</text:p>
          </table:table-cell>
          <table:table-cell office:value-type="float" office:value="0.78544427455" calcext:value-type="float">
            <text:p>0.7854442746</text:p>
          </table:table-cell>
          <table:table-cell office:value-type="float" office:value="0.707591259315" calcext:value-type="float">
            <text:p>0.707591259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table:formula="of:=AVERAGE([.O46:.Z49])" office:value-type="float" office:value="0.677010545180333" calcext:value-type="float">
            <text:p>0.6770105452</text:p>
          </table:table-cell>
          <table:table-cell table:formula="of:=AVERAGE([.O49:.Z49])" office:value-type="float" office:value="0.67538719658825" calcext:value-type="float">
            <text:p>0.6753871966</text:p>
          </table:table-cell>
        </table:table-row>
        <table:table-row table:style-name="ro1">
          <table:table-cell office:value-type="float" office:value="0.986603713353" calcext:value-type="float">
            <text:p>0.9866037134</text:p>
          </table:table-cell>
          <table:table-cell office:value-type="float" office:value="0.99586649705" calcext:value-type="float">
            <text:p>0.9958664971</text:p>
          </table:table-cell>
          <table:table-cell office:value-type="float" office:value="0.951584274848" calcext:value-type="float">
            <text:p>0.9515842748</text:p>
          </table:table-cell>
          <table:table-cell office:value-type="float" office:value="0.979750016723" calcext:value-type="float">
            <text:p>0.9797500167</text:p>
          </table:table-cell>
          <table:table-cell office:value-type="float" office:value="0.910382440726" calcext:value-type="float">
            <text:p>0.9103824407</text:p>
          </table:table-cell>
          <table:table-cell office:value-type="float" office:value="0.981996420431" calcext:value-type="float">
            <text:p>0.9819964204</text:p>
          </table:table-cell>
          <table:table-cell office:value-type="float" office:value="0.994115039817" calcext:value-type="float">
            <text:p>0.9941150398</text:p>
          </table:table-cell>
          <table:table-cell office:value-type="float" office:value="0.926837685475" calcext:value-type="float">
            <text:p>0.9268376855</text:p>
          </table:table-cell>
          <table:table-cell office:value-type="float" office:value="0.979995359217" calcext:value-type="float">
            <text:p>0.9799953592</text:p>
          </table:table-cell>
          <table:table-cell office:value-type="float" office:value="0.974195271247" calcext:value-type="float">
            <text:p>0.9741952712</text:p>
          </table:table-cell>
          <table:table-cell office:value-type="float" office:value="0.956185719069" calcext:value-type="float">
            <text:p>0.9561857191</text:p>
          </table:table-cell>
          <table:table-cell office:value-type="float" office:value="0.974406583149" calcext:value-type="float">
            <text:p>0.9744065831</text:p>
          </table:table-cell>
          <table:table-cell office:value-type="float" office:value="0.991233649423" calcext:value-type="float">
            <text:p>0.9912336494</text:p>
          </table:table-cell>
          <table:table-cell office:value-type="string" calcext:value-type="string">
            <text:p>train:</text:p>
          </table:table-cell>
          <table:table-cell office:value-type="float" office:value="0.626536829507" calcext:value-type="float">
            <text:p>0.6265368295</text:p>
          </table:table-cell>
          <table:table-cell office:value-type="float" office:value="0.641129411765" calcext:value-type="float">
            <text:p>0.6411294118</text:p>
          </table:table-cell>
          <table:table-cell office:value-type="float" office:value="0.753256513026" calcext:value-type="float">
            <text:p>0.753256513</text:p>
          </table:table-cell>
          <table:table-cell office:value-type="float" office:value="0.829745493107" calcext:value-type="float">
            <text:p>0.8297454931</text:p>
          </table:table-cell>
          <table:table-cell office:value-type="float" office:value="0.552590028542" calcext:value-type="float">
            <text:p>0.5525900285</text:p>
          </table:table-cell>
          <table:table-cell office:value-type="float" office:value="0.610894660895" calcext:value-type="float">
            <text:p>0.6108946609</text:p>
          </table:table-cell>
          <table:table-cell office:value-type="float" office:value="0.75732546706" calcext:value-type="float">
            <text:p>0.7573254671</text:p>
          </table:table-cell>
          <table:table-cell office:value-type="float" office:value="0.58671492442" calcext:value-type="float">
            <text:p>0.5867149244</text:p>
          </table:table-cell>
          <table:table-cell office:value-type="float" office:value="0.675429602592" calcext:value-type="float">
            <text:p>0.6754296026</text:p>
          </table:table-cell>
          <table:table-cell office:value-type="float" office:value="0.692404129794" calcext:value-type="float">
            <text:p>0.6924041298</text:p>
          </table:table-cell>
          <table:table-cell office:value-type="float" office:value="0.774271265684" calcext:value-type="float">
            <text:p>0.7742712657</text:p>
          </table:table-cell>
          <table:table-cell office:value-type="float" office:value="0.729112992271" calcext:value-type="float">
            <text:p>0.7291129923</text:p>
          </table:table-cell>
          <table:table-cell office:value-type="float" office:value="1.25" calcext:value-type="float">
            <text:p>1.25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50:.Z50])" office:value-type="float" office:value="0.68578427655525" calcext:value-type="float">
            <text:p>0.6857842766</text:p>
          </table:table-cell>
        </table:table-row>
        <table:table-row table:style-name="ro1">
          <table:table-cell office:value-type="float" office:value="0.982994172099" calcext:value-type="float">
            <text:p>0.9829941721</text:p>
          </table:table-cell>
          <table:table-cell office:value-type="float" office:value="0.995498653953" calcext:value-type="float">
            <text:p>0.995498654</text:p>
          </table:table-cell>
          <table:table-cell office:value-type="float" office:value="0.954622067104" calcext:value-type="float">
            <text:p>0.9546220671</text:p>
          </table:table-cell>
          <table:table-cell office:value-type="float" office:value="0.980079737923" calcext:value-type="float">
            <text:p>0.9800797379</text:p>
          </table:table-cell>
          <table:table-cell office:value-type="float" office:value="0.907409242167" calcext:value-type="float">
            <text:p>0.9074092422</text:p>
          </table:table-cell>
          <table:table-cell office:value-type="float" office:value="0.983494547873" calcext:value-type="float">
            <text:p>0.9834945479</text:p>
          </table:table-cell>
          <table:table-cell office:value-type="float" office:value="0.992461061659" calcext:value-type="float">
            <text:p>0.9924610617</text:p>
          </table:table-cell>
          <table:table-cell office:value-type="float" office:value="0.925870979673" calcext:value-type="float">
            <text:p>0.9258709797</text:p>
          </table:table-cell>
          <table:table-cell office:value-type="float" office:value="0.99138676069" calcext:value-type="float">
            <text:p>0.9913867607</text:p>
          </table:table-cell>
          <table:table-cell office:value-type="float" office:value="0.97602234172" calcext:value-type="float">
            <text:p>0.9760223417</text:p>
          </table:table-cell>
          <table:table-cell office:value-type="float" office:value="0.960780575007" calcext:value-type="float">
            <text:p>0.960780575</text:p>
          </table:table-cell>
          <table:table-cell office:value-type="float" office:value="0.985369139286" calcext:value-type="float">
            <text:p>0.9853691393</text:p>
          </table:table-cell>
          <table:table-cell office:value-type="float" office:value="0.991070807558" calcext:value-type="float">
            <text:p>0.9910708076</text:p>
          </table:table-cell>
          <table:table-cell office:value-type="string" calcext:value-type="string">
            <text:p>train:</text:p>
          </table:table-cell>
          <table:table-cell office:value-type="float" office:value="0.572588631412" calcext:value-type="float">
            <text:p>0.5725886314</text:p>
          </table:table-cell>
          <table:table-cell office:value-type="float" office:value="0.612545470677" calcext:value-type="float">
            <text:p>0.6125454707</text:p>
          </table:table-cell>
          <table:table-cell office:value-type="float" office:value="0.758457616316" calcext:value-type="float">
            <text:p>0.7584576163</text:p>
          </table:table-cell>
          <table:table-cell office:value-type="float" office:value="0.803481426171" calcext:value-type="float">
            <text:p>0.8034814262</text:p>
          </table:table-cell>
          <table:table-cell office:value-type="float" office:value="0.541315468617" calcext:value-type="float">
            <text:p>0.5413154686</text:p>
          </table:table-cell>
          <table:table-cell office:value-type="float" office:value="0.484669651336" calcext:value-type="float">
            <text:p>0.4846696513</text:p>
          </table:table-cell>
          <table:table-cell office:value-type="float" office:value="0.746127442352" calcext:value-type="float">
            <text:p>0.7461274424</text:p>
          </table:table-cell>
          <table:table-cell office:value-type="float" office:value="0.646127537511" calcext:value-type="float">
            <text:p>0.6461275375</text:p>
          </table:table-cell>
          <table:table-cell office:value-type="float" office:value="0.690601503759" calcext:value-type="float">
            <text:p>0.6906015038</text:p>
          </table:table-cell>
          <table:table-cell office:value-type="float" office:value="0.646047437278" calcext:value-type="float">
            <text:p>0.6460474373</text:p>
          </table:table-cell>
          <table:table-cell office:value-type="float" office:value="0.724324668705" calcext:value-type="float">
            <text:p>0.7243246687</text:p>
          </table:table-cell>
          <table:table-cell office:value-type="float" office:value="0.738579428235" calcext:value-type="float">
            <text:p>0.7385794282</text:p>
          </table:table-cell>
          <table:table-cell office:value-type="float" office:value="1.25" calcext:value-type="float">
            <text:p>1.25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51:.Z51])" office:value-type="float" office:value="0.663738856864083" calcext:value-type="float">
            <text:p>0.6637388569</text:p>
          </table:table-cell>
        </table:table-row>
        <table:table-row table:style-name="ro1">
          <table:table-cell office:value-type="float" office:value="0.988846862465" calcext:value-type="float">
            <text:p>0.9888468625</text:p>
          </table:table-cell>
          <table:table-cell office:value-type="float" office:value="0.995496196033" calcext:value-type="float">
            <text:p>0.995496196</text:p>
          </table:table-cell>
          <table:table-cell office:value-type="float" office:value="0.960374888188" calcext:value-type="float">
            <text:p>0.9603748882</text:p>
          </table:table-cell>
          <table:table-cell office:value-type="float" office:value="0.981607763736" calcext:value-type="float">
            <text:p>0.9816077637</text:p>
          </table:table-cell>
          <table:table-cell office:value-type="float" office:value="0.899636156235" calcext:value-type="float">
            <text:p>0.8996361562</text:p>
          </table:table-cell>
          <table:table-cell office:value-type="float" office:value="0.97555437161" calcext:value-type="float">
            <text:p>0.9755543716</text:p>
          </table:table-cell>
          <table:table-cell office:value-type="float" office:value="0.994811889731" calcext:value-type="float">
            <text:p>0.9948118897</text:p>
          </table:table-cell>
          <table:table-cell office:value-type="float" office:value="0.900837438424" calcext:value-type="float">
            <text:p>0.9008374384</text:p>
          </table:table-cell>
          <table:table-cell office:value-type="float" office:value="0.988648895841" calcext:value-type="float">
            <text:p>0.9886488958</text:p>
          </table:table-cell>
          <table:table-cell office:value-type="float" office:value="0.962638261707" calcext:value-type="float">
            <text:p>0.9626382617</text:p>
          </table:table-cell>
          <table:table-cell office:value-type="float" office:value="0.948020537889" calcext:value-type="float">
            <text:p>0.9480205379</text:p>
          </table:table-cell>
          <table:table-cell office:value-type="float" office:value="0.972428447571" calcext:value-type="float">
            <text:p>0.9724284476</text:p>
          </table:table-cell>
          <table:table-cell office:value-type="float" office:value="0.988508920762" calcext:value-type="float">
            <text:p>0.9885089208</text:p>
          </table:table-cell>
          <table:table-cell office:value-type="string" calcext:value-type="string">
            <text:p>train:</text:p>
          </table:table-cell>
          <table:table-cell office:value-type="float" office:value="0.577936224995" calcext:value-type="float">
            <text:p>0.577936225</text:p>
          </table:table-cell>
          <table:table-cell office:value-type="float" office:value="0.631443527637" calcext:value-type="float">
            <text:p>0.6314435276</text:p>
          </table:table-cell>
          <table:table-cell office:value-type="float" office:value="0.748616953474" calcext:value-type="float">
            <text:p>0.7486169535</text:p>
          </table:table-cell>
          <table:table-cell office:value-type="float" office:value="0.824948665298" calcext:value-type="float">
            <text:p>0.8249486653</text:p>
          </table:table-cell>
          <table:table-cell office:value-type="float" office:value="0.557430820611" calcext:value-type="float">
            <text:p>0.5574308206</text:p>
          </table:table-cell>
          <table:table-cell office:value-type="float" office:value="0.4884004884" calcext:value-type="float">
            <text:p>0.4884004884</text:p>
          </table:table-cell>
          <table:table-cell office:value-type="float" office:value="0.726808660447" calcext:value-type="float">
            <text:p>0.7268086604</text:p>
          </table:table-cell>
          <table:table-cell office:value-type="float" office:value="0.615180935569" calcext:value-type="float">
            <text:p>0.6151809356</text:p>
          </table:table-cell>
          <table:table-cell office:value-type="float" office:value="0.698345864662" calcext:value-type="float">
            <text:p>0.6983458647</text:p>
          </table:table-cell>
          <table:table-cell office:value-type="float" office:value="0.587615412221" calcext:value-type="float">
            <text:p>0.5876154122</text:p>
          </table:table-cell>
          <table:table-cell office:value-type="float" office:value="0.769346755012" calcext:value-type="float">
            <text:p>0.769346755</text:p>
          </table:table-cell>
          <table:table-cell office:value-type="float" office:value="0.678392488737" calcext:value-type="float">
            <text:p>0.6783924887</text:p>
          </table:table-cell>
          <table:table-cell office:value-type="float" office:value="1.25" calcext:value-type="float">
            <text:p>1.25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52:.Z52])" office:value-type="float" office:value="0.658705566421917" calcext:value-type="float">
            <text:p>0.6587055664</text:p>
          </table:table-cell>
        </table:table-row>
        <table:table-row table:style-name="ro1">
          <table:table-cell office:value-type="float" office:value="0.982994172099" calcext:value-type="float">
            <text:p>0.9829941721</text:p>
          </table:table-cell>
          <table:table-cell office:value-type="float" office:value="0.995498653953" calcext:value-type="float">
            <text:p>0.995498654</text:p>
          </table:table-cell>
          <table:table-cell office:value-type="float" office:value="0.954622067104" calcext:value-type="float">
            <text:p>0.9546220671</text:p>
          </table:table-cell>
          <table:table-cell office:value-type="float" office:value="0.980079737923" calcext:value-type="float">
            <text:p>0.9800797379</text:p>
          </table:table-cell>
          <table:table-cell office:value-type="float" office:value="0.907409242167" calcext:value-type="float">
            <text:p>0.9074092422</text:p>
          </table:table-cell>
          <table:table-cell office:value-type="float" office:value="0.983494547873" calcext:value-type="float">
            <text:p>0.9834945479</text:p>
          </table:table-cell>
          <table:table-cell office:value-type="float" office:value="0.992461061659" calcext:value-type="float">
            <text:p>0.9924610617</text:p>
          </table:table-cell>
          <table:table-cell office:value-type="float" office:value="0.925870979673" calcext:value-type="float">
            <text:p>0.9258709797</text:p>
          </table:table-cell>
          <table:table-cell office:value-type="float" office:value="0.99138676069" calcext:value-type="float">
            <text:p>0.9913867607</text:p>
          </table:table-cell>
          <table:table-cell office:value-type="float" office:value="0.97602234172" calcext:value-type="float">
            <text:p>0.9760223417</text:p>
          </table:table-cell>
          <table:table-cell office:value-type="float" office:value="0.960780575007" calcext:value-type="float">
            <text:p>0.960780575</text:p>
          </table:table-cell>
          <table:table-cell office:value-type="float" office:value="0.985369139286" calcext:value-type="float">
            <text:p>0.9853691393</text:p>
          </table:table-cell>
          <table:table-cell office:value-type="float" office:value="0.991070807558" calcext:value-type="float">
            <text:p>0.9910708076</text:p>
          </table:table-cell>
          <table:table-cell office:value-type="string" calcext:value-type="string">
            <text:p>train:</text:p>
          </table:table-cell>
          <table:table-cell office:value-type="float" office:value="0.572588631412" calcext:value-type="float">
            <text:p>0.5725886314</text:p>
          </table:table-cell>
          <table:table-cell office:value-type="float" office:value="0.612545470677" calcext:value-type="float">
            <text:p>0.6125454707</text:p>
          </table:table-cell>
          <table:table-cell office:value-type="float" office:value="0.758457616316" calcext:value-type="float">
            <text:p>0.7584576163</text:p>
          </table:table-cell>
          <table:table-cell office:value-type="float" office:value="0.803481426171" calcext:value-type="float">
            <text:p>0.8034814262</text:p>
          </table:table-cell>
          <table:table-cell office:value-type="float" office:value="0.541315468617" calcext:value-type="float">
            <text:p>0.5413154686</text:p>
          </table:table-cell>
          <table:table-cell office:value-type="float" office:value="0.484669651336" calcext:value-type="float">
            <text:p>0.4846696513</text:p>
          </table:table-cell>
          <table:table-cell office:value-type="float" office:value="0.746127442352" calcext:value-type="float">
            <text:p>0.7461274424</text:p>
          </table:table-cell>
          <table:table-cell office:value-type="float" office:value="0.646127537511" calcext:value-type="float">
            <text:p>0.6461275375</text:p>
          </table:table-cell>
          <table:table-cell office:value-type="float" office:value="0.690601503759" calcext:value-type="float">
            <text:p>0.6906015038</text:p>
          </table:table-cell>
          <table:table-cell office:value-type="float" office:value="0.646047437278" calcext:value-type="float">
            <text:p>0.6460474373</text:p>
          </table:table-cell>
          <table:table-cell office:value-type="float" office:value="0.724324668705" calcext:value-type="float">
            <text:p>0.7243246687</text:p>
          </table:table-cell>
          <table:table-cell office:value-type="float" office:value="0.738579428235" calcext:value-type="float">
            <text:p>0.7385794282</text:p>
          </table:table-cell>
          <table:table-cell office:value-type="float" office:value="1.25" calcext:value-type="float">
            <text:p>1.25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table:formula="of:=AVERAGE([.O50:.Z53])" office:value-type="float" office:value="0.667991889176333" calcext:value-type="float">
            <text:p>0.6679918892</text:p>
          </table:table-cell>
          <table:table-cell table:formula="of:=AVERAGE([.O53:.Z53])" office:value-type="float" office:value="0.663738856864083" calcext:value-type="float">
            <text:p>0.6637388569</text:p>
          </table:table-cell>
        </table:table-row>
        <table:table-row table:style-name="ro1">
          <table:table-cell office:value-type="float" office:value="0.97771728239" calcext:value-type="float">
            <text:p>0.9777172824</text:p>
          </table:table-cell>
          <table:table-cell office:value-type="float" office:value="0.994103870914" calcext:value-type="float">
            <text:p>0.9941038709</text:p>
          </table:table-cell>
          <table:table-cell office:value-type="float" office:value="0.943352851031" calcext:value-type="float">
            <text:p>0.943352851</text:p>
          </table:table-cell>
          <table:table-cell office:value-type="float" office:value="0.972265807907" calcext:value-type="float">
            <text:p>0.9722658079</text:p>
          </table:table-cell>
          <table:table-cell office:value-type="float" office:value="0.894656337564" calcext:value-type="float">
            <text:p>0.8946563376</text:p>
          </table:table-cell>
          <table:table-cell office:value-type="float" office:value="0.973670626211" calcext:value-type="float">
            <text:p>0.9736706262</text:p>
          </table:table-cell>
          <table:table-cell office:value-type="float" office:value="0.975297598011" calcext:value-type="float">
            <text:p>0.975297598</text:p>
          </table:table-cell>
          <table:table-cell office:value-type="float" office:value="0.906263688241" calcext:value-type="float">
            <text:p>0.9062636882</text:p>
          </table:table-cell>
          <table:table-cell office:value-type="float" office:value="0.984572532837" calcext:value-type="float">
            <text:p>0.9845725328</text:p>
          </table:table-cell>
          <table:table-cell office:value-type="float" office:value="0.952522066497" calcext:value-type="float">
            <text:p>0.9525220665</text:p>
          </table:table-cell>
          <table:table-cell office:value-type="float" office:value="0.946711367659" calcext:value-type="float">
            <text:p>0.9467113677</text:p>
          </table:table-cell>
          <table:table-cell office:value-type="float" office:value="0.97275326404" calcext:value-type="float">
            <text:p>0.972753264</text:p>
          </table:table-cell>
          <table:table-cell office:value-type="float" office:value="0.987415302512" calcext:value-type="float">
            <text:p>0.9874153025</text:p>
          </table:table-cell>
          <table:table-cell office:value-type="string" calcext:value-type="string">
            <text:p>train:</text:p>
          </table:table-cell>
          <table:table-cell office:value-type="float" office:value="0.622021542814" calcext:value-type="float">
            <text:p>0.6220215428</text:p>
          </table:table-cell>
          <table:table-cell office:value-type="float" office:value="0.538070588235" calcext:value-type="float">
            <text:p>0.5380705882</text:p>
          </table:table-cell>
          <table:table-cell office:value-type="float" office:value="0.747170812213" calcext:value-type="float">
            <text:p>0.7471708122</text:p>
          </table:table-cell>
          <table:table-cell office:value-type="float" office:value="0.747136797455" calcext:value-type="float">
            <text:p>0.7471367975</text:p>
          </table:table-cell>
          <table:table-cell office:value-type="float" office:value="0.550312746706" calcext:value-type="float">
            <text:p>0.5503127467</text:p>
          </table:table-cell>
          <table:table-cell office:value-type="float" office:value="0.490404040404" calcext:value-type="float">
            <text:p>0.4904040404</text:p>
          </table:table-cell>
          <table:table-cell office:value-type="float" office:value="0.722087020649" calcext:value-type="float">
            <text:p>0.7220870206</text:p>
          </table:table-cell>
          <table:table-cell office:value-type="float" office:value="0.641877794337" calcext:value-type="float">
            <text:p>0.6418777943</text:p>
          </table:table-cell>
          <table:table-cell office:value-type="float" office:value="0.695812656359" calcext:value-type="float">
            <text:p>0.6958126564</text:p>
          </table:table-cell>
          <table:table-cell office:value-type="float" office:value="0.57732300885" calcext:value-type="float">
            <text:p>0.5773230089</text:p>
          </table:table-cell>
          <table:table-cell office:value-type="float" office:value="0.70213730261" calcext:value-type="float">
            <text:p>0.7021373026</text:p>
          </table:table-cell>
          <table:table-cell office:value-type="float" office:value="0.701394000736" calcext:value-type="float">
            <text:p>0.7013940007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54:.Z54])" office:value-type="float" office:value="0.644645692614" calcext:value-type="float">
            <text:p>0.6446456926</text:p>
          </table:table-cell>
        </table:table-row>
        <table:table-row table:style-name="ro1">
          <table:table-cell table:style-name="ce1" office:value-type="float" office:value="0.972890664483" calcext:value-type="float">
            <text:p>0.9728906645</text:p>
          </table:table-cell>
          <table:table-cell table:style-name="ce1" office:value-type="float" office:value="0.992408601113" calcext:value-type="float">
            <text:p>0.9924086011</text:p>
          </table:table-cell>
          <table:table-cell table:style-name="ce1" office:value-type="float" office:value="0.930290189614" calcext:value-type="float">
            <text:p>0.9302901896</text:p>
          </table:table-cell>
          <table:table-cell table:style-name="ce1" office:value-type="float" office:value="0.95892530115" calcext:value-type="float">
            <text:p>0.9589253012</text:p>
          </table:table-cell>
          <table:table-cell table:style-name="ce1" office:value-type="float" office:value="0.856716248099" calcext:value-type="float">
            <text:p>0.8567162481</text:p>
          </table:table-cell>
          <table:table-cell table:style-name="ce1" office:value-type="float" office:value="0.969130047179" calcext:value-type="float">
            <text:p>0.9691300472</text:p>
          </table:table-cell>
          <table:table-cell table:style-name="ce1" office:value-type="float" office:value="0.982743718652" calcext:value-type="float">
            <text:p>0.9827437187</text:p>
          </table:table-cell>
          <table:table-cell table:style-name="ce1" office:value-type="float" office:value="0.911505069016" calcext:value-type="float">
            <text:p>0.911505069</text:p>
          </table:table-cell>
          <table:table-cell table:style-name="ce1" office:value-type="float" office:value="0.980170859733" calcext:value-type="float">
            <text:p>0.9801708597</text:p>
          </table:table-cell>
          <table:table-cell table:style-name="ce1" office:value-type="float" office:value="0.941200273554" calcext:value-type="float">
            <text:p>0.9412002736</text:p>
          </table:table-cell>
          <table:table-cell table:style-name="ce1" office:value-type="float" office:value="0.941864605506" calcext:value-type="float">
            <text:p>0.9418646055</text:p>
          </table:table-cell>
          <table:table-cell table:style-name="ce1" office:value-type="float" office:value="0.964848592987" calcext:value-type="float">
            <text:p>0.964848593</text:p>
          </table:table-cell>
          <table:table-cell table:style-name="ce1" office:value-type="float" office:value="0.987272765594" calcext:value-type="float">
            <text:p>0.9872727656</text:p>
          </table:table-cell>
          <table:table-cell table:style-name="ce1" office:value-type="string" calcext:value-type="string">
            <text:p>train:</text:p>
          </table:table-cell>
          <table:table-cell table:style-name="ce1" office:value-type="float" office:value="0.612101406219" calcext:value-type="float">
            <text:p>0.6121014062</text:p>
          </table:table-cell>
          <table:table-cell table:style-name="ce1" office:value-type="float" office:value="0.588590187206" calcext:value-type="float">
            <text:p>0.5885901872</text:p>
          </table:table-cell>
          <table:table-cell table:style-name="ce1" office:value-type="float" office:value="0.833715742511" calcext:value-type="float">
            <text:p>0.8337157425</text:p>
          </table:table-cell>
          <table:table-cell table:style-name="ce1" office:value-type="float" office:value="0.780660817622" calcext:value-type="float">
            <text:p>0.7806608176</text:p>
          </table:table-cell>
          <table:table-cell table:style-name="ce1" office:value-type="float" office:value="0.547246077184" calcext:value-type="float">
            <text:p>0.5472460772</text:p>
          </table:table-cell>
          <table:table-cell table:style-name="ce1" office:value-type="float" office:value="0.615181115181" calcext:value-type="float">
            <text:p>0.6151811152</text:p>
          </table:table-cell>
          <table:table-cell table:style-name="ce1" office:value-type="float" office:value="0.779088188699" calcext:value-type="float">
            <text:p>0.7790881887</text:p>
          </table:table-cell>
          <table:table-cell table:style-name="ce1" office:value-type="float" office:value="0.629100470727" calcext:value-type="float">
            <text:p>0.6291004707</text:p>
          </table:table-cell>
          <table:table-cell table:style-name="ce1" office:value-type="float" office:value="0.732293233083" calcext:value-type="float">
            <text:p>0.7322932331</text:p>
          </table:table-cell>
          <table:table-cell table:style-name="ce1" office:value-type="float" office:value="0.682881472056" calcext:value-type="float">
            <text:p>0.6828814721</text:p>
          </table:table-cell>
          <table:table-cell table:style-name="ce1" office:value-type="float" office:value="0.702004757051" calcext:value-type="float">
            <text:p>0.7020047571</text:p>
          </table:table-cell>
          <table:table-cell table:style-name="ce1" office:value-type="float" office:value="0.703212496316" calcext:value-type="float">
            <text:p>0.7032124963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formula="of:=AVERAGE([.O55:.Z55])" office:value-type="float" office:value="0.683839663654583" calcext:value-type="float">
            <text:p>0.6838396637</text:p>
          </table:table-cell>
        </table:table-row>
        <table:table-row table:style-name="ro1">
          <table:table-cell office:value-type="float" office:value="0.982684384936" calcext:value-type="float">
            <text:p>0.9826843849</text:p>
          </table:table-cell>
          <table:table-cell office:value-type="float" office:value="0.993398249246" calcext:value-type="float">
            <text:p>0.9933982492</text:p>
          </table:table-cell>
          <table:table-cell office:value-type="float" office:value="0.953780399788" calcext:value-type="float">
            <text:p>0.9537803998</text:p>
          </table:table-cell>
          <table:table-cell office:value-type="float" office:value="0.968177819738" calcext:value-type="float">
            <text:p>0.9681778197</text:p>
          </table:table-cell>
          <table:table-cell office:value-type="float" office:value="0.889089244597" calcext:value-type="float">
            <text:p>0.8890892446</text:p>
          </table:table-cell>
          <table:table-cell office:value-type="float" office:value="0.974762118141" calcext:value-type="float">
            <text:p>0.9747621181</text:p>
          </table:table-cell>
          <table:table-cell office:value-type="float" office:value="0.986465129384" calcext:value-type="float">
            <text:p>0.9864651294</text:p>
          </table:table-cell>
          <table:table-cell office:value-type="float" office:value="0.928558903142" calcext:value-type="float">
            <text:p>0.9285589031</text:p>
          </table:table-cell>
          <table:table-cell office:value-type="float" office:value="0.984650459956" calcext:value-type="float">
            <text:p>0.98465046</text:p>
          </table:table-cell>
          <table:table-cell office:value-type="float" office:value="0.974327383952" calcext:value-type="float">
            <text:p>0.974327384</text:p>
          </table:table-cell>
          <table:table-cell office:value-type="float" office:value="0.961916724301" calcext:value-type="float">
            <text:p>0.9619167243</text:p>
          </table:table-cell>
          <table:table-cell office:value-type="float" office:value="0.982104688081" calcext:value-type="float">
            <text:p>0.9821046881</text:p>
          </table:table-cell>
          <table:table-cell office:value-type="float" office:value="0.993391364829" calcext:value-type="float">
            <text:p>0.9933913648</text:p>
          </table:table-cell>
          <table:table-cell office:value-type="string" calcext:value-type="string">
            <text:p>train:</text:p>
          </table:table-cell>
          <table:table-cell office:value-type="float" office:value="0.574074074074" calcext:value-type="float">
            <text:p>0.5740740741</text:p>
          </table:table-cell>
          <table:table-cell office:value-type="float" office:value="0.652648389673" calcext:value-type="float">
            <text:p>0.6526483897</text:p>
          </table:table-cell>
          <table:table-cell office:value-type="float" office:value="0.74407903123" calcext:value-type="float">
            <text:p>0.7440790312</text:p>
          </table:table-cell>
          <table:table-cell office:value-type="float" office:value="0.752660070935" calcext:value-type="float">
            <text:p>0.7526600709</text:p>
          </table:table-cell>
          <table:table-cell office:value-type="float" office:value="0.526041666667" calcext:value-type="float">
            <text:p>0.5260416667</text:p>
          </table:table-cell>
          <table:table-cell office:value-type="float" office:value="0.490503323837" calcext:value-type="float">
            <text:p>0.4905033238</text:p>
          </table:table-cell>
          <table:table-cell office:value-type="float" office:value="0.785601126562" calcext:value-type="float">
            <text:p>0.7856011266</text:p>
          </table:table-cell>
          <table:table-cell office:value-type="float" office:value="0.715725213298" calcext:value-type="float">
            <text:p>0.7157252133</text:p>
          </table:table-cell>
          <table:table-cell office:value-type="float" office:value="0.739783834586" calcext:value-type="float">
            <text:p>0.7397838346</text:p>
          </table:table-cell>
          <table:table-cell office:value-type="float" office:value="0.654660533098" calcext:value-type="float">
            <text:p>0.6546605331</text:p>
          </table:table-cell>
          <table:table-cell office:value-type="float" office:value="0.766585966701" calcext:value-type="float">
            <text:p>0.7665859667</text:p>
          </table:table-cell>
          <table:table-cell office:value-type="float" office:value="0.66647720096" calcext:value-type="float">
            <text:p>0.666477201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56:.Z56])" office:value-type="float" office:value="0.67240336930175" calcext:value-type="float">
            <text:p>0.6724033693</text:p>
          </table:table-cell>
        </table:table-row>
        <table:table-row table:style-name="ro1">
          <table:table-cell office:value-type="float" office:value="0.972890664483" calcext:value-type="float">
            <text:p>0.9728906645</text:p>
          </table:table-cell>
          <table:table-cell office:value-type="float" office:value="0.992408601113" calcext:value-type="float">
            <text:p>0.9924086011</text:p>
          </table:table-cell>
          <table:table-cell office:value-type="float" office:value="0.930290189614" calcext:value-type="float">
            <text:p>0.9302901896</text:p>
          </table:table-cell>
          <table:table-cell office:value-type="float" office:value="0.95892530115" calcext:value-type="float">
            <text:p>0.9589253012</text:p>
          </table:table-cell>
          <table:table-cell office:value-type="float" office:value="0.856716248099" calcext:value-type="float">
            <text:p>0.8567162481</text:p>
          </table:table-cell>
          <table:table-cell office:value-type="float" office:value="0.969130047179" calcext:value-type="float">
            <text:p>0.9691300472</text:p>
          </table:table-cell>
          <table:table-cell office:value-type="float" office:value="0.982743718652" calcext:value-type="float">
            <text:p>0.9827437187</text:p>
          </table:table-cell>
          <table:table-cell office:value-type="float" office:value="0.911505069016" calcext:value-type="float">
            <text:p>0.911505069</text:p>
          </table:table-cell>
          <table:table-cell office:value-type="float" office:value="0.980170859733" calcext:value-type="float">
            <text:p>0.9801708597</text:p>
          </table:table-cell>
          <table:table-cell office:value-type="float" office:value="0.941200273554" calcext:value-type="float">
            <text:p>0.9412002736</text:p>
          </table:table-cell>
          <table:table-cell office:value-type="float" office:value="0.941864605506" calcext:value-type="float">
            <text:p>0.9418646055</text:p>
          </table:table-cell>
          <table:table-cell office:value-type="float" office:value="0.964848592987" calcext:value-type="float">
            <text:p>0.964848593</text:p>
          </table:table-cell>
          <table:table-cell office:value-type="float" office:value="0.987272765594" calcext:value-type="float">
            <text:p>0.9872727656</text:p>
          </table:table-cell>
          <table:table-cell office:value-type="string" calcext:value-type="string">
            <text:p>train:</text:p>
          </table:table-cell>
          <table:table-cell office:value-type="float" office:value="0.612101406219" calcext:value-type="float">
            <text:p>0.6121014062</text:p>
          </table:table-cell>
          <table:table-cell office:value-type="float" office:value="0.588590187206" calcext:value-type="float">
            <text:p>0.5885901872</text:p>
          </table:table-cell>
          <table:table-cell office:value-type="float" office:value="0.833715742511" calcext:value-type="float">
            <text:p>0.8337157425</text:p>
          </table:table-cell>
          <table:table-cell office:value-type="float" office:value="0.780660817622" calcext:value-type="float">
            <text:p>0.7806608176</text:p>
          </table:table-cell>
          <table:table-cell office:value-type="float" office:value="0.547246077184" calcext:value-type="float">
            <text:p>0.5472460772</text:p>
          </table:table-cell>
          <table:table-cell office:value-type="float" office:value="0.615181115181" calcext:value-type="float">
            <text:p>0.6151811152</text:p>
          </table:table-cell>
          <table:table-cell office:value-type="float" office:value="0.779088188699" calcext:value-type="float">
            <text:p>0.7790881887</text:p>
          </table:table-cell>
          <table:table-cell office:value-type="float" office:value="0.629100470727" calcext:value-type="float">
            <text:p>0.6291004707</text:p>
          </table:table-cell>
          <table:table-cell office:value-type="float" office:value="0.732293233083" calcext:value-type="float">
            <text:p>0.7322932331</text:p>
          </table:table-cell>
          <table:table-cell office:value-type="float" office:value="0.682881472056" calcext:value-type="float">
            <text:p>0.6828814721</text:p>
          </table:table-cell>
          <table:table-cell office:value-type="float" office:value="0.702004757051" calcext:value-type="float">
            <text:p>0.7020047571</text:p>
          </table:table-cell>
          <table:table-cell office:value-type="float" office:value="0.703212496316" calcext:value-type="float">
            <text:p>0.7032124963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table:formula="of:=AVERAGE([.O54:.Z57])" office:value-type="float" office:value="0.671182097306229" calcext:value-type="float">
            <text:p>0.6711820973</text:p>
          </table:table-cell>
          <table:table-cell table:formula="of:=AVERAGE([.O57:.Z57])" office:value-type="float" office:value="0.683839663654583" calcext:value-type="float">
            <text:p>0.6838396637</text:p>
          </table:table-cell>
        </table:table-row>
        <table:table-row table:style-name="ro1">
          <table:table-cell office:value-type="float" office:value="0.990238093403" calcext:value-type="float">
            <text:p>0.9902380934</text:p>
          </table:table-cell>
          <table:table-cell office:value-type="float" office:value="0.994336001981" calcext:value-type="float">
            <text:p>0.994336002</text:p>
          </table:table-cell>
          <table:table-cell office:value-type="float" office:value="0.958770803632" calcext:value-type="float">
            <text:p>0.9587708036</text:p>
          </table:table-cell>
          <table:table-cell office:value-type="float" office:value="0.967351190192" calcext:value-type="float">
            <text:p>0.9673511902</text:p>
          </table:table-cell>
          <table:table-cell office:value-type="float" office:value="0.908749293486" calcext:value-type="float">
            <text:p>0.9087492935</text:p>
          </table:table-cell>
          <table:table-cell office:value-type="float" office:value="0.979366690764" calcext:value-type="float">
            <text:p>0.9793666908</text:p>
          </table:table-cell>
          <table:table-cell office:value-type="float" office:value="0.991483631373" calcext:value-type="float">
            <text:p>0.9914836314</text:p>
          </table:table-cell>
          <table:table-cell office:value-type="float" office:value="0.919434610914" calcext:value-type="float">
            <text:p>0.9194346109</text:p>
          </table:table-cell>
          <table:table-cell office:value-type="float" office:value="0.976824754903" calcext:value-type="float">
            <text:p>0.9768247549</text:p>
          </table:table-cell>
          <table:table-cell office:value-type="float" office:value="0.959880114008" calcext:value-type="float">
            <text:p>0.959880114</text:p>
          </table:table-cell>
          <table:table-cell office:value-type="float" office:value="0.949800519828" calcext:value-type="float">
            <text:p>0.9498005198</text:p>
          </table:table-cell>
          <table:table-cell office:value-type="float" office:value="0.975625890557" calcext:value-type="float">
            <text:p>0.9756258906</text:p>
          </table:table-cell>
          <table:table-cell office:value-type="float" office:value="0.992839796469" calcext:value-type="float">
            <text:p>0.9928397965</text:p>
          </table:table-cell>
          <table:table-cell office:value-type="string" calcext:value-type="string">
            <text:p>train:</text:p>
          </table:table-cell>
          <table:table-cell office:value-type="float" office:value="0.583015993907" calcext:value-type="float">
            <text:p>0.5830159939</text:p>
          </table:table-cell>
          <table:table-cell office:value-type="float" office:value="0.650541176471" calcext:value-type="float">
            <text:p>0.6505411765</text:p>
          </table:table-cell>
          <table:table-cell office:value-type="float" office:value="0.771218908405" calcext:value-type="float">
            <text:p>0.7712189084</text:p>
          </table:table-cell>
          <table:table-cell office:value-type="float" office:value="0.788759278897" calcext:value-type="float">
            <text:p>0.7887592789</text:p>
          </table:table-cell>
          <table:table-cell office:value-type="float" office:value="0.578004493836" calcext:value-type="float">
            <text:p>0.5780044938</text:p>
          </table:table-cell>
          <table:table-cell office:value-type="float" office:value="0.497925685426" calcext:value-type="float">
            <text:p>0.4979256854</text:p>
          </table:table-cell>
          <table:table-cell office:value-type="float" office:value="0.739048672566" calcext:value-type="float">
            <text:p>0.7390486726</text:p>
          </table:table-cell>
          <table:table-cell office:value-type="float" office:value="0.56634021716" calcext:value-type="float">
            <text:p>0.5663402172</text:p>
          </table:table-cell>
          <table:table-cell office:value-type="float" office:value="0.677357175081" calcext:value-type="float">
            <text:p>0.6773571751</text:p>
          </table:table-cell>
          <table:table-cell office:value-type="float" office:value="0.601806784661" calcext:value-type="float">
            <text:p>0.6018067847</text:p>
          </table:table-cell>
          <table:table-cell office:value-type="float" office:value="0.695887600782" calcext:value-type="float">
            <text:p>0.6958876008</text:p>
          </table:table-cell>
          <table:table-cell office:value-type="float" office:value="0.66019506809" calcext:value-type="float">
            <text:p>0.6601950681</text:p>
          </table:table-cell>
          <table:table-cell office:value-type="float" office:value="1.75" calcext:value-type="float">
            <text:p>1.75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58:.Z58])" office:value-type="float" office:value="0.650841754606833" calcext:value-type="float">
            <text:p>0.6508417546</text:p>
          </table:table-cell>
        </table:table-row>
        <table:table-row table:style-name="ro1">
          <table:table-cell office:value-type="float" office:value="0.982886698184" calcext:value-type="float">
            <text:p>0.9828866982</text:p>
          </table:table-cell>
          <table:table-cell office:value-type="float" office:value="0.993140837945" calcext:value-type="float">
            <text:p>0.9931408379</text:p>
          </table:table-cell>
          <table:table-cell office:value-type="float" office:value="0.957434049762" calcext:value-type="float">
            <text:p>0.9574340498</text:p>
          </table:table-cell>
          <table:table-cell office:value-type="float" office:value="0.978058800557" calcext:value-type="float">
            <text:p>0.9780588006</text:p>
          </table:table-cell>
          <table:table-cell office:value-type="float" office:value="0.895188837457" calcext:value-type="float">
            <text:p>0.8951888375</text:p>
          </table:table-cell>
          <table:table-cell office:value-type="float" office:value="0.983731238926" calcext:value-type="float">
            <text:p>0.9837312389</text:p>
          </table:table-cell>
          <table:table-cell office:value-type="float" office:value="0.99422051413" calcext:value-type="float">
            <text:p>0.9942205141</text:p>
          </table:table-cell>
          <table:table-cell office:value-type="float" office:value="0.914994199633" calcext:value-type="float">
            <text:p>0.9149941996</text:p>
          </table:table-cell>
          <table:table-cell office:value-type="float" office:value="0.984270035259" calcext:value-type="float">
            <text:p>0.9842700353</text:p>
          </table:table-cell>
          <table:table-cell office:value-type="float" office:value="0.959129938893" calcext:value-type="float">
            <text:p>0.9591299389</text:p>
          </table:table-cell>
          <table:table-cell office:value-type="float" office:value="0.955564746134" calcext:value-type="float">
            <text:p>0.9555647461</text:p>
          </table:table-cell>
          <table:table-cell office:value-type="float" office:value="0.973340212962" calcext:value-type="float">
            <text:p>0.973340213</text:p>
          </table:table-cell>
          <table:table-cell office:value-type="float" office:value="0.991656743" calcext:value-type="float">
            <text:p>0.991656743</text:p>
          </table:table-cell>
          <table:table-cell office:value-type="string" calcext:value-type="string">
            <text:p>train:</text:p>
          </table:table-cell>
          <table:table-cell office:value-type="float" office:value="0.540453555159" calcext:value-type="float">
            <text:p>0.5404535552</text:p>
          </table:table-cell>
          <table:table-cell office:value-type="float" office:value="0.628870552746" calcext:value-type="float">
            <text:p>0.6288705527</text:p>
          </table:table-cell>
          <table:table-cell office:value-type="float" office:value="0.809904397706" calcext:value-type="float">
            <text:p>0.8099043977</text:p>
          </table:table-cell>
          <table:table-cell office:value-type="float" office:value="0.786167631137" calcext:value-type="float">
            <text:p>0.7861676311</text:p>
          </table:table-cell>
          <table:table-cell office:value-type="float" office:value="0.704715330789" calcext:value-type="float">
            <text:p>0.7047153308</text:p>
          </table:table-cell>
          <table:table-cell office:value-type="float" office:value="0.474494641161" calcext:value-type="float">
            <text:p>0.4744946412</text:p>
          </table:table-cell>
          <table:table-cell office:value-type="float" office:value="0.803379686675" calcext:value-type="float">
            <text:p>0.8033796867</text:p>
          </table:table-cell>
          <table:table-cell office:value-type="float" office:value="0.569744777876" calcext:value-type="float">
            <text:p>0.5697447779</text:p>
          </table:table-cell>
          <table:table-cell office:value-type="float" office:value="0.720827067669" calcext:value-type="float">
            <text:p>0.7208270677</text:p>
          </table:table-cell>
          <table:table-cell office:value-type="float" office:value="0.712994682066" calcext:value-type="float">
            <text:p>0.7129946821</text:p>
          </table:table-cell>
          <table:table-cell office:value-type="float" office:value="0.723050458716" calcext:value-type="float">
            <text:p>0.7230504587</text:p>
          </table:table-cell>
          <table:table-cell office:value-type="float" office:value="0.71868552903" calcext:value-type="float">
            <text:p>0.718685529</text:p>
          </table:table-cell>
          <table:table-cell office:value-type="float" office:value="1.75" calcext:value-type="float">
            <text:p>1.75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59:.Z59])" office:value-type="float" office:value="0.682774025894167" calcext:value-type="float">
            <text:p>0.6827740259</text:p>
          </table:table-cell>
        </table:table-row>
        <table:table-row table:style-name="ro1">
          <table:table-cell office:value-type="float" office:value="0.988038249199" calcext:value-type="float">
            <text:p>0.9880382492</text:p>
          </table:table-cell>
          <table:table-cell office:value-type="float" office:value="0.994316841134" calcext:value-type="float">
            <text:p>0.9943168411</text:p>
          </table:table-cell>
          <table:table-cell office:value-type="float" office:value="0.957845246007" calcext:value-type="float">
            <text:p>0.957845246</text:p>
          </table:table-cell>
          <table:table-cell office:value-type="float" office:value="0.976010373892" calcext:value-type="float">
            <text:p>0.9760103739</text:p>
          </table:table-cell>
          <table:table-cell office:value-type="float" office:value="0.900376591672" calcext:value-type="float">
            <text:p>0.9003765917</text:p>
          </table:table-cell>
          <table:table-cell office:value-type="float" office:value="0.976635358762" calcext:value-type="float">
            <text:p>0.9766353588</text:p>
          </table:table-cell>
          <table:table-cell office:value-type="float" office:value="0.993203582885" calcext:value-type="float">
            <text:p>0.9932035829</text:p>
          </table:table-cell>
          <table:table-cell office:value-type="float" office:value="0.938113367743" calcext:value-type="float">
            <text:p>0.9381133677</text:p>
          </table:table-cell>
          <table:table-cell office:value-type="float" office:value="0.990642701236" calcext:value-type="float">
            <text:p>0.9906427012</text:p>
          </table:table-cell>
          <table:table-cell office:value-type="float" office:value="0.983028843423" calcext:value-type="float">
            <text:p>0.9830288434</text:p>
          </table:table-cell>
          <table:table-cell office:value-type="float" office:value="0.967827007052" calcext:value-type="float">
            <text:p>0.9678270071</text:p>
          </table:table-cell>
          <table:table-cell office:value-type="float" office:value="0.986992167524" calcext:value-type="float">
            <text:p>0.9869921675</text:p>
          </table:table-cell>
          <table:table-cell office:value-type="float" office:value="0.994188068415" calcext:value-type="float">
            <text:p>0.9941880684</text:p>
          </table:table-cell>
          <table:table-cell office:value-type="string" calcext:value-type="string">
            <text:p>train:</text:p>
          </table:table-cell>
          <table:table-cell office:value-type="float" office:value="0.602941176471" calcext:value-type="float">
            <text:p>0.6029411765</text:p>
          </table:table-cell>
          <table:table-cell office:value-type="float" office:value="0.571022979327" calcext:value-type="float">
            <text:p>0.5710229793</text:p>
          </table:table-cell>
          <table:table-cell office:value-type="float" office:value="0.755844486934" calcext:value-type="float">
            <text:p>0.7558444869</text:p>
          </table:table-cell>
          <table:table-cell office:value-type="float" office:value="0.8287287661" calcext:value-type="float">
            <text:p>0.8287287661</text:p>
          </table:table-cell>
          <table:table-cell office:value-type="float" office:value="0.583055025445" calcext:value-type="float">
            <text:p>0.5830550254</text:p>
          </table:table-cell>
          <table:table-cell office:value-type="float" office:value="0.530575905576" calcext:value-type="float">
            <text:p>0.5305759056</text:p>
          </table:table-cell>
          <table:table-cell office:value-type="float" office:value="0.772707269847" calcext:value-type="float">
            <text:p>0.7727072698</text:p>
          </table:table-cell>
          <table:table-cell office:value-type="float" office:value="0.682204324801" calcext:value-type="float">
            <text:p>0.6822043248</text:p>
          </table:table-cell>
          <table:table-cell office:value-type="float" office:value="0.718796992481" calcext:value-type="float">
            <text:p>0.7187969925</text:p>
          </table:table-cell>
          <table:table-cell office:value-type="float" office:value="0.632018531206" calcext:value-type="float">
            <text:p>0.6320185312</text:p>
          </table:table-cell>
          <table:table-cell office:value-type="float" office:value="0.788247536527" calcext:value-type="float">
            <text:p>0.7882475365</text:p>
          </table:table-cell>
          <table:table-cell office:value-type="float" office:value="0.725190518294" calcext:value-type="float">
            <text:p>0.7251905183</text:p>
          </table:table-cell>
          <table:table-cell office:value-type="float" office:value="1.75" calcext:value-type="float">
            <text:p>1.75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60:.Z60])" office:value-type="float" office:value="0.682611126084083" calcext:value-type="float">
            <text:p>0.6826111261</text:p>
          </table:table-cell>
        </table:table-row>
        <table:table-row table:style-name="ro1">
          <table:table-cell office:value-type="float" office:value="0.982886698184" calcext:value-type="float">
            <text:p>0.9828866982</text:p>
          </table:table-cell>
          <table:table-cell office:value-type="float" office:value="0.993140837945" calcext:value-type="float">
            <text:p>0.9931408379</text:p>
          </table:table-cell>
          <table:table-cell office:value-type="float" office:value="0.957434049762" calcext:value-type="float">
            <text:p>0.9574340498</text:p>
          </table:table-cell>
          <table:table-cell office:value-type="float" office:value="0.978058800557" calcext:value-type="float">
            <text:p>0.9780588006</text:p>
          </table:table-cell>
          <table:table-cell office:value-type="float" office:value="0.895188837457" calcext:value-type="float">
            <text:p>0.8951888375</text:p>
          </table:table-cell>
          <table:table-cell office:value-type="float" office:value="0.983731238926" calcext:value-type="float">
            <text:p>0.9837312389</text:p>
          </table:table-cell>
          <table:table-cell office:value-type="float" office:value="0.99422051413" calcext:value-type="float">
            <text:p>0.9942205141</text:p>
          </table:table-cell>
          <table:table-cell office:value-type="float" office:value="0.914994199633" calcext:value-type="float">
            <text:p>0.9149941996</text:p>
          </table:table-cell>
          <table:table-cell office:value-type="float" office:value="0.984270035259" calcext:value-type="float">
            <text:p>0.9842700353</text:p>
          </table:table-cell>
          <table:table-cell office:value-type="float" office:value="0.959129938893" calcext:value-type="float">
            <text:p>0.9591299389</text:p>
          </table:table-cell>
          <table:table-cell office:value-type="float" office:value="0.955564746134" calcext:value-type="float">
            <text:p>0.9555647461</text:p>
          </table:table-cell>
          <table:table-cell office:value-type="float" office:value="0.973340212962" calcext:value-type="float">
            <text:p>0.973340213</text:p>
          </table:table-cell>
          <table:table-cell office:value-type="float" office:value="0.991656743" calcext:value-type="float">
            <text:p>0.991656743</text:p>
          </table:table-cell>
          <table:table-cell office:value-type="string" calcext:value-type="string">
            <text:p>train:</text:p>
          </table:table-cell>
          <table:table-cell office:value-type="float" office:value="0.540453555159" calcext:value-type="float">
            <text:p>0.5404535552</text:p>
          </table:table-cell>
          <table:table-cell office:value-type="float" office:value="0.628870552746" calcext:value-type="float">
            <text:p>0.6288705527</text:p>
          </table:table-cell>
          <table:table-cell office:value-type="float" office:value="0.809904397706" calcext:value-type="float">
            <text:p>0.8099043977</text:p>
          </table:table-cell>
          <table:table-cell office:value-type="float" office:value="0.786167631137" calcext:value-type="float">
            <text:p>0.7861676311</text:p>
          </table:table-cell>
          <table:table-cell office:value-type="float" office:value="0.704715330789" calcext:value-type="float">
            <text:p>0.7047153308</text:p>
          </table:table-cell>
          <table:table-cell office:value-type="float" office:value="0.474494641161" calcext:value-type="float">
            <text:p>0.4744946412</text:p>
          </table:table-cell>
          <table:table-cell office:value-type="float" office:value="0.803379686675" calcext:value-type="float">
            <text:p>0.8033796867</text:p>
          </table:table-cell>
          <table:table-cell office:value-type="float" office:value="0.569744777876" calcext:value-type="float">
            <text:p>0.5697447779</text:p>
          </table:table-cell>
          <table:table-cell office:value-type="float" office:value="0.720827067669" calcext:value-type="float">
            <text:p>0.7208270677</text:p>
          </table:table-cell>
          <table:table-cell office:value-type="float" office:value="0.712994682066" calcext:value-type="float">
            <text:p>0.7129946821</text:p>
          </table:table-cell>
          <table:table-cell office:value-type="float" office:value="0.723050458716" calcext:value-type="float">
            <text:p>0.7230504587</text:p>
          </table:table-cell>
          <table:table-cell office:value-type="float" office:value="0.71868552903" calcext:value-type="float">
            <text:p>0.718685529</text:p>
          </table:table-cell>
          <table:table-cell office:value-type="float" office:value="1.75" calcext:value-type="float">
            <text:p>1.75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table:formula="of:=AVERAGE([.O58:.Z61])" office:value-type="float" office:value="0.674750233119812" calcext:value-type="float">
            <text:p>0.6747502331</text:p>
          </table:table-cell>
          <table:table-cell table:formula="of:=AVERAGE([.O61:.Z61])" office:value-type="float" office:value="0.682774025894167" calcext:value-type="float">
            <text:p>0.6827740259</text:p>
          </table:table-cell>
        </table:table-row>
        <table:table-row table:style-name="ro1">
          <table:table-cell office:value-type="float" office:value="0.978847917743" calcext:value-type="float">
            <text:p>0.9788479177</text:p>
          </table:table-cell>
          <table:table-cell office:value-type="float" office:value="0.991024265434" calcext:value-type="float">
            <text:p>0.9910242654</text:p>
          </table:table-cell>
          <table:table-cell office:value-type="float" office:value="0.960160659264" calcext:value-type="float">
            <text:p>0.9601606593</text:p>
          </table:table-cell>
          <table:table-cell office:value-type="float" office:value="0.975536804686" calcext:value-type="float">
            <text:p>0.9755368047</text:p>
          </table:table-cell>
          <table:table-cell office:value-type="float" office:value="0.895369600166" calcext:value-type="float">
            <text:p>0.8953696002</text:p>
          </table:table-cell>
          <table:table-cell office:value-type="float" office:value="0.969547825498" calcext:value-type="float">
            <text:p>0.9695478255</text:p>
          </table:table-cell>
          <table:table-cell office:value-type="float" office:value="0.983265449769" calcext:value-type="float">
            <text:p>0.9832654498</text:p>
          </table:table-cell>
          <table:table-cell office:value-type="float" office:value="0.925297832426" calcext:value-type="float">
            <text:p>0.9252978324</text:p>
          </table:table-cell>
          <table:table-cell office:value-type="float" office:value="0.9882224458" calcext:value-type="float">
            <text:p>0.9882224458</text:p>
          </table:table-cell>
          <table:table-cell office:value-type="float" office:value="0.967978124834" calcext:value-type="float">
            <text:p>0.9679781248</text:p>
          </table:table-cell>
          <table:table-cell office:value-type="float" office:value="0.956808636168" calcext:value-type="float">
            <text:p>0.9568086362</text:p>
          </table:table-cell>
          <table:table-cell office:value-type="float" office:value="0.978372882109" calcext:value-type="float">
            <text:p>0.9783728821</text:p>
          </table:table-cell>
          <table:table-cell office:value-type="float" office:value="0.992614935883" calcext:value-type="float">
            <text:p>0.9926149359</text:p>
          </table:table-cell>
          <table:table-cell office:value-type="string" calcext:value-type="string">
            <text:p>train:</text:p>
          </table:table-cell>
          <table:table-cell office:value-type="float" office:value="0.629256881732" calcext:value-type="float">
            <text:p>0.6292568817</text:p>
          </table:table-cell>
          <table:table-cell office:value-type="float" office:value="0.643670588235" calcext:value-type="float">
            <text:p>0.6436705882</text:p>
          </table:table-cell>
          <table:table-cell office:value-type="float" office:value="0.77086894377" calcext:value-type="float">
            <text:p>0.7708689438</text:p>
          </table:table-cell>
          <table:table-cell office:value-type="float" office:value="0.733085896076" calcext:value-type="float">
            <text:p>0.7330858961</text:p>
          </table:table-cell>
          <table:table-cell office:value-type="float" office:value="0.605939151029" calcext:value-type="float">
            <text:p>0.605939151</text:p>
          </table:table-cell>
          <table:table-cell office:value-type="float" office:value="0.573015873016" calcext:value-type="float">
            <text:p>0.573015873</text:p>
          </table:table-cell>
          <table:table-cell office:value-type="float" office:value="0.641052114061" calcext:value-type="float">
            <text:p>0.6410521141</text:p>
          </table:table-cell>
          <table:table-cell office:value-type="float" office:value="0.615563125399" calcext:value-type="float">
            <text:p>0.6155631254</text:p>
          </table:table-cell>
          <table:table-cell office:value-type="float" office:value="0.593528277899" calcext:value-type="float">
            <text:p>0.5935282779</text:p>
          </table:table-cell>
          <table:table-cell office:value-type="float" office:value="0.610471976401" calcext:value-type="float">
            <text:p>0.6104719764</text:p>
          </table:table-cell>
          <table:table-cell office:value-type="float" office:value="0.73708315443" calcext:value-type="float">
            <text:p>0.7370831544</text:p>
          </table:table-cell>
          <table:table-cell office:value-type="float" office:value="0.670500552079" calcext:value-type="float">
            <text:p>0.670500552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62:.Z62])" office:value-type="float" office:value="0.652003044510583" calcext:value-type="float">
            <text:p>0.6520030445</text:p>
          </table:table-cell>
        </table:table-row>
        <table:table-row table:style-name="ro1">
          <table:table-cell office:value-type="float" office:value="0.984429876469" calcext:value-type="float">
            <text:p>0.9844298765</text:p>
          </table:table-cell>
          <table:table-cell office:value-type="float" office:value="0.993095701589" calcext:value-type="float">
            <text:p>0.9930957016</text:p>
          </table:table-cell>
          <table:table-cell office:value-type="float" office:value="0.961427507744" calcext:value-type="float">
            <text:p>0.9614275077</text:p>
          </table:table-cell>
          <table:table-cell office:value-type="float" office:value="0.980330933233" calcext:value-type="float">
            <text:p>0.9803309332</text:p>
          </table:table-cell>
          <table:table-cell office:value-type="float" office:value="0.90310921786" calcext:value-type="float">
            <text:p>0.9031092179</text:p>
          </table:table-cell>
          <table:table-cell office:value-type="float" office:value="0.977588444537" calcext:value-type="float">
            <text:p>0.9775884445</text:p>
          </table:table-cell>
          <table:table-cell office:value-type="float" office:value="0.989888651165" calcext:value-type="float">
            <text:p>0.9898886512</text:p>
          </table:table-cell>
          <table:table-cell office:value-type="float" office:value="0.937820743456" calcext:value-type="float">
            <text:p>0.9378207435</text:p>
          </table:table-cell>
          <table:table-cell office:value-type="float" office:value="0.98381361399" calcext:value-type="float">
            <text:p>0.983813614</text:p>
          </table:table-cell>
          <table:table-cell office:value-type="float" office:value="0.968147704411" calcext:value-type="float">
            <text:p>0.9681477044</text:p>
          </table:table-cell>
          <table:table-cell office:value-type="float" office:value="0.961805984499" calcext:value-type="float">
            <text:p>0.9618059845</text:p>
          </table:table-cell>
          <table:table-cell office:value-type="float" office:value="0.979558857614" calcext:value-type="float">
            <text:p>0.9795588576</text:p>
          </table:table-cell>
          <table:table-cell office:value-type="float" office:value="0.99203612566" calcext:value-type="float">
            <text:p>0.9920361257</text:p>
          </table:table-cell>
          <table:table-cell office:value-type="string" calcext:value-type="string">
            <text:p>train:</text:p>
          </table:table-cell>
          <table:table-cell office:value-type="float" office:value="0.673450188156" calcext:value-type="float">
            <text:p>0.6734501882</text:p>
          </table:table-cell>
          <table:table-cell office:value-type="float" office:value="0.545381953686" calcext:value-type="float">
            <text:p>0.5453819537</text:p>
          </table:table-cell>
          <table:table-cell office:value-type="float" office:value="0.76579987253" calcext:value-type="float">
            <text:p>0.7657998725</text:p>
          </table:table-cell>
          <table:table-cell office:value-type="float" office:value="0.759846929251" calcext:value-type="float">
            <text:p>0.7598469293</text:p>
          </table:table-cell>
          <table:table-cell office:value-type="float" office:value="0.614020091179" calcext:value-type="float">
            <text:p>0.6140200912</text:p>
          </table:table-cell>
          <table:table-cell office:value-type="float" office:value="0.557861891195" calcext:value-type="float">
            <text:p>0.5578618912</text:p>
          </table:table-cell>
          <table:table-cell office:value-type="float" office:value="0.703573314557" calcext:value-type="float">
            <text:p>0.7035733146</text:p>
          </table:table-cell>
          <table:table-cell office:value-type="float" office:value="0.608616504854" calcext:value-type="float">
            <text:p>0.6086165049</text:p>
          </table:table-cell>
          <table:table-cell office:value-type="float" office:value="0.628045112782" calcext:value-type="float">
            <text:p>0.6280451128</text:p>
          </table:table-cell>
          <table:table-cell office:value-type="float" office:value="0.56399464944" calcext:value-type="float">
            <text:p>0.5639946494</text:p>
          </table:table-cell>
          <table:table-cell office:value-type="float" office:value="0.737725110432" calcext:value-type="float">
            <text:p>0.7377251104</text:p>
          </table:table-cell>
          <table:table-cell office:value-type="float" office:value="0.673424276873" calcext:value-type="float">
            <text:p>0.6734242769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63:.Z63])" office:value-type="float" office:value="0.652644991244583" calcext:value-type="float">
            <text:p>0.6526449912</text:p>
          </table:table-cell>
        </table:table-row>
        <table:table-row table:style-name="ro1">
          <table:table-cell office:value-type="float" office:value="0.979426581882" calcext:value-type="float">
            <text:p>0.9794265819</text:p>
          </table:table-cell>
          <table:table-cell office:value-type="float" office:value="0.992112980322" calcext:value-type="float">
            <text:p>0.9921129803</text:p>
          </table:table-cell>
          <table:table-cell office:value-type="float" office:value="0.957199896344" calcext:value-type="float">
            <text:p>0.9571998963</text:p>
          </table:table-cell>
          <table:table-cell office:value-type="float" office:value="0.972630138129" calcext:value-type="float">
            <text:p>0.9726301381</text:p>
          </table:table-cell>
          <table:table-cell office:value-type="float" office:value="0.886839123393" calcext:value-type="float">
            <text:p>0.8868391234</text:p>
          </table:table-cell>
          <table:table-cell office:value-type="float" office:value="0.978329684469" calcext:value-type="float">
            <text:p>0.9783296845</text:p>
          </table:table-cell>
          <table:table-cell office:value-type="float" office:value="0.990597421426" calcext:value-type="float">
            <text:p>0.9905974214</text:p>
          </table:table-cell>
          <table:table-cell office:value-type="float" office:value="0.927846298694" calcext:value-type="float">
            <text:p>0.9278462987</text:p>
          </table:table-cell>
          <table:table-cell office:value-type="float" office:value="0.991046985322" calcext:value-type="float">
            <text:p>0.9910469853</text:p>
          </table:table-cell>
          <table:table-cell office:value-type="float" office:value="0.975377556915" calcext:value-type="float">
            <text:p>0.9753775569</text:p>
          </table:table-cell>
          <table:table-cell office:value-type="float" office:value="0.959406674782" calcext:value-type="float">
            <text:p>0.9594066748</text:p>
          </table:table-cell>
          <table:table-cell office:value-type="float" office:value="0.979097149921" calcext:value-type="float">
            <text:p>0.9790971499</text:p>
          </table:table-cell>
          <table:table-cell office:value-type="float" office:value="0.99146705167" calcext:value-type="float">
            <text:p>0.9914670517</text:p>
          </table:table-cell>
          <table:table-cell office:value-type="string" calcext:value-type="string">
            <text:p>train:</text:p>
          </table:table-cell>
          <table:table-cell office:value-type="float" office:value="0.564270152505" calcext:value-type="float">
            <text:p>0.5642701525</text:p>
          </table:table-cell>
          <table:table-cell office:value-type="float" office:value="0.558512997959" calcext:value-type="float">
            <text:p>0.558512998</text:p>
          </table:table-cell>
          <table:table-cell office:value-type="float" office:value="0.76707456979" calcext:value-type="float">
            <text:p>0.7670745698</text:p>
          </table:table-cell>
          <table:table-cell office:value-type="float" office:value="0.776880716819" calcext:value-type="float">
            <text:p>0.7768807168</text:p>
          </table:table-cell>
          <table:table-cell office:value-type="float" office:value="0.543502173452" calcext:value-type="float">
            <text:p>0.5435021735</text:p>
          </table:table-cell>
          <table:table-cell office:value-type="float" office:value="0.444105277439" calcext:value-type="float">
            <text:p>0.4441052774</text:p>
          </table:table-cell>
          <table:table-cell office:value-type="float" office:value="0.711714486886" calcext:value-type="float">
            <text:p>0.7117144869</text:p>
          </table:table-cell>
          <table:table-cell office:value-type="float" office:value="0.621635039718" calcext:value-type="float">
            <text:p>0.6216350397</text:p>
          </table:table-cell>
          <table:table-cell office:value-type="float" office:value="0.537744360902" calcext:value-type="float">
            <text:p>0.5377443609</text:p>
          </table:table-cell>
          <table:table-cell office:value-type="float" office:value="0.570421845943" calcext:value-type="float">
            <text:p>0.5704218459</text:p>
          </table:table-cell>
          <table:table-cell office:value-type="float" office:value="0.744903160041" calcext:value-type="float">
            <text:p>0.74490316</text:p>
          </table:table-cell>
          <table:table-cell office:value-type="float" office:value="0.670834912214" calcext:value-type="float">
            <text:p>0.6708349122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64:.Z64])" office:value-type="float" office:value="0.625966641139" calcext:value-type="float">
            <text:p>0.6259666411</text:p>
          </table:table-cell>
        </table:table-row>
        <table:table-row table:style-name="ro1">
          <table:table-cell office:value-type="float" office:value="0.984429876469" calcext:value-type="float">
            <text:p>0.9844298765</text:p>
          </table:table-cell>
          <table:table-cell office:value-type="float" office:value="0.993095701589" calcext:value-type="float">
            <text:p>0.9930957016</text:p>
          </table:table-cell>
          <table:table-cell office:value-type="float" office:value="0.961427507744" calcext:value-type="float">
            <text:p>0.9614275077</text:p>
          </table:table-cell>
          <table:table-cell office:value-type="float" office:value="0.980330933233" calcext:value-type="float">
            <text:p>0.9803309332</text:p>
          </table:table-cell>
          <table:table-cell office:value-type="float" office:value="0.90310921786" calcext:value-type="float">
            <text:p>0.9031092179</text:p>
          </table:table-cell>
          <table:table-cell office:value-type="float" office:value="0.977588444537" calcext:value-type="float">
            <text:p>0.9775884445</text:p>
          </table:table-cell>
          <table:table-cell office:value-type="float" office:value="0.989888651165" calcext:value-type="float">
            <text:p>0.9898886512</text:p>
          </table:table-cell>
          <table:table-cell office:value-type="float" office:value="0.937820743456" calcext:value-type="float">
            <text:p>0.9378207435</text:p>
          </table:table-cell>
          <table:table-cell office:value-type="float" office:value="0.98381361399" calcext:value-type="float">
            <text:p>0.983813614</text:p>
          </table:table-cell>
          <table:table-cell office:value-type="float" office:value="0.968147704411" calcext:value-type="float">
            <text:p>0.9681477044</text:p>
          </table:table-cell>
          <table:table-cell office:value-type="float" office:value="0.961805984499" calcext:value-type="float">
            <text:p>0.9618059845</text:p>
          </table:table-cell>
          <table:table-cell office:value-type="float" office:value="0.979558857614" calcext:value-type="float">
            <text:p>0.9795588576</text:p>
          </table:table-cell>
          <table:table-cell office:value-type="float" office:value="0.99203612566" calcext:value-type="float">
            <text:p>0.9920361257</text:p>
          </table:table-cell>
          <table:table-cell office:value-type="string" calcext:value-type="string">
            <text:p>train:</text:p>
          </table:table-cell>
          <table:table-cell office:value-type="float" office:value="0.673450188156" calcext:value-type="float">
            <text:p>0.6734501882</text:p>
          </table:table-cell>
          <table:table-cell office:value-type="float" office:value="0.545381953686" calcext:value-type="float">
            <text:p>0.5453819537</text:p>
          </table:table-cell>
          <table:table-cell office:value-type="float" office:value="0.76579987253" calcext:value-type="float">
            <text:p>0.7657998725</text:p>
          </table:table-cell>
          <table:table-cell office:value-type="float" office:value="0.759846929251" calcext:value-type="float">
            <text:p>0.7598469293</text:p>
          </table:table-cell>
          <table:table-cell office:value-type="float" office:value="0.614020091179" calcext:value-type="float">
            <text:p>0.6140200912</text:p>
          </table:table-cell>
          <table:table-cell office:value-type="float" office:value="0.557861891195" calcext:value-type="float">
            <text:p>0.5578618912</text:p>
          </table:table-cell>
          <table:table-cell office:value-type="float" office:value="0.703573314557" calcext:value-type="float">
            <text:p>0.7035733146</text:p>
          </table:table-cell>
          <table:table-cell office:value-type="float" office:value="0.608616504854" calcext:value-type="float">
            <text:p>0.6086165049</text:p>
          </table:table-cell>
          <table:table-cell office:value-type="float" office:value="0.628045112782" calcext:value-type="float">
            <text:p>0.6280451128</text:p>
          </table:table-cell>
          <table:table-cell office:value-type="float" office:value="0.56399464944" calcext:value-type="float">
            <text:p>0.5639946494</text:p>
          </table:table-cell>
          <table:table-cell office:value-type="float" office:value="0.737725110432" calcext:value-type="float">
            <text:p>0.7377251104</text:p>
          </table:table-cell>
          <table:table-cell office:value-type="float" office:value="0.673424276873" calcext:value-type="float">
            <text:p>0.6734242769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table:formula="of:=AVERAGE([.O62:.Z65])" office:value-type="float" office:value="0.645814917034688" calcext:value-type="float">
            <text:p>0.645814917</text:p>
          </table:table-cell>
          <table:table-cell table:formula="of:=AVERAGE([.O65:.Z65])" office:value-type="float" office:value="0.652644991244583" calcext:value-type="float">
            <text:p>0.6526449912</text:p>
          </table:table-cell>
        </table:table-row>
        <table:table-row table:style-name="ro1">
          <table:table-cell office:value-type="float" office:value="0.975790979068" calcext:value-type="float">
            <text:p>0.9757909791</text:p>
          </table:table-cell>
          <table:table-cell office:value-type="float" office:value="0.994024699643" calcext:value-type="float">
            <text:p>0.9940246996</text:p>
          </table:table-cell>
          <table:table-cell office:value-type="float" office:value="0.943302514207" calcext:value-type="float">
            <text:p>0.9433025142</text:p>
          </table:table-cell>
          <table:table-cell office:value-type="float" office:value="0.971085649851" calcext:value-type="float">
            <text:p>0.9710856499</text:p>
          </table:table-cell>
          <table:table-cell office:value-type="float" office:value="0.872819304364" calcext:value-type="float">
            <text:p>0.8728193044</text:p>
          </table:table-cell>
          <table:table-cell office:value-type="float" office:value="0.966655835689" calcext:value-type="float">
            <text:p>0.9666558357</text:p>
          </table:table-cell>
          <table:table-cell office:value-type="float" office:value="0.988961190039" calcext:value-type="float">
            <text:p>0.98896119</text:p>
          </table:table-cell>
          <table:table-cell office:value-type="float" office:value="0.908066220113" calcext:value-type="float">
            <text:p>0.9080662201</text:p>
          </table:table-cell>
          <table:table-cell office:value-type="float" office:value="0.989558238689" calcext:value-type="float">
            <text:p>0.9895582387</text:p>
          </table:table-cell>
          <table:table-cell office:value-type="float" office:value="0.966421367336" calcext:value-type="float">
            <text:p>0.9664213673</text:p>
          </table:table-cell>
          <table:table-cell office:value-type="float" office:value="0.94855101813" calcext:value-type="float">
            <text:p>0.9485510181</text:p>
          </table:table-cell>
          <table:table-cell office:value-type="float" office:value="0.975394685178" calcext:value-type="float">
            <text:p>0.9753946852</text:p>
          </table:table-cell>
          <table:table-cell office:value-type="float" office:value="0.986387239699" calcext:value-type="float">
            <text:p>0.9863872397</text:p>
          </table:table-cell>
          <table:table-cell office:value-type="string" calcext:value-type="string">
            <text:p>train:</text:p>
          </table:table-cell>
          <table:table-cell office:value-type="float" office:value="0.623599173104" calcext:value-type="float">
            <text:p>0.6235991731</text:p>
          </table:table-cell>
          <table:table-cell office:value-type="float" office:value="0.584188235294" calcext:value-type="float">
            <text:p>0.5841882353</text:p>
          </table:table-cell>
          <table:table-cell office:value-type="float" office:value="0.756513026052" calcext:value-type="float">
            <text:p>0.7565130261</text:p>
          </table:table-cell>
          <table:table-cell office:value-type="float" office:value="0.77460233298" calcext:value-type="float">
            <text:p>0.774602333</text:p>
          </table:table-cell>
          <table:table-cell office:value-type="float" office:value="0.600382583349" calcext:value-type="float">
            <text:p>0.6003825833</text:p>
          </table:table-cell>
          <table:table-cell office:value-type="float" office:value="0.527489177489" calcext:value-type="float">
            <text:p>0.5274891775</text:p>
          </table:table-cell>
          <table:table-cell office:value-type="float" office:value="0.712192723697" calcext:value-type="float">
            <text:p>0.7121927237</text:p>
          </table:table-cell>
          <table:table-cell office:value-type="float" office:value="0.563167979561" calcext:value-type="float">
            <text:p>0.5631679796</text:p>
          </table:table-cell>
          <table:table-cell office:value-type="float" office:value="0.637042201534" calcext:value-type="float">
            <text:p>0.6370422015</text:p>
          </table:table-cell>
          <table:table-cell office:value-type="float" office:value="0.598561946903" calcext:value-type="float">
            <text:p>0.5985619469</text:p>
          </table:table-cell>
          <table:table-cell office:value-type="float" office:value="0.723343351939" calcext:value-type="float">
            <text:p>0.7233433519</text:p>
          </table:table-cell>
          <table:table-cell office:value-type="float" office:value="0.674296098638" calcext:value-type="float">
            <text:p>0.6742960986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66:.Z66])" office:value-type="float" office:value="0.647948235878333" calcext:value-type="float">
            <text:p>0.6479482359</text:p>
          </table:table-cell>
        </table:table-row>
        <table:table-row table:style-name="ro1">
          <table:table-cell office:value-type="float" office:value="0.99048717826" calcext:value-type="float">
            <text:p>0.9904871783</text:p>
          </table:table-cell>
          <table:table-cell office:value-type="float" office:value="0.996825799898" calcext:value-type="float">
            <text:p>0.9968257999</text:p>
          </table:table-cell>
          <table:table-cell office:value-type="float" office:value="0.972927970778" calcext:value-type="float">
            <text:p>0.9729279708</text:p>
          </table:table-cell>
          <table:table-cell office:value-type="float" office:value="0.989130196556" calcext:value-type="float">
            <text:p>0.9891301966</text:p>
          </table:table-cell>
          <table:table-cell office:value-type="float" office:value="0.9259823707" calcext:value-type="float">
            <text:p>0.9259823707</text:p>
          </table:table-cell>
          <table:table-cell office:value-type="float" office:value="0.987821191873" calcext:value-type="float">
            <text:p>0.9878211919</text:p>
          </table:table-cell>
          <table:table-cell office:value-type="float" office:value="0.995341863896" calcext:value-type="float">
            <text:p>0.9953418639</text:p>
          </table:table-cell>
          <table:table-cell office:value-type="float" office:value="0.942189066442" calcext:value-type="float">
            <text:p>0.9421890664</text:p>
          </table:table-cell>
          <table:table-cell office:value-type="float" office:value="0.991669407895" calcext:value-type="float">
            <text:p>0.9916694079</text:p>
          </table:table-cell>
          <table:table-cell office:value-type="float" office:value="0.976841123483" calcext:value-type="float">
            <text:p>0.9768411235</text:p>
          </table:table-cell>
          <table:table-cell office:value-type="float" office:value="0.973755544603" calcext:value-type="float">
            <text:p>0.9737555446</text:p>
          </table:table-cell>
          <table:table-cell office:value-type="float" office:value="0.985488130697" calcext:value-type="float">
            <text:p>0.9854881307</text:p>
          </table:table-cell>
          <table:table-cell office:value-type="float" office:value="0.993767346298" calcext:value-type="float">
            <text:p>0.9937673463</text:p>
          </table:table-cell>
          <table:table-cell office:value-type="string" calcext:value-type="string">
            <text:p>train:</text:p>
          </table:table-cell>
          <table:table-cell office:value-type="float" office:value="0.559912854031" calcext:value-type="float">
            <text:p>0.559912854</text:p>
          </table:table-cell>
          <table:table-cell office:value-type="float" office:value="0.46872504658" calcext:value-type="float">
            <text:p>0.4687250466</text:p>
          </table:table-cell>
          <table:table-cell office:value-type="float" office:value="0.774926704908" calcext:value-type="float">
            <text:p>0.7749267049</text:p>
          </table:table-cell>
          <table:table-cell office:value-type="float" office:value="0.780847489266" calcext:value-type="float">
            <text:p>0.7808474893</text:p>
          </table:table-cell>
          <table:table-cell office:value-type="float" office:value="0.580377968617" calcext:value-type="float">
            <text:p>0.5803779686</text:p>
          </table:table-cell>
          <table:table-cell office:value-type="float" office:value="0.528218694885" calcext:value-type="float">
            <text:p>0.5282186949</text:p>
          </table:table-cell>
          <table:table-cell office:value-type="float" office:value="0.745731385319" calcext:value-type="float">
            <text:p>0.7457313853</text:p>
          </table:table-cell>
          <table:table-cell office:value-type="float" office:value="0.588978375993" calcext:value-type="float">
            <text:p>0.588978376</text:p>
          </table:table-cell>
          <table:table-cell office:value-type="float" office:value="0.657218045113" calcext:value-type="float">
            <text:p>0.6572180451</text:p>
          </table:table-cell>
          <table:table-cell office:value-type="float" office:value="0.638674105249" calcext:value-type="float">
            <text:p>0.6386741052</text:p>
          </table:table-cell>
          <table:table-cell office:value-type="float" office:value="0.726278457356" calcext:value-type="float">
            <text:p>0.7262784574</text:p>
          </table:table-cell>
          <table:table-cell office:value-type="float" office:value="0.683508062818" calcext:value-type="float">
            <text:p>0.6835080628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67:.Z67])" office:value-type="float" office:value="0.644449765844583" calcext:value-type="float">
            <text:p>0.6444497658</text:p>
          </table:table-cell>
        </table:table-row>
        <table:table-row table:style-name="ro1">
          <table:table-cell office:value-type="float" office:value="0.987023473279" calcext:value-type="float">
            <text:p>0.9870234733</text:p>
          </table:table-cell>
          <table:table-cell office:value-type="float" office:value="0.993216790071" calcext:value-type="float">
            <text:p>0.9932167901</text:p>
          </table:table-cell>
          <table:table-cell office:value-type="float" office:value="0.964131959213" calcext:value-type="float">
            <text:p>0.9641319592</text:p>
          </table:table-cell>
          <table:table-cell office:value-type="float" office:value="0.971796828918" calcext:value-type="float">
            <text:p>0.9717968289</text:p>
          </table:table-cell>
          <table:table-cell office:value-type="float" office:value="0.907768301012" calcext:value-type="float">
            <text:p>0.907768301</text:p>
          </table:table-cell>
          <table:table-cell office:value-type="float" office:value="0.977956476863" calcext:value-type="float">
            <text:p>0.9779564769</text:p>
          </table:table-cell>
          <table:table-cell office:value-type="float" office:value="0.983057678964" calcext:value-type="float">
            <text:p>0.983057679</text:p>
          </table:table-cell>
          <table:table-cell office:value-type="float" office:value="0.932924137931" calcext:value-type="float">
            <text:p>0.9329241379</text:p>
          </table:table-cell>
          <table:table-cell office:value-type="float" office:value="0.986905227596" calcext:value-type="float">
            <text:p>0.9869052276</text:p>
          </table:table-cell>
          <table:table-cell office:value-type="float" office:value="0.984444439521" calcext:value-type="float">
            <text:p>0.9844444395</text:p>
          </table:table-cell>
          <table:table-cell office:value-type="float" office:value="0.958061692968" calcext:value-type="float">
            <text:p>0.958061693</text:p>
          </table:table-cell>
          <table:table-cell office:value-type="float" office:value="0.978212406714" calcext:value-type="float">
            <text:p>0.9782124067</text:p>
          </table:table-cell>
          <table:table-cell office:value-type="float" office:value="0.988557889753" calcext:value-type="float">
            <text:p>0.9885578898</text:p>
          </table:table-cell>
          <table:table-cell office:value-type="string" calcext:value-type="string">
            <text:p>train:</text:p>
          </table:table-cell>
          <table:table-cell office:value-type="float" office:value="0.624133491781" calcext:value-type="float">
            <text:p>0.6241334918</text:p>
          </table:table-cell>
          <table:table-cell office:value-type="float" office:value="0.568538727708" calcext:value-type="float">
            <text:p>0.5685387277</text:p>
          </table:table-cell>
          <table:table-cell office:value-type="float" office:value="0.726246016571" calcext:value-type="float">
            <text:p>0.7262460166</text:p>
          </table:table-cell>
          <table:table-cell office:value-type="float" office:value="0.730492813142" calcext:value-type="float">
            <text:p>0.7304928131</text:p>
          </table:table-cell>
          <table:table-cell office:value-type="float" office:value="0.563202396098" calcext:value-type="float">
            <text:p>0.5632023961</text:p>
          </table:table-cell>
          <table:table-cell office:value-type="float" office:value="0.567969067969" calcext:value-type="float">
            <text:p>0.567969068</text:p>
          </table:table-cell>
          <table:table-cell office:value-type="float" office:value="0.702297130787" calcext:value-type="float">
            <text:p>0.7022971308</text:p>
          </table:table-cell>
          <table:table-cell office:value-type="float" office:value="0.623032509562" calcext:value-type="float">
            <text:p>0.6230325096</text:p>
          </table:table-cell>
          <table:table-cell office:value-type="float" office:value="0.656983082707" calcext:value-type="float">
            <text:p>0.6569830827</text:p>
          </table:table-cell>
          <table:table-cell office:value-type="float" office:value="0.606146618381" calcext:value-type="float">
            <text:p>0.6061466184</text:p>
          </table:table-cell>
          <table:table-cell office:value-type="float" office:value="0.692150866463" calcext:value-type="float">
            <text:p>0.6921508665</text:p>
          </table:table-cell>
          <table:table-cell office:value-type="float" office:value="0.744747589575" calcext:value-type="float">
            <text:p>0.7447475896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68:.Z68])" office:value-type="float" office:value="0.650495025895333" calcext:value-type="float">
            <text:p>0.6504950259</text:p>
          </table:table-cell>
        </table:table-row>
        <table:table-row table:style-name="ro1">
          <table:table-cell office:value-type="float" office:value="0.99048717826" calcext:value-type="float">
            <text:p>0.9904871783</text:p>
          </table:table-cell>
          <table:table-cell office:value-type="float" office:value="0.996825799898" calcext:value-type="float">
            <text:p>0.9968257999</text:p>
          </table:table-cell>
          <table:table-cell office:value-type="float" office:value="0.972927970778" calcext:value-type="float">
            <text:p>0.9729279708</text:p>
          </table:table-cell>
          <table:table-cell office:value-type="float" office:value="0.989130196556" calcext:value-type="float">
            <text:p>0.9891301966</text:p>
          </table:table-cell>
          <table:table-cell office:value-type="float" office:value="0.9259823707" calcext:value-type="float">
            <text:p>0.9259823707</text:p>
          </table:table-cell>
          <table:table-cell office:value-type="float" office:value="0.987821191873" calcext:value-type="float">
            <text:p>0.9878211919</text:p>
          </table:table-cell>
          <table:table-cell office:value-type="float" office:value="0.995341863896" calcext:value-type="float">
            <text:p>0.9953418639</text:p>
          </table:table-cell>
          <table:table-cell office:value-type="float" office:value="0.942189066442" calcext:value-type="float">
            <text:p>0.9421890664</text:p>
          </table:table-cell>
          <table:table-cell office:value-type="float" office:value="0.991669407895" calcext:value-type="float">
            <text:p>0.9916694079</text:p>
          </table:table-cell>
          <table:table-cell office:value-type="float" office:value="0.976841123483" calcext:value-type="float">
            <text:p>0.9768411235</text:p>
          </table:table-cell>
          <table:table-cell office:value-type="float" office:value="0.973755544603" calcext:value-type="float">
            <text:p>0.9737555446</text:p>
          </table:table-cell>
          <table:table-cell office:value-type="float" office:value="0.985488130697" calcext:value-type="float">
            <text:p>0.9854881307</text:p>
          </table:table-cell>
          <table:table-cell office:value-type="float" office:value="0.993767346298" calcext:value-type="float">
            <text:p>0.9937673463</text:p>
          </table:table-cell>
          <table:table-cell office:value-type="string" calcext:value-type="string">
            <text:p>train:</text:p>
          </table:table-cell>
          <table:table-cell office:value-type="float" office:value="0.559912854031" calcext:value-type="float">
            <text:p>0.559912854</text:p>
          </table:table-cell>
          <table:table-cell office:value-type="float" office:value="0.46872504658" calcext:value-type="float">
            <text:p>0.4687250466</text:p>
          </table:table-cell>
          <table:table-cell office:value-type="float" office:value="0.774926704908" calcext:value-type="float">
            <text:p>0.7749267049</text:p>
          </table:table-cell>
          <table:table-cell office:value-type="float" office:value="0.780847489266" calcext:value-type="float">
            <text:p>0.7808474893</text:p>
          </table:table-cell>
          <table:table-cell office:value-type="float" office:value="0.580377968617" calcext:value-type="float">
            <text:p>0.5803779686</text:p>
          </table:table-cell>
          <table:table-cell office:value-type="float" office:value="0.528218694885" calcext:value-type="float">
            <text:p>0.5282186949</text:p>
          </table:table-cell>
          <table:table-cell office:value-type="float" office:value="0.745731385319" calcext:value-type="float">
            <text:p>0.7457313853</text:p>
          </table:table-cell>
          <table:table-cell office:value-type="float" office:value="0.588978375993" calcext:value-type="float">
            <text:p>0.588978376</text:p>
          </table:table-cell>
          <table:table-cell office:value-type="float" office:value="0.657218045113" calcext:value-type="float">
            <text:p>0.6572180451</text:p>
          </table:table-cell>
          <table:table-cell office:value-type="float" office:value="0.638674105249" calcext:value-type="float">
            <text:p>0.6386741052</text:p>
          </table:table-cell>
          <table:table-cell office:value-type="float" office:value="0.726278457356" calcext:value-type="float">
            <text:p>0.7262784574</text:p>
          </table:table-cell>
          <table:table-cell office:value-type="float" office:value="0.683508062818" calcext:value-type="float">
            <text:p>0.6835080628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20" calcext:value-type="float">
            <text:p>20</text:p>
          </table:table-cell>
          <table:table-cell table:formula="of:=AVERAGE([.O66:.Z69])" office:value-type="float" office:value="0.646835698365708" calcext:value-type="float">
            <text:p>0.6468356984</text:p>
          </table:table-cell>
          <table:table-cell table:formula="of:=AVERAGE([.O69:.Z69])" office:value-type="float" office:value="0.644449765844583" calcext:value-type="float">
            <text:p>0.6444497658</text:p>
          </table:table-cell>
        </table:table-row>
        <table:table-row table:style-name="ro1">
          <table:table-cell office:value-type="float" office:value="0.923550519376" calcext:value-type="float">
            <text:p>0.9235505194</text:p>
          </table:table-cell>
          <table:table-cell office:value-type="float" office:value="0.960292579342" calcext:value-type="float">
            <text:p>0.9602925793</text:p>
          </table:table-cell>
          <table:table-cell office:value-type="float" office:value="0.882708705672" calcext:value-type="float">
            <text:p>0.8827087057</text:p>
          </table:table-cell>
          <table:table-cell office:value-type="float" office:value="0.888273433543" calcext:value-type="float">
            <text:p>0.8882734335</text:p>
          </table:table-cell>
          <table:table-cell office:value-type="float" office:value="0.81046535615" calcext:value-type="float">
            <text:p>0.8104653562</text:p>
          </table:table-cell>
          <table:table-cell office:value-type="float" office:value="0.896539562076" calcext:value-type="float">
            <text:p>0.8965395621</text:p>
          </table:table-cell>
          <table:table-cell office:value-type="float" office:value="0.923873221186" calcext:value-type="float">
            <text:p>0.9238732212</text:p>
          </table:table-cell>
          <table:table-cell office:value-type="float" office:value="0.809651872704" calcext:value-type="float">
            <text:p>0.8096518727</text:p>
          </table:table-cell>
          <table:table-cell office:value-type="float" office:value="0.914913083872" calcext:value-type="float">
            <text:p>0.9149130839</text:p>
          </table:table-cell>
          <table:table-cell office:value-type="float" office:value="0.861481590056" calcext:value-type="float">
            <text:p>0.8614815901</text:p>
          </table:table-cell>
          <table:table-cell office:value-type="float" office:value="0.884702613493" calcext:value-type="float">
            <text:p>0.8847026135</text:p>
          </table:table-cell>
          <table:table-cell office:value-type="float" office:value="0.876779725789" calcext:value-type="float">
            <text:p>0.8767797258</text:p>
          </table:table-cell>
          <table:table-cell office:value-type="float" office:value="0.935438192291" calcext:value-type="float">
            <text:p>0.9354381923</text:p>
          </table:table-cell>
          <table:table-cell office:value-type="string" calcext:value-type="string">
            <text:p>train:</text:p>
          </table:table-cell>
          <table:table-cell office:value-type="float" office:value="0.522685235557" calcext:value-type="float">
            <text:p>0.5226852356</text:p>
          </table:table-cell>
          <table:table-cell office:value-type="float" office:value="0.722070588235" calcext:value-type="float">
            <text:p>0.7220705882</text:p>
          </table:table-cell>
          <table:table-cell office:value-type="float" office:value="0.75392697159" calcext:value-type="float">
            <text:p>0.7539269716</text:p>
          </table:table-cell>
          <table:table-cell office:value-type="float" office:value="0.744353128314" calcext:value-type="float">
            <text:p>0.7443531283</text:p>
          </table:table-cell>
          <table:table-cell office:value-type="float" office:value="0.611943584138" calcext:value-type="float">
            <text:p>0.6119435841</text:p>
          </table:table-cell>
          <table:table-cell office:value-type="float" office:value="0.629292929293" calcext:value-type="float">
            <text:p>0.6292929293</text:p>
          </table:table-cell>
          <table:table-cell office:value-type="float" office:value="0.752114060964" calcext:value-type="float">
            <text:p>0.752114061</text:p>
          </table:table-cell>
          <table:table-cell office:value-type="float" office:value="0.69036086864" calcext:value-type="float">
            <text:p>0.6903608686</text:p>
          </table:table-cell>
          <table:table-cell office:value-type="float" office:value="0.608518229914" calcext:value-type="float">
            <text:p>0.6085182299</text:p>
          </table:table-cell>
          <table:table-cell office:value-type="float" office:value="0.6401179941" calcext:value-type="float">
            <text:p>0.6401179941</text:p>
          </table:table-cell>
          <table:table-cell office:value-type="float" office:value="0.707355326559" calcext:value-type="float">
            <text:p>0.7073553266</text:p>
          </table:table-cell>
          <table:table-cell office:value-type="float" office:value="0.642160471108" calcext:value-type="float">
            <text:p>0.6421604711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70:.Z70])" office:value-type="float" office:value="0.668741615701" calcext:value-type="float">
            <text:p>0.6687416157</text:p>
          </table:table-cell>
        </table:table-row>
        <table:table-row table:style-name="ro1">
          <table:table-cell office:value-type="float" office:value="0.983554342796" calcext:value-type="float">
            <text:p>0.9835543428</text:p>
          </table:table-cell>
          <table:table-cell office:value-type="float" office:value="0.991396024342" calcext:value-type="float">
            <text:p>0.9913960243</text:p>
          </table:table-cell>
          <table:table-cell office:value-type="float" office:value="0.963324385842" calcext:value-type="float">
            <text:p>0.9633243858</text:p>
          </table:table-cell>
          <table:table-cell office:value-type="float" office:value="0.97138993788" calcext:value-type="float">
            <text:p>0.9713899379</text:p>
          </table:table-cell>
          <table:table-cell office:value-type="float" office:value="0.894204596893" calcext:value-type="float">
            <text:p>0.8942045969</text:p>
          </table:table-cell>
          <table:table-cell office:value-type="float" office:value="0.979593731695" calcext:value-type="float">
            <text:p>0.9795937317</text:p>
          </table:table-cell>
          <table:table-cell office:value-type="float" office:value="0.990411863488" calcext:value-type="float">
            <text:p>0.9904118635</text:p>
          </table:table-cell>
          <table:table-cell office:value-type="float" office:value="0.898118755257" calcext:value-type="float">
            <text:p>0.8981187553</text:p>
          </table:table-cell>
          <table:table-cell office:value-type="float" office:value="0.983061877667" calcext:value-type="float">
            <text:p>0.9830618777</text:p>
          </table:table-cell>
          <table:table-cell office:value-type="float" office:value="0.962806447754" calcext:value-type="float">
            <text:p>0.9628064478</text:p>
          </table:table-cell>
          <table:table-cell office:value-type="float" office:value="0.941349467471" calcext:value-type="float">
            <text:p>0.9413494675</text:p>
          </table:table-cell>
          <table:table-cell office:value-type="float" office:value="0.977125067345" calcext:value-type="float">
            <text:p>0.9771250673</text:p>
          </table:table-cell>
          <table:table-cell office:value-type="float" office:value="0.984884694002" calcext:value-type="float">
            <text:p>0.984884694</text:p>
          </table:table-cell>
          <table:table-cell office:value-type="string" calcext:value-type="string">
            <text:p>train:</text:p>
          </table:table-cell>
          <table:table-cell office:value-type="float" office:value="0.599871261636" calcext:value-type="float">
            <text:p>0.5998712616</text:p>
          </table:table-cell>
          <table:table-cell office:value-type="float" office:value="0.667199006299" calcext:value-type="float">
            <text:p>0.6671990063</text:p>
          </table:table-cell>
          <table:table-cell office:value-type="float" office:value="0.748986615679" calcext:value-type="float">
            <text:p>0.7489866157</text:p>
          </table:table-cell>
          <table:table-cell office:value-type="float" office:value="0.790741086429" calcext:value-type="float">
            <text:p>0.7907410864</text:p>
          </table:table-cell>
          <table:table-cell office:value-type="float" office:value="0.570756467345" calcext:value-type="float">
            <text:p>0.5707564673</text:p>
          </table:table-cell>
          <table:table-cell office:value-type="float" office:value="0.51919685253" calcext:value-type="float">
            <text:p>0.5191968525</text:p>
          </table:table-cell>
          <table:table-cell office:value-type="float" office:value="0.772883295195" calcext:value-type="float">
            <text:p>0.7728832952</text:p>
          </table:table-cell>
          <table:table-cell office:value-type="float" office:value="0.638073698147" calcext:value-type="float">
            <text:p>0.6380736981</text:p>
          </table:table-cell>
          <table:table-cell office:value-type="float" office:value="0.739097744361" calcext:value-type="float">
            <text:p>0.7390977444</text:p>
          </table:table-cell>
          <table:table-cell office:value-type="float" office:value="0.641871390819" calcext:value-type="float">
            <text:p>0.6418713908</text:p>
          </table:table-cell>
          <table:table-cell office:value-type="float" office:value="0.791624193" calcext:value-type="float">
            <text:p>0.791624193</text:p>
          </table:table-cell>
          <table:table-cell office:value-type="float" office:value="0.67207696518" calcext:value-type="float">
            <text:p>0.6720769652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71:.Z71])" office:value-type="float" office:value="0.679364881385" calcext:value-type="float">
            <text:p>0.6793648814</text:p>
          </table:table-cell>
        </table:table-row>
        <table:table-row table:style-name="ro1">
          <table:table-cell office:value-type="float" office:value="0.985851245472" calcext:value-type="float">
            <text:p>0.9858512455</text:p>
          </table:table-cell>
          <table:table-cell office:value-type="float" office:value="0.995414673046" calcext:value-type="float">
            <text:p>0.995414673</text:p>
          </table:table-cell>
          <table:table-cell office:value-type="float" office:value="0.963722065434" calcext:value-type="float">
            <text:p>0.9637220654</text:p>
          </table:table-cell>
          <table:table-cell office:value-type="float" office:value="0.981023821707" calcext:value-type="float">
            <text:p>0.9810238217</text:p>
          </table:table-cell>
          <table:table-cell office:value-type="float" office:value="0.909326557313" calcext:value-type="float">
            <text:p>0.9093265573</text:p>
          </table:table-cell>
          <table:table-cell office:value-type="float" office:value="0.98651962521" calcext:value-type="float">
            <text:p>0.9865196252</text:p>
          </table:table-cell>
          <table:table-cell office:value-type="float" office:value="0.992216517688" calcext:value-type="float">
            <text:p>0.9922165177</text:p>
          </table:table-cell>
          <table:table-cell office:value-type="float" office:value="0.91885803196" calcext:value-type="float">
            <text:p>0.918858032</text:p>
          </table:table-cell>
          <table:table-cell office:value-type="float" office:value="0.984253200569" calcext:value-type="float">
            <text:p>0.9842532006</text:p>
          </table:table-cell>
          <table:table-cell office:value-type="float" office:value="0.970069697064" calcext:value-type="float">
            <text:p>0.9700696971</text:p>
          </table:table-cell>
          <table:table-cell office:value-type="float" office:value="0.954172224749" calcext:value-type="float">
            <text:p>0.9541722247</text:p>
          </table:table-cell>
          <table:table-cell office:value-type="float" office:value="0.975020955214" calcext:value-type="float">
            <text:p>0.9750209552</text:p>
          </table:table-cell>
          <table:table-cell office:value-type="float" office:value="0.988377101481" calcext:value-type="float">
            <text:p>0.9883771015</text:p>
          </table:table-cell>
          <table:table-cell office:value-type="string" calcext:value-type="string">
            <text:p>train:</text:p>
          </table:table-cell>
          <table:table-cell office:value-type="float" office:value="0.49623687859" calcext:value-type="float">
            <text:p>0.4962368786</text:p>
          </table:table-cell>
          <table:table-cell office:value-type="float" office:value="0.522313902937" calcext:value-type="float">
            <text:p>0.5223139029</text:p>
          </table:table-cell>
          <table:table-cell office:value-type="float" office:value="0.737527087317" calcext:value-type="float">
            <text:p>0.7375270873</text:p>
          </table:table-cell>
          <table:table-cell office:value-type="float" office:value="0.800774687325" calcext:value-type="float">
            <text:p>0.8007746873</text:p>
          </table:table-cell>
          <table:table-cell office:value-type="float" office:value="0.60276187447" calcext:value-type="float">
            <text:p>0.6027618745</text:p>
          </table:table-cell>
          <table:table-cell office:value-type="float" office:value="0.499525166192" calcext:value-type="float">
            <text:p>0.4995251662</text:p>
          </table:table-cell>
          <table:table-cell office:value-type="float" office:value="0.733277591973" calcext:value-type="float">
            <text:p>0.733277592</text:p>
          </table:table-cell>
          <table:table-cell office:value-type="float" office:value="0.634911003236" calcext:value-type="float">
            <text:p>0.6349110032</text:p>
          </table:table-cell>
          <table:table-cell office:value-type="float" office:value="0.69037593985" calcext:value-type="float">
            <text:p>0.6903759399</text:p>
          </table:table-cell>
          <table:table-cell office:value-type="float" office:value="0.5628853871" calcext:value-type="float">
            <text:p>0.5628853871</text:p>
          </table:table-cell>
          <table:table-cell office:value-type="float" office:value="0.764589704383" calcext:value-type="float">
            <text:p>0.7645897044</text:p>
          </table:table-cell>
          <table:table-cell office:value-type="float" office:value="0.684265925645" calcext:value-type="float">
            <text:p>0.6842659256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72:.Z72])" office:value-type="float" office:value="0.644120429084833" calcext:value-type="float">
            <text:p>0.6441204291</text:p>
          </table:table-cell>
        </table:table-row>
        <table:table-row table:style-name="ro1">
          <table:table-cell office:value-type="float" office:value="0.983554342796" calcext:value-type="float">
            <text:p>0.9835543428</text:p>
          </table:table-cell>
          <table:table-cell office:value-type="float" office:value="0.991396024342" calcext:value-type="float">
            <text:p>0.9913960243</text:p>
          </table:table-cell>
          <table:table-cell office:value-type="float" office:value="0.963324385842" calcext:value-type="float">
            <text:p>0.9633243858</text:p>
          </table:table-cell>
          <table:table-cell office:value-type="float" office:value="0.97138993788" calcext:value-type="float">
            <text:p>0.9713899379</text:p>
          </table:table-cell>
          <table:table-cell office:value-type="float" office:value="0.894204596893" calcext:value-type="float">
            <text:p>0.8942045969</text:p>
          </table:table-cell>
          <table:table-cell office:value-type="float" office:value="0.979593731695" calcext:value-type="float">
            <text:p>0.9795937317</text:p>
          </table:table-cell>
          <table:table-cell office:value-type="float" office:value="0.990411863488" calcext:value-type="float">
            <text:p>0.9904118635</text:p>
          </table:table-cell>
          <table:table-cell office:value-type="float" office:value="0.898118755257" calcext:value-type="float">
            <text:p>0.8981187553</text:p>
          </table:table-cell>
          <table:table-cell office:value-type="float" office:value="0.983061877667" calcext:value-type="float">
            <text:p>0.9830618777</text:p>
          </table:table-cell>
          <table:table-cell office:value-type="float" office:value="0.962806447754" calcext:value-type="float">
            <text:p>0.9628064478</text:p>
          </table:table-cell>
          <table:table-cell office:value-type="float" office:value="0.941349467471" calcext:value-type="float">
            <text:p>0.9413494675</text:p>
          </table:table-cell>
          <table:table-cell office:value-type="float" office:value="0.977125067345" calcext:value-type="float">
            <text:p>0.9771250673</text:p>
          </table:table-cell>
          <table:table-cell office:value-type="float" office:value="0.984884694002" calcext:value-type="float">
            <text:p>0.984884694</text:p>
          </table:table-cell>
          <table:table-cell office:value-type="string" calcext:value-type="string">
            <text:p>train:</text:p>
          </table:table-cell>
          <table:table-cell office:value-type="float" office:value="0.599871261636" calcext:value-type="float">
            <text:p>0.5998712616</text:p>
          </table:table-cell>
          <table:table-cell office:value-type="float" office:value="0.667199006299" calcext:value-type="float">
            <text:p>0.6671990063</text:p>
          </table:table-cell>
          <table:table-cell office:value-type="float" office:value="0.748986615679" calcext:value-type="float">
            <text:p>0.7489866157</text:p>
          </table:table-cell>
          <table:table-cell office:value-type="float" office:value="0.790741086429" calcext:value-type="float">
            <text:p>0.7907410864</text:p>
          </table:table-cell>
          <table:table-cell office:value-type="float" office:value="0.570756467345" calcext:value-type="float">
            <text:p>0.5707564673</text:p>
          </table:table-cell>
          <table:table-cell office:value-type="float" office:value="0.51919685253" calcext:value-type="float">
            <text:p>0.5191968525</text:p>
          </table:table-cell>
          <table:table-cell office:value-type="float" office:value="0.772883295195" calcext:value-type="float">
            <text:p>0.7728832952</text:p>
          </table:table-cell>
          <table:table-cell office:value-type="float" office:value="0.638073698147" calcext:value-type="float">
            <text:p>0.6380736981</text:p>
          </table:table-cell>
          <table:table-cell office:value-type="float" office:value="0.739097744361" calcext:value-type="float">
            <text:p>0.7390977444</text:p>
          </table:table-cell>
          <table:table-cell office:value-type="float" office:value="0.641871390819" calcext:value-type="float">
            <text:p>0.6418713908</text:p>
          </table:table-cell>
          <table:table-cell office:value-type="float" office:value="0.791624193" calcext:value-type="float">
            <text:p>0.791624193</text:p>
          </table:table-cell>
          <table:table-cell office:value-type="float" office:value="0.67207696518" calcext:value-type="float">
            <text:p>0.6720769652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20" calcext:value-type="float">
            <text:p>20</text:p>
          </table:table-cell>
          <table:table-cell table:formula="of:=AVERAGE([.O70:.Z73])" office:value-type="float" office:value="0.667897951888958" calcext:value-type="float">
            <text:p>0.6678979519</text:p>
          </table:table-cell>
          <table:table-cell table:formula="of:=AVERAGE([.O73:.Z73])" office:value-type="float" office:value="0.679364881385" calcext:value-type="float">
            <text:p>0.6793648814</text:p>
          </table:table-cell>
        </table:table-row>
        <table:table-row table:style-name="ro1">
          <table:table-cell office:value-type="float" office:value="0.983350226223" calcext:value-type="float">
            <text:p>0.9833502262</text:p>
          </table:table-cell>
          <table:table-cell office:value-type="float" office:value="0.995138255917" calcext:value-type="float">
            <text:p>0.9951382559</text:p>
          </table:table-cell>
          <table:table-cell office:value-type="float" office:value="0.961106775048" calcext:value-type="float">
            <text:p>0.961106775</text:p>
          </table:table-cell>
          <table:table-cell office:value-type="float" office:value="0.975945798733" calcext:value-type="float">
            <text:p>0.9759457987</text:p>
          </table:table-cell>
          <table:table-cell office:value-type="float" office:value="0.897786328153" calcext:value-type="float">
            <text:p>0.8977863282</text:p>
          </table:table-cell>
          <table:table-cell office:value-type="float" office:value="0.983038629761" calcext:value-type="float">
            <text:p>0.9830386298</text:p>
          </table:table-cell>
          <table:table-cell office:value-type="float" office:value="0.989824091744" calcext:value-type="float">
            <text:p>0.9898240917</text:p>
          </table:table-cell>
          <table:table-cell office:value-type="float" office:value="0.906734292923" calcext:value-type="float">
            <text:p>0.9067342929</text:p>
          </table:table-cell>
          <table:table-cell office:value-type="float" office:value="0.98757112358" calcext:value-type="float">
            <text:p>0.9875711236</text:p>
          </table:table-cell>
          <table:table-cell office:value-type="float" office:value="0.96344864677" calcext:value-type="float">
            <text:p>0.9634486468</text:p>
          </table:table-cell>
          <table:table-cell office:value-type="float" office:value="0.946199033693" calcext:value-type="float">
            <text:p>0.9461990337</text:p>
          </table:table-cell>
          <table:table-cell office:value-type="float" office:value="0.978534324584" calcext:value-type="float">
            <text:p>0.9785343246</text:p>
          </table:table-cell>
          <table:table-cell office:value-type="float" office:value="0.987942992173" calcext:value-type="float">
            <text:p>0.9879429922</text:p>
          </table:table-cell>
          <table:table-cell office:value-type="string" calcext:value-type="string">
            <text:p>train:</text:p>
          </table:table-cell>
          <table:table-cell office:value-type="float" office:value="0.58377760853" calcext:value-type="float">
            <text:p>0.5837776085</text:p>
          </table:table-cell>
          <table:table-cell office:value-type="float" office:value="0.604894117647" calcext:value-type="float">
            <text:p>0.6048941176</text:p>
          </table:table-cell>
          <table:table-cell office:value-type="float" office:value="0.71348579512" calcext:value-type="float">
            <text:p>0.7134857951</text:p>
          </table:table-cell>
          <table:table-cell office:value-type="float" office:value="0.760922587487" calcext:value-type="float">
            <text:p>0.7609225875</text:p>
          </table:table-cell>
          <table:table-cell office:value-type="float" office:value="0.53883524625" calcext:value-type="float">
            <text:p>0.5388352463</text:p>
          </table:table-cell>
          <table:table-cell office:value-type="float" office:value="0.494805194805" calcext:value-type="float">
            <text:p>0.4948051948</text:p>
          </table:table-cell>
          <table:table-cell office:value-type="float" office:value="0.774680432645" calcext:value-type="float">
            <text:p>0.7746804326</text:p>
          </table:table-cell>
          <table:table-cell office:value-type="float" office:value="0.608281882052" calcext:value-type="float">
            <text:p>0.6082818821</text:p>
          </table:table-cell>
          <table:table-cell office:value-type="float" office:value="0.610999466842" calcext:value-type="float">
            <text:p>0.6109994668</text:p>
          </table:table-cell>
          <table:table-cell office:value-type="float" office:value="0.730125368732" calcext:value-type="float">
            <text:p>0.7301253687</text:p>
          </table:table-cell>
          <table:table-cell office:value-type="float" office:value="0.744764085683" calcext:value-type="float">
            <text:p>0.7447640857</text:p>
          </table:table-cell>
          <table:table-cell office:value-type="float" office:value="0.732678505705" calcext:value-type="float">
            <text:p>0.7326785057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74:.Z74])" office:value-type="float" office:value="0.6581875242915" calcext:value-type="float">
            <text:p>0.6581875243</text:p>
          </table:table-cell>
        </table:table-row>
        <table:table-row table:style-name="ro1">
          <table:table-cell office:value-type="float" office:value="0.986026776453" calcext:value-type="float">
            <text:p>0.9860267765</text:p>
          </table:table-cell>
          <table:table-cell office:value-type="float" office:value="0.995367895361" calcext:value-type="float">
            <text:p>0.9953678954</text:p>
          </table:table-cell>
          <table:table-cell office:value-type="float" office:value="0.964499821817" calcext:value-type="float">
            <text:p>0.9644998218</text:p>
          </table:table-cell>
          <table:table-cell office:value-type="float" office:value="0.978263251831" calcext:value-type="float">
            <text:p>0.9782632518</text:p>
          </table:table-cell>
          <table:table-cell office:value-type="float" office:value="0.905161528565" calcext:value-type="float">
            <text:p>0.9051615286</text:p>
          </table:table-cell>
          <table:table-cell office:value-type="float" office:value="0.980186869367" calcext:value-type="float">
            <text:p>0.9801868694</text:p>
          </table:table-cell>
          <table:table-cell office:value-type="float" office:value="0.99145558918" calcext:value-type="float">
            <text:p>0.9914555892</text:p>
          </table:table-cell>
          <table:table-cell office:value-type="float" office:value="0.924781833474" calcext:value-type="float">
            <text:p>0.9247818335</text:p>
          </table:table-cell>
          <table:table-cell office:value-type="float" office:value="0.982161273115" calcext:value-type="float">
            <text:p>0.9821612731</text:p>
          </table:table-cell>
          <table:table-cell office:value-type="float" office:value="0.971361655242" calcext:value-type="float">
            <text:p>0.9713616552</text:p>
          </table:table-cell>
          <table:table-cell office:value-type="float" office:value="0.958472959335" calcext:value-type="float">
            <text:p>0.9584729593</text:p>
          </table:table-cell>
          <table:table-cell office:value-type="float" office:value="0.981959186729" calcext:value-type="float">
            <text:p>0.9819591867</text:p>
          </table:table-cell>
          <table:table-cell office:value-type="float" office:value="0.989534791047" calcext:value-type="float">
            <text:p>0.989534791</text:p>
          </table:table-cell>
          <table:table-cell office:value-type="string" calcext:value-type="string">
            <text:p>train:</text:p>
          </table:table-cell>
          <table:table-cell office:value-type="float" office:value="0.572687660923" calcext:value-type="float">
            <text:p>0.5726876609</text:p>
          </table:table-cell>
          <table:table-cell office:value-type="float" office:value="0.552213645639" calcext:value-type="float">
            <text:p>0.5522136456</text:p>
          </table:table-cell>
          <table:table-cell office:value-type="float" office:value="0.758865519439" calcext:value-type="float">
            <text:p>0.7588655194</text:p>
          </table:table-cell>
          <table:table-cell office:value-type="float" office:value="0.75816688445" calcext:value-type="float">
            <text:p>0.7581668845</text:p>
          </table:table-cell>
          <table:table-cell office:value-type="float" office:value="0.559200063613" calcext:value-type="float">
            <text:p>0.5592000636</text:p>
          </table:table-cell>
          <table:table-cell office:value-type="float" office:value="0.560897435897" calcext:value-type="float">
            <text:p>0.5608974359</text:p>
          </table:table-cell>
          <table:table-cell office:value-type="float" office:value="0.736534060905" calcext:value-type="float">
            <text:p>0.7365340609</text:p>
          </table:table-cell>
          <table:table-cell office:value-type="float" office:value="0.627960429538" calcext:value-type="float">
            <text:p>0.6279604295</text:p>
          </table:table-cell>
          <table:table-cell office:value-type="float" office:value="0.735827067669" calcext:value-type="float">
            <text:p>0.7358270677</text:p>
          </table:table-cell>
          <table:table-cell office:value-type="float" office:value="0.647580829337" calcext:value-type="float">
            <text:p>0.6475808293</text:p>
          </table:table-cell>
          <table:table-cell office:value-type="float" office:value="0.740634556575" calcext:value-type="float">
            <text:p>0.7406345566</text:p>
          </table:table-cell>
          <table:table-cell office:value-type="float" office:value="0.694433918572" calcext:value-type="float">
            <text:p>0.6944339186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75:.Z75])" office:value-type="float" office:value="0.662083506046417" calcext:value-type="float">
            <text:p>0.662083506</text:p>
          </table:table-cell>
        </table:table-row>
        <table:table-row table:style-name="ro1">
          <table:table-cell office:value-type="float" office:value="0.982231796639" calcext:value-type="float">
            <text:p>0.9822317966</text:p>
          </table:table-cell>
          <table:table-cell office:value-type="float" office:value="0.993353113612" calcext:value-type="float">
            <text:p>0.9933531136</text:p>
          </table:table-cell>
          <table:table-cell office:value-type="float" office:value="0.96241191415" calcext:value-type="float">
            <text:p>0.9624119142</text:p>
          </table:table-cell>
          <table:table-cell office:value-type="float" office:value="0.97560750166" calcext:value-type="float">
            <text:p>0.9756075017</text:p>
          </table:table-cell>
          <table:table-cell office:value-type="float" office:value="0.897163687309" calcext:value-type="float">
            <text:p>0.8971636873</text:p>
          </table:table-cell>
          <table:table-cell office:value-type="float" office:value="0.977973010317" calcext:value-type="float">
            <text:p>0.9779730103</text:p>
          </table:table-cell>
          <table:table-cell office:value-type="float" office:value="0.992904560323" calcext:value-type="float">
            <text:p>0.9929045603</text:p>
          </table:table-cell>
          <table:table-cell office:value-type="float" office:value="0.929774264087" calcext:value-type="float">
            <text:p>0.9297742641</text:p>
          </table:table-cell>
          <table:table-cell office:value-type="float" office:value="0.989757290185" calcext:value-type="float">
            <text:p>0.9897572902</text:p>
          </table:table-cell>
          <table:table-cell office:value-type="float" office:value="0.976298899823" calcext:value-type="float">
            <text:p>0.9762988998</text:p>
          </table:table-cell>
          <table:table-cell office:value-type="float" office:value="0.959772963839" calcext:value-type="float">
            <text:p>0.9597729638</text:p>
          </table:table-cell>
          <table:table-cell office:value-type="float" office:value="0.98877469371" calcext:value-type="float">
            <text:p>0.9887746937</text:p>
          </table:table-cell>
          <table:table-cell office:value-type="float" office:value="0.993180150678" calcext:value-type="float">
            <text:p>0.9931801507</text:p>
          </table:table-cell>
          <table:table-cell office:value-type="string" calcext:value-type="string">
            <text:p>train:</text:p>
          </table:table-cell>
          <table:table-cell office:value-type="float" office:value="0.612448009507" calcext:value-type="float">
            <text:p>0.6124480095</text:p>
          </table:table-cell>
          <table:table-cell office:value-type="float" office:value="0.74190400142" calcext:value-type="float">
            <text:p>0.7419040014</text:p>
          </table:table-cell>
          <table:table-cell office:value-type="float" office:value="0.764244741874" calcext:value-type="float">
            <text:p>0.7642447419</text:p>
          </table:table-cell>
          <table:table-cell office:value-type="float" office:value="0.820235206272" calcext:value-type="float">
            <text:p>0.8202352063</text:p>
          </table:table-cell>
          <table:table-cell office:value-type="float" office:value="0.583929707379" calcext:value-type="float">
            <text:p>0.5839297074</text:p>
          </table:table-cell>
          <table:table-cell office:value-type="float" office:value="0.611992945326" calcext:value-type="float">
            <text:p>0.6119929453</text:p>
          </table:table-cell>
          <table:table-cell office:value-type="float" office:value="0.757481077275" calcext:value-type="float">
            <text:p>0.7574810773</text:p>
          </table:table-cell>
          <table:table-cell office:value-type="float" office:value="0.696914533686" calcext:value-type="float">
            <text:p>0.6969145337</text:p>
          </table:table-cell>
          <table:table-cell office:value-type="float" office:value="0.746766917293" calcext:value-type="float">
            <text:p>0.7467669173</text:p>
          </table:table-cell>
          <table:table-cell office:value-type="float" office:value="0.674170500147" calcext:value-type="float">
            <text:p>0.6741705001</text:p>
          </table:table-cell>
          <table:table-cell office:value-type="float" office:value="0.741568977234" calcext:value-type="float">
            <text:p>0.7415689772</text:p>
          </table:table-cell>
          <table:table-cell office:value-type="float" office:value="0.728769314976" calcext:value-type="float">
            <text:p>0.728769315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76:.Z76])" office:value-type="float" office:value="0.706702161032417" calcext:value-type="float">
            <text:p>0.706702161</text:p>
          </table:table-cell>
        </table:table-row>
        <table:table-row table:style-name="ro1">
          <table:table-cell office:value-type="float" office:value="0.986026776453" calcext:value-type="float">
            <text:p>0.9860267765</text:p>
          </table:table-cell>
          <table:table-cell office:value-type="float" office:value="0.995367895361" calcext:value-type="float">
            <text:p>0.9953678954</text:p>
          </table:table-cell>
          <table:table-cell office:value-type="float" office:value="0.964499821817" calcext:value-type="float">
            <text:p>0.9644998218</text:p>
          </table:table-cell>
          <table:table-cell office:value-type="float" office:value="0.978263251831" calcext:value-type="float">
            <text:p>0.9782632518</text:p>
          </table:table-cell>
          <table:table-cell office:value-type="float" office:value="0.905161528565" calcext:value-type="float">
            <text:p>0.9051615286</text:p>
          </table:table-cell>
          <table:table-cell office:value-type="float" office:value="0.980186869367" calcext:value-type="float">
            <text:p>0.9801868694</text:p>
          </table:table-cell>
          <table:table-cell office:value-type="float" office:value="0.99145558918" calcext:value-type="float">
            <text:p>0.9914555892</text:p>
          </table:table-cell>
          <table:table-cell office:value-type="float" office:value="0.924781833474" calcext:value-type="float">
            <text:p>0.9247818335</text:p>
          </table:table-cell>
          <table:table-cell office:value-type="float" office:value="0.982161273115" calcext:value-type="float">
            <text:p>0.9821612731</text:p>
          </table:table-cell>
          <table:table-cell office:value-type="float" office:value="0.971361655242" calcext:value-type="float">
            <text:p>0.9713616552</text:p>
          </table:table-cell>
          <table:table-cell office:value-type="float" office:value="0.958472959335" calcext:value-type="float">
            <text:p>0.9584729593</text:p>
          </table:table-cell>
          <table:table-cell office:value-type="float" office:value="0.981959186729" calcext:value-type="float">
            <text:p>0.9819591867</text:p>
          </table:table-cell>
          <table:table-cell office:value-type="float" office:value="0.989534791047" calcext:value-type="float">
            <text:p>0.989534791</text:p>
          </table:table-cell>
          <table:table-cell office:value-type="string" calcext:value-type="string">
            <text:p>train:</text:p>
          </table:table-cell>
          <table:table-cell office:value-type="float" office:value="0.572687660923" calcext:value-type="float">
            <text:p>0.5726876609</text:p>
          </table:table-cell>
          <table:table-cell office:value-type="float" office:value="0.552213645639" calcext:value-type="float">
            <text:p>0.5522136456</text:p>
          </table:table-cell>
          <table:table-cell office:value-type="float" office:value="0.758865519439" calcext:value-type="float">
            <text:p>0.7588655194</text:p>
          </table:table-cell>
          <table:table-cell office:value-type="float" office:value="0.75816688445" calcext:value-type="float">
            <text:p>0.7581668845</text:p>
          </table:table-cell>
          <table:table-cell office:value-type="float" office:value="0.559200063613" calcext:value-type="float">
            <text:p>0.5592000636</text:p>
          </table:table-cell>
          <table:table-cell office:value-type="float" office:value="0.560897435897" calcext:value-type="float">
            <text:p>0.5608974359</text:p>
          </table:table-cell>
          <table:table-cell office:value-type="float" office:value="0.736534060905" calcext:value-type="float">
            <text:p>0.7365340609</text:p>
          </table:table-cell>
          <table:table-cell office:value-type="float" office:value="0.627960429538" calcext:value-type="float">
            <text:p>0.6279604295</text:p>
          </table:table-cell>
          <table:table-cell office:value-type="float" office:value="0.735827067669" calcext:value-type="float">
            <text:p>0.7358270677</text:p>
          </table:table-cell>
          <table:table-cell office:value-type="float" office:value="0.647580829337" calcext:value-type="float">
            <text:p>0.6475808293</text:p>
          </table:table-cell>
          <table:table-cell office:value-type="float" office:value="0.740634556575" calcext:value-type="float">
            <text:p>0.7406345566</text:p>
          </table:table-cell>
          <table:table-cell office:value-type="float" office:value="0.694433918572" calcext:value-type="float">
            <text:p>0.6944339186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20" calcext:value-type="float">
            <text:p>20</text:p>
          </table:table-cell>
          <table:table-cell table:formula="of:=AVERAGE([.O74:.Z77])" office:value-type="float" office:value="0.672264174354187" calcext:value-type="float">
            <text:p>0.6722641744</text:p>
          </table:table-cell>
          <table:table-cell table:formula="of:=AVERAGE([.O77:.Z77])" office:value-type="float" office:value="0.662083506046417" calcext:value-type="float">
            <text:p>0.662083506</text:p>
          </table:table-cell>
        </table:table-row>
        <table:table-row table:style-name="ro1">
          <table:table-cell office:value-type="float" office:value="0.988109139632" calcext:value-type="float">
            <text:p>0.9881091396</text:p>
          </table:table-cell>
          <table:table-cell office:value-type="float" office:value="0.996773938881" calcext:value-type="float">
            <text:p>0.9967739389</text:p>
          </table:table-cell>
          <table:table-cell office:value-type="float" office:value="0.969228504282" calcext:value-type="float">
            <text:p>0.9692285043</text:p>
          </table:table-cell>
          <table:table-cell office:value-type="float" office:value="0.983093638614" calcext:value-type="float">
            <text:p>0.9830936386</text:p>
          </table:table-cell>
          <table:table-cell office:value-type="float" office:value="0.915905331115" calcext:value-type="float">
            <text:p>0.9159053311</text:p>
          </table:table-cell>
          <table:table-cell office:value-type="float" office:value="0.985494459866" calcext:value-type="float">
            <text:p>0.9854944599</text:p>
          </table:table-cell>
          <table:table-cell office:value-type="float" office:value="0.993428841532" calcext:value-type="float">
            <text:p>0.9934288415</text:p>
          </table:table-cell>
          <table:table-cell office:value-type="float" office:value="0.918736616412" calcext:value-type="float">
            <text:p>0.9187366164</text:p>
          </table:table-cell>
          <table:table-cell office:value-type="float" office:value="0.985242669041" calcext:value-type="float">
            <text:p>0.985242669</text:p>
          </table:table-cell>
          <table:table-cell office:value-type="float" office:value="0.967723016514" calcext:value-type="float">
            <text:p>0.9677230165</text:p>
          </table:table-cell>
          <table:table-cell office:value-type="float" office:value="0.946712962225" calcext:value-type="float">
            <text:p>0.9467129622</text:p>
          </table:table-cell>
          <table:table-cell office:value-type="float" office:value="0.971022156205" calcext:value-type="float">
            <text:p>0.9710221562</text:p>
          </table:table-cell>
          <table:table-cell office:value-type="float" office:value="0.988869295525" calcext:value-type="float">
            <text:p>0.9888692955</text:p>
          </table:table-cell>
          <table:table-cell office:value-type="string" calcext:value-type="string">
            <text:p>train:</text:p>
          </table:table-cell>
          <table:table-cell office:value-type="float" office:value="0.578446306169" calcext:value-type="float">
            <text:p>0.5784463062</text:p>
          </table:table-cell>
          <table:table-cell office:value-type="float" office:value="0.7456" calcext:value-type="float">
            <text:p>0.7456</text:p>
          </table:table-cell>
          <table:table-cell office:value-type="float" office:value="0.765781563126" calcext:value-type="float">
            <text:p>0.7657815631</text:p>
          </table:table-cell>
          <table:table-cell office:value-type="float" office:value="0.788282078473" calcext:value-type="float">
            <text:p>0.7882820785</text:p>
          </table:table-cell>
          <table:table-cell office:value-type="float" office:value="0.55052529301" calcext:value-type="float">
            <text:p>0.550525293</text:p>
          </table:table-cell>
          <table:table-cell office:value-type="float" office:value="0.51443001443" calcext:value-type="float">
            <text:p>0.5144300144</text:p>
          </table:table-cell>
          <table:table-cell office:value-type="float" office:value="0.706182399213" calcext:value-type="float">
            <text:p>0.7061823992</text:p>
          </table:table-cell>
          <table:table-cell office:value-type="float" office:value="0.701767085374" calcext:value-type="float">
            <text:p>0.7017670854</text:p>
          </table:table-cell>
          <table:table-cell office:value-type="float" office:value="0.686420866997" calcext:value-type="float">
            <text:p>0.686420867</text:p>
          </table:table-cell>
          <table:table-cell office:value-type="float" office:value="0.70383480826" calcext:value-type="float">
            <text:p>0.7038348083</text:p>
          </table:table-cell>
          <table:table-cell office:value-type="float" office:value="0.744746195315" calcext:value-type="float">
            <text:p>0.7447461953</text:p>
          </table:table-cell>
          <table:table-cell office:value-type="float" office:value="0.721061832904" calcext:value-type="float">
            <text:p>0.7210618329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78:.Z78])" office:value-type="float" office:value="0.683923203605916" calcext:value-type="float">
            <text:p>0.6839232036</text:p>
          </table:table-cell>
        </table:table-row>
        <table:table-row table:style-name="ro1">
          <table:table-cell office:value-type="float" office:value="0.986927409961" calcext:value-type="float">
            <text:p>0.98692741</text:p>
          </table:table-cell>
          <table:table-cell office:value-type="float" office:value="0.995152718006" calcext:value-type="float">
            <text:p>0.995152718</text:p>
          </table:table-cell>
          <table:table-cell office:value-type="float" office:value="0.95335186058" calcext:value-type="float">
            <text:p>0.9533518606</text:p>
          </table:table-cell>
          <table:table-cell office:value-type="float" office:value="0.977012085712" calcext:value-type="float">
            <text:p>0.9770120857</text:p>
          </table:table-cell>
          <table:table-cell office:value-type="float" office:value="0.895878417459" calcext:value-type="float">
            <text:p>0.8958784175</text:p>
          </table:table-cell>
          <table:table-cell office:value-type="float" office:value="0.973843189634" calcext:value-type="float">
            <text:p>0.9738431896</text:p>
          </table:table-cell>
          <table:table-cell office:value-type="float" office:value="0.989888542924" calcext:value-type="float">
            <text:p>0.9898885429</text:p>
          </table:table-cell>
          <table:table-cell office:value-type="float" office:value="0.932365601346" calcext:value-type="float">
            <text:p>0.9323656013</text:p>
          </table:table-cell>
          <table:table-cell office:value-type="float" office:value="0.990552987198" calcext:value-type="float">
            <text:p>0.9905529872</text:p>
          </table:table-cell>
          <table:table-cell office:value-type="float" office:value="0.981252021569" calcext:value-type="float">
            <text:p>0.9812520216</text:p>
          </table:table-cell>
          <table:table-cell office:value-type="float" office:value="0.957994853263" calcext:value-type="float">
            <text:p>0.9579948533</text:p>
          </table:table-cell>
          <table:table-cell office:value-type="float" office:value="0.980831961887" calcext:value-type="float">
            <text:p>0.9808319619</text:p>
          </table:table-cell>
          <table:table-cell office:value-type="float" office:value="0.987505098405" calcext:value-type="float">
            <text:p>0.9875050984</text:p>
          </table:table-cell>
          <table:table-cell office:value-type="string" calcext:value-type="string">
            <text:p>train:</text:p>
          </table:table-cell>
          <table:table-cell office:value-type="float" office:value="0.586205189146" calcext:value-type="float">
            <text:p>0.5862051891</text:p>
          </table:table-cell>
          <table:table-cell office:value-type="float" office:value="0.612368024133" calcext:value-type="float">
            <text:p>0.6123680241</text:p>
          </table:table-cell>
          <table:table-cell office:value-type="float" office:value="0.799694072658" calcext:value-type="float">
            <text:p>0.7996940727</text:p>
          </table:table-cell>
          <table:table-cell office:value-type="float" office:value="0.756020160538" calcext:value-type="float">
            <text:p>0.7560201605</text:p>
          </table:table-cell>
          <table:table-cell office:value-type="float" office:value="0.59251086726" calcext:value-type="float">
            <text:p>0.5925108673</text:p>
          </table:table-cell>
          <table:table-cell office:value-type="float" office:value="0.582485415819" calcext:value-type="float">
            <text:p>0.5824854158</text:p>
          </table:table-cell>
          <table:table-cell office:value-type="float" office:value="0.742254884703" calcext:value-type="float">
            <text:p>0.7422548847</text:p>
          </table:table-cell>
          <table:table-cell office:value-type="float" office:value="0.669240953222" calcext:value-type="float">
            <text:p>0.6692409532</text:p>
          </table:table-cell>
          <table:table-cell office:value-type="float" office:value="0.680592105263" calcext:value-type="float">
            <text:p>0.6805921053</text:p>
          </table:table-cell>
          <table:table-cell office:value-type="float" office:value="0.634498058791" calcext:value-type="float">
            <text:p>0.6344980588</text:p>
          </table:table-cell>
          <table:table-cell office:value-type="float" office:value="0.757496602107" calcext:value-type="float">
            <text:p>0.7574966021</text:p>
          </table:table-cell>
          <table:table-cell office:value-type="float" office:value="0.659740642499" calcext:value-type="float">
            <text:p>0.659740642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79:.Z79])" office:value-type="float" office:value="0.67275891467825" calcext:value-type="float">
            <text:p>0.6727589147</text:p>
          </table:table-cell>
        </table:table-row>
        <table:table-row table:style-name="ro1">
          <table:table-cell office:value-type="float" office:value="0.983579555428" calcext:value-type="float">
            <text:p>0.9835795554</text:p>
          </table:table-cell>
          <table:table-cell office:value-type="float" office:value="0.994501617171" calcext:value-type="float">
            <text:p>0.9945016172</text:p>
          </table:table-cell>
          <table:table-cell office:value-type="float" office:value="0.961658945384" calcext:value-type="float">
            <text:p>0.9616589454</text:p>
          </table:table-cell>
          <table:table-cell office:value-type="float" office:value="0.979205676273" calcext:value-type="float">
            <text:p>0.9792056763</text:p>
          </table:table-cell>
          <table:table-cell office:value-type="float" office:value="0.89700568606" calcext:value-type="float">
            <text:p>0.8970056861</text:p>
          </table:table-cell>
          <table:table-cell office:value-type="float" office:value="0.981042328005" calcext:value-type="float">
            <text:p>0.981042328</text:p>
          </table:table-cell>
          <table:table-cell office:value-type="float" office:value="0.990432271532" calcext:value-type="float">
            <text:p>0.9904322715</text:p>
          </table:table-cell>
          <table:table-cell office:value-type="float" office:value="0.924491000841" calcext:value-type="float">
            <text:p>0.9244910008</text:p>
          </table:table-cell>
          <table:table-cell office:value-type="float" office:value="0.990697012802" calcext:value-type="float">
            <text:p>0.9906970128</text:p>
          </table:table-cell>
          <table:table-cell office:value-type="float" office:value="0.969267715593" calcext:value-type="float">
            <text:p>0.9692677156</text:p>
          </table:table-cell>
          <table:table-cell office:value-type="float" office:value="0.958360529085" calcext:value-type="float">
            <text:p>0.9583605291</text:p>
          </table:table-cell>
          <table:table-cell office:value-type="float" office:value="0.983468084871" calcext:value-type="float">
            <text:p>0.9834680849</text:p>
          </table:table-cell>
          <table:table-cell office:value-type="float" office:value="0.990480633093" calcext:value-type="float">
            <text:p>0.9904806331</text:p>
          </table:table-cell>
          <table:table-cell office:value-type="string" calcext:value-type="string">
            <text:p>train:</text:p>
          </table:table-cell>
          <table:table-cell office:value-type="float" office:value="0.512329174094" calcext:value-type="float">
            <text:p>0.5123291741</text:p>
          </table:table-cell>
          <table:table-cell office:value-type="float" office:value="0.713068937982" calcext:value-type="float">
            <text:p>0.713068938</text:p>
          </table:table-cell>
          <table:table-cell office:value-type="float" office:value="0.74638623327" calcext:value-type="float">
            <text:p>0.7463862333</text:p>
          </table:table-cell>
          <table:table-cell office:value-type="float" office:value="0.727506066828" calcext:value-type="float">
            <text:p>0.7275060668</text:p>
          </table:table-cell>
          <table:table-cell office:value-type="float" office:value="0.563732506361" calcext:value-type="float">
            <text:p>0.5637325064</text:p>
          </table:table-cell>
          <table:table-cell office:value-type="float" office:value="0.541988875322" calcext:value-type="float">
            <text:p>0.5419888753</text:p>
          </table:table-cell>
          <table:table-cell office:value-type="float" office:value="0.799287097342" calcext:value-type="float">
            <text:p>0.7992870973</text:p>
          </table:table-cell>
          <table:table-cell office:value-type="float" office:value="0.699176228302" calcext:value-type="float">
            <text:p>0.6991762283</text:p>
          </table:table-cell>
          <table:table-cell office:value-type="float" office:value="0.656503759398" calcext:value-type="float">
            <text:p>0.6565037594</text:p>
          </table:table-cell>
          <table:table-cell office:value-type="float" office:value="0.649114221396" calcext:value-type="float">
            <text:p>0.6491142214</text:p>
          </table:table-cell>
          <table:table-cell office:value-type="float" office:value="0.724685694869" calcext:value-type="float">
            <text:p>0.7246856949</text:p>
          </table:table-cell>
          <table:table-cell office:value-type="float" office:value="0.697212748937" calcext:value-type="float">
            <text:p>0.6972127489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80:.Z80])" office:value-type="float" office:value="0.66924929534175" calcext:value-type="float">
            <text:p>0.6692492953</text:p>
          </table:table-cell>
        </table:table-row>
        <table:table-row table:style-name="ro1">
          <table:table-cell office:value-type="float" office:value="0.986927409961" calcext:value-type="float">
            <text:p>0.98692741</text:p>
          </table:table-cell>
          <table:table-cell office:value-type="float" office:value="0.995152718006" calcext:value-type="float">
            <text:p>0.995152718</text:p>
          </table:table-cell>
          <table:table-cell office:value-type="float" office:value="0.95335186058" calcext:value-type="float">
            <text:p>0.9533518606</text:p>
          </table:table-cell>
          <table:table-cell office:value-type="float" office:value="0.977012085712" calcext:value-type="float">
            <text:p>0.9770120857</text:p>
          </table:table-cell>
          <table:table-cell office:value-type="float" office:value="0.895878417459" calcext:value-type="float">
            <text:p>0.8958784175</text:p>
          </table:table-cell>
          <table:table-cell office:value-type="float" office:value="0.973843189634" calcext:value-type="float">
            <text:p>0.9738431896</text:p>
          </table:table-cell>
          <table:table-cell office:value-type="float" office:value="0.989888542924" calcext:value-type="float">
            <text:p>0.9898885429</text:p>
          </table:table-cell>
          <table:table-cell office:value-type="float" office:value="0.932365601346" calcext:value-type="float">
            <text:p>0.9323656013</text:p>
          </table:table-cell>
          <table:table-cell office:value-type="float" office:value="0.990552987198" calcext:value-type="float">
            <text:p>0.9905529872</text:p>
          </table:table-cell>
          <table:table-cell office:value-type="float" office:value="0.981252021569" calcext:value-type="float">
            <text:p>0.9812520216</text:p>
          </table:table-cell>
          <table:table-cell office:value-type="float" office:value="0.957994853263" calcext:value-type="float">
            <text:p>0.9579948533</text:p>
          </table:table-cell>
          <table:table-cell office:value-type="float" office:value="0.980831961887" calcext:value-type="float">
            <text:p>0.9808319619</text:p>
          </table:table-cell>
          <table:table-cell office:value-type="float" office:value="0.987505098405" calcext:value-type="float">
            <text:p>0.9875050984</text:p>
          </table:table-cell>
          <table:table-cell office:value-type="string" calcext:value-type="string">
            <text:p>train:</text:p>
          </table:table-cell>
          <table:table-cell office:value-type="float" office:value="0.586205189146" calcext:value-type="float">
            <text:p>0.5862051891</text:p>
          </table:table-cell>
          <table:table-cell office:value-type="float" office:value="0.612368024133" calcext:value-type="float">
            <text:p>0.6123680241</text:p>
          </table:table-cell>
          <table:table-cell office:value-type="float" office:value="0.799694072658" calcext:value-type="float">
            <text:p>0.7996940727</text:p>
          </table:table-cell>
          <table:table-cell office:value-type="float" office:value="0.756020160538" calcext:value-type="float">
            <text:p>0.7560201605</text:p>
          </table:table-cell>
          <table:table-cell office:value-type="float" office:value="0.59251086726" calcext:value-type="float">
            <text:p>0.5925108673</text:p>
          </table:table-cell>
          <table:table-cell office:value-type="float" office:value="0.582485415819" calcext:value-type="float">
            <text:p>0.5824854158</text:p>
          </table:table-cell>
          <table:table-cell office:value-type="float" office:value="0.742254884703" calcext:value-type="float">
            <text:p>0.7422548847</text:p>
          </table:table-cell>
          <table:table-cell office:value-type="float" office:value="0.669240953222" calcext:value-type="float">
            <text:p>0.6692409532</text:p>
          </table:table-cell>
          <table:table-cell office:value-type="float" office:value="0.680592105263" calcext:value-type="float">
            <text:p>0.6805921053</text:p>
          </table:table-cell>
          <table:table-cell office:value-type="float" office:value="0.634498058791" calcext:value-type="float">
            <text:p>0.6344980588</text:p>
          </table:table-cell>
          <table:table-cell office:value-type="float" office:value="0.757496602107" calcext:value-type="float">
            <text:p>0.7574966021</text:p>
          </table:table-cell>
          <table:table-cell office:value-type="float" office:value="0.659740642499" calcext:value-type="float">
            <text:p>0.659740642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20" calcext:value-type="float">
            <text:p>20</text:p>
          </table:table-cell>
          <table:table-cell table:formula="of:=AVERAGE([.O78:.Z81])" office:value-type="float" office:value="0.674672582076042" calcext:value-type="float">
            <text:p>0.6746725821</text:p>
          </table:table-cell>
          <table:table-cell table:formula="of:=AVERAGE([.O81:.Z81])" office:value-type="float" office:value="0.67275891467825" calcext:value-type="float">
            <text:p>0.6727589147</text:p>
          </table:table-cell>
        </table:table-row>
        <table:table-row table:style-name="ro1">
          <table:table-cell office:value-type="float" office:value="0.980846160368" calcext:value-type="float">
            <text:p>0.9808461604</text:p>
          </table:table-cell>
          <table:table-cell office:value-type="float" office:value="0.992228879886" calcext:value-type="float">
            <text:p>0.9922288799</text:p>
          </table:table-cell>
          <table:table-cell office:value-type="float" office:value="0.94553158753" calcext:value-type="float">
            <text:p>0.9455315875</text:p>
          </table:table-cell>
          <table:table-cell office:value-type="float" office:value="0.965142813459" calcext:value-type="float">
            <text:p>0.9651428135</text:p>
          </table:table-cell>
          <table:table-cell office:value-type="float" office:value="0.882588694175" calcext:value-type="float">
            <text:p>0.8825886942</text:p>
          </table:table-cell>
          <table:table-cell office:value-type="float" office:value="0.968823268742" calcext:value-type="float">
            <text:p>0.9688232687</text:p>
          </table:table-cell>
          <table:table-cell office:value-type="float" office:value="0.989042179107" calcext:value-type="float">
            <text:p>0.9890421791</text:p>
          </table:table-cell>
          <table:table-cell office:value-type="float" office:value="0.906743771025" calcext:value-type="float">
            <text:p>0.906743771</text:p>
          </table:table-cell>
          <table:table-cell office:value-type="float" office:value="0.980359992152" calcext:value-type="float">
            <text:p>0.9803599922</text:p>
          </table:table-cell>
          <table:table-cell office:value-type="float" office:value="0.962731434343" calcext:value-type="float">
            <text:p>0.9627314343</text:p>
          </table:table-cell>
          <table:table-cell office:value-type="float" office:value="0.948743003843" calcext:value-type="float">
            <text:p>0.9487430038</text:p>
          </table:table-cell>
          <table:table-cell office:value-type="float" office:value="0.970691862805" calcext:value-type="float">
            <text:p>0.9706918628</text:p>
          </table:table-cell>
          <table:table-cell office:value-type="float" office:value="0.987388864274" calcext:value-type="float">
            <text:p>0.9873888643</text:p>
          </table:table-cell>
          <table:table-cell office:value-type="string" calcext:value-type="string">
            <text:p>train:</text:p>
          </table:table-cell>
          <table:table-cell office:value-type="float" office:value="0.606462844087" calcext:value-type="float">
            <text:p>0.6064628441</text:p>
          </table:table-cell>
          <table:table-cell office:value-type="float" office:value="0.569317647059" calcext:value-type="float">
            <text:p>0.5693176471</text:p>
          </table:table-cell>
          <table:table-cell office:value-type="float" office:value="0.79224625722" calcext:value-type="float">
            <text:p>0.7922462572</text:p>
          </table:table-cell>
          <table:table-cell office:value-type="float" office:value="0.810816542948" calcext:value-type="float">
            <text:p>0.8108165429</text:p>
          </table:table-cell>
          <table:table-cell office:value-type="float" office:value="0.578012084776" calcext:value-type="float">
            <text:p>0.5780120848</text:p>
          </table:table-cell>
          <table:table-cell office:value-type="float" office:value="0.516305916306" calcext:value-type="float">
            <text:p>0.5163059163</text:p>
          </table:table-cell>
          <table:table-cell office:value-type="float" office:value="0.687561455261" calcext:value-type="float">
            <text:p>0.6875614553</text:p>
          </table:table-cell>
          <table:table-cell office:value-type="float" office:value="0.628912071535" calcext:value-type="float">
            <text:p>0.6289120715</text:p>
          </table:table-cell>
          <table:table-cell office:value-type="float" office:value="0.723906000082" calcext:value-type="float">
            <text:p>0.7239060001</text:p>
          </table:table-cell>
          <table:table-cell office:value-type="float" office:value="0.617219764012" calcext:value-type="float">
            <text:p>0.617219764</text:p>
          </table:table-cell>
          <table:table-cell office:value-type="float" office:value="0.769381231811" calcext:value-type="float">
            <text:p>0.7693812318</text:p>
          </table:table-cell>
          <table:table-cell office:value-type="float" office:value="0.656491534781" calcext:value-type="float">
            <text:p>0.6564915348</text:p>
          </table:table-cell>
          <table:table-cell office:value-type="float" office:value="1.25" calcext:value-type="float">
            <text:p>1.25</text:p>
          </table:table-cell>
          <table:table-cell office:value-type="float" office:value="0.75" calcext:value-type="float">
            <text:p>0.7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82:.Z82])" office:value-type="float" office:value="0.6630527791565" calcext:value-type="float">
            <text:p>0.6630527792</text:p>
          </table:table-cell>
        </table:table-row>
        <table:table-row table:style-name="ro1">
          <table:table-cell office:value-type="float" office:value="0.987257089058" calcext:value-type="float">
            <text:p>0.9872570891</text:p>
          </table:table-cell>
          <table:table-cell office:value-type="float" office:value="0.995217761265" calcext:value-type="float">
            <text:p>0.9952177613</text:p>
          </table:table-cell>
          <table:table-cell office:value-type="float" office:value="0.955146986975" calcext:value-type="float">
            <text:p>0.955146987</text:p>
          </table:table-cell>
          <table:table-cell office:value-type="float" office:value="0.973493002332" calcext:value-type="float">
            <text:p>0.9734930023</text:p>
          </table:table-cell>
          <table:table-cell office:value-type="float" office:value="0.908168019356" calcext:value-type="float">
            <text:p>0.9081680194</text:p>
          </table:table-cell>
          <table:table-cell office:value-type="float" office:value="0.981363844642" calcext:value-type="float">
            <text:p>0.9813638446</text:p>
          </table:table-cell>
          <table:table-cell office:value-type="float" office:value="0.990114489128" calcext:value-type="float">
            <text:p>0.9901144891</text:p>
          </table:table-cell>
          <table:table-cell office:value-type="float" office:value="0.929620016821" calcext:value-type="float">
            <text:p>0.9296200168</text:p>
          </table:table-cell>
          <table:table-cell office:value-type="float" office:value="0.992376422475" calcext:value-type="float">
            <text:p>0.9923764225</text:p>
          </table:table-cell>
          <table:table-cell office:value-type="float" office:value="0.980132312173" calcext:value-type="float">
            <text:p>0.9801323122</text:p>
          </table:table-cell>
          <table:table-cell office:value-type="float" office:value="0.958132497068" calcext:value-type="float">
            <text:p>0.9581324971</text:p>
          </table:table-cell>
          <table:table-cell office:value-type="float" office:value="0.980760781657" calcext:value-type="float">
            <text:p>0.9807607817</text:p>
          </table:table-cell>
          <table:table-cell office:value-type="float" office:value="0.988031640585" calcext:value-type="float">
            <text:p>0.9880316406</text:p>
          </table:table-cell>
          <table:table-cell office:value-type="string" calcext:value-type="string">
            <text:p>train:</text:p>
          </table:table-cell>
          <table:table-cell office:value-type="float" office:value="0.544662309368" calcext:value-type="float">
            <text:p>0.5446623094</text:p>
          </table:table-cell>
          <table:table-cell office:value-type="float" office:value="0.630645018188" calcext:value-type="float">
            <text:p>0.6306450182</text:p>
          </table:table-cell>
          <table:table-cell office:value-type="float" office:value="0.780777565328" calcext:value-type="float">
            <text:p>0.7807775653</text:p>
          </table:table-cell>
          <table:table-cell office:value-type="float" office:value="0.771700578682" calcext:value-type="float">
            <text:p>0.7717005787</text:p>
          </table:table-cell>
          <table:table-cell office:value-type="float" office:value="0.545920801527" calcext:value-type="float">
            <text:p>0.5459208015</text:p>
          </table:table-cell>
          <table:table-cell office:value-type="float" office:value="0.469678469678" calcext:value-type="float">
            <text:p>0.4696784697</text:p>
          </table:table-cell>
          <table:table-cell office:value-type="float" office:value="0.697060376694" calcext:value-type="float">
            <text:p>0.6970603767</text:p>
          </table:table-cell>
          <table:table-cell office:value-type="float" office:value="0.667199911739" calcext:value-type="float">
            <text:p>0.6671999117</text:p>
          </table:table-cell>
          <table:table-cell office:value-type="float" office:value="0.777481203008" calcext:value-type="float">
            <text:p>0.777481203</text:p>
          </table:table-cell>
          <table:table-cell office:value-type="float" office:value="0.646765195263" calcext:value-type="float">
            <text:p>0.6467651953</text:p>
          </table:table-cell>
          <table:table-cell office:value-type="float" office:value="0.752697077812" calcext:value-type="float">
            <text:p>0.7526970778</text:p>
          </table:table-cell>
          <table:table-cell office:value-type="float" office:value="0.726937813145" calcext:value-type="float">
            <text:p>0.7269378131</text:p>
          </table:table-cell>
          <table:table-cell office:value-type="float" office:value="1.25" calcext:value-type="float">
            <text:p>1.25</text:p>
          </table:table-cell>
          <table:table-cell office:value-type="float" office:value="0.75" calcext:value-type="float">
            <text:p>0.7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83:.Z83])" office:value-type="float" office:value="0.667627193369333" calcext:value-type="float">
            <text:p>0.6676271934</text:p>
          </table:table-cell>
        </table:table-row>
        <table:table-row table:style-name="ro1">
          <table:table-cell office:value-type="float" office:value="0.982484720826" calcext:value-type="float">
            <text:p>0.9824847208</text:p>
          </table:table-cell>
          <table:table-cell office:value-type="float" office:value="0.993868113656" calcext:value-type="float">
            <text:p>0.9938681137</text:p>
          </table:table-cell>
          <table:table-cell office:value-type="float" office:value="0.954291544764" calcext:value-type="float">
            <text:p>0.9542915448</text:p>
          </table:table-cell>
          <table:table-cell office:value-type="float" office:value="0.974358241354" calcext:value-type="float">
            <text:p>0.9743582414</text:p>
          </table:table-cell>
          <table:table-cell office:value-type="float" office:value="0.898024504587" calcext:value-type="float">
            <text:p>0.8980245046</text:p>
          </table:table-cell>
          <table:table-cell office:value-type="float" office:value="0.984387990571" calcext:value-type="float">
            <text:p>0.9843879906</text:p>
          </table:table-cell>
          <table:table-cell office:value-type="float" office:value="0.989140733873" calcext:value-type="float">
            <text:p>0.9891407339</text:p>
          </table:table-cell>
          <table:table-cell office:value-type="float" office:value="0.930678216989" calcext:value-type="float">
            <text:p>0.930678217</text:p>
          </table:table-cell>
          <table:table-cell office:value-type="float" office:value="0.991273337482" calcext:value-type="float">
            <text:p>0.9912733375</text:p>
          </table:table-cell>
          <table:table-cell office:value-type="float" office:value="0.97726759153" calcext:value-type="float">
            <text:p>0.9772675915</text:p>
          </table:table-cell>
          <table:table-cell office:value-type="float" office:value="0.96151111331" calcext:value-type="float">
            <text:p>0.9615111133</text:p>
          </table:table-cell>
          <table:table-cell office:value-type="float" office:value="0.976667611646" calcext:value-type="float">
            <text:p>0.9766676116</text:p>
          </table:table-cell>
          <table:table-cell office:value-type="float" office:value="0.988871998387" calcext:value-type="float">
            <text:p>0.9888719984</text:p>
          </table:table-cell>
          <table:table-cell office:value-type="string" calcext:value-type="string">
            <text:p>train:</text:p>
          </table:table-cell>
          <table:table-cell office:value-type="float" office:value="0.612943157061" calcext:value-type="float">
            <text:p>0.6129431571</text:p>
          </table:table-cell>
          <table:table-cell office:value-type="float" office:value="0.539082601366" calcext:value-type="float">
            <text:p>0.5390826014</text:p>
          </table:table-cell>
          <table:table-cell office:value-type="float" office:value="0.786577437859" calcext:value-type="float">
            <text:p>0.7865774379</text:p>
          </table:table-cell>
          <table:table-cell office:value-type="float" office:value="0.849869329849" calcext:value-type="float">
            <text:p>0.8498693298</text:p>
          </table:table-cell>
          <table:table-cell office:value-type="float" office:value="0.588409139101" calcext:value-type="float">
            <text:p>0.5884091391</text:p>
          </table:table-cell>
          <table:table-cell office:value-type="float" office:value="0.502984669651" calcext:value-type="float">
            <text:p>0.5029846697</text:p>
          </table:table-cell>
          <table:table-cell office:value-type="float" office:value="0.708502024291" calcext:value-type="float">
            <text:p>0.7085020243</text:p>
          </table:table-cell>
          <table:table-cell office:value-type="float" office:value="0.664349808767" calcext:value-type="float">
            <text:p>0.6643498088</text:p>
          </table:table-cell>
          <table:table-cell office:value-type="float" office:value="0.711578947368" calcext:value-type="float">
            <text:p>0.7115789474</text:p>
          </table:table-cell>
          <table:table-cell office:value-type="float" office:value="0.585861798963" calcext:value-type="float">
            <text:p>0.585861799</text:p>
          </table:table-cell>
          <table:table-cell office:value-type="float" office:value="0.745455317703" calcext:value-type="float">
            <text:p>0.7454553177</text:p>
          </table:table-cell>
          <table:table-cell office:value-type="float" office:value="0.700623131658" calcext:value-type="float">
            <text:p>0.7006231317</text:p>
          </table:table-cell>
          <table:table-cell office:value-type="float" office:value="1.25" calcext:value-type="float">
            <text:p>1.25</text:p>
          </table:table-cell>
          <table:table-cell office:value-type="float" office:value="0.75" calcext:value-type="float">
            <text:p>0.7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84:.Z84])" office:value-type="float" office:value="0.666353113636417" calcext:value-type="float">
            <text:p>0.6663531136</text:p>
          </table:table-cell>
        </table:table-row>
        <table:table-row table:style-name="ro1">
          <table:table-cell office:value-type="float" office:value="0.987257089058" calcext:value-type="float">
            <text:p>0.9872570891</text:p>
          </table:table-cell>
          <table:table-cell office:value-type="float" office:value="0.995217761265" calcext:value-type="float">
            <text:p>0.9952177613</text:p>
          </table:table-cell>
          <table:table-cell office:value-type="float" office:value="0.955146986975" calcext:value-type="float">
            <text:p>0.955146987</text:p>
          </table:table-cell>
          <table:table-cell office:value-type="float" office:value="0.973493002332" calcext:value-type="float">
            <text:p>0.9734930023</text:p>
          </table:table-cell>
          <table:table-cell office:value-type="float" office:value="0.908168019356" calcext:value-type="float">
            <text:p>0.9081680194</text:p>
          </table:table-cell>
          <table:table-cell office:value-type="float" office:value="0.981363844642" calcext:value-type="float">
            <text:p>0.9813638446</text:p>
          </table:table-cell>
          <table:table-cell office:value-type="float" office:value="0.990114489128" calcext:value-type="float">
            <text:p>0.9901144891</text:p>
          </table:table-cell>
          <table:table-cell office:value-type="float" office:value="0.929620016821" calcext:value-type="float">
            <text:p>0.9296200168</text:p>
          </table:table-cell>
          <table:table-cell office:value-type="float" office:value="0.992376422475" calcext:value-type="float">
            <text:p>0.9923764225</text:p>
          </table:table-cell>
          <table:table-cell office:value-type="float" office:value="0.980132312173" calcext:value-type="float">
            <text:p>0.9801323122</text:p>
          </table:table-cell>
          <table:table-cell office:value-type="float" office:value="0.958132497068" calcext:value-type="float">
            <text:p>0.9581324971</text:p>
          </table:table-cell>
          <table:table-cell office:value-type="float" office:value="0.980760781657" calcext:value-type="float">
            <text:p>0.9807607817</text:p>
          </table:table-cell>
          <table:table-cell office:value-type="float" office:value="0.988031640585" calcext:value-type="float">
            <text:p>0.9880316406</text:p>
          </table:table-cell>
          <table:table-cell office:value-type="string" calcext:value-type="string">
            <text:p>train:</text:p>
          </table:table-cell>
          <table:table-cell office:value-type="float" office:value="0.544662309368" calcext:value-type="float">
            <text:p>0.5446623094</text:p>
          </table:table-cell>
          <table:table-cell office:value-type="float" office:value="0.630645018188" calcext:value-type="float">
            <text:p>0.6306450182</text:p>
          </table:table-cell>
          <table:table-cell office:value-type="float" office:value="0.780777565328" calcext:value-type="float">
            <text:p>0.7807775653</text:p>
          </table:table-cell>
          <table:table-cell office:value-type="float" office:value="0.771700578682" calcext:value-type="float">
            <text:p>0.7717005787</text:p>
          </table:table-cell>
          <table:table-cell office:value-type="float" office:value="0.545920801527" calcext:value-type="float">
            <text:p>0.5459208015</text:p>
          </table:table-cell>
          <table:table-cell office:value-type="float" office:value="0.469678469678" calcext:value-type="float">
            <text:p>0.4696784697</text:p>
          </table:table-cell>
          <table:table-cell office:value-type="float" office:value="0.697060376694" calcext:value-type="float">
            <text:p>0.6970603767</text:p>
          </table:table-cell>
          <table:table-cell office:value-type="float" office:value="0.667199911739" calcext:value-type="float">
            <text:p>0.6671999117</text:p>
          </table:table-cell>
          <table:table-cell office:value-type="float" office:value="0.777481203008" calcext:value-type="float">
            <text:p>0.777481203</text:p>
          </table:table-cell>
          <table:table-cell office:value-type="float" office:value="0.646765195263" calcext:value-type="float">
            <text:p>0.6467651953</text:p>
          </table:table-cell>
          <table:table-cell office:value-type="float" office:value="0.752697077812" calcext:value-type="float">
            <text:p>0.7526970778</text:p>
          </table:table-cell>
          <table:table-cell office:value-type="float" office:value="0.726937813145" calcext:value-type="float">
            <text:p>0.7269378131</text:p>
          </table:table-cell>
          <table:table-cell office:value-type="float" office:value="1.25" calcext:value-type="float">
            <text:p>1.25</text:p>
          </table:table-cell>
          <table:table-cell office:value-type="float" office:value="0.75" calcext:value-type="float">
            <text:p>0.75</text:p>
          </table:table-cell>
          <table:table-cell office:value-type="float" office:value="20" calcext:value-type="float">
            <text:p>20</text:p>
          </table:table-cell>
          <table:table-cell table:formula="of:=AVERAGE([.O82:.Z85])" office:value-type="float" office:value="0.666165069882896" calcext:value-type="float">
            <text:p>0.6661650699</text:p>
          </table:table-cell>
          <table:table-cell table:formula="of:=AVERAGE([.O85:.Z85])" office:value-type="float" office:value="0.667627193369333" calcext:value-type="float">
            <text:p>0.6676271934</text:p>
          </table:table-cell>
        </table:table-row>
        <table:table-row table:style-name="ro1">
          <table:table-cell office:value-type="float" office:value="0.968325831092" calcext:value-type="float">
            <text:p>0.9683258311</text:p>
          </table:table-cell>
          <table:table-cell office:value-type="float" office:value="0.989844994761" calcext:value-type="float">
            <text:p>0.9898449948</text:p>
          </table:table-cell>
          <table:table-cell office:value-type="float" office:value="0.939854171155" calcext:value-type="float">
            <text:p>0.9398541712</text:p>
          </table:table-cell>
          <table:table-cell office:value-type="float" office:value="0.961444666355" calcext:value-type="float">
            <text:p>0.9614446664</text:p>
          </table:table-cell>
          <table:table-cell office:value-type="float" office:value="0.862570434786" calcext:value-type="float">
            <text:p>0.8625704348</text:p>
          </table:table-cell>
          <table:table-cell office:value-type="float" office:value="0.967730716157" calcext:value-type="float">
            <text:p>0.9677307162</text:p>
          </table:table-cell>
          <table:table-cell office:value-type="float" office:value="0.98231714141" calcext:value-type="float">
            <text:p>0.9823171414</text:p>
          </table:table-cell>
          <table:table-cell office:value-type="float" office:value="0.913954237016" calcext:value-type="float">
            <text:p>0.913954237</text:p>
          </table:table-cell>
          <table:table-cell office:value-type="float" office:value="0.981615153679" calcext:value-type="float">
            <text:p>0.9816151537</text:p>
          </table:table-cell>
          <table:table-cell office:value-type="float" office:value="0.961493189279" calcext:value-type="float">
            <text:p>0.9614931893</text:p>
          </table:table-cell>
          <table:table-cell office:value-type="float" office:value="0.947084177124" calcext:value-type="float">
            <text:p>0.9470841771</text:p>
          </table:table-cell>
          <table:table-cell office:value-type="float" office:value="0.967714900616" calcext:value-type="float">
            <text:p>0.9677149006</text:p>
          </table:table-cell>
          <table:table-cell office:value-type="float" office:value="0.983949490474" calcext:value-type="float">
            <text:p>0.9839494905</text:p>
          </table:table-cell>
          <table:table-cell office:value-type="string" calcext:value-type="string">
            <text:p>train:</text:p>
          </table:table-cell>
          <table:table-cell office:value-type="float" office:value="0.567239691002" calcext:value-type="float">
            <text:p>0.567239691</text:p>
          </table:table-cell>
          <table:table-cell office:value-type="float" office:value="0.676235294118" calcext:value-type="float">
            <text:p>0.6762352941</text:p>
          </table:table-cell>
          <table:table-cell office:value-type="float" office:value="0.748198603089" calcext:value-type="float">
            <text:p>0.7481986031</text:p>
          </table:table-cell>
          <table:table-cell office:value-type="float" office:value="0.813308589608" calcext:value-type="float">
            <text:p>0.8133085896</text:p>
          </table:table-cell>
          <table:table-cell office:value-type="float" office:value="0.563976437724" calcext:value-type="float">
            <text:p>0.5639764377</text:p>
          </table:table-cell>
          <table:table-cell office:value-type="float" office:value="0.60873015873" calcext:value-type="float">
            <text:p>0.6087301587</text:p>
          </table:table-cell>
          <table:table-cell office:value-type="float" office:value="0.740412979351" calcext:value-type="float">
            <text:p>0.7404129794</text:p>
          </table:table-cell>
          <table:table-cell office:value-type="float" office:value="0.665765382159" calcext:value-type="float">
            <text:p>0.6657653822</text:p>
          </table:table-cell>
          <table:table-cell office:value-type="float" office:value="0.72509535332" calcext:value-type="float">
            <text:p>0.7250953533</text:p>
          </table:table-cell>
          <table:table-cell office:value-type="float" office:value="0.678171091445" calcext:value-type="float">
            <text:p>0.6781710914</text:p>
          </table:table-cell>
          <table:table-cell office:value-type="float" office:value="0.734411526168" calcext:value-type="float">
            <text:p>0.7344115262</text:p>
          </table:table-cell>
          <table:table-cell office:value-type="float" office:value="0.708709054104" calcext:value-type="float">
            <text:p>0.7087090541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86:.Z86])" office:value-type="float" office:value="0.6858545134015" calcext:value-type="float">
            <text:p>0.6858545134</text:p>
          </table:table-cell>
        </table:table-row>
        <table:table-row table:style-name="ro1">
          <table:table-cell office:value-type="float" office:value="0.983092536742" calcext:value-type="float">
            <text:p>0.9830925367</text:p>
          </table:table-cell>
          <table:table-cell office:value-type="float" office:value="0.995659253517" calcext:value-type="float">
            <text:p>0.9956592535</text:p>
          </table:table-cell>
          <table:table-cell office:value-type="float" office:value="0.953154278127" calcext:value-type="float">
            <text:p>0.9531542781</text:p>
          </table:table-cell>
          <table:table-cell office:value-type="float" office:value="0.97266492666" calcext:value-type="float">
            <text:p>0.9726649267</text:p>
          </table:table-cell>
          <table:table-cell office:value-type="float" office:value="0.892197153794" calcext:value-type="float">
            <text:p>0.8921971538</text:p>
          </table:table-cell>
          <table:table-cell office:value-type="float" office:value="0.970009347306" calcext:value-type="float">
            <text:p>0.9700093473</text:p>
          </table:table-cell>
          <table:table-cell office:value-type="float" office:value="0.987610130553" calcext:value-type="float">
            <text:p>0.9876101306</text:p>
          </table:table-cell>
          <table:table-cell office:value-type="float" office:value="0.922196131203" calcext:value-type="float">
            <text:p>0.9221961312</text:p>
          </table:table-cell>
          <table:table-cell office:value-type="float" office:value="0.988125444523" calcext:value-type="float">
            <text:p>0.9881254445</text:p>
          </table:table-cell>
          <table:table-cell office:value-type="float" office:value="0.963716246254" calcext:value-type="float">
            <text:p>0.9637162463</text:p>
          </table:table-cell>
          <table:table-cell office:value-type="float" office:value="0.954183642207" calcext:value-type="float">
            <text:p>0.9541836422</text:p>
          </table:table-cell>
          <table:table-cell office:value-type="float" office:value="0.974454581491" calcext:value-type="float">
            <text:p>0.9744545815</text:p>
          </table:table-cell>
          <table:table-cell office:value-type="float" office:value="0.989701514754" calcext:value-type="float">
            <text:p>0.9897015148</text:p>
          </table:table-cell>
          <table:table-cell office:value-type="string" calcext:value-type="string">
            <text:p>train:</text:p>
          </table:table-cell>
          <table:table-cell office:value-type="float" office:value="0.490394137453" calcext:value-type="float">
            <text:p>0.4903941375</text:p>
          </table:table-cell>
          <table:table-cell office:value-type="float" office:value="0.652648389673" calcext:value-type="float">
            <text:p>0.6526483897</text:p>
          </table:table-cell>
          <table:table-cell office:value-type="float" office:value="0.741937539834" calcext:value-type="float">
            <text:p>0.7419375398</text:p>
          </table:table-cell>
          <table:table-cell office:value-type="float" office:value="0.815055068135" calcext:value-type="float">
            <text:p>0.8150550681</text:p>
          </table:table-cell>
          <table:table-cell office:value-type="float" office:value="0.555780852417" calcext:value-type="float">
            <text:p>0.5557808524</text:p>
          </table:table-cell>
          <table:table-cell office:value-type="float" office:value="0.705128205128" calcext:value-type="float">
            <text:p>0.7051282051</text:p>
          </table:table-cell>
          <table:table-cell office:value-type="float" office:value="0.759725400458" calcext:value-type="float">
            <text:p>0.7597254005</text:p>
          </table:table-cell>
          <table:table-cell office:value-type="float" office:value="0.68367534569" calcext:value-type="float">
            <text:p>0.6836753457</text:p>
          </table:table-cell>
          <table:table-cell office:value-type="float" office:value="0.701541353383" calcext:value-type="float">
            <text:p>0.7015413534</text:p>
          </table:table-cell>
          <table:table-cell office:value-type="float" office:value="0.59874066099" calcext:value-type="float">
            <text:p>0.598740661</text:p>
          </table:table-cell>
          <table:table-cell office:value-type="float" office:value="0.706867991845" calcext:value-type="float">
            <text:p>0.7068679918</text:p>
          </table:table-cell>
          <table:table-cell office:value-type="float" office:value="0.69978106185" calcext:value-type="float">
            <text:p>0.6997810619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87:.Z87])" office:value-type="float" office:value="0.675939667238" calcext:value-type="float">
            <text:p>0.6759396672</text:p>
          </table:table-cell>
        </table:table-row>
        <table:table-row table:style-name="ro1">
          <table:table-cell office:value-type="float" office:value="0.984351891745" calcext:value-type="float">
            <text:p>0.9843518917</text:p>
          </table:table-cell>
          <table:table-cell office:value-type="float" office:value="0.993757183716" calcext:value-type="float">
            <text:p>0.9937571837</text:p>
          </table:table-cell>
          <table:table-cell office:value-type="float" office:value="0.964093161204" calcext:value-type="float">
            <text:p>0.9640931612</text:p>
          </table:table-cell>
          <table:table-cell office:value-type="float" office:value="0.973237623413" calcext:value-type="float">
            <text:p>0.9732376234</text:p>
          </table:table-cell>
          <table:table-cell office:value-type="float" office:value="0.898566424056" calcext:value-type="float">
            <text:p>0.8985664241</text:p>
          </table:table-cell>
          <table:table-cell office:value-type="float" office:value="0.980069068505" calcext:value-type="float">
            <text:p>0.9800690685</text:p>
          </table:table-cell>
          <table:table-cell office:value-type="float" office:value="0.989190296266" calcext:value-type="float">
            <text:p>0.9891902963</text:p>
          </table:table-cell>
          <table:table-cell office:value-type="float" office:value="0.925154499579" calcext:value-type="float">
            <text:p>0.9251544996</text:p>
          </table:table-cell>
          <table:table-cell office:value-type="float" office:value="0.986242665363" calcext:value-type="float">
            <text:p>0.9862426654</text:p>
          </table:table-cell>
          <table:table-cell office:value-type="float" office:value="0.967356732583" calcext:value-type="float">
            <text:p>0.9673567326</text:p>
          </table:table-cell>
          <table:table-cell office:value-type="float" office:value="0.959136916259" calcext:value-type="float">
            <text:p>0.9591369163</text:p>
          </table:table-cell>
          <table:table-cell office:value-type="float" office:value="0.975759756907" calcext:value-type="float">
            <text:p>0.9757597569</text:p>
          </table:table-cell>
          <table:table-cell office:value-type="float" office:value="0.990326801905" calcext:value-type="float">
            <text:p>0.9903268019</text:p>
          </table:table-cell>
          <table:table-cell office:value-type="string" calcext:value-type="string">
            <text:p>train:</text:p>
          </table:table-cell>
          <table:table-cell office:value-type="float" office:value="0.566102198455" calcext:value-type="float">
            <text:p>0.5661021985</text:p>
          </table:table-cell>
          <table:table-cell office:value-type="float" office:value="0.575814036022" calcext:value-type="float">
            <text:p>0.575814036</text:p>
          </table:table-cell>
          <table:table-cell office:value-type="float" office:value="0.727431485022" calcext:value-type="float">
            <text:p>0.727431485</text:p>
          </table:table-cell>
          <table:table-cell office:value-type="float" office:value="0.733619563188" calcext:value-type="float">
            <text:p>0.7336195632</text:p>
          </table:table-cell>
          <table:table-cell office:value-type="float" office:value="0.573990139949" calcext:value-type="float">
            <text:p>0.5739901399</text:p>
          </table:table-cell>
          <table:table-cell office:value-type="float" office:value="0.552231718898" calcext:value-type="float">
            <text:p>0.5522317189</text:p>
          </table:table-cell>
          <table:table-cell office:value-type="float" office:value="0.685706741771" calcext:value-type="float">
            <text:p>0.6857067418</text:p>
          </table:table-cell>
          <table:table-cell office:value-type="float" office:value="0.693181818182" calcext:value-type="float">
            <text:p>0.6931818182</text:p>
          </table:table-cell>
          <table:table-cell office:value-type="float" office:value="0.702744360902" calcext:value-type="float">
            <text:p>0.7027443609</text:p>
          </table:table-cell>
          <table:table-cell office:value-type="float" office:value="0.705523473949" calcext:value-type="float">
            <text:p>0.7055234739</text:p>
          </table:table-cell>
          <table:table-cell office:value-type="float" office:value="0.736790689772" calcext:value-type="float">
            <text:p>0.7367906898</text:p>
          </table:table-cell>
          <table:table-cell office:value-type="float" office:value="0.711527935666" calcext:value-type="float">
            <text:p>0.7115279357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88:.Z88])" office:value-type="float" office:value="0.663722013481333" calcext:value-type="float">
            <text:p>0.6637220135</text:p>
          </table:table-cell>
        </table:table-row>
        <table:table-row table:style-name="ro1">
          <table:table-cell office:value-type="float" office:value="0.983092536742" calcext:value-type="float">
            <text:p>0.9830925367</text:p>
          </table:table-cell>
          <table:table-cell office:value-type="float" office:value="0.995659253517" calcext:value-type="float">
            <text:p>0.9956592535</text:p>
          </table:table-cell>
          <table:table-cell office:value-type="float" office:value="0.953154278127" calcext:value-type="float">
            <text:p>0.9531542781</text:p>
          </table:table-cell>
          <table:table-cell office:value-type="float" office:value="0.97266492666" calcext:value-type="float">
            <text:p>0.9726649267</text:p>
          </table:table-cell>
          <table:table-cell office:value-type="float" office:value="0.892197153794" calcext:value-type="float">
            <text:p>0.8921971538</text:p>
          </table:table-cell>
          <table:table-cell office:value-type="float" office:value="0.970009347306" calcext:value-type="float">
            <text:p>0.9700093473</text:p>
          </table:table-cell>
          <table:table-cell office:value-type="float" office:value="0.987610130553" calcext:value-type="float">
            <text:p>0.9876101306</text:p>
          </table:table-cell>
          <table:table-cell office:value-type="float" office:value="0.922196131203" calcext:value-type="float">
            <text:p>0.9221961312</text:p>
          </table:table-cell>
          <table:table-cell office:value-type="float" office:value="0.988125444523" calcext:value-type="float">
            <text:p>0.9881254445</text:p>
          </table:table-cell>
          <table:table-cell office:value-type="float" office:value="0.963716246254" calcext:value-type="float">
            <text:p>0.9637162463</text:p>
          </table:table-cell>
          <table:table-cell office:value-type="float" office:value="0.954183642207" calcext:value-type="float">
            <text:p>0.9541836422</text:p>
          </table:table-cell>
          <table:table-cell office:value-type="float" office:value="0.974454581491" calcext:value-type="float">
            <text:p>0.9744545815</text:p>
          </table:table-cell>
          <table:table-cell office:value-type="float" office:value="0.989701514754" calcext:value-type="float">
            <text:p>0.9897015148</text:p>
          </table:table-cell>
          <table:table-cell office:value-type="string" calcext:value-type="string">
            <text:p>train:</text:p>
          </table:table-cell>
          <table:table-cell office:value-type="float" office:value="0.490394137453" calcext:value-type="float">
            <text:p>0.4903941375</text:p>
          </table:table-cell>
          <table:table-cell office:value-type="float" office:value="0.652648389673" calcext:value-type="float">
            <text:p>0.6526483897</text:p>
          </table:table-cell>
          <table:table-cell office:value-type="float" office:value="0.741937539834" calcext:value-type="float">
            <text:p>0.7419375398</text:p>
          </table:table-cell>
          <table:table-cell office:value-type="float" office:value="0.815055068135" calcext:value-type="float">
            <text:p>0.8150550681</text:p>
          </table:table-cell>
          <table:table-cell office:value-type="float" office:value="0.555780852417" calcext:value-type="float">
            <text:p>0.5557808524</text:p>
          </table:table-cell>
          <table:table-cell office:value-type="float" office:value="0.705128205128" calcext:value-type="float">
            <text:p>0.7051282051</text:p>
          </table:table-cell>
          <table:table-cell office:value-type="float" office:value="0.759725400458" calcext:value-type="float">
            <text:p>0.7597254005</text:p>
          </table:table-cell>
          <table:table-cell office:value-type="float" office:value="0.68367534569" calcext:value-type="float">
            <text:p>0.6836753457</text:p>
          </table:table-cell>
          <table:table-cell office:value-type="float" office:value="0.701541353383" calcext:value-type="float">
            <text:p>0.7015413534</text:p>
          </table:table-cell>
          <table:table-cell office:value-type="float" office:value="0.59874066099" calcext:value-type="float">
            <text:p>0.598740661</text:p>
          </table:table-cell>
          <table:table-cell office:value-type="float" office:value="0.706867991845" calcext:value-type="float">
            <text:p>0.7068679918</text:p>
          </table:table-cell>
          <table:table-cell office:value-type="float" office:value="0.69978106185" calcext:value-type="float">
            <text:p>0.6997810619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office:value-type="float" office:value="20" calcext:value-type="float">
            <text:p>20</text:p>
          </table:table-cell>
          <table:table-cell table:formula="of:=AVERAGE([.O86:.Z89])" office:value-type="float" office:value="0.675363965339708" calcext:value-type="float">
            <text:p>0.6753639653</text:p>
          </table:table-cell>
          <table:table-cell table:formula="of:=AVERAGE([.O89:.Z89])" office:value-type="float" office:value="0.675939667238" calcext:value-type="float">
            <text:p>0.6759396672</text:p>
          </table:table-cell>
        </table:table-row>
        <table:table-row table:style-name="ro1">
          <table:table-cell office:value-type="float" office:value="0.986321255238" calcext:value-type="float">
            <text:p>0.9863212552</text:p>
          </table:table-cell>
          <table:table-cell office:value-type="float" office:value="0.994312901015" calcext:value-type="float">
            <text:p>0.994312901</text:p>
          </table:table-cell>
          <table:table-cell office:value-type="float" office:value="0.953834817999" calcext:value-type="float">
            <text:p>0.953834818</text:p>
          </table:table-cell>
          <table:table-cell office:value-type="float" office:value="0.97953500817" calcext:value-type="float">
            <text:p>0.9795350082</text:p>
          </table:table-cell>
          <table:table-cell office:value-type="float" office:value="0.910951151218" calcext:value-type="float">
            <text:p>0.9109511512</text:p>
          </table:table-cell>
          <table:table-cell office:value-type="float" office:value="0.978013808605" calcext:value-type="float">
            <text:p>0.9780138086</text:p>
          </table:table-cell>
          <table:table-cell office:value-type="float" office:value="0.989005365894" calcext:value-type="float">
            <text:p>0.9890053659</text:p>
          </table:table-cell>
          <table:table-cell office:value-type="float" office:value="0.93456546965" calcext:value-type="float">
            <text:p>0.9345654697</text:p>
          </table:table-cell>
          <table:table-cell office:value-type="float" office:value="0.987828695985" calcext:value-type="float">
            <text:p>0.987828696</text:p>
          </table:table-cell>
          <table:table-cell office:value-type="float" office:value="0.970863757984" calcext:value-type="float">
            <text:p>0.970863758</text:p>
          </table:table-cell>
          <table:table-cell office:value-type="float" office:value="0.958592636296" calcext:value-type="float">
            <text:p>0.9585926363</text:p>
          </table:table-cell>
          <table:table-cell office:value-type="float" office:value="0.980696974636" calcext:value-type="float">
            <text:p>0.9806969746</text:p>
          </table:table-cell>
          <table:table-cell office:value-type="float" office:value="0.989013439669" calcext:value-type="float">
            <text:p>0.9890134397</text:p>
          </table:table-cell>
          <table:table-cell office:value-type="string" calcext:value-type="string">
            <text:p>train:</text:p>
          </table:table-cell>
          <table:table-cell office:value-type="float" office:value="0.590958546404" calcext:value-type="float">
            <text:p>0.5909585464</text:p>
          </table:table-cell>
          <table:table-cell office:value-type="float" office:value="0.5472" calcext:value-type="float">
            <text:p>0.5472</text:p>
          </table:table-cell>
          <table:table-cell office:value-type="float" office:value="0.688185193917" calcext:value-type="float">
            <text:p>0.6881851939</text:p>
          </table:table-cell>
          <table:table-cell office:value-type="float" office:value="0.789448568399" calcext:value-type="float">
            <text:p>0.7894485684</text:p>
          </table:table-cell>
          <table:table-cell office:value-type="float" office:value="0.569806279225" calcext:value-type="float">
            <text:p>0.5698062792</text:p>
          </table:table-cell>
          <table:table-cell office:value-type="float" office:value="0.670923520924" calcext:value-type="float">
            <text:p>0.6709235209</text:p>
          </table:table-cell>
          <table:table-cell office:value-type="float" office:value="0.755358898722" calcext:value-type="float">
            <text:p>0.7553588987</text:p>
          </table:table-cell>
          <table:table-cell office:value-type="float" office:value="0.65256546732" calcext:value-type="float">
            <text:p>0.6525654673</text:p>
          </table:table-cell>
          <table:table-cell office:value-type="float" office:value="0.697535167945" calcext:value-type="float">
            <text:p>0.6975351679</text:p>
          </table:table-cell>
          <table:table-cell office:value-type="float" office:value="0.654019174041" calcext:value-type="float">
            <text:p>0.654019174</text:p>
          </table:table-cell>
          <table:table-cell office:value-type="float" office:value="0.695649062545" calcext:value-type="float">
            <text:p>0.6956490625</text:p>
          </table:table-cell>
          <table:table-cell office:value-type="float" office:value="0.748159735002" calcext:value-type="float">
            <text:p>0.748159735</text:p>
          </table:table-cell>
          <table:table-cell office:value-type="float" office:value="1.75" calcext:value-type="float">
            <text:p>1.75</text:p>
          </table:table-cell>
          <table:table-cell office:value-type="float" office:value="0.75" calcext:value-type="float">
            <text:p>0.7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90:.Z90])" office:value-type="float" office:value="0.671650801203667" calcext:value-type="float">
            <text:p>0.6716508012</text:p>
          </table:table-cell>
        </table:table-row>
        <table:table-row table:style-name="ro1">
          <table:table-cell office:value-type="float" office:value="0.990475848533" calcext:value-type="float">
            <text:p>0.9904758485</text:p>
          </table:table-cell>
          <table:table-cell office:value-type="float" office:value="0.997049219035" calcext:value-type="float">
            <text:p>0.997049219</text:p>
          </table:table-cell>
          <table:table-cell office:value-type="float" office:value="0.970465734173" calcext:value-type="float">
            <text:p>0.9704657342</text:p>
          </table:table-cell>
          <table:table-cell office:value-type="float" office:value="0.984076933852" calcext:value-type="float">
            <text:p>0.9840769339</text:p>
          </table:table-cell>
          <table:table-cell office:value-type="float" office:value="0.913572323872" calcext:value-type="float">
            <text:p>0.9135723239</text:p>
          </table:table-cell>
          <table:table-cell office:value-type="float" office:value="0.985936230467" calcext:value-type="float">
            <text:p>0.9859362305</text:p>
          </table:table-cell>
          <table:table-cell office:value-type="float" office:value="0.993884146448" calcext:value-type="float">
            <text:p>0.9938841464</text:p>
          </table:table-cell>
          <table:table-cell office:value-type="float" office:value="0.934064171573" calcext:value-type="float">
            <text:p>0.9340641716</text:p>
          </table:table-cell>
          <table:table-cell office:value-type="float" office:value="0.990072901849" calcext:value-type="float">
            <text:p>0.9900729018</text:p>
          </table:table-cell>
          <table:table-cell office:value-type="float" office:value="0.977642181862" calcext:value-type="float">
            <text:p>0.9776421819</text:p>
          </table:table-cell>
          <table:table-cell office:value-type="float" office:value="0.9648356552" calcext:value-type="float">
            <text:p>0.9648356552</text:p>
          </table:table-cell>
          <table:table-cell office:value-type="float" office:value="0.983833190359" calcext:value-type="float">
            <text:p>0.9838331904</text:p>
          </table:table-cell>
          <table:table-cell office:value-type="float" office:value="0.98994705863" calcext:value-type="float">
            <text:p>0.9899470586</text:p>
          </table:table-cell>
          <table:table-cell office:value-type="string" calcext:value-type="string">
            <text:p>train:</text:p>
          </table:table-cell>
          <table:table-cell office:value-type="float" office:value="0.571548821549" calcext:value-type="float">
            <text:p>0.5715488215</text:p>
          </table:table-cell>
          <table:table-cell office:value-type="float" office:value="0.515326945258" calcext:value-type="float">
            <text:p>0.5153269453</text:p>
          </table:table-cell>
          <table:table-cell office:value-type="float" office:value="0.768145315488" calcext:value-type="float">
            <text:p>0.7681453155</text:p>
          </table:table-cell>
          <table:table-cell office:value-type="float" office:value="0.826395370543" calcext:value-type="float">
            <text:p>0.8263953705</text:p>
          </table:table-cell>
          <table:table-cell office:value-type="float" office:value="0.500536736641" calcext:value-type="float">
            <text:p>0.5005367366</text:p>
          </table:table-cell>
          <table:table-cell office:value-type="float" office:value="0.541514041514" calcext:value-type="float">
            <text:p>0.5415140415</text:p>
          </table:table-cell>
          <table:table-cell office:value-type="float" office:value="0.779704277416" calcext:value-type="float">
            <text:p>0.7797042774</text:p>
          </table:table-cell>
          <table:table-cell office:value-type="float" office:value="0.589713886437" calcext:value-type="float">
            <text:p>0.5897138864</text:p>
          </table:table-cell>
          <table:table-cell office:value-type="float" office:value="0.681654135338" calcext:value-type="float">
            <text:p>0.6816541353</text:p>
          </table:table-cell>
          <table:table-cell office:value-type="float" office:value="0.624840951356" calcext:value-type="float">
            <text:p>0.6248409514</text:p>
          </table:table-cell>
          <table:table-cell office:value-type="float" office:value="0.678559293238" calcext:value-type="float">
            <text:p>0.6785592932</text:p>
          </table:table-cell>
          <table:table-cell office:value-type="float" office:value="0.725001052587" calcext:value-type="float">
            <text:p>0.7250010526</text:p>
          </table:table-cell>
          <table:table-cell office:value-type="float" office:value="1.75" calcext:value-type="float">
            <text:p>1.75</text:p>
          </table:table-cell>
          <table:table-cell office:value-type="float" office:value="0.75" calcext:value-type="float">
            <text:p>0.7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91:.Z91])" office:value-type="float" office:value="0.650245068947083" calcext:value-type="float">
            <text:p>0.6502450689</text:p>
          </table:table-cell>
        </table:table-row>
        <table:table-row table:style-name="ro1">
          <table:table-cell office:value-type="float" office:value="0.985606938261" calcext:value-type="float">
            <text:p>0.9856069383</text:p>
          </table:table-cell>
          <table:table-cell office:value-type="float" office:value="0.994428554881" calcext:value-type="float">
            <text:p>0.9944285549</text:p>
          </table:table-cell>
          <table:table-cell office:value-type="float" office:value="0.962296508035" calcext:value-type="float">
            <text:p>0.962296508</text:p>
          </table:table-cell>
          <table:table-cell office:value-type="float" office:value="0.976674756842" calcext:value-type="float">
            <text:p>0.9766747568</text:p>
          </table:table-cell>
          <table:table-cell office:value-type="float" office:value="0.900796061583" calcext:value-type="float">
            <text:p>0.9007960616</text:p>
          </table:table-cell>
          <table:table-cell office:value-type="float" office:value="0.983139124294" calcext:value-type="float">
            <text:p>0.9831391243</text:p>
          </table:table-cell>
          <table:table-cell office:value-type="float" office:value="0.991605734077" calcext:value-type="float">
            <text:p>0.9916057341</text:p>
          </table:table-cell>
          <table:table-cell office:value-type="float" office:value="0.938232800673" calcext:value-type="float">
            <text:p>0.9382328007</text:p>
          </table:table-cell>
          <table:table-cell office:value-type="float" office:value="0.991534495021" calcext:value-type="float">
            <text:p>0.991534495</text:p>
          </table:table-cell>
          <table:table-cell office:value-type="float" office:value="0.979068911329" calcext:value-type="float">
            <text:p>0.9790689113</text:p>
          </table:table-cell>
          <table:table-cell office:value-type="float" office:value="0.963549446792" calcext:value-type="float">
            <text:p>0.9635494468</text:p>
          </table:table-cell>
          <table:table-cell office:value-type="float" office:value="0.984598377827" calcext:value-type="float">
            <text:p>0.9845983778</text:p>
          </table:table-cell>
          <table:table-cell office:value-type="float" office:value="0.992402497398" calcext:value-type="float">
            <text:p>0.9924024974</text:p>
          </table:table-cell>
          <table:table-cell office:value-type="string" calcext:value-type="string">
            <text:p>train:</text:p>
          </table:table-cell>
          <table:table-cell office:value-type="float" office:value="0.565755595167" calcext:value-type="float">
            <text:p>0.5657555952</text:p>
          </table:table-cell>
          <table:table-cell office:value-type="float" office:value="0.656818383462" calcext:value-type="float">
            <text:p>0.6568183835</text:p>
          </table:table-cell>
          <table:table-cell office:value-type="float" office:value="0.751714467814" calcext:value-type="float">
            <text:p>0.7517144678</text:p>
          </table:table-cell>
          <table:table-cell office:value-type="float" office:value="0.772587268994" calcext:value-type="float">
            <text:p>0.772587269</text:p>
          </table:table-cell>
          <table:table-cell office:value-type="float" office:value="0.538419741306" calcext:value-type="float">
            <text:p>0.5384197413</text:p>
          </table:table-cell>
          <table:table-cell office:value-type="float" office:value="0.576109076109" calcext:value-type="float">
            <text:p>0.5761090761</text:p>
          </table:table-cell>
          <table:table-cell office:value-type="float" office:value="0.802675585284" calcext:value-type="float">
            <text:p>0.8026755853</text:p>
          </table:table-cell>
          <table:table-cell office:value-type="float" office:value="0.661187113857" calcext:value-type="float">
            <text:p>0.6611871139</text:p>
          </table:table-cell>
          <table:table-cell office:value-type="float" office:value="0.655554511278" calcext:value-type="float">
            <text:p>0.6555545113</text:p>
          </table:table-cell>
          <table:table-cell office:value-type="float" office:value="0.544288930214" calcext:value-type="float">
            <text:p>0.5442889302</text:p>
          </table:table-cell>
          <table:table-cell office:value-type="float" office:value="0.670595480802" calcext:value-type="float">
            <text:p>0.6705954808</text:p>
          </table:table-cell>
          <table:table-cell office:value-type="float" office:value="0.675613658372" calcext:value-type="float">
            <text:p>0.6756136584</text:p>
          </table:table-cell>
          <table:table-cell office:value-type="float" office:value="1.75" calcext:value-type="float">
            <text:p>1.75</text:p>
          </table:table-cell>
          <table:table-cell office:value-type="float" office:value="0.75" calcext:value-type="float">
            <text:p>0.7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92:.Z92])" office:value-type="float" office:value="0.655943317721583" calcext:value-type="float">
            <text:p>0.6559433177</text:p>
          </table:table-cell>
        </table:table-row>
        <table:table-row table:style-name="ro1">
          <table:table-cell office:value-type="float" office:value="0.990475848533" calcext:value-type="float">
            <text:p>0.9904758485</text:p>
          </table:table-cell>
          <table:table-cell office:value-type="float" office:value="0.997049219035" calcext:value-type="float">
            <text:p>0.997049219</text:p>
          </table:table-cell>
          <table:table-cell office:value-type="float" office:value="0.970465734173" calcext:value-type="float">
            <text:p>0.9704657342</text:p>
          </table:table-cell>
          <table:table-cell office:value-type="float" office:value="0.984076933852" calcext:value-type="float">
            <text:p>0.9840769339</text:p>
          </table:table-cell>
          <table:table-cell office:value-type="float" office:value="0.913572323872" calcext:value-type="float">
            <text:p>0.9135723239</text:p>
          </table:table-cell>
          <table:table-cell office:value-type="float" office:value="0.985936230467" calcext:value-type="float">
            <text:p>0.9859362305</text:p>
          </table:table-cell>
          <table:table-cell office:value-type="float" office:value="0.993884146448" calcext:value-type="float">
            <text:p>0.9938841464</text:p>
          </table:table-cell>
          <table:table-cell office:value-type="float" office:value="0.934064171573" calcext:value-type="float">
            <text:p>0.9340641716</text:p>
          </table:table-cell>
          <table:table-cell office:value-type="float" office:value="0.990072901849" calcext:value-type="float">
            <text:p>0.9900729018</text:p>
          </table:table-cell>
          <table:table-cell office:value-type="float" office:value="0.977642181862" calcext:value-type="float">
            <text:p>0.9776421819</text:p>
          </table:table-cell>
          <table:table-cell office:value-type="float" office:value="0.9648356552" calcext:value-type="float">
            <text:p>0.9648356552</text:p>
          </table:table-cell>
          <table:table-cell office:value-type="float" office:value="0.983833190359" calcext:value-type="float">
            <text:p>0.9838331904</text:p>
          </table:table-cell>
          <table:table-cell office:value-type="float" office:value="0.98994705863" calcext:value-type="float">
            <text:p>0.9899470586</text:p>
          </table:table-cell>
          <table:table-cell office:value-type="string" calcext:value-type="string">
            <text:p>train:</text:p>
          </table:table-cell>
          <table:table-cell office:value-type="float" office:value="0.571548821549" calcext:value-type="float">
            <text:p>0.5715488215</text:p>
          </table:table-cell>
          <table:table-cell office:value-type="float" office:value="0.515326945258" calcext:value-type="float">
            <text:p>0.5153269453</text:p>
          </table:table-cell>
          <table:table-cell office:value-type="float" office:value="0.768145315488" calcext:value-type="float">
            <text:p>0.7681453155</text:p>
          </table:table-cell>
          <table:table-cell office:value-type="float" office:value="0.826395370543" calcext:value-type="float">
            <text:p>0.8263953705</text:p>
          </table:table-cell>
          <table:table-cell office:value-type="float" office:value="0.500536736641" calcext:value-type="float">
            <text:p>0.5005367366</text:p>
          </table:table-cell>
          <table:table-cell office:value-type="float" office:value="0.541514041514" calcext:value-type="float">
            <text:p>0.5415140415</text:p>
          </table:table-cell>
          <table:table-cell office:value-type="float" office:value="0.779704277416" calcext:value-type="float">
            <text:p>0.7797042774</text:p>
          </table:table-cell>
          <table:table-cell office:value-type="float" office:value="0.589713886437" calcext:value-type="float">
            <text:p>0.5897138864</text:p>
          </table:table-cell>
          <table:table-cell office:value-type="float" office:value="0.681654135338" calcext:value-type="float">
            <text:p>0.6816541353</text:p>
          </table:table-cell>
          <table:table-cell office:value-type="float" office:value="0.624840951356" calcext:value-type="float">
            <text:p>0.6248409514</text:p>
          </table:table-cell>
          <table:table-cell office:value-type="float" office:value="0.678559293238" calcext:value-type="float">
            <text:p>0.6785592932</text:p>
          </table:table-cell>
          <table:table-cell office:value-type="float" office:value="0.725001052587" calcext:value-type="float">
            <text:p>0.7250010526</text:p>
          </table:table-cell>
          <table:table-cell office:value-type="float" office:value="1.75" calcext:value-type="float">
            <text:p>1.75</text:p>
          </table:table-cell>
          <table:table-cell office:value-type="float" office:value="0.75" calcext:value-type="float">
            <text:p>0.75</text:p>
          </table:table-cell>
          <table:table-cell office:value-type="float" office:value="20" calcext:value-type="float">
            <text:p>20</text:p>
          </table:table-cell>
          <table:table-cell table:formula="of:=AVERAGE([.O90:.Z93])" office:value-type="float" office:value="0.657021064204854" calcext:value-type="float">
            <text:p>0.6570210642</text:p>
          </table:table-cell>
          <table:table-cell table:formula="of:=AVERAGE([.O93:.Z93])" office:value-type="float" office:value="0.650245068947083" calcext:value-type="float">
            <text:p>0.6502450689</text:p>
          </table:table-cell>
        </table:table-row>
        <table:table-row table:style-name="ro1">
          <table:table-cell office:value-type="float" office:value="0.987505523911" calcext:value-type="float">
            <text:p>0.9875055239</text:p>
          </table:table-cell>
          <table:table-cell office:value-type="float" office:value="0.996250466505" calcext:value-type="float">
            <text:p>0.9962504665</text:p>
          </table:table-cell>
          <table:table-cell office:value-type="float" office:value="0.965170165527" calcext:value-type="float">
            <text:p>0.9651701655</text:p>
          </table:table-cell>
          <table:table-cell office:value-type="float" office:value="0.979040966296" calcext:value-type="float">
            <text:p>0.9790409663</text:p>
          </table:table-cell>
          <table:table-cell office:value-type="float" office:value="0.921989766877" calcext:value-type="float">
            <text:p>0.9219897669</text:p>
          </table:table-cell>
          <table:table-cell office:value-type="float" office:value="0.98401371475" calcext:value-type="float">
            <text:p>0.9840137148</text:p>
          </table:table-cell>
          <table:table-cell office:value-type="float" office:value="0.993022423664" calcext:value-type="float">
            <text:p>0.9930224237</text:p>
          </table:table-cell>
          <table:table-cell office:value-type="float" office:value="0.931156145635" calcext:value-type="float">
            <text:p>0.9311561456</text:p>
          </table:table-cell>
          <table:table-cell office:value-type="float" office:value="0.986343511102" calcext:value-type="float">
            <text:p>0.9863435111</text:p>
          </table:table-cell>
          <table:table-cell office:value-type="float" office:value="0.975315845733" calcext:value-type="float">
            <text:p>0.9753158457</text:p>
          </table:table-cell>
          <table:table-cell office:value-type="float" office:value="0.956258829908" calcext:value-type="float">
            <text:p>0.9562588299</text:p>
          </table:table-cell>
          <table:table-cell office:value-type="float" office:value="0.980620420652" calcext:value-type="float">
            <text:p>0.9806204207</text:p>
          </table:table-cell>
          <table:table-cell office:value-type="float" office:value="0.988313395363" calcext:value-type="float">
            <text:p>0.9883133954</text:p>
          </table:table-cell>
          <table:table-cell office:value-type="string" calcext:value-type="string">
            <text:p>train:</text:p>
          </table:table-cell>
          <table:table-cell office:value-type="float" office:value="0.62077031879" calcext:value-type="float">
            <text:p>0.6207703188</text:p>
          </table:table-cell>
          <table:table-cell office:value-type="float" office:value="0.715952941176" calcext:value-type="float">
            <text:p>0.7159529412</text:p>
          </table:table-cell>
          <table:table-cell office:value-type="float" office:value="0.754936343275" calcext:value-type="float">
            <text:p>0.7549363433</text:p>
          </table:table-cell>
          <table:table-cell office:value-type="float" office:value="0.701113467656" calcext:value-type="float">
            <text:p>0.7011134677</text:p>
          </table:table-cell>
          <table:table-cell office:value-type="float" office:value="0.627011598955" calcext:value-type="float">
            <text:p>0.627011599</text:p>
          </table:table-cell>
          <table:table-cell office:value-type="float" office:value="0.63961038961" calcext:value-type="float">
            <text:p>0.6396103896</text:p>
          </table:table-cell>
          <table:table-cell office:value-type="float" office:value="0.773058013766" calcext:value-type="float">
            <text:p>0.7730580138</text:p>
          </table:table-cell>
          <table:table-cell office:value-type="float" office:value="0.656823504364" calcext:value-type="float">
            <text:p>0.6568235044</text:p>
          </table:table-cell>
          <table:table-cell office:value-type="float" office:value="0.668990690235" calcext:value-type="float">
            <text:p>0.6689906902</text:p>
          </table:table-cell>
          <table:table-cell office:value-type="float" office:value="0.627654867257" calcext:value-type="float">
            <text:p>0.6276548673</text:p>
          </table:table-cell>
          <table:table-cell office:value-type="float" office:value="0.68498640332" calcext:value-type="float">
            <text:p>0.6849864033</text:p>
          </table:table-cell>
          <table:table-cell office:value-type="float" office:value="0.737532204637" calcext:value-type="float">
            <text:p>0.7375322046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94:.Z94])" office:value-type="float" office:value="0.68403672858675" calcext:value-type="float">
            <text:p>0.6840367286</text:p>
          </table:table-cell>
        </table:table-row>
        <table:table-row table:style-name="ro1">
          <table:table-cell office:value-type="float" office:value="0.981160419359" calcext:value-type="float">
            <text:p>0.9811604194</text:p>
          </table:table-cell>
          <table:table-cell office:value-type="float" office:value="0.993994413408" calcext:value-type="float">
            <text:p>0.9939944134</text:p>
          </table:table-cell>
          <table:table-cell office:value-type="float" office:value="0.940744663118" calcext:value-type="float">
            <text:p>0.9407446631</text:p>
          </table:table-cell>
          <table:table-cell office:value-type="float" office:value="0.970331258856" calcext:value-type="float">
            <text:p>0.9703312589</text:p>
          </table:table-cell>
          <table:table-cell office:value-type="float" office:value="0.884142316275" calcext:value-type="float">
            <text:p>0.8841423163</text:p>
          </table:table-cell>
          <table:table-cell office:value-type="float" office:value="0.975887433158" calcext:value-type="float">
            <text:p>0.9758874332</text:p>
          </table:table-cell>
          <table:table-cell office:value-type="float" office:value="0.987805464691" calcext:value-type="float">
            <text:p>0.9878054647</text:p>
          </table:table-cell>
          <table:table-cell office:value-type="float" office:value="0.909299243061" calcext:value-type="float">
            <text:p>0.9092992431</text:p>
          </table:table-cell>
          <table:table-cell office:value-type="float" office:value="0.979256756757" calcext:value-type="float">
            <text:p>0.9792567568</text:p>
          </table:table-cell>
          <table:table-cell office:value-type="float" office:value="0.949571907313" calcext:value-type="float">
            <text:p>0.9495719073</text:p>
          </table:table-cell>
          <table:table-cell office:value-type="float" office:value="0.942528954357" calcext:value-type="float">
            <text:p>0.9425289544</text:p>
          </table:table-cell>
          <table:table-cell office:value-type="float" office:value="0.9692142439" calcext:value-type="float">
            <text:p>0.9692142439</text:p>
          </table:table-cell>
          <table:table-cell office:value-type="float" office:value="0.985988762412" calcext:value-type="float">
            <text:p>0.9859887624</text:p>
          </table:table-cell>
          <table:table-cell office:value-type="string" calcext:value-type="string">
            <text:p>train:</text:p>
          </table:table-cell>
          <table:table-cell office:value-type="float" office:value="0.610665478313" calcext:value-type="float">
            <text:p>0.6106654783</text:p>
          </table:table-cell>
          <table:table-cell office:value-type="float" office:value="0.592139118091" calcext:value-type="float">
            <text:p>0.5921391181</text:p>
          </table:table-cell>
          <table:table-cell office:value-type="float" office:value="0.784882090504" calcext:value-type="float">
            <text:p>0.7848820905</text:p>
          </table:table-cell>
          <table:table-cell office:value-type="float" office:value="0.753873436625" calcext:value-type="float">
            <text:p>0.7538734366</text:p>
          </table:table-cell>
          <table:table-cell office:value-type="float" office:value="0.611150869381" calcext:value-type="float">
            <text:p>0.6111508694</text:p>
          </table:table-cell>
          <table:table-cell office:value-type="float" office:value="0.462827296161" calcext:value-type="float">
            <text:p>0.4628272962</text:p>
          </table:table-cell>
          <table:table-cell office:value-type="float" office:value="0.711450448865" calcext:value-type="float">
            <text:p>0.7114504489</text:p>
          </table:table-cell>
          <table:table-cell office:value-type="float" office:value="0.641070903207" calcext:value-type="float">
            <text:p>0.6410709032</text:p>
          </table:table-cell>
          <table:table-cell office:value-type="float" office:value="0.735601503759" calcext:value-type="float">
            <text:p>0.7356015038</text:p>
          </table:table-cell>
          <table:table-cell office:value-type="float" office:value="0.673583243614" calcext:value-type="float">
            <text:p>0.6735832436</text:p>
          </table:table-cell>
          <table:table-cell office:value-type="float" office:value="0.727786272511" calcext:value-type="float">
            <text:p>0.7277862725</text:p>
          </table:table-cell>
          <table:table-cell office:value-type="float" office:value="0.690960380616" calcext:value-type="float">
            <text:p>0.6909603806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95:.Z95])" office:value-type="float" office:value="0.666332586803917" calcext:value-type="float">
            <text:p>0.6663325868</text:p>
          </table:table-cell>
        </table:table-row>
        <table:table-row table:style-name="ro1">
          <table:table-cell office:value-type="float" office:value="0.980144094978" calcext:value-type="float">
            <text:p>0.980144095</text:p>
          </table:table-cell>
          <table:table-cell office:value-type="float" office:value="0.991944882521" calcext:value-type="float">
            <text:p>0.9919448825</text:p>
          </table:table-cell>
          <table:table-cell office:value-type="float" office:value="0.945615429824" calcext:value-type="float">
            <text:p>0.9456154298</text:p>
          </table:table-cell>
          <table:table-cell office:value-type="float" office:value="0.972464816313" calcext:value-type="float">
            <text:p>0.9724648163</text:p>
          </table:table-cell>
          <table:table-cell office:value-type="float" office:value="0.880119405929" calcext:value-type="float">
            <text:p>0.8801194059</text:p>
          </table:table-cell>
          <table:table-cell office:value-type="float" office:value="0.969047897417" calcext:value-type="float">
            <text:p>0.9690478974</text:p>
          </table:table-cell>
          <table:table-cell office:value-type="float" office:value="0.987315671629" calcext:value-type="float">
            <text:p>0.9873156716</text:p>
          </table:table-cell>
          <table:table-cell office:value-type="float" office:value="0.910288645921" calcext:value-type="float">
            <text:p>0.9102886459</text:p>
          </table:table-cell>
          <table:table-cell office:value-type="float" office:value="0.977689811522" calcext:value-type="float">
            <text:p>0.9776898115</text:p>
          </table:table-cell>
          <table:table-cell office:value-type="float" office:value="0.954436781558" calcext:value-type="float">
            <text:p>0.9544367816</text:p>
          </table:table-cell>
          <table:table-cell office:value-type="float" office:value="0.94534304071" calcext:value-type="float">
            <text:p>0.9453430407</text:p>
          </table:table-cell>
          <table:table-cell office:value-type="float" office:value="0.963651140786" calcext:value-type="float">
            <text:p>0.9636511408</text:p>
          </table:table-cell>
          <table:table-cell office:value-type="float" office:value="0.985052003732" calcext:value-type="float">
            <text:p>0.9850520037</text:p>
          </table:table-cell>
          <table:table-cell office:value-type="string" calcext:value-type="string">
            <text:p>train:</text:p>
          </table:table-cell>
          <table:table-cell office:value-type="float" office:value="0.591948900772" calcext:value-type="float">
            <text:p>0.5919489008</text:p>
          </table:table-cell>
          <table:table-cell office:value-type="float" office:value="0.637920326502" calcext:value-type="float">
            <text:p>0.6379203265</text:p>
          </table:table-cell>
          <table:table-cell office:value-type="float" office:value="0.707214786488" calcext:value-type="float">
            <text:p>0.7072147865</text:p>
          </table:table-cell>
          <table:table-cell office:value-type="float" office:value="0.807168191152" calcext:value-type="float">
            <text:p>0.8071681912</text:p>
          </table:table-cell>
          <table:table-cell office:value-type="float" office:value="0.535292090755" calcext:value-type="float">
            <text:p>0.5352920908</text:p>
          </table:table-cell>
          <table:table-cell office:value-type="float" office:value="0.683421516755" calcext:value-type="float">
            <text:p>0.6834215168</text:p>
          </table:table-cell>
          <table:table-cell office:value-type="float" office:value="0.741858827671" calcext:value-type="float">
            <text:p>0.7418588277</text:p>
          </table:table-cell>
          <table:table-cell office:value-type="float" office:value="0.627647837599" calcext:value-type="float">
            <text:p>0.6276478376</text:p>
          </table:table-cell>
          <table:table-cell office:value-type="float" office:value="0.761466165414" calcext:value-type="float">
            <text:p>0.7614661654</text:p>
          </table:table-cell>
          <table:table-cell office:value-type="float" office:value="0.735669309321" calcext:value-type="float">
            <text:p>0.7356693093</text:p>
          </table:table-cell>
          <table:table-cell office:value-type="float" office:value="0.774719673802" calcext:value-type="float">
            <text:p>0.7747196738</text:p>
          </table:table-cell>
          <table:table-cell office:value-type="float" office:value="0.738832049177" calcext:value-type="float">
            <text:p>0.7388320492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96:.Z96])" office:value-type="float" office:value="0.695263306284" calcext:value-type="float">
            <text:p>0.6952633063</text:p>
          </table:table-cell>
        </table:table-row>
        <table:table-row table:style-name="ro1">
          <table:table-cell office:value-type="float" office:value="0.981160419359" calcext:value-type="float">
            <text:p>0.9811604194</text:p>
          </table:table-cell>
          <table:table-cell office:value-type="float" office:value="0.993994413408" calcext:value-type="float">
            <text:p>0.9939944134</text:p>
          </table:table-cell>
          <table:table-cell office:value-type="float" office:value="0.940744663118" calcext:value-type="float">
            <text:p>0.9407446631</text:p>
          </table:table-cell>
          <table:table-cell office:value-type="float" office:value="0.970331258856" calcext:value-type="float">
            <text:p>0.9703312589</text:p>
          </table:table-cell>
          <table:table-cell office:value-type="float" office:value="0.884142316275" calcext:value-type="float">
            <text:p>0.8841423163</text:p>
          </table:table-cell>
          <table:table-cell office:value-type="float" office:value="0.975887433158" calcext:value-type="float">
            <text:p>0.9758874332</text:p>
          </table:table-cell>
          <table:table-cell office:value-type="float" office:value="0.987805464691" calcext:value-type="float">
            <text:p>0.9878054647</text:p>
          </table:table-cell>
          <table:table-cell office:value-type="float" office:value="0.909299243061" calcext:value-type="float">
            <text:p>0.9092992431</text:p>
          </table:table-cell>
          <table:table-cell office:value-type="float" office:value="0.979256756757" calcext:value-type="float">
            <text:p>0.9792567568</text:p>
          </table:table-cell>
          <table:table-cell office:value-type="float" office:value="0.949571907313" calcext:value-type="float">
            <text:p>0.9495719073</text:p>
          </table:table-cell>
          <table:table-cell office:value-type="float" office:value="0.942528954357" calcext:value-type="float">
            <text:p>0.9425289544</text:p>
          </table:table-cell>
          <table:table-cell office:value-type="float" office:value="0.9692142439" calcext:value-type="float">
            <text:p>0.9692142439</text:p>
          </table:table-cell>
          <table:table-cell office:value-type="float" office:value="0.985988762412" calcext:value-type="float">
            <text:p>0.9859887624</text:p>
          </table:table-cell>
          <table:table-cell office:value-type="string" calcext:value-type="string">
            <text:p>train:</text:p>
          </table:table-cell>
          <table:table-cell office:value-type="float" office:value="0.610665478313" calcext:value-type="float">
            <text:p>0.6106654783</text:p>
          </table:table-cell>
          <table:table-cell office:value-type="float" office:value="0.592139118091" calcext:value-type="float">
            <text:p>0.5921391181</text:p>
          </table:table-cell>
          <table:table-cell office:value-type="float" office:value="0.784882090504" calcext:value-type="float">
            <text:p>0.7848820905</text:p>
          </table:table-cell>
          <table:table-cell office:value-type="float" office:value="0.753873436625" calcext:value-type="float">
            <text:p>0.7538734366</text:p>
          </table:table-cell>
          <table:table-cell office:value-type="float" office:value="0.611150869381" calcext:value-type="float">
            <text:p>0.6111508694</text:p>
          </table:table-cell>
          <table:table-cell office:value-type="float" office:value="0.462827296161" calcext:value-type="float">
            <text:p>0.4628272962</text:p>
          </table:table-cell>
          <table:table-cell office:value-type="float" office:value="0.711450448865" calcext:value-type="float">
            <text:p>0.7114504489</text:p>
          </table:table-cell>
          <table:table-cell office:value-type="float" office:value="0.641070903207" calcext:value-type="float">
            <text:p>0.6410709032</text:p>
          </table:table-cell>
          <table:table-cell office:value-type="float" office:value="0.735601503759" calcext:value-type="float">
            <text:p>0.7356015038</text:p>
          </table:table-cell>
          <table:table-cell office:value-type="float" office:value="0.673583243614" calcext:value-type="float">
            <text:p>0.6735832436</text:p>
          </table:table-cell>
          <table:table-cell office:value-type="float" office:value="0.727786272511" calcext:value-type="float">
            <text:p>0.7277862725</text:p>
          </table:table-cell>
          <table:table-cell office:value-type="float" office:value="0.690960380616" calcext:value-type="float">
            <text:p>0.6909603806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20" calcext:value-type="float">
            <text:p>20</text:p>
          </table:table-cell>
          <table:table-cell table:formula="of:=AVERAGE([.O94:.Z97])" office:value-type="float" office:value="0.677991302119646" calcext:value-type="float">
            <text:p>0.6779913021</text:p>
          </table:table-cell>
          <table:table-cell table:formula="of:=AVERAGE([.O97:.Z97])" office:value-type="float" office:value="0.666332586803917" calcext:value-type="float">
            <text:p>0.6663325868</text:p>
          </table:table-cell>
        </table:table-row>
        <table:table-row table:style-name="ro1">
          <table:table-cell office:value-type="float" office:value="0.945991728265" calcext:value-type="float">
            <text:p>0.9459917283</text:p>
          </table:table-cell>
          <table:table-cell office:value-type="float" office:value="0.968289774929" calcext:value-type="float">
            <text:p>0.9682897749</text:p>
          </table:table-cell>
          <table:table-cell office:value-type="float" office:value="0.901812251947" calcext:value-type="float">
            <text:p>0.9018122519</text:p>
          </table:table-cell>
          <table:table-cell office:value-type="float" office:value="0.924016933118" calcext:value-type="float">
            <text:p>0.9240169331</text:p>
          </table:table-cell>
          <table:table-cell office:value-type="float" office:value="0.796821303265" calcext:value-type="float">
            <text:p>0.7968213033</text:p>
          </table:table-cell>
          <table:table-cell office:value-type="float" office:value="0.906561730929" calcext:value-type="float">
            <text:p>0.9065617309</text:p>
          </table:table-cell>
          <table:table-cell office:value-type="float" office:value="0.939846474178" calcext:value-type="float">
            <text:p>0.9398464742</text:p>
          </table:table-cell>
          <table:table-cell office:value-type="float" office:value="0.8290825739" calcext:value-type="float">
            <text:p>0.8290825739</text:p>
          </table:table-cell>
          <table:table-cell office:value-type="float" office:value="0.931528295785" calcext:value-type="float">
            <text:p>0.9315282958</text:p>
          </table:table-cell>
          <table:table-cell office:value-type="float" office:value="0.891214390198" calcext:value-type="float">
            <text:p>0.8912143902</text:p>
          </table:table-cell>
          <table:table-cell office:value-type="float" office:value="0.897030599716" calcext:value-type="float">
            <text:p>0.8970305997</text:p>
          </table:table-cell>
          <table:table-cell office:value-type="float" office:value="0.921177949736" calcext:value-type="float">
            <text:p>0.9211779497</text:p>
          </table:table-cell>
          <table:table-cell office:value-type="float" office:value="0.894330370625" calcext:value-type="float">
            <text:p>0.8943303706</text:p>
          </table:table-cell>
          <table:table-cell office:value-type="string" calcext:value-type="string">
            <text:p>train:</text:p>
          </table:table-cell>
          <table:table-cell office:value-type="float" office:value="0.602545968883" calcext:value-type="float">
            <text:p>0.6025459689</text:p>
          </table:table-cell>
          <table:table-cell office:value-type="float" office:value="0.688094117647" calcext:value-type="float">
            <text:p>0.6880941176</text:p>
          </table:table-cell>
          <table:table-cell office:value-type="float" office:value="0.760771543086" calcext:value-type="float">
            <text:p>0.7607715431</text:p>
          </table:table-cell>
          <table:table-cell office:value-type="float" office:value="0.742841993637" calcext:value-type="float">
            <text:p>0.7428419936</text:p>
          </table:table-cell>
          <table:table-cell office:value-type="float" office:value="0.647264225421" calcext:value-type="float">
            <text:p>0.6472642254</text:p>
          </table:table-cell>
          <table:table-cell office:value-type="float" office:value="0.44898989899" calcext:value-type="float">
            <text:p>0.448989899</text:p>
          </table:table-cell>
          <table:table-cell office:value-type="float" office:value="0.733382497542" calcext:value-type="float">
            <text:p>0.7333824975</text:p>
          </table:table-cell>
          <table:table-cell office:value-type="float" office:value="0.631488183947" calcext:value-type="float">
            <text:p>0.6314881839</text:p>
          </table:table-cell>
          <table:table-cell office:value-type="float" office:value="0.611696673912" calcext:value-type="float">
            <text:p>0.6116966739</text:p>
          </table:table-cell>
          <table:table-cell office:value-type="float" office:value="0.696017699115" calcext:value-type="float">
            <text:p>0.6960176991</text:p>
          </table:table-cell>
          <table:table-cell office:value-type="float" office:value="0.704665807929" calcext:value-type="float">
            <text:p>0.7046658079</text:p>
          </table:table-cell>
          <table:table-cell office:value-type="float" office:value="0.726835664336" calcext:value-type="float">
            <text:p>0.7268356643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98:.Z98])" office:value-type="float" office:value="0.666216189537083" calcext:value-type="float">
            <text:p>0.6662161895</text:p>
          </table:table-cell>
        </table:table-row>
        <table:table-row table:style-name="ro1">
          <table:table-cell office:value-type="float" office:value="0.946850945952" calcext:value-type="float">
            <text:p>0.946850946</text:p>
          </table:table-cell>
          <table:table-cell office:value-type="float" office:value="0.970530693197" calcext:value-type="float">
            <text:p>0.9705306932</text:p>
          </table:table-cell>
          <table:table-cell office:value-type="float" office:value="0.922619472626" calcext:value-type="float">
            <text:p>0.9226194726</text:p>
          </table:table-cell>
          <table:table-cell office:value-type="float" office:value="0.930744467608" calcext:value-type="float">
            <text:p>0.9307444676</text:p>
          </table:table-cell>
          <table:table-cell office:value-type="float" office:value="0.82358598329" calcext:value-type="float">
            <text:p>0.8235859833</text:p>
          </table:table-cell>
          <table:table-cell office:value-type="float" office:value="0.927410700029" calcext:value-type="float">
            <text:p>0.9274107</text:p>
          </table:table-cell>
          <table:table-cell office:value-type="float" office:value="0.960187462196" calcext:value-type="float">
            <text:p>0.9601874622</text:p>
          </table:table-cell>
          <table:table-cell office:value-type="float" office:value="0.827721066685" calcext:value-type="float">
            <text:p>0.8277210667</text:p>
          </table:table-cell>
          <table:table-cell office:value-type="float" office:value="0.948502757866" calcext:value-type="float">
            <text:p>0.9485027579</text:p>
          </table:table-cell>
          <table:table-cell office:value-type="float" office:value="0.911100686741" calcext:value-type="float">
            <text:p>0.9111006867</text:p>
          </table:table-cell>
          <table:table-cell office:value-type="float" office:value="0.895761597846" calcext:value-type="float">
            <text:p>0.8957615978</text:p>
          </table:table-cell>
          <table:table-cell office:value-type="float" office:value="0.925453299313" calcext:value-type="float">
            <text:p>0.9254532993</text:p>
          </table:table-cell>
          <table:table-cell office:value-type="float" office:value="0.911968604673" calcext:value-type="float">
            <text:p>0.9119686047</text:p>
          </table:table-cell>
          <table:table-cell office:value-type="string" calcext:value-type="string">
            <text:p>train:</text:p>
          </table:table-cell>
          <table:table-cell office:value-type="float" office:value="0.632352941176" calcext:value-type="float">
            <text:p>0.6323529412</text:p>
          </table:table-cell>
          <table:table-cell office:value-type="float" office:value="0.677934522225" calcext:value-type="float">
            <text:p>0.6779345222</text:p>
          </table:table-cell>
          <table:table-cell office:value-type="float" office:value="0.736418100701" calcext:value-type="float">
            <text:p>0.7364181007</text:p>
          </table:table-cell>
          <table:table-cell office:value-type="float" office:value="0.748133283554" calcext:value-type="float">
            <text:p>0.7481332836</text:p>
          </table:table-cell>
          <table:table-cell office:value-type="float" office:value="0.537412531807" calcext:value-type="float">
            <text:p>0.5374125318</text:p>
          </table:table-cell>
          <table:table-cell office:value-type="float" office:value="0.587912087912" calcext:value-type="float">
            <text:p>0.5879120879</text:p>
          </table:table-cell>
          <table:table-cell office:value-type="float" office:value="0.685750748108" calcext:value-type="float">
            <text:p>0.6857507481</text:p>
          </table:table-cell>
          <table:table-cell office:value-type="float" office:value="0.663430420712" calcext:value-type="float">
            <text:p>0.6634304207</text:p>
          </table:table-cell>
          <table:table-cell office:value-type="float" office:value="0.753796992481" calcext:value-type="float">
            <text:p>0.7537969925</text:p>
          </table:table-cell>
          <table:table-cell office:value-type="float" office:value="0.570030341588" calcext:value-type="float">
            <text:p>0.5700303416</text:p>
          </table:table-cell>
          <table:table-cell office:value-type="float" office:value="0.740655793408" calcext:value-type="float">
            <text:p>0.7406557934</text:p>
          </table:table-cell>
          <table:table-cell office:value-type="float" office:value="0.641130899752" calcext:value-type="float">
            <text:p>0.6411308998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99:.Z99])" office:value-type="float" office:value="0.664579888618667" calcext:value-type="float">
            <text:p>0.6645798886</text:p>
          </table:table-cell>
        </table:table-row>
        <table:table-row table:style-name="ro1">
          <table:table-cell office:value-type="float" office:value="0.94853597314" calcext:value-type="float">
            <text:p>0.9485359731</text:p>
          </table:table-cell>
          <table:table-cell office:value-type="float" office:value="0.978193905474" calcext:value-type="float">
            <text:p>0.9781939055</text:p>
          </table:table-cell>
          <table:table-cell office:value-type="float" office:value="0.908964891517" calcext:value-type="float">
            <text:p>0.9089648915</text:p>
          </table:table-cell>
          <table:table-cell office:value-type="float" office:value="0.924759657394" calcext:value-type="float">
            <text:p>0.9247596574</text:p>
          </table:table-cell>
          <table:table-cell office:value-type="float" office:value="0.819162405953" calcext:value-type="float">
            <text:p>0.819162406</text:p>
          </table:table-cell>
          <table:table-cell office:value-type="float" office:value="0.934431143589" calcext:value-type="float">
            <text:p>0.9344311436</text:p>
          </table:table-cell>
          <table:table-cell office:value-type="float" office:value="0.956074125419" calcext:value-type="float">
            <text:p>0.9560741254</text:p>
          </table:table-cell>
          <table:table-cell office:value-type="float" office:value="0.835943949569" calcext:value-type="float">
            <text:p>0.8359439496</text:p>
          </table:table-cell>
          <table:table-cell office:value-type="float" office:value="0.950416611832" calcext:value-type="float">
            <text:p>0.9504166118</text:p>
          </table:table-cell>
          <table:table-cell office:value-type="float" office:value="0.905506564744" calcext:value-type="float">
            <text:p>0.9055065647</text:p>
          </table:table-cell>
          <table:table-cell office:value-type="float" office:value="0.906592229065" calcext:value-type="float">
            <text:p>0.9065922291</text:p>
          </table:table-cell>
          <table:table-cell office:value-type="float" office:value="0.917372042265" calcext:value-type="float">
            <text:p>0.9173720423</text:p>
          </table:table-cell>
          <table:table-cell office:value-type="float" office:value="0.910213810932" calcext:value-type="float">
            <text:p>0.9102138109</text:p>
          </table:table-cell>
          <table:table-cell office:value-type="string" calcext:value-type="string">
            <text:p>train:</text:p>
          </table:table-cell>
          <table:table-cell office:value-type="float" office:value="0.517874826698" calcext:value-type="float">
            <text:p>0.5178748267</text:p>
          </table:table-cell>
          <table:table-cell office:value-type="float" office:value="0.615650785201" calcext:value-type="float">
            <text:p>0.6156507852</text:p>
          </table:table-cell>
          <table:table-cell office:value-type="float" office:value="0.754238368388" calcext:value-type="float">
            <text:p>0.7542383684</text:p>
          </table:table-cell>
          <table:table-cell office:value-type="float" office:value="0.771887250327" calcext:value-type="float">
            <text:p>0.7718872503</text:p>
          </table:table-cell>
          <table:table-cell office:value-type="float" office:value="0.612078562341" calcext:value-type="float">
            <text:p>0.6120785623</text:p>
          </table:table-cell>
          <table:table-cell office:value-type="float" office:value="0.682743182743" calcext:value-type="float">
            <text:p>0.6827431827</text:p>
          </table:table-cell>
          <table:table-cell office:value-type="float" office:value="0.704233409611" calcext:value-type="float">
            <text:p>0.7042334096</text:p>
          </table:table-cell>
          <table:table-cell office:value-type="float" office:value="0.625202265372" calcext:value-type="float">
            <text:p>0.6252022654</text:p>
          </table:table-cell>
          <table:table-cell office:value-type="float" office:value="0.702142857143" calcext:value-type="float">
            <text:p>0.7021428571</text:p>
          </table:table-cell>
          <table:table-cell office:value-type="float" office:value="0.597239894294" calcext:value-type="float">
            <text:p>0.5972398943</text:p>
          </table:table-cell>
          <table:table-cell office:value-type="float" office:value="0.694125891947" calcext:value-type="float">
            <text:p>0.6941258919</text:p>
          </table:table-cell>
          <table:table-cell office:value-type="float" office:value="0.69308660688" calcext:value-type="float">
            <text:p>0.6930866069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100:.Z100])" office:value-type="float" office:value="0.664208658412083" calcext:value-type="float">
            <text:p>0.6642086584</text:p>
          </table:table-cell>
        </table:table-row>
        <table:table-row table:style-name="ro1">
          <table:table-cell office:value-type="float" office:value="0.946850945952" calcext:value-type="float">
            <text:p>0.946850946</text:p>
          </table:table-cell>
          <table:table-cell office:value-type="float" office:value="0.970530693197" calcext:value-type="float">
            <text:p>0.9705306932</text:p>
          </table:table-cell>
          <table:table-cell office:value-type="float" office:value="0.922619472626" calcext:value-type="float">
            <text:p>0.9226194726</text:p>
          </table:table-cell>
          <table:table-cell office:value-type="float" office:value="0.930744467608" calcext:value-type="float">
            <text:p>0.9307444676</text:p>
          </table:table-cell>
          <table:table-cell office:value-type="float" office:value="0.82358598329" calcext:value-type="float">
            <text:p>0.8235859833</text:p>
          </table:table-cell>
          <table:table-cell office:value-type="float" office:value="0.927410700029" calcext:value-type="float">
            <text:p>0.9274107</text:p>
          </table:table-cell>
          <table:table-cell office:value-type="float" office:value="0.960187462196" calcext:value-type="float">
            <text:p>0.9601874622</text:p>
          </table:table-cell>
          <table:table-cell office:value-type="float" office:value="0.827721066685" calcext:value-type="float">
            <text:p>0.8277210667</text:p>
          </table:table-cell>
          <table:table-cell office:value-type="float" office:value="0.948502757866" calcext:value-type="float">
            <text:p>0.9485027579</text:p>
          </table:table-cell>
          <table:table-cell office:value-type="float" office:value="0.911100686741" calcext:value-type="float">
            <text:p>0.9111006867</text:p>
          </table:table-cell>
          <table:table-cell office:value-type="float" office:value="0.895761597846" calcext:value-type="float">
            <text:p>0.8957615978</text:p>
          </table:table-cell>
          <table:table-cell office:value-type="float" office:value="0.925453299313" calcext:value-type="float">
            <text:p>0.9254532993</text:p>
          </table:table-cell>
          <table:table-cell office:value-type="float" office:value="0.911968604673" calcext:value-type="float">
            <text:p>0.9119686047</text:p>
          </table:table-cell>
          <table:table-cell office:value-type="string" calcext:value-type="string">
            <text:p>train:</text:p>
          </table:table-cell>
          <table:table-cell office:value-type="float" office:value="0.632352941176" calcext:value-type="float">
            <text:p>0.6323529412</text:p>
          </table:table-cell>
          <table:table-cell office:value-type="float" office:value="0.677934522225" calcext:value-type="float">
            <text:p>0.6779345222</text:p>
          </table:table-cell>
          <table:table-cell office:value-type="float" office:value="0.736418100701" calcext:value-type="float">
            <text:p>0.7364181007</text:p>
          </table:table-cell>
          <table:table-cell office:value-type="float" office:value="0.748133283554" calcext:value-type="float">
            <text:p>0.7481332836</text:p>
          </table:table-cell>
          <table:table-cell office:value-type="float" office:value="0.537412531807" calcext:value-type="float">
            <text:p>0.5374125318</text:p>
          </table:table-cell>
          <table:table-cell office:value-type="float" office:value="0.587912087912" calcext:value-type="float">
            <text:p>0.5879120879</text:p>
          </table:table-cell>
          <table:table-cell office:value-type="float" office:value="0.685750748108" calcext:value-type="float">
            <text:p>0.6857507481</text:p>
          </table:table-cell>
          <table:table-cell office:value-type="float" office:value="0.663430420712" calcext:value-type="float">
            <text:p>0.6634304207</text:p>
          </table:table-cell>
          <table:table-cell office:value-type="float" office:value="0.753796992481" calcext:value-type="float">
            <text:p>0.7537969925</text:p>
          </table:table-cell>
          <table:table-cell office:value-type="float" office:value="0.570030341588" calcext:value-type="float">
            <text:p>0.5700303416</text:p>
          </table:table-cell>
          <table:table-cell office:value-type="float" office:value="0.740655793408" calcext:value-type="float">
            <text:p>0.7406557934</text:p>
          </table:table-cell>
          <table:table-cell office:value-type="float" office:value="0.641130899752" calcext:value-type="float">
            <text:p>0.6411308998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AVERAGE([.O98:.Z101])" office:value-type="float" office:value="0.664896156296625" calcext:value-type="float">
            <text:p>0.6648961563</text:p>
          </table:table-cell>
          <table:table-cell table:formula="of:=AVERAGE([.O101:.Z101])" office:value-type="float" office:value="0.664579888618667" calcext:value-type="float">
            <text:p>0.6645798886</text:p>
          </table:table-cell>
        </table:table-row>
        <table:table-row table:style-name="ro1">
          <table:table-cell office:value-type="float" office:value="0.958722736931" calcext:value-type="float">
            <text:p>0.9587227369</text:p>
          </table:table-cell>
          <table:table-cell office:value-type="float" office:value="0.97700601612" calcext:value-type="float">
            <text:p>0.9770060161</text:p>
          </table:table-cell>
          <table:table-cell office:value-type="float" office:value="0.922986103067" calcext:value-type="float">
            <text:p>0.9229861031</text:p>
          </table:table-cell>
          <table:table-cell office:value-type="float" office:value="0.932880063451" calcext:value-type="float">
            <text:p>0.9328800635</text:p>
          </table:table-cell>
          <table:table-cell office:value-type="float" office:value="0.819775095246" calcext:value-type="float">
            <text:p>0.8197750952</text:p>
          </table:table-cell>
          <table:table-cell office:value-type="float" office:value="0.93892219695" calcext:value-type="float">
            <text:p>0.938922197</text:p>
          </table:table-cell>
          <table:table-cell office:value-type="float" office:value="0.963590996372" calcext:value-type="float">
            <text:p>0.9635909964</text:p>
          </table:table-cell>
          <table:table-cell office:value-type="float" office:value="0.845010354826" calcext:value-type="float">
            <text:p>0.8450103548</text:p>
          </table:table-cell>
          <table:table-cell office:value-type="float" office:value="0.956763672167" calcext:value-type="float">
            <text:p>0.9567636722</text:p>
          </table:table-cell>
          <table:table-cell office:value-type="float" office:value="0.899186711691" calcext:value-type="float">
            <text:p>0.8991867117</text:p>
          </table:table-cell>
          <table:table-cell office:value-type="float" office:value="0.905207213815" calcext:value-type="float">
            <text:p>0.9052072138</text:p>
          </table:table-cell>
          <table:table-cell office:value-type="float" office:value="0.923880953616" calcext:value-type="float">
            <text:p>0.9238809536</text:p>
          </table:table-cell>
          <table:table-cell office:value-type="float" office:value="0.939084601383" calcext:value-type="float">
            <text:p>0.9390846014</text:p>
          </table:table-cell>
          <table:table-cell office:value-type="string" calcext:value-type="string">
            <text:p>train:</text:p>
          </table:table-cell>
          <table:table-cell office:value-type="float" office:value="0.590686541182" calcext:value-type="float">
            <text:p>0.5906865412</text:p>
          </table:table-cell>
          <table:table-cell office:value-type="float" office:value="0.763105882353" calcext:value-type="float">
            <text:p>0.7631058824</text:p>
          </table:table-cell>
          <table:table-cell office:value-type="float" office:value="0.737032889308" calcext:value-type="float">
            <text:p>0.7370328893</text:p>
          </table:table-cell>
          <table:table-cell office:value-type="float" office:value="0.684835630965" calcext:value-type="float">
            <text:p>0.684835631</text:p>
          </table:table-cell>
          <table:table-cell office:value-type="float" office:value="0.499840590271" calcext:value-type="float">
            <text:p>0.4998405903</text:p>
          </table:table-cell>
          <table:table-cell office:value-type="float" office:value="0.615512265512" calcext:value-type="float">
            <text:p>0.6155122655</text:p>
          </table:table-cell>
          <table:table-cell office:value-type="float" office:value="0.726941986234" calcext:value-type="float">
            <text:p>0.7269419862</text:p>
          </table:table-cell>
          <table:table-cell office:value-type="float" office:value="0.611922503726" calcext:value-type="float">
            <text:p>0.6119225037</text:p>
          </table:table-cell>
          <table:table-cell office:value-type="float" office:value="0.702210556535" calcext:value-type="float">
            <text:p>0.7022105565</text:p>
          </table:table-cell>
          <table:table-cell office:value-type="float" office:value="0.623967551622" calcext:value-type="float">
            <text:p>0.6239675516</text:p>
          </table:table-cell>
          <table:table-cell office:value-type="float" office:value="0.638018224321" calcext:value-type="float">
            <text:p>0.6380182243</text:p>
          </table:table-cell>
          <table:table-cell office:value-type="float" office:value="0.638755980861" calcext:value-type="float">
            <text:p>0.638755980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102:.Z102])" office:value-type="float" office:value="0.652735883574167" calcext:value-type="float">
            <text:p>0.6527358836</text:p>
          </table:table-cell>
        </table:table-row>
        <table:table-row table:style-name="ro1">
          <table:table-cell office:value-type="float" office:value="0.868154767637" calcext:value-type="float">
            <text:p>0.8681547676</text:p>
          </table:table-cell>
          <table:table-cell office:value-type="float" office:value="0.950835473273" calcext:value-type="float">
            <text:p>0.9508354733</text:p>
          </table:table-cell>
          <table:table-cell office:value-type="float" office:value="0.887039669506" calcext:value-type="float">
            <text:p>0.8870396695</text:p>
          </table:table-cell>
          <table:table-cell office:value-type="float" office:value="0.887800088048" calcext:value-type="float">
            <text:p>0.887800088</text:p>
          </table:table-cell>
          <table:table-cell office:value-type="float" office:value="0.745845949204" calcext:value-type="float">
            <text:p>0.7458459492</text:p>
          </table:table-cell>
          <table:table-cell office:value-type="float" office:value="0.884122837061" calcext:value-type="float">
            <text:p>0.8841228371</text:p>
          </table:table-cell>
          <table:table-cell office:value-type="float" office:value="0.935632534066" calcext:value-type="float">
            <text:p>0.9356325341</text:p>
          </table:table-cell>
          <table:table-cell office:value-type="float" office:value="0.794622133939" calcext:value-type="float">
            <text:p>0.7946221339</text:p>
          </table:table-cell>
          <table:table-cell office:value-type="float" office:value="0.921642776505" calcext:value-type="float">
            <text:p>0.9216427765</text:p>
          </table:table-cell>
          <table:table-cell office:value-type="float" office:value="0.84030362127" calcext:value-type="float">
            <text:p>0.8403036213</text:p>
          </table:table-cell>
          <table:table-cell office:value-type="float" office:value="0.883590532111" calcext:value-type="float">
            <text:p>0.8835905321</text:p>
          </table:table-cell>
          <table:table-cell office:value-type="float" office:value="0.887957401709" calcext:value-type="float">
            <text:p>0.8879574017</text:p>
          </table:table-cell>
          <table:table-cell office:value-type="float" office:value="0.867490122478" calcext:value-type="float">
            <text:p>0.8674901225</text:p>
          </table:table-cell>
          <table:table-cell office:value-type="string" calcext:value-type="string">
            <text:p>train:</text:p>
          </table:table-cell>
          <table:table-cell office:value-type="float" office:value="0.605119825708" calcext:value-type="float">
            <text:p>0.6051198257</text:p>
          </table:table-cell>
          <table:table-cell office:value-type="float" office:value="0.59506698607" calcext:value-type="float">
            <text:p>0.5950669861</text:p>
          </table:table-cell>
          <table:table-cell office:value-type="float" office:value="0.801465901848" calcext:value-type="float">
            <text:p>0.8014659018</text:p>
          </table:table-cell>
          <table:table-cell office:value-type="float" office:value="0.769693858503" calcext:value-type="float">
            <text:p>0.7696938585</text:p>
          </table:table-cell>
          <table:table-cell office:value-type="float" office:value="0.631030004241" calcext:value-type="float">
            <text:p>0.6310300042</text:p>
          </table:table-cell>
          <table:table-cell office:value-type="float" office:value="0.577872744539" calcext:value-type="float">
            <text:p>0.5778727445</text:p>
          </table:table-cell>
          <table:table-cell office:value-type="float" office:value="0.72676465411" calcext:value-type="float">
            <text:p>0.7267646541</text:p>
          </table:table-cell>
          <table:table-cell office:value-type="float" office:value="0.685183142101" calcext:value-type="float">
            <text:p>0.6851831421</text:p>
          </table:table-cell>
          <table:table-cell office:value-type="float" office:value="0.757406015038" calcext:value-type="float">
            <text:p>0.757406015</text:p>
          </table:table-cell>
          <table:table-cell office:value-type="float" office:value="0.57358650615" calcext:value-type="float">
            <text:p>0.5735865062</text:p>
          </table:table-cell>
          <table:table-cell office:value-type="float" office:value="0.762211179069" calcext:value-type="float">
            <text:p>0.7622111791</text:p>
          </table:table-cell>
          <table:table-cell office:value-type="float" office:value="0.718790787756" calcext:value-type="float">
            <text:p>0.718790787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103:.Z103])" office:value-type="float" office:value="0.683682633761083" calcext:value-type="float">
            <text:p>0.6836826338</text:p>
          </table:table-cell>
        </table:table-row>
        <table:table-row table:style-name="ro1">
          <table:table-cell office:value-type="float" office:value="0.916927951004" calcext:value-type="float">
            <text:p>0.916927951</text:p>
          </table:table-cell>
          <table:table-cell office:value-type="float" office:value="0.94362931455" calcext:value-type="float">
            <text:p>0.9436293146</text:p>
          </table:table-cell>
          <table:table-cell office:value-type="float" office:value="0.872918456205" calcext:value-type="float">
            <text:p>0.8729184562</text:p>
          </table:table-cell>
          <table:table-cell office:value-type="float" office:value="0.883204046026" calcext:value-type="float">
            <text:p>0.883204046</text:p>
          </table:table-cell>
          <table:table-cell office:value-type="float" office:value="0.75350293054" calcext:value-type="float">
            <text:p>0.7535029305</text:p>
          </table:table-cell>
          <table:table-cell office:value-type="float" office:value="0.879188537693" calcext:value-type="float">
            <text:p>0.8791885377</text:p>
          </table:table-cell>
          <table:table-cell office:value-type="float" office:value="0.902346515143" calcext:value-type="float">
            <text:p>0.9023465151</text:p>
          </table:table-cell>
          <table:table-cell office:value-type="float" office:value="0.797465442154" calcext:value-type="float">
            <text:p>0.7974654422</text:p>
          </table:table-cell>
          <table:table-cell office:value-type="float" office:value="0.889059362374" calcext:value-type="float">
            <text:p>0.8890593624</text:p>
          </table:table-cell>
          <table:table-cell office:value-type="float" office:value="0.852825911281" calcext:value-type="float">
            <text:p>0.8528259113</text:p>
          </table:table-cell>
          <table:table-cell office:value-type="float" office:value="0.861685641218" calcext:value-type="float">
            <text:p>0.8616856412</text:p>
          </table:table-cell>
          <table:table-cell office:value-type="float" office:value="0.880179351809" calcext:value-type="float">
            <text:p>0.8801793518</text:p>
          </table:table-cell>
          <table:table-cell office:value-type="float" office:value="0.868938893816" calcext:value-type="float">
            <text:p>0.8689388938</text:p>
          </table:table-cell>
          <table:table-cell office:value-type="string" calcext:value-type="string">
            <text:p>train:</text:p>
          </table:table-cell>
          <table:table-cell office:value-type="float" office:value="0.532085561497" calcext:value-type="float">
            <text:p>0.5320855615</text:p>
          </table:table-cell>
          <table:table-cell office:value-type="float" office:value="0.494543518765" calcext:value-type="float">
            <text:p>0.4945435188</text:p>
          </table:table-cell>
          <table:table-cell office:value-type="float" office:value="0.705825366475" calcext:value-type="float">
            <text:p>0.7058253665</text:p>
          </table:table-cell>
          <table:table-cell office:value-type="float" office:value="0.686578308755" calcext:value-type="float">
            <text:p>0.6865783088</text:p>
          </table:table-cell>
          <table:table-cell office:value-type="float" office:value="0.541388358779" calcext:value-type="float">
            <text:p>0.5413883588</text:p>
          </table:table-cell>
          <table:table-cell office:value-type="float" office:value="0.50637633971" calcext:value-type="float">
            <text:p>0.5063763397</text:p>
          </table:table-cell>
          <table:table-cell office:value-type="float" office:value="0.716687202957" calcext:value-type="float">
            <text:p>0.716687203</text:p>
          </table:table-cell>
          <table:table-cell office:value-type="float" office:value="0.583462047661" calcext:value-type="float">
            <text:p>0.5834620477</text:p>
          </table:table-cell>
          <table:table-cell office:value-type="float" office:value="0.729887218045" calcext:value-type="float">
            <text:p>0.729887218</text:p>
          </table:table-cell>
          <table:table-cell office:value-type="float" office:value="0.578284558416" calcext:value-type="float">
            <text:p>0.5782845584</text:p>
          </table:table-cell>
          <table:table-cell office:value-type="float" office:value="0.589279646619" calcext:value-type="float">
            <text:p>0.5892796466</text:p>
          </table:table-cell>
          <table:table-cell office:value-type="float" office:value="0.631131320786" calcext:value-type="float">
            <text:p>0.631131320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104:.Z104])" office:value-type="float" office:value="0.607960787372083" calcext:value-type="float">
            <text:p>0.6079607874</text:p>
          </table:table-cell>
        </table:table-row>
        <table:table-row table:style-name="ro1">
          <table:table-cell office:value-type="float" office:value="0.868154767637" calcext:value-type="float">
            <text:p>0.8681547676</text:p>
          </table:table-cell>
          <table:table-cell office:value-type="float" office:value="0.950835473273" calcext:value-type="float">
            <text:p>0.9508354733</text:p>
          </table:table-cell>
          <table:table-cell office:value-type="float" office:value="0.887039669506" calcext:value-type="float">
            <text:p>0.8870396695</text:p>
          </table:table-cell>
          <table:table-cell office:value-type="float" office:value="0.887800088048" calcext:value-type="float">
            <text:p>0.887800088</text:p>
          </table:table-cell>
          <table:table-cell office:value-type="float" office:value="0.745845949204" calcext:value-type="float">
            <text:p>0.7458459492</text:p>
          </table:table-cell>
          <table:table-cell office:value-type="float" office:value="0.884122837061" calcext:value-type="float">
            <text:p>0.8841228371</text:p>
          </table:table-cell>
          <table:table-cell office:value-type="float" office:value="0.935632534066" calcext:value-type="float">
            <text:p>0.9356325341</text:p>
          </table:table-cell>
          <table:table-cell office:value-type="float" office:value="0.794622133939" calcext:value-type="float">
            <text:p>0.7946221339</text:p>
          </table:table-cell>
          <table:table-cell office:value-type="float" office:value="0.921642776505" calcext:value-type="float">
            <text:p>0.9216427765</text:p>
          </table:table-cell>
          <table:table-cell office:value-type="float" office:value="0.84030362127" calcext:value-type="float">
            <text:p>0.8403036213</text:p>
          </table:table-cell>
          <table:table-cell office:value-type="float" office:value="0.883590532111" calcext:value-type="float">
            <text:p>0.8835905321</text:p>
          </table:table-cell>
          <table:table-cell office:value-type="float" office:value="0.887957401709" calcext:value-type="float">
            <text:p>0.8879574017</text:p>
          </table:table-cell>
          <table:table-cell office:value-type="float" office:value="0.867490122478" calcext:value-type="float">
            <text:p>0.8674901225</text:p>
          </table:table-cell>
          <table:table-cell office:value-type="string" calcext:value-type="string">
            <text:p>train:</text:p>
          </table:table-cell>
          <table:table-cell office:value-type="float" office:value="0.605119825708" calcext:value-type="float">
            <text:p>0.6051198257</text:p>
          </table:table-cell>
          <table:table-cell office:value-type="float" office:value="0.59506698607" calcext:value-type="float">
            <text:p>0.5950669861</text:p>
          </table:table-cell>
          <table:table-cell office:value-type="float" office:value="0.801465901848" calcext:value-type="float">
            <text:p>0.8014659018</text:p>
          </table:table-cell>
          <table:table-cell office:value-type="float" office:value="0.769693858503" calcext:value-type="float">
            <text:p>0.7696938585</text:p>
          </table:table-cell>
          <table:table-cell office:value-type="float" office:value="0.631030004241" calcext:value-type="float">
            <text:p>0.6310300042</text:p>
          </table:table-cell>
          <table:table-cell office:value-type="float" office:value="0.577872744539" calcext:value-type="float">
            <text:p>0.5778727445</text:p>
          </table:table-cell>
          <table:table-cell office:value-type="float" office:value="0.72676465411" calcext:value-type="float">
            <text:p>0.7267646541</text:p>
          </table:table-cell>
          <table:table-cell office:value-type="float" office:value="0.685183142101" calcext:value-type="float">
            <text:p>0.6851831421</text:p>
          </table:table-cell>
          <table:table-cell office:value-type="float" office:value="0.757406015038" calcext:value-type="float">
            <text:p>0.757406015</text:p>
          </table:table-cell>
          <table:table-cell office:value-type="float" office:value="0.57358650615" calcext:value-type="float">
            <text:p>0.5735865062</text:p>
          </table:table-cell>
          <table:table-cell office:value-type="float" office:value="0.762211179069" calcext:value-type="float">
            <text:p>0.7622111791</text:p>
          </table:table-cell>
          <table:table-cell office:value-type="float" office:value="0.718790787756" calcext:value-type="float">
            <text:p>0.718790787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AVERAGE([.O102:.Z105])" office:value-type="float" office:value="0.657015484617104" calcext:value-type="float">
            <text:p>0.6570154846</text:p>
          </table:table-cell>
          <table:table-cell table:formula="of:=AVERAGE([.O105:.Z105])" office:value-type="float" office:value="0.683682633761083" calcext:value-type="float">
            <text:p>0.6836826338</text:p>
          </table:table-cell>
        </table:table-row>
        <table:table-row table:style-name="ro1">
          <table:table-cell office:value-type="float" office:value="0.936295819556" calcext:value-type="float">
            <text:p>0.9362958196</text:p>
          </table:table-cell>
          <table:table-cell office:value-type="float" office:value="0.973330271147" calcext:value-type="float">
            <text:p>0.9733302711</text:p>
          </table:table-cell>
          <table:table-cell office:value-type="float" office:value="0.902536272282" calcext:value-type="float">
            <text:p>0.9025362723</text:p>
          </table:table-cell>
          <table:table-cell office:value-type="float" office:value="0.914881936415" calcext:value-type="float">
            <text:p>0.9148819364</text:p>
          </table:table-cell>
          <table:table-cell office:value-type="float" office:value="0.783711718269" calcext:value-type="float">
            <text:p>0.7837117183</text:p>
          </table:table-cell>
          <table:table-cell office:value-type="float" office:value="0.918259780699" calcext:value-type="float">
            <text:p>0.9182597807</text:p>
          </table:table-cell>
          <table:table-cell office:value-type="float" office:value="0.946605748162" calcext:value-type="float">
            <text:p>0.9466057482</text:p>
          </table:table-cell>
          <table:table-cell office:value-type="float" office:value="0.807567367301" calcext:value-type="float">
            <text:p>0.8075673673</text:p>
          </table:table-cell>
          <table:table-cell office:value-type="float" office:value="0.906830461812" calcext:value-type="float">
            <text:p>0.9068304618</text:p>
          </table:table-cell>
          <table:table-cell office:value-type="float" office:value="0.883042532226" calcext:value-type="float">
            <text:p>0.8830425322</text:p>
          </table:table-cell>
          <table:table-cell office:value-type="float" office:value="0.865611515954" calcext:value-type="float">
            <text:p>0.865611516</text:p>
          </table:table-cell>
          <table:table-cell office:value-type="float" office:value="0.911318691766" calcext:value-type="float">
            <text:p>0.9113186918</text:p>
          </table:table-cell>
          <table:table-cell office:value-type="float" office:value="0.897732474633" calcext:value-type="float">
            <text:p>0.8977324746</text:p>
          </table:table-cell>
          <table:table-cell office:value-type="string" calcext:value-type="string">
            <text:p>train:</text:p>
          </table:table-cell>
          <table:table-cell office:value-type="float" office:value="0.484604504406" calcext:value-type="float">
            <text:p>0.4846045044</text:p>
          </table:table-cell>
          <table:table-cell office:value-type="float" office:value="0.765270588235" calcext:value-type="float">
            <text:p>0.7652705882</text:p>
          </table:table-cell>
          <table:table-cell office:value-type="float" office:value="0.79296828952" calcext:value-type="float">
            <text:p>0.7929682895</text:p>
          </table:table-cell>
          <table:table-cell office:value-type="float" office:value="0.74506892895" calcext:value-type="float">
            <text:p>0.745068929</text:p>
          </table:table-cell>
          <table:table-cell office:value-type="float" office:value="0.631452298536" calcext:value-type="float">
            <text:p>0.6314522985</text:p>
          </table:table-cell>
          <table:table-cell office:value-type="float" office:value="0.568903318903" calcext:value-type="float">
            <text:p>0.5689033189</text:p>
          </table:table-cell>
          <table:table-cell office:value-type="float" office:value="0.792084562439" calcext:value-type="float">
            <text:p>0.7920845624</text:p>
          </table:table-cell>
          <table:table-cell office:value-type="float" office:value="0.642750691931" calcext:value-type="float">
            <text:p>0.6427506919</text:p>
          </table:table-cell>
          <table:table-cell office:value-type="float" office:value="0.786572612066" calcext:value-type="float">
            <text:p>0.7865726121</text:p>
          </table:table-cell>
          <table:table-cell office:value-type="float" office:value="0.584181415929" calcext:value-type="float">
            <text:p>0.5841814159</text:p>
          </table:table-cell>
          <table:table-cell office:value-type="float" office:value="0.714493583321" calcext:value-type="float">
            <text:p>0.7144935833</text:p>
          </table:table-cell>
          <table:table-cell office:value-type="float" office:value="0.643632683106" calcext:value-type="float">
            <text:p>0.643632683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106:.Z106])" office:value-type="float" office:value="0.679331956445167" calcext:value-type="float">
            <text:p>0.6793319564</text:p>
          </table:table-cell>
        </table:table-row>
        <table:table-row table:style-name="ro1">
          <table:table-cell office:value-type="float" office:value="0.969747029255" calcext:value-type="float">
            <text:p>0.9697470293</text:p>
          </table:table-cell>
          <table:table-cell office:value-type="float" office:value="0.98147845953" calcext:value-type="float">
            <text:p>0.9814784595</text:p>
          </table:table-cell>
          <table:table-cell office:value-type="float" office:value="0.929840371402" calcext:value-type="float">
            <text:p>0.9298403714</text:p>
          </table:table-cell>
          <table:table-cell office:value-type="float" office:value="0.936777026427" calcext:value-type="float">
            <text:p>0.9367770264</text:p>
          </table:table-cell>
          <table:table-cell office:value-type="float" office:value="0.837767136384" calcext:value-type="float">
            <text:p>0.8377671364</text:p>
          </table:table-cell>
          <table:table-cell office:value-type="float" office:value="0.950094142117" calcext:value-type="float">
            <text:p>0.9500941421</text:p>
          </table:table-cell>
          <table:table-cell office:value-type="float" office:value="0.974680535749" calcext:value-type="float">
            <text:p>0.9746805357</text:p>
          </table:table-cell>
          <table:table-cell office:value-type="float" office:value="0.867259164224" calcext:value-type="float">
            <text:p>0.8672591642</text:p>
          </table:table-cell>
          <table:table-cell office:value-type="float" office:value="0.957040681763" calcext:value-type="float">
            <text:p>0.9570406818</text:p>
          </table:table-cell>
          <table:table-cell office:value-type="float" office:value="0.934949135535" calcext:value-type="float">
            <text:p>0.9349491355</text:p>
          </table:table-cell>
          <table:table-cell office:value-type="float" office:value="0.910133923948" calcext:value-type="float">
            <text:p>0.9101339239</text:p>
          </table:table-cell>
          <table:table-cell office:value-type="float" office:value="0.943110257593" calcext:value-type="float">
            <text:p>0.9431102576</text:p>
          </table:table-cell>
          <table:table-cell office:value-type="float" office:value="0.946033356974" calcext:value-type="float">
            <text:p>0.946033357</text:p>
          </table:table-cell>
          <table:table-cell office:value-type="string" calcext:value-type="string">
            <text:p>train:</text:p>
          </table:table-cell>
          <table:table-cell office:value-type="float" office:value="0.602693602694" calcext:value-type="float">
            <text:p>0.6026936027</text:p>
          </table:table-cell>
          <table:table-cell office:value-type="float" office:value="0.590187206104" calcext:value-type="float">
            <text:p>0.5901872061</text:p>
          </table:table-cell>
          <table:table-cell office:value-type="float" office:value="0.797386870618" calcext:value-type="float">
            <text:p>0.7973868706</text:p>
          </table:table-cell>
          <table:table-cell office:value-type="float" office:value="0.725452678738" calcext:value-type="float">
            <text:p>0.7254526787</text:p>
          </table:table-cell>
          <table:table-cell office:value-type="float" office:value="0.54262086514" calcext:value-type="float">
            <text:p>0.5426208651</text:p>
          </table:table-cell>
          <table:table-cell office:value-type="float" office:value="0.429860263194" calcext:value-type="float">
            <text:p>0.4298602632</text:p>
          </table:table-cell>
          <table:table-cell office:value-type="float" office:value="0.768658686851" calcext:value-type="float">
            <text:p>0.7686586869</text:p>
          </table:table-cell>
          <table:table-cell office:value-type="float" office:value="0.618527508091" calcext:value-type="float">
            <text:p>0.6185275081</text:p>
          </table:table-cell>
          <table:table-cell office:value-type="float" office:value="0.707593984962" calcext:value-type="float">
            <text:p>0.707593985</text:p>
          </table:table-cell>
          <table:table-cell office:value-type="float" office:value="0.667612802192" calcext:value-type="float">
            <text:p>0.6676128022</text:p>
          </table:table-cell>
          <table:table-cell office:value-type="float" office:value="0.660507985049" calcext:value-type="float">
            <text:p>0.660507985</text:p>
          </table:table-cell>
          <table:table-cell office:value-type="float" office:value="0.704265083575" calcext:value-type="float">
            <text:p>0.7042650836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107:.Z107])" office:value-type="float" office:value="0.651280628100667" calcext:value-type="float">
            <text:p>0.6512806281</text:p>
          </table:table-cell>
        </table:table-row>
        <table:table-row table:style-name="ro1">
          <table:table-cell office:value-type="float" office:value="0.95120659438" calcext:value-type="float">
            <text:p>0.9512065944</text:p>
          </table:table-cell>
          <table:table-cell office:value-type="float" office:value="0.976842694675" calcext:value-type="float">
            <text:p>0.9768426947</text:p>
          </table:table-cell>
          <table:table-cell office:value-type="float" office:value="0.896132235774" calcext:value-type="float">
            <text:p>0.8961322358</text:p>
          </table:table-cell>
          <table:table-cell office:value-type="float" office:value="0.917155691968" calcext:value-type="float">
            <text:p>0.917155692</text:p>
          </table:table-cell>
          <table:table-cell office:value-type="float" office:value="0.812313172881" calcext:value-type="float">
            <text:p>0.8123131729</text:p>
          </table:table-cell>
          <table:table-cell office:value-type="float" office:value="0.916932492505" calcext:value-type="float">
            <text:p>0.9169324925</text:p>
          </table:table-cell>
          <table:table-cell office:value-type="float" office:value="0.953562708886" calcext:value-type="float">
            <text:p>0.9535627089</text:p>
          </table:table-cell>
          <table:table-cell office:value-type="float" office:value="0.823989790312" calcext:value-type="float">
            <text:p>0.8239897903</text:p>
          </table:table-cell>
          <table:table-cell office:value-type="float" office:value="0.925306427022" calcext:value-type="float">
            <text:p>0.925306427</text:p>
          </table:table-cell>
          <table:table-cell office:value-type="float" office:value="0.855226001336" calcext:value-type="float">
            <text:p>0.8552260013</text:p>
          </table:table-cell>
          <table:table-cell office:value-type="float" office:value="0.888198838423" calcext:value-type="float">
            <text:p>0.8881988384</text:p>
          </table:table-cell>
          <table:table-cell office:value-type="float" office:value="0.908784617435" calcext:value-type="float">
            <text:p>0.9087846174</text:p>
          </table:table-cell>
          <table:table-cell office:value-type="float" office:value="0.882875108897" calcext:value-type="float">
            <text:p>0.8828751089</text:p>
          </table:table-cell>
          <table:table-cell office:value-type="string" calcext:value-type="string">
            <text:p>train:</text:p>
          </table:table-cell>
          <table:table-cell office:value-type="float" office:value="0.564072093484" calcext:value-type="float">
            <text:p>0.5640720935</text:p>
          </table:table-cell>
          <table:table-cell office:value-type="float" office:value="0.662053056517" calcext:value-type="float">
            <text:p>0.6620530565</text:p>
          </table:table-cell>
          <table:table-cell office:value-type="float" office:value="0.733938814532" calcext:value-type="float">
            <text:p>0.7339388145</text:p>
          </table:table-cell>
          <table:table-cell office:value-type="float" office:value="0.747246593242" calcext:value-type="float">
            <text:p>0.7472465932</text:p>
          </table:table-cell>
          <table:table-cell office:value-type="float" office:value="0.512702767176" calcext:value-type="float">
            <text:p>0.5127027672</text:p>
          </table:table-cell>
          <table:table-cell office:value-type="float" office:value="0.537037037037" calcext:value-type="float">
            <text:p>0.537037037</text:p>
          </table:table-cell>
          <table:table-cell office:value-type="float" office:value="0.765930293962" calcext:value-type="float">
            <text:p>0.765930294</text:p>
          </table:table-cell>
          <table:table-cell office:value-type="float" office:value="0.636179758753" calcext:value-type="float">
            <text:p>0.6361797588</text:p>
          </table:table-cell>
          <table:table-cell office:value-type="float" office:value="0.647518796992" calcext:value-type="float">
            <text:p>0.647518797</text:p>
          </table:table-cell>
          <table:table-cell office:value-type="float" office:value="0.616129979446" calcext:value-type="float">
            <text:p>0.6161299794</text:p>
          </table:table-cell>
          <table:table-cell office:value-type="float" office:value="0.684229527693" calcext:value-type="float">
            <text:p>0.6842295277</text:p>
          </table:table-cell>
          <table:table-cell office:value-type="float" office:value="0.647783251232" calcext:value-type="float">
            <text:p>0.6477832512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108:.Z108])" office:value-type="float" office:value="0.646235164172167" calcext:value-type="float">
            <text:p>0.6462351642</text:p>
          </table:table-cell>
        </table:table-row>
        <table:table-row table:style-name="ro1">
          <table:table-cell office:value-type="float" office:value="0.969747029255" calcext:value-type="float">
            <text:p>0.9697470293</text:p>
          </table:table-cell>
          <table:table-cell office:value-type="float" office:value="0.98147845953" calcext:value-type="float">
            <text:p>0.9814784595</text:p>
          </table:table-cell>
          <table:table-cell office:value-type="float" office:value="0.929840371402" calcext:value-type="float">
            <text:p>0.9298403714</text:p>
          </table:table-cell>
          <table:table-cell office:value-type="float" office:value="0.936777026427" calcext:value-type="float">
            <text:p>0.9367770264</text:p>
          </table:table-cell>
          <table:table-cell office:value-type="float" office:value="0.837767136384" calcext:value-type="float">
            <text:p>0.8377671364</text:p>
          </table:table-cell>
          <table:table-cell office:value-type="float" office:value="0.950094142117" calcext:value-type="float">
            <text:p>0.9500941421</text:p>
          </table:table-cell>
          <table:table-cell office:value-type="float" office:value="0.974680535749" calcext:value-type="float">
            <text:p>0.9746805357</text:p>
          </table:table-cell>
          <table:table-cell office:value-type="float" office:value="0.867259164224" calcext:value-type="float">
            <text:p>0.8672591642</text:p>
          </table:table-cell>
          <table:table-cell office:value-type="float" office:value="0.957040681763" calcext:value-type="float">
            <text:p>0.9570406818</text:p>
          </table:table-cell>
          <table:table-cell office:value-type="float" office:value="0.934949135535" calcext:value-type="float">
            <text:p>0.9349491355</text:p>
          </table:table-cell>
          <table:table-cell office:value-type="float" office:value="0.910133923948" calcext:value-type="float">
            <text:p>0.9101339239</text:p>
          </table:table-cell>
          <table:table-cell office:value-type="float" office:value="0.943110257593" calcext:value-type="float">
            <text:p>0.9431102576</text:p>
          </table:table-cell>
          <table:table-cell office:value-type="float" office:value="0.946033356974" calcext:value-type="float">
            <text:p>0.946033357</text:p>
          </table:table-cell>
          <table:table-cell office:value-type="string" calcext:value-type="string">
            <text:p>train:</text:p>
          </table:table-cell>
          <table:table-cell office:value-type="float" office:value="0.602693602694" calcext:value-type="float">
            <text:p>0.6026936027</text:p>
          </table:table-cell>
          <table:table-cell office:value-type="float" office:value="0.590187206104" calcext:value-type="float">
            <text:p>0.5901872061</text:p>
          </table:table-cell>
          <table:table-cell office:value-type="float" office:value="0.797386870618" calcext:value-type="float">
            <text:p>0.7973868706</text:p>
          </table:table-cell>
          <table:table-cell office:value-type="float" office:value="0.725452678738" calcext:value-type="float">
            <text:p>0.7254526787</text:p>
          </table:table-cell>
          <table:table-cell office:value-type="float" office:value="0.54262086514" calcext:value-type="float">
            <text:p>0.5426208651</text:p>
          </table:table-cell>
          <table:table-cell office:value-type="float" office:value="0.429860263194" calcext:value-type="float">
            <text:p>0.4298602632</text:p>
          </table:table-cell>
          <table:table-cell office:value-type="float" office:value="0.768658686851" calcext:value-type="float">
            <text:p>0.7686586869</text:p>
          </table:table-cell>
          <table:table-cell office:value-type="float" office:value="0.618527508091" calcext:value-type="float">
            <text:p>0.6185275081</text:p>
          </table:table-cell>
          <table:table-cell office:value-type="float" office:value="0.707593984962" calcext:value-type="float">
            <text:p>0.707593985</text:p>
          </table:table-cell>
          <table:table-cell office:value-type="float" office:value="0.667612802192" calcext:value-type="float">
            <text:p>0.6676128022</text:p>
          </table:table-cell>
          <table:table-cell office:value-type="float" office:value="0.660507985049" calcext:value-type="float">
            <text:p>0.660507985</text:p>
          </table:table-cell>
          <table:table-cell office:value-type="float" office:value="0.704265083575" calcext:value-type="float">
            <text:p>0.7042650836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AVERAGE([.O106:.Z109])" office:value-type="float" office:value="0.657032094204667" calcext:value-type="float">
            <text:p>0.6570320942</text:p>
          </table:table-cell>
          <table:table-cell table:formula="of:=AVERAGE([.O109:.Z109])" office:value-type="float" office:value="0.651280628100667" calcext:value-type="float">
            <text:p>0.6512806281</text:p>
          </table:table-cell>
        </table:table-row>
        <table:table-row table:style-name="ro1">
          <table:table-cell office:value-type="float" office:value="0.946932238314" calcext:value-type="float">
            <text:p>0.9469322383</text:p>
          </table:table-cell>
          <table:table-cell office:value-type="float" office:value="0.978963318357" calcext:value-type="float">
            <text:p>0.9789633184</text:p>
          </table:table-cell>
          <table:table-cell office:value-type="float" office:value="0.91435766785" calcext:value-type="float">
            <text:p>0.9143576679</text:p>
          </table:table-cell>
          <table:table-cell office:value-type="float" office:value="0.946888109549" calcext:value-type="float">
            <text:p>0.9468881095</text:p>
          </table:table-cell>
          <table:table-cell office:value-type="float" office:value="0.827177413012" calcext:value-type="float">
            <text:p>0.827177413</text:p>
          </table:table-cell>
          <table:table-cell office:value-type="float" office:value="0.922307437793" calcext:value-type="float">
            <text:p>0.9223074378</text:p>
          </table:table-cell>
          <table:table-cell office:value-type="float" office:value="0.957799541749" calcext:value-type="float">
            <text:p>0.9577995417</text:p>
          </table:table-cell>
          <table:table-cell office:value-type="float" office:value="0.848778323446" calcext:value-type="float">
            <text:p>0.8487783234</text:p>
          </table:table-cell>
          <table:table-cell office:value-type="float" office:value="0.942216878652" calcext:value-type="float">
            <text:p>0.9422168787</text:p>
          </table:table-cell>
          <table:table-cell office:value-type="float" office:value="0.88853127725" calcext:value-type="float">
            <text:p>0.8885312773</text:p>
          </table:table-cell>
          <table:table-cell office:value-type="float" office:value="0.896000191348" calcext:value-type="float">
            <text:p>0.8960001913</text:p>
          </table:table-cell>
          <table:table-cell office:value-type="float" office:value="0.92766235001" calcext:value-type="float">
            <text:p>0.92766235</text:p>
          </table:table-cell>
          <table:table-cell office:value-type="float" office:value="0.919639896967" calcext:value-type="float">
            <text:p>0.919639897</text:p>
          </table:table-cell>
          <table:table-cell office:value-type="string" calcext:value-type="string">
            <text:p>train:</text:p>
          </table:table-cell>
          <table:table-cell office:value-type="float" office:value="0.63551300185" calcext:value-type="float">
            <text:p>0.6355130019</text:p>
          </table:table-cell>
          <table:table-cell office:value-type="float" office:value="0.674917647059" calcext:value-type="float">
            <text:p>0.6749176471</text:p>
          </table:table-cell>
          <table:table-cell office:value-type="float" office:value="0.74913061417" calcext:value-type="float">
            <text:p>0.7491306142</text:p>
          </table:table-cell>
          <table:table-cell office:value-type="float" office:value="0.786267232238" calcext:value-type="float">
            <text:p>0.7862672322</text:p>
          </table:table-cell>
          <table:table-cell office:value-type="float" office:value="0.543442946499" calcext:value-type="float">
            <text:p>0.5434429465</text:p>
          </table:table-cell>
          <table:table-cell office:value-type="float" office:value="0.598773448773" calcext:value-type="float">
            <text:p>0.5987734488</text:p>
          </table:table-cell>
          <table:table-cell office:value-type="float" office:value="0.715044247788" calcext:value-type="float">
            <text:p>0.7150442478</text:p>
          </table:table-cell>
          <table:table-cell office:value-type="float" office:value="0.644964871194" calcext:value-type="float">
            <text:p>0.6449648712</text:p>
          </table:table-cell>
          <table:table-cell office:value-type="float" office:value="0.666242874134" calcext:value-type="float">
            <text:p>0.6662428741</text:p>
          </table:table-cell>
          <table:table-cell office:value-type="float" office:value="0.61965339233" calcext:value-type="float">
            <text:p>0.6196533923</text:p>
          </table:table-cell>
          <table:table-cell office:value-type="float" office:value="0.733171127332" calcext:value-type="float">
            <text:p>0.7331711273</text:p>
          </table:table-cell>
          <table:table-cell office:value-type="float" office:value="0.692077659183" calcext:value-type="float">
            <text:p>0.69207765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110:.Z110])" office:value-type="float" office:value="0.671599921879167" calcext:value-type="float">
            <text:p>0.6715999219</text:p>
          </table:table-cell>
        </table:table-row>
        <table:table-row table:style-name="ro1">
          <table:table-cell office:value-type="float" office:value="0.950798778961" calcext:value-type="float">
            <text:p>0.950798779</text:p>
          </table:table-cell>
          <table:table-cell office:value-type="float" office:value="0.980714760924" calcext:value-type="float">
            <text:p>0.9807147609</text:p>
          </table:table-cell>
          <table:table-cell office:value-type="float" office:value="0.913677101341" calcext:value-type="float">
            <text:p>0.9136771013</text:p>
          </table:table-cell>
          <table:table-cell office:value-type="float" office:value="0.941401001384" calcext:value-type="float">
            <text:p>0.9414010014</text:p>
          </table:table-cell>
          <table:table-cell office:value-type="float" office:value="0.832171010517" calcext:value-type="float">
            <text:p>0.8321710105</text:p>
          </table:table-cell>
          <table:table-cell office:value-type="float" office:value="0.951433114875" calcext:value-type="float">
            <text:p>0.9514331149</text:p>
          </table:table-cell>
          <table:table-cell office:value-type="float" office:value="0.947120443505" calcext:value-type="float">
            <text:p>0.9471204435</text:p>
          </table:table-cell>
          <table:table-cell office:value-type="float" office:value="0.850763409013" calcext:value-type="float">
            <text:p>0.850763409</text:p>
          </table:table-cell>
          <table:table-cell office:value-type="float" office:value="0.962134295207" calcext:value-type="float">
            <text:p>0.9621342952</text:p>
          </table:table-cell>
          <table:table-cell office:value-type="float" office:value="0.905397351141" calcext:value-type="float">
            <text:p>0.9053973511</text:p>
          </table:table-cell>
          <table:table-cell office:value-type="float" office:value="0.896455676033" calcext:value-type="float">
            <text:p>0.896455676</text:p>
          </table:table-cell>
          <table:table-cell office:value-type="float" office:value="0.932195417161" calcext:value-type="float">
            <text:p>0.9321954172</text:p>
          </table:table-cell>
          <table:table-cell office:value-type="float" office:value="0.931449074901" calcext:value-type="float">
            <text:p>0.9314490749</text:p>
          </table:table-cell>
          <table:table-cell office:value-type="string" calcext:value-type="string">
            <text:p>train:</text:p>
          </table:table-cell>
          <table:table-cell office:value-type="float" office:value="0.551247771836" calcext:value-type="float">
            <text:p>0.5512477718</text:p>
          </table:table-cell>
          <table:table-cell office:value-type="float" office:value="0.64918818206" calcext:value-type="float">
            <text:p>0.6491881821</text:p>
          </table:table-cell>
          <table:table-cell office:value-type="float" office:value="0.760305927342" calcext:value-type="float">
            <text:p>0.7603059273</text:p>
          </table:table-cell>
          <table:table-cell office:value-type="float" office:value="0.711778980773" calcext:value-type="float">
            <text:p>0.7117789808</text:p>
          </table:table-cell>
          <table:table-cell office:value-type="float" office:value="0.517672550891" calcext:value-type="float">
            <text:p>0.5176725509</text:p>
          </table:table-cell>
          <table:table-cell office:value-type="float" office:value="0.604531271198" calcext:value-type="float">
            <text:p>0.6045312712</text:p>
          </table:table-cell>
          <table:table-cell office:value-type="float" office:value="0.699304699877" calcext:value-type="float">
            <text:p>0.6993046999</text:p>
          </table:table-cell>
          <table:table-cell office:value-type="float" office:value="0.651239335099" calcext:value-type="float">
            <text:p>0.6512393351</text:p>
          </table:table-cell>
          <table:table-cell office:value-type="float" office:value="0.695714285714" calcext:value-type="float">
            <text:p>0.6957142857</text:p>
          </table:table-cell>
          <table:table-cell office:value-type="float" office:value="0.583276238948" calcext:value-type="float">
            <text:p>0.5832762389</text:p>
          </table:table-cell>
          <table:table-cell office:value-type="float" office:value="0.695973496432" calcext:value-type="float">
            <text:p>0.6959734964</text:p>
          </table:table-cell>
          <table:table-cell office:value-type="float" office:value="0.678476695718" calcext:value-type="float">
            <text:p>0.67847669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111:.Z111])" office:value-type="float" office:value="0.649892452990667" calcext:value-type="float">
            <text:p>0.649892453</text:p>
          </table:table-cell>
        </table:table-row>
        <table:table-row table:style-name="ro1">
          <table:table-cell office:value-type="float" office:value="0.936160115299" calcext:value-type="float">
            <text:p>0.9361601153</text:p>
          </table:table-cell>
          <table:table-cell office:value-type="float" office:value="0.937691204846" calcext:value-type="float">
            <text:p>0.9376912048</text:p>
          </table:table-cell>
          <table:table-cell office:value-type="float" office:value="0.898506416373" calcext:value-type="float">
            <text:p>0.8985064164</text:p>
          </table:table-cell>
          <table:table-cell office:value-type="float" office:value="0.917497094497" calcext:value-type="float">
            <text:p>0.9174970945</text:p>
          </table:table-cell>
          <table:table-cell office:value-type="float" office:value="0.803702872345" calcext:value-type="float">
            <text:p>0.8037028723</text:p>
          </table:table-cell>
          <table:table-cell office:value-type="float" office:value="0.914417040079" calcext:value-type="float">
            <text:p>0.9144170401</text:p>
          </table:table-cell>
          <table:table-cell office:value-type="float" office:value="0.953457483992" calcext:value-type="float">
            <text:p>0.953457484</text:p>
          </table:table-cell>
          <table:table-cell office:value-type="float" office:value="0.834538324225" calcext:value-type="float">
            <text:p>0.8345383242</text:p>
          </table:table-cell>
          <table:table-cell office:value-type="float" office:value="0.936401453195" calcext:value-type="float">
            <text:p>0.9364014532</text:p>
          </table:table-cell>
          <table:table-cell office:value-type="float" office:value="0.894193824698" calcext:value-type="float">
            <text:p>0.8941938247</text:p>
          </table:table-cell>
          <table:table-cell office:value-type="float" office:value="0.888860730248" calcext:value-type="float">
            <text:p>0.8888607302</text:p>
          </table:table-cell>
          <table:table-cell office:value-type="float" office:value="0.918072688285" calcext:value-type="float">
            <text:p>0.9180726883</text:p>
          </table:table-cell>
          <table:table-cell office:value-type="float" office:value="0.928323809886" calcext:value-type="float">
            <text:p>0.9283238099</text:p>
          </table:table-cell>
          <table:table-cell office:value-type="string" calcext:value-type="string">
            <text:p>train:</text:p>
          </table:table-cell>
          <table:table-cell office:value-type="float" office:value="0.57422261834" calcext:value-type="float">
            <text:p>0.5742226183</text:p>
          </table:table-cell>
          <table:table-cell office:value-type="float" office:value="0.564102564103" calcext:value-type="float">
            <text:p>0.5641025641</text:p>
          </table:table-cell>
          <table:table-cell office:value-type="float" office:value="0.742970044614" calcext:value-type="float">
            <text:p>0.7429700446</text:p>
          </table:table-cell>
          <table:table-cell office:value-type="float" office:value="0.78304088109" calcext:value-type="float">
            <text:p>0.7830408811</text:p>
          </table:table-cell>
          <table:table-cell office:value-type="float" office:value="0.537280004241" calcext:value-type="float">
            <text:p>0.5372800042</text:p>
          </table:table-cell>
          <table:table-cell office:value-type="float" office:value="0.627458960792" calcext:value-type="float">
            <text:p>0.6274589608</text:p>
          </table:table-cell>
          <table:table-cell office:value-type="float" office:value="0.733409610984" calcext:value-type="float">
            <text:p>0.733409611</text:p>
          </table:table-cell>
          <table:table-cell office:value-type="float" office:value="0.605325095616" calcext:value-type="float">
            <text:p>0.6053250956</text:p>
          </table:table-cell>
          <table:table-cell office:value-type="float" office:value="0.676240601504" calcext:value-type="float">
            <text:p>0.6762406015</text:p>
          </table:table-cell>
          <table:table-cell office:value-type="float" office:value="0.68115232782" calcext:value-type="float">
            <text:p>0.6811523278</text:p>
          </table:table-cell>
          <table:table-cell office:value-type="float" office:value="0.71536272511" calcext:value-type="float">
            <text:p>0.7153627251</text:p>
          </table:table-cell>
          <table:table-cell office:value-type="float" office:value="0.66262473159" calcext:value-type="float">
            <text:p>0.66262473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112:.Z112])" office:value-type="float" office:value="0.658599180483667" calcext:value-type="float">
            <text:p>0.6585991805</text:p>
          </table:table-cell>
        </table:table-row>
        <table:table-row table:style-name="ro1">
          <table:table-cell office:value-type="float" office:value="0.950798778961" calcext:value-type="float">
            <text:p>0.950798779</text:p>
          </table:table-cell>
          <table:table-cell office:value-type="float" office:value="0.980714760924" calcext:value-type="float">
            <text:p>0.9807147609</text:p>
          </table:table-cell>
          <table:table-cell office:value-type="float" office:value="0.913677101341" calcext:value-type="float">
            <text:p>0.9136771013</text:p>
          </table:table-cell>
          <table:table-cell office:value-type="float" office:value="0.941401001384" calcext:value-type="float">
            <text:p>0.9414010014</text:p>
          </table:table-cell>
          <table:table-cell office:value-type="float" office:value="0.832171010517" calcext:value-type="float">
            <text:p>0.8321710105</text:p>
          </table:table-cell>
          <table:table-cell office:value-type="float" office:value="0.951433114875" calcext:value-type="float">
            <text:p>0.9514331149</text:p>
          </table:table-cell>
          <table:table-cell office:value-type="float" office:value="0.947120443505" calcext:value-type="float">
            <text:p>0.9471204435</text:p>
          </table:table-cell>
          <table:table-cell office:value-type="float" office:value="0.850763409013" calcext:value-type="float">
            <text:p>0.850763409</text:p>
          </table:table-cell>
          <table:table-cell office:value-type="float" office:value="0.962134295207" calcext:value-type="float">
            <text:p>0.9621342952</text:p>
          </table:table-cell>
          <table:table-cell office:value-type="float" office:value="0.905397351141" calcext:value-type="float">
            <text:p>0.9053973511</text:p>
          </table:table-cell>
          <table:table-cell office:value-type="float" office:value="0.896455676033" calcext:value-type="float">
            <text:p>0.896455676</text:p>
          </table:table-cell>
          <table:table-cell office:value-type="float" office:value="0.932195417161" calcext:value-type="float">
            <text:p>0.9321954172</text:p>
          </table:table-cell>
          <table:table-cell office:value-type="float" office:value="0.931449074901" calcext:value-type="float">
            <text:p>0.9314490749</text:p>
          </table:table-cell>
          <table:table-cell office:value-type="string" calcext:value-type="string">
            <text:p>train:</text:p>
          </table:table-cell>
          <table:table-cell office:value-type="float" office:value="0.551247771836" calcext:value-type="float">
            <text:p>0.5512477718</text:p>
          </table:table-cell>
          <table:table-cell office:value-type="float" office:value="0.64918818206" calcext:value-type="float">
            <text:p>0.6491881821</text:p>
          </table:table-cell>
          <table:table-cell office:value-type="float" office:value="0.760305927342" calcext:value-type="float">
            <text:p>0.7603059273</text:p>
          </table:table-cell>
          <table:table-cell office:value-type="float" office:value="0.711778980773" calcext:value-type="float">
            <text:p>0.7117789808</text:p>
          </table:table-cell>
          <table:table-cell office:value-type="float" office:value="0.517672550891" calcext:value-type="float">
            <text:p>0.5176725509</text:p>
          </table:table-cell>
          <table:table-cell office:value-type="float" office:value="0.604531271198" calcext:value-type="float">
            <text:p>0.6045312712</text:p>
          </table:table-cell>
          <table:table-cell office:value-type="float" office:value="0.699304699877" calcext:value-type="float">
            <text:p>0.6993046999</text:p>
          </table:table-cell>
          <table:table-cell office:value-type="float" office:value="0.651239335099" calcext:value-type="float">
            <text:p>0.6512393351</text:p>
          </table:table-cell>
          <table:table-cell office:value-type="float" office:value="0.695714285714" calcext:value-type="float">
            <text:p>0.6957142857</text:p>
          </table:table-cell>
          <table:table-cell office:value-type="float" office:value="0.583276238948" calcext:value-type="float">
            <text:p>0.5832762389</text:p>
          </table:table-cell>
          <table:table-cell office:value-type="float" office:value="0.695973496432" calcext:value-type="float">
            <text:p>0.6959734964</text:p>
          </table:table-cell>
          <table:table-cell office:value-type="float" office:value="0.678476695718" calcext:value-type="float">
            <text:p>0.67847669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AVERAGE([.O110:.Z113])" office:value-type="float" office:value="0.657496002086042" calcext:value-type="float">
            <text:p>0.6574960021</text:p>
          </table:table-cell>
          <table:table-cell table:formula="of:=AVERAGE([.O113:.Z113])" office:value-type="float" office:value="0.649892452990667" calcext:value-type="float">
            <text:p>0.649892453</text:p>
          </table:table-cell>
        </table:table-row>
        <table:table-row table:style-name="ro1">
          <table:table-cell office:value-type="float" office:value="0.947632843632" calcext:value-type="float">
            <text:p>0.9476328436</text:p>
          </table:table-cell>
          <table:table-cell office:value-type="float" office:value="0.978454872824" calcext:value-type="float">
            <text:p>0.9784548728</text:p>
          </table:table-cell>
          <table:table-cell office:value-type="float" office:value="0.921641261906" calcext:value-type="float">
            <text:p>0.9216412619</text:p>
          </table:table-cell>
          <table:table-cell office:value-type="float" office:value="0.953389012585" calcext:value-type="float">
            <text:p>0.9533890126</text:p>
          </table:table-cell>
          <table:table-cell office:value-type="float" office:value="0.838805318051" calcext:value-type="float">
            <text:p>0.8388053181</text:p>
          </table:table-cell>
          <table:table-cell office:value-type="float" office:value="0.945581169068" calcext:value-type="float">
            <text:p>0.9455811691</text:p>
          </table:table-cell>
          <table:table-cell office:value-type="float" office:value="0.975863048959" calcext:value-type="float">
            <text:p>0.975863049</text:p>
          </table:table-cell>
          <table:table-cell office:value-type="float" office:value="0.842253411947" calcext:value-type="float">
            <text:p>0.8422534119</text:p>
          </table:table-cell>
          <table:table-cell office:value-type="float" office:value="0.948018305111" calcext:value-type="float">
            <text:p>0.9480183051</text:p>
          </table:table-cell>
          <table:table-cell office:value-type="float" office:value="0.897258667156" calcext:value-type="float">
            <text:p>0.8972586672</text:p>
          </table:table-cell>
          <table:table-cell office:value-type="float" office:value="0.913003364534" calcext:value-type="float">
            <text:p>0.9130033645</text:p>
          </table:table-cell>
          <table:table-cell office:value-type="float" office:value="0.933211896489" calcext:value-type="float">
            <text:p>0.9332118965</text:p>
          </table:table-cell>
          <table:table-cell office:value-type="float" office:value="0.926791061377" calcext:value-type="float">
            <text:p>0.9267910614</text:p>
          </table:table-cell>
          <table:table-cell office:value-type="string" calcext:value-type="string">
            <text:p>train:</text:p>
          </table:table-cell>
          <table:table-cell office:value-type="float" office:value="0.56636927429" calcext:value-type="float">
            <text:p>0.5663692743</text:p>
          </table:table-cell>
          <table:table-cell office:value-type="float" office:value="0.575717647059" calcext:value-type="float">
            <text:p>0.5757176471</text:p>
          </table:table-cell>
          <table:table-cell office:value-type="float" office:value="0.764809029824" calcext:value-type="float">
            <text:p>0.7648090298</text:p>
          </table:table-cell>
          <table:table-cell office:value-type="float" office:value="0.717391304348" calcext:value-type="float">
            <text:p>0.7173913043</text:p>
          </table:table-cell>
          <table:table-cell office:value-type="float" office:value="0.553022712091" calcext:value-type="float">
            <text:p>0.5530227121</text:p>
          </table:table-cell>
          <table:table-cell office:value-type="float" office:value="0.484704184704" calcext:value-type="float">
            <text:p>0.4847041847</text:p>
          </table:table-cell>
          <table:table-cell office:value-type="float" office:value="0.685693215339" calcext:value-type="float">
            <text:p>0.6856932153</text:p>
          </table:table-cell>
          <table:table-cell office:value-type="float" office:value="0.683186076219" calcext:value-type="float">
            <text:p>0.6831860762</text:p>
          </table:table-cell>
          <table:table-cell office:value-type="float" office:value="0.717056965919" calcext:value-type="float">
            <text:p>0.7170569659</text:p>
          </table:table-cell>
          <table:table-cell office:value-type="float" office:value="0.610250737463" calcext:value-type="float">
            <text:p>0.6102507375</text:p>
          </table:table-cell>
          <table:table-cell office:value-type="float" office:value="0.757191927866" calcext:value-type="float">
            <text:p>0.7571919279</text:p>
          </table:table-cell>
          <table:table-cell office:value-type="float" office:value="0.644575818918" calcext:value-type="float">
            <text:p>0.6445758189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114:.Z114])" office:value-type="float" office:value="0.646664074503333" calcext:value-type="float">
            <text:p>0.6466640745</text:p>
          </table:table-cell>
        </table:table-row>
        <table:table-row table:style-name="ro1">
          <table:table-cell office:value-type="float" office:value="0.95732125776" calcext:value-type="float">
            <text:p>0.9573212578</text:p>
          </table:table-cell>
          <table:table-cell office:value-type="float" office:value="0.980296262158" calcext:value-type="float">
            <text:p>0.9802962622</text:p>
          </table:table-cell>
          <table:table-cell office:value-type="float" office:value="0.921417912762" calcext:value-type="float">
            <text:p>0.9214179128</text:p>
          </table:table-cell>
          <table:table-cell office:value-type="float" office:value="0.93036056882" calcext:value-type="float">
            <text:p>0.9303605688</text:p>
          </table:table-cell>
          <table:table-cell office:value-type="float" office:value="0.843302157376" calcext:value-type="float">
            <text:p>0.8433021574</text:p>
          </table:table-cell>
          <table:table-cell office:value-type="float" office:value="0.942700335433" calcext:value-type="float">
            <text:p>0.9427003354</text:p>
          </table:table-cell>
          <table:table-cell office:value-type="float" office:value="0.960601003389" calcext:value-type="float">
            <text:p>0.9606010034</text:p>
          </table:table-cell>
          <table:table-cell office:value-type="float" office:value="0.869487373901" calcext:value-type="float">
            <text:p>0.8694873739</text:p>
          </table:table-cell>
          <table:table-cell office:value-type="float" office:value="0.960938891858" calcext:value-type="float">
            <text:p>0.9609388919</text:p>
          </table:table-cell>
          <table:table-cell office:value-type="float" office:value="0.919874490088" calcext:value-type="float">
            <text:p>0.9198744901</text:p>
          </table:table-cell>
          <table:table-cell office:value-type="float" office:value="0.91315410416" calcext:value-type="float">
            <text:p>0.9131541042</text:p>
          </table:table-cell>
          <table:table-cell office:value-type="float" office:value="0.944363184792" calcext:value-type="float">
            <text:p>0.9443631848</text:p>
          </table:table-cell>
          <table:table-cell office:value-type="float" office:value="0.922489640964" calcext:value-type="float">
            <text:p>0.922489641</text:p>
          </table:table-cell>
          <table:table-cell office:value-type="string" calcext:value-type="string">
            <text:p>train:</text:p>
          </table:table-cell>
          <table:table-cell office:value-type="float" office:value="0.546246781541" calcext:value-type="float">
            <text:p>0.5462467815</text:p>
          </table:table-cell>
          <table:table-cell office:value-type="float" office:value="0.664803477952" calcext:value-type="float">
            <text:p>0.664803478</text:p>
          </table:table-cell>
          <table:table-cell office:value-type="float" office:value="0.758687061823" calcext:value-type="float">
            <text:p>0.7586870618</text:p>
          </table:table-cell>
          <table:table-cell office:value-type="float" office:value="0.735532947545" calcext:value-type="float">
            <text:p>0.7355329475</text:p>
          </table:table-cell>
          <table:table-cell office:value-type="float" office:value="0.555336885072" calcext:value-type="float">
            <text:p>0.5553368851</text:p>
          </table:table-cell>
          <table:table-cell office:value-type="float" office:value="0.439899606566" calcext:value-type="float">
            <text:p>0.4398996066</text:p>
          </table:table-cell>
          <table:table-cell office:value-type="float" office:value="0.769186762894" calcext:value-type="float">
            <text:p>0.7691867629</text:p>
          </table:table-cell>
          <table:table-cell office:value-type="float" office:value="0.713886437187" calcext:value-type="float">
            <text:p>0.7138864372</text:p>
          </table:table-cell>
          <table:table-cell office:value-type="float" office:value="0.740263157895" calcext:value-type="float">
            <text:p>0.7402631579</text:p>
          </table:table-cell>
          <table:table-cell office:value-type="float" office:value="0.601546442204" calcext:value-type="float">
            <text:p>0.6015464422</text:p>
          </table:table-cell>
          <table:table-cell office:value-type="float" office:value="0.71461943595" calcext:value-type="float">
            <text:p>0.714619436</text:p>
          </table:table-cell>
          <table:table-cell office:value-type="float" office:value="0.657467054019" calcext:value-type="float">
            <text:p>0.657467054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115:.Z115])" office:value-type="float" office:value="0.658123004220667" calcext:value-type="float">
            <text:p>0.6581230042</text:p>
          </table:table-cell>
        </table:table-row>
        <table:table-row table:style-name="ro1">
          <table:table-cell office:value-type="float" office:value="0.943326977768" calcext:value-type="float">
            <text:p>0.9433269778</text:p>
          </table:table-cell>
          <table:table-cell office:value-type="float" office:value="0.948779292672" calcext:value-type="float">
            <text:p>0.9487792927</text:p>
          </table:table-cell>
          <table:table-cell office:value-type="float" office:value="0.915052746747" calcext:value-type="float">
            <text:p>0.9150527467</text:p>
          </table:table-cell>
          <table:table-cell office:value-type="float" office:value="0.917359578514" calcext:value-type="float">
            <text:p>0.9173595785</text:p>
          </table:table-cell>
          <table:table-cell office:value-type="float" office:value="0.809783015339" calcext:value-type="float">
            <text:p>0.8097830153</text:p>
          </table:table-cell>
          <table:table-cell office:value-type="float" office:value="0.914602534477" calcext:value-type="float">
            <text:p>0.9146025345</text:p>
          </table:table-cell>
          <table:table-cell office:value-type="float" office:value="0.959403058439" calcext:value-type="float">
            <text:p>0.9594030584</text:p>
          </table:table-cell>
          <table:table-cell office:value-type="float" office:value="0.825623624656" calcext:value-type="float">
            <text:p>0.8256236247</text:p>
          </table:table-cell>
          <table:table-cell office:value-type="float" office:value="0.939571364752" calcext:value-type="float">
            <text:p>0.9395713648</text:p>
          </table:table-cell>
          <table:table-cell office:value-type="float" office:value="0.875355782879" calcext:value-type="float">
            <text:p>0.8753557829</text:p>
          </table:table-cell>
          <table:table-cell office:value-type="float" office:value="0.902226435838" calcext:value-type="float">
            <text:p>0.9022264358</text:p>
          </table:table-cell>
          <table:table-cell office:value-type="float" office:value="0.921323759843" calcext:value-type="float">
            <text:p>0.9213237598</text:p>
          </table:table-cell>
          <table:table-cell office:value-type="float" office:value="0.910714707033" calcext:value-type="float">
            <text:p>0.910714707</text:p>
          </table:table-cell>
          <table:table-cell office:value-type="string" calcext:value-type="string">
            <text:p>train:</text:p>
          </table:table-cell>
          <table:table-cell office:value-type="float" office:value="0.620766488414" calcext:value-type="float">
            <text:p>0.6207664884</text:p>
          </table:table-cell>
          <table:table-cell office:value-type="float" office:value="0.449117203442" calcext:value-type="float">
            <text:p>0.4491172034</text:p>
          </table:table-cell>
          <table:table-cell office:value-type="float" office:value="0.773817718292" calcext:value-type="float">
            <text:p>0.7738177183</text:p>
          </table:table-cell>
          <table:table-cell office:value-type="float" office:value="0.80259473586" calcext:value-type="float">
            <text:p>0.8025947359</text:p>
          </table:table-cell>
          <table:table-cell office:value-type="float" office:value="0.576402141645" calcext:value-type="float">
            <text:p>0.5764021416</text:p>
          </table:table-cell>
          <table:table-cell office:value-type="float" office:value="0.576651743318" calcext:value-type="float">
            <text:p>0.5766517433</text:p>
          </table:table-cell>
          <table:table-cell office:value-type="float" office:value="0.740582643901" calcext:value-type="float">
            <text:p>0.7405826439</text:p>
          </table:table-cell>
          <table:table-cell office:value-type="float" office:value="0.686433509856" calcext:value-type="float">
            <text:p>0.6864335099</text:p>
          </table:table-cell>
          <table:table-cell office:value-type="float" office:value="0.647819548872" calcext:value-type="float">
            <text:p>0.6478195489</text:p>
          </table:table-cell>
          <table:table-cell office:value-type="float" office:value="0.660663599883" calcext:value-type="float">
            <text:p>0.6606635999</text:p>
          </table:table-cell>
          <table:table-cell office:value-type="float" office:value="0.709437648658" calcext:value-type="float">
            <text:p>0.7094376487</text:p>
          </table:table-cell>
          <table:table-cell office:value-type="float" office:value="0.65041471938" calcext:value-type="float">
            <text:p>0.6504147194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116:.Z116])" office:value-type="float" office:value="0.657891808460083" calcext:value-type="float">
            <text:p>0.6578918085</text:p>
          </table:table-cell>
        </table:table-row>
        <table:table-row table:style-name="ro1">
          <table:table-cell office:value-type="float" office:value="0.95732125776" calcext:value-type="float">
            <text:p>0.9573212578</text:p>
          </table:table-cell>
          <table:table-cell office:value-type="float" office:value="0.980296262158" calcext:value-type="float">
            <text:p>0.9802962622</text:p>
          </table:table-cell>
          <table:table-cell office:value-type="float" office:value="0.921417912762" calcext:value-type="float">
            <text:p>0.9214179128</text:p>
          </table:table-cell>
          <table:table-cell office:value-type="float" office:value="0.93036056882" calcext:value-type="float">
            <text:p>0.9303605688</text:p>
          </table:table-cell>
          <table:table-cell office:value-type="float" office:value="0.843302157376" calcext:value-type="float">
            <text:p>0.8433021574</text:p>
          </table:table-cell>
          <table:table-cell office:value-type="float" office:value="0.942700335433" calcext:value-type="float">
            <text:p>0.9427003354</text:p>
          </table:table-cell>
          <table:table-cell office:value-type="float" office:value="0.960601003389" calcext:value-type="float">
            <text:p>0.9606010034</text:p>
          </table:table-cell>
          <table:table-cell office:value-type="float" office:value="0.869487373901" calcext:value-type="float">
            <text:p>0.8694873739</text:p>
          </table:table-cell>
          <table:table-cell office:value-type="float" office:value="0.960938891858" calcext:value-type="float">
            <text:p>0.9609388919</text:p>
          </table:table-cell>
          <table:table-cell office:value-type="float" office:value="0.919874490088" calcext:value-type="float">
            <text:p>0.9198744901</text:p>
          </table:table-cell>
          <table:table-cell office:value-type="float" office:value="0.91315410416" calcext:value-type="float">
            <text:p>0.9131541042</text:p>
          </table:table-cell>
          <table:table-cell office:value-type="float" office:value="0.944363184792" calcext:value-type="float">
            <text:p>0.9443631848</text:p>
          </table:table-cell>
          <table:table-cell office:value-type="float" office:value="0.922489640964" calcext:value-type="float">
            <text:p>0.922489641</text:p>
          </table:table-cell>
          <table:table-cell office:value-type="string" calcext:value-type="string">
            <text:p>train:</text:p>
          </table:table-cell>
          <table:table-cell office:value-type="float" office:value="0.546246781541" calcext:value-type="float">
            <text:p>0.5462467815</text:p>
          </table:table-cell>
          <table:table-cell office:value-type="float" office:value="0.664803477952" calcext:value-type="float">
            <text:p>0.664803478</text:p>
          </table:table-cell>
          <table:table-cell office:value-type="float" office:value="0.758687061823" calcext:value-type="float">
            <text:p>0.7586870618</text:p>
          </table:table-cell>
          <table:table-cell office:value-type="float" office:value="0.735532947545" calcext:value-type="float">
            <text:p>0.7355329475</text:p>
          </table:table-cell>
          <table:table-cell office:value-type="float" office:value="0.555336885072" calcext:value-type="float">
            <text:p>0.5553368851</text:p>
          </table:table-cell>
          <table:table-cell office:value-type="float" office:value="0.439899606566" calcext:value-type="float">
            <text:p>0.4398996066</text:p>
          </table:table-cell>
          <table:table-cell office:value-type="float" office:value="0.769186762894" calcext:value-type="float">
            <text:p>0.7691867629</text:p>
          </table:table-cell>
          <table:table-cell office:value-type="float" office:value="0.713886437187" calcext:value-type="float">
            <text:p>0.7138864372</text:p>
          </table:table-cell>
          <table:table-cell office:value-type="float" office:value="0.740263157895" calcext:value-type="float">
            <text:p>0.7402631579</text:p>
          </table:table-cell>
          <table:table-cell office:value-type="float" office:value="0.601546442204" calcext:value-type="float">
            <text:p>0.6015464422</text:p>
          </table:table-cell>
          <table:table-cell office:value-type="float" office:value="0.71461943595" calcext:value-type="float">
            <text:p>0.714619436</text:p>
          </table:table-cell>
          <table:table-cell office:value-type="float" office:value="0.657467054019" calcext:value-type="float">
            <text:p>0.657467054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AVERAGE([.O114:.Z117])" office:value-type="float" office:value="0.655200472851188" calcext:value-type="float">
            <text:p>0.6552004729</text:p>
          </table:table-cell>
          <table:table-cell table:formula="of:=AVERAGE([.O117:.Z117])" office:value-type="float" office:value="0.658123004220667" calcext:value-type="float">
            <text:p>0.6581230042</text:p>
          </table:table-cell>
        </table:table-row>
        <table:table-row table:style-name="ro1">
          <table:table-cell office:value-type="float" office:value="0.953794252307" calcext:value-type="float">
            <text:p>0.9537942523</text:p>
          </table:table-cell>
          <table:table-cell office:value-type="float" office:value="0.981289563208" calcext:value-type="float">
            <text:p>0.9812895632</text:p>
          </table:table-cell>
          <table:table-cell office:value-type="float" office:value="0.913946403371" calcext:value-type="float">
            <text:p>0.9139464034</text:p>
          </table:table-cell>
          <table:table-cell office:value-type="float" office:value="0.936341223351" calcext:value-type="float">
            <text:p>0.9363412234</text:p>
          </table:table-cell>
          <table:table-cell office:value-type="float" office:value="0.819353186378" calcext:value-type="float">
            <text:p>0.8193531864</text:p>
          </table:table-cell>
          <table:table-cell office:value-type="float" office:value="0.943384480496" calcext:value-type="float">
            <text:p>0.9433844805</text:p>
          </table:table-cell>
          <table:table-cell office:value-type="float" office:value="0.966569921544" calcext:value-type="float">
            <text:p>0.9665699215</text:p>
          </table:table-cell>
          <table:table-cell office:value-type="float" office:value="0.846420730234" calcext:value-type="float">
            <text:p>0.8464207302</text:p>
          </table:table-cell>
          <table:table-cell office:value-type="float" office:value="0.957985685246" calcext:value-type="float">
            <text:p>0.9579856852</text:p>
          </table:table-cell>
          <table:table-cell office:value-type="float" office:value="0.908974069209" calcext:value-type="float">
            <text:p>0.9089740692</text:p>
          </table:table-cell>
          <table:table-cell office:value-type="float" office:value="0.90372777574" calcext:value-type="float">
            <text:p>0.9037277757</text:p>
          </table:table-cell>
          <table:table-cell office:value-type="float" office:value="0.937332229474" calcext:value-type="float">
            <text:p>0.9373322295</text:p>
          </table:table-cell>
          <table:table-cell office:value-type="float" office:value="0.928018548491" calcext:value-type="float">
            <text:p>0.9280185485</text:p>
          </table:table-cell>
          <table:table-cell office:value-type="string" calcext:value-type="string">
            <text:p>train:</text:p>
          </table:table-cell>
          <table:table-cell office:value-type="float" office:value="0.607442062888" calcext:value-type="float">
            <text:p>0.6074420629</text:p>
          </table:table-cell>
          <table:table-cell office:value-type="float" office:value="0.599811764706" calcext:value-type="float">
            <text:p>0.5998117647</text:p>
          </table:table-cell>
          <table:table-cell office:value-type="float" office:value="0.792187315808" calcext:value-type="float">
            <text:p>0.7921873158</text:p>
          </table:table-cell>
          <table:table-cell office:value-type="float" office:value="0.797189819724" calcext:value-type="float">
            <text:p>0.7971898197</text:p>
          </table:table-cell>
          <table:table-cell office:value-type="float" office:value="0.594734924394" calcext:value-type="float">
            <text:p>0.5947349244</text:p>
          </table:table-cell>
          <table:table-cell office:value-type="float" office:value="0.627922077922" calcext:value-type="float">
            <text:p>0.6279220779</text:p>
          </table:table-cell>
          <table:table-cell office:value-type="float" office:value="0.732350049164" calcext:value-type="float">
            <text:p>0.7323500492</text:p>
          </table:table-cell>
          <table:table-cell office:value-type="float" office:value="0.688929103683" calcext:value-type="float">
            <text:p>0.6889291037</text:p>
          </table:table-cell>
          <table:table-cell office:value-type="float" office:value="0.741623262109" calcext:value-type="float">
            <text:p>0.7416232621</text:p>
          </table:table-cell>
          <table:table-cell office:value-type="float" office:value="0.585877581121" calcext:value-type="float">
            <text:p>0.5858775811</text:p>
          </table:table-cell>
          <table:table-cell office:value-type="float" office:value="0.720266208673" calcext:value-type="float">
            <text:p>0.7202662087</text:p>
          </table:table-cell>
          <table:table-cell office:value-type="float" office:value="0.623504784689" calcext:value-type="float">
            <text:p>0.6235047847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118:.Z118])" office:value-type="float" office:value="0.675986579573417" calcext:value-type="float">
            <text:p>0.6759865796</text:p>
          </table:table-cell>
        </table:table-row>
        <table:table-row table:style-name="ro1">
          <table:table-cell office:value-type="float" office:value="0.953654449858" calcext:value-type="float">
            <text:p>0.9536544499</text:p>
          </table:table-cell>
          <table:table-cell office:value-type="float" office:value="0.971683750323" calcext:value-type="float">
            <text:p>0.9716837503</text:p>
          </table:table-cell>
          <table:table-cell office:value-type="float" office:value="0.914730720049" calcext:value-type="float">
            <text:p>0.91473072</text:p>
          </table:table-cell>
          <table:table-cell office:value-type="float" office:value="0.925797712078" calcext:value-type="float">
            <text:p>0.9257977121</text:p>
          </table:table-cell>
          <table:table-cell office:value-type="float" office:value="0.839454462319" calcext:value-type="float">
            <text:p>0.8394544623</text:p>
          </table:table-cell>
          <table:table-cell office:value-type="float" office:value="0.941724783298" calcext:value-type="float">
            <text:p>0.9417247833</text:p>
          </table:table-cell>
          <table:table-cell office:value-type="float" office:value="0.973207387229" calcext:value-type="float">
            <text:p>0.9732073872</text:p>
          </table:table-cell>
          <table:table-cell office:value-type="float" office:value="0.835983873456" calcext:value-type="float">
            <text:p>0.8359838735</text:p>
          </table:table-cell>
          <table:table-cell office:value-type="float" office:value="0.953396950905" calcext:value-type="float">
            <text:p>0.9533969509</text:p>
          </table:table-cell>
          <table:table-cell office:value-type="float" office:value="0.920060115938" calcext:value-type="float">
            <text:p>0.9200601159</text:p>
          </table:table-cell>
          <table:table-cell office:value-type="float" office:value="0.915655159777" calcext:value-type="float">
            <text:p>0.9156551598</text:p>
          </table:table-cell>
          <table:table-cell office:value-type="float" office:value="0.945932582523" calcext:value-type="float">
            <text:p>0.9459325825</text:p>
          </table:table-cell>
          <table:table-cell office:value-type="float" office:value="0.930641824088" calcext:value-type="float">
            <text:p>0.9306418241</text:p>
          </table:table-cell>
          <table:table-cell office:value-type="string" calcext:value-type="string">
            <text:p>train:</text:p>
          </table:table-cell>
          <table:table-cell office:value-type="float" office:value="0.539710833828" calcext:value-type="float">
            <text:p>0.5397108338</text:p>
          </table:table-cell>
          <table:table-cell office:value-type="float" office:value="0.686363233076" calcext:value-type="float">
            <text:p>0.6863632331</text:p>
          </table:table-cell>
          <table:table-cell office:value-type="float" office:value="0.742460165711" calcext:value-type="float">
            <text:p>0.7424601657</text:p>
          </table:table-cell>
          <table:table-cell office:value-type="float" office:value="0.759706925518" calcext:value-type="float">
            <text:p>0.7597069255</text:p>
          </table:table-cell>
          <table:table-cell office:value-type="float" office:value="0.533436704835" calcext:value-type="float">
            <text:p>0.5334367048</text:p>
          </table:table-cell>
          <table:table-cell office:value-type="float" office:value="0.452652285986" calcext:value-type="float">
            <text:p>0.452652286</text:p>
          </table:table-cell>
          <table:table-cell office:value-type="float" office:value="0.723024115473" calcext:value-type="float">
            <text:p>0.7230241155</text:p>
          </table:table-cell>
          <table:table-cell office:value-type="float" office:value="0.642302883201" calcext:value-type="float">
            <text:p>0.6423028832</text:p>
          </table:table-cell>
          <table:table-cell office:value-type="float" office:value="0.754473684211" calcext:value-type="float">
            <text:p>0.7544736842</text:p>
          </table:table-cell>
          <table:table-cell office:value-type="float" office:value="0.569867214773" calcext:value-type="float">
            <text:p>0.5698672148</text:p>
          </table:table-cell>
          <table:table-cell office:value-type="float" office:value="0.698182127081" calcext:value-type="float">
            <text:p>0.6981821271</text:p>
          </table:table-cell>
          <table:table-cell office:value-type="float" office:value="0.706286051114" calcext:value-type="float">
            <text:p>0.706286051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119:.Z119])" office:value-type="float" office:value="0.650705518733917" calcext:value-type="float">
            <text:p>0.6507055187</text:p>
          </table:table-cell>
        </table:table-row>
        <table:table-row table:style-name="ro1">
          <table:table-cell office:value-type="float" office:value="0.94291482901" calcext:value-type="float">
            <text:p>0.942914829</text:p>
          </table:table-cell>
          <table:table-cell office:value-type="float" office:value="0.97470671463" calcext:value-type="float">
            <text:p>0.9747067146</text:p>
          </table:table-cell>
          <table:table-cell office:value-type="float" office:value="0.915942377055" calcext:value-type="float">
            <text:p>0.9159423771</text:p>
          </table:table-cell>
          <table:table-cell office:value-type="float" office:value="0.940501417656" calcext:value-type="float">
            <text:p>0.9405014177</text:p>
          </table:table-cell>
          <table:table-cell office:value-type="float" office:value="0.794688863948" calcext:value-type="float">
            <text:p>0.7946888639</text:p>
          </table:table-cell>
          <table:table-cell office:value-type="float" office:value="0.928690611372" calcext:value-type="float">
            <text:p>0.9286906114</text:p>
          </table:table-cell>
          <table:table-cell office:value-type="float" office:value="0.961275031384" calcext:value-type="float">
            <text:p>0.9612750314</text:p>
          </table:table-cell>
          <table:table-cell office:value-type="float" office:value="0.843262624069" calcext:value-type="float">
            <text:p>0.8432626241</text:p>
          </table:table-cell>
          <table:table-cell office:value-type="float" office:value="0.937180110422" calcext:value-type="float">
            <text:p>0.9371801104</text:p>
          </table:table-cell>
          <table:table-cell office:value-type="float" office:value="0.891048062931" calcext:value-type="float">
            <text:p>0.8910480629</text:p>
          </table:table-cell>
          <table:table-cell office:value-type="float" office:value="0.918511460416" calcext:value-type="float">
            <text:p>0.9185114604</text:p>
          </table:table-cell>
          <table:table-cell office:value-type="float" office:value="0.929941721304" calcext:value-type="float">
            <text:p>0.9299417213</text:p>
          </table:table-cell>
          <table:table-cell office:value-type="float" office:value="0.920469557467" calcext:value-type="float">
            <text:p>0.9204695575</text:p>
          </table:table-cell>
          <table:table-cell office:value-type="string" calcext:value-type="string">
            <text:p>train:</text:p>
          </table:table-cell>
          <table:table-cell office:value-type="float" office:value="0.568924539513" calcext:value-type="float">
            <text:p>0.5689245395</text:p>
          </table:table-cell>
          <table:table-cell office:value-type="float" office:value="0.629846508739" calcext:value-type="float">
            <text:p>0.6298465087</text:p>
          </table:table-cell>
          <table:table-cell office:value-type="float" office:value="0.804792861695" calcext:value-type="float">
            <text:p>0.8047928617</text:p>
          </table:table-cell>
          <table:table-cell office:value-type="float" office:value="0.782994213179" calcext:value-type="float">
            <text:p>0.7829942132</text:p>
          </table:table-cell>
          <table:table-cell office:value-type="float" office:value="0.561187977099" calcext:value-type="float">
            <text:p>0.5611879771</text:p>
          </table:table-cell>
          <table:table-cell office:value-type="float" office:value="0.50752950753" calcext:value-type="float">
            <text:p>0.5075295075</text:p>
          </table:table-cell>
          <table:table-cell office:value-type="float" office:value="0.777063897201" calcext:value-type="float">
            <text:p>0.7770638972</text:p>
          </table:table-cell>
          <table:table-cell office:value-type="float" office:value="0.682222712563" calcext:value-type="float">
            <text:p>0.6822227126</text:p>
          </table:table-cell>
          <table:table-cell office:value-type="float" office:value="0.795563909774" calcext:value-type="float">
            <text:p>0.7955639098</text:p>
          </table:table-cell>
          <table:table-cell office:value-type="float" office:value="0.725261818538" calcext:value-type="float">
            <text:p>0.7252618185</text:p>
          </table:table-cell>
          <table:table-cell office:value-type="float" office:value="0.811756710839" calcext:value-type="float">
            <text:p>0.8117567108</text:p>
          </table:table-cell>
          <table:table-cell office:value-type="float" office:value="0.727506210265" calcext:value-type="float">
            <text:p>0.7275062103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120:.Z120])" office:value-type="float" office:value="0.697887572244583" calcext:value-type="float">
            <text:p>0.6978875722</text:p>
          </table:table-cell>
        </table:table-row>
        <table:table-row table:style-name="ro1">
          <table:table-cell office:value-type="float" office:value="0.953654449858" calcext:value-type="float">
            <text:p>0.9536544499</text:p>
          </table:table-cell>
          <table:table-cell office:value-type="float" office:value="0.971683750323" calcext:value-type="float">
            <text:p>0.9716837503</text:p>
          </table:table-cell>
          <table:table-cell office:value-type="float" office:value="0.914730720049" calcext:value-type="float">
            <text:p>0.91473072</text:p>
          </table:table-cell>
          <table:table-cell office:value-type="float" office:value="0.925797712078" calcext:value-type="float">
            <text:p>0.9257977121</text:p>
          </table:table-cell>
          <table:table-cell office:value-type="float" office:value="0.839454462319" calcext:value-type="float">
            <text:p>0.8394544623</text:p>
          </table:table-cell>
          <table:table-cell office:value-type="float" office:value="0.941724783298" calcext:value-type="float">
            <text:p>0.9417247833</text:p>
          </table:table-cell>
          <table:table-cell office:value-type="float" office:value="0.973207387229" calcext:value-type="float">
            <text:p>0.9732073872</text:p>
          </table:table-cell>
          <table:table-cell office:value-type="float" office:value="0.835983873456" calcext:value-type="float">
            <text:p>0.8359838735</text:p>
          </table:table-cell>
          <table:table-cell office:value-type="float" office:value="0.953396950905" calcext:value-type="float">
            <text:p>0.9533969509</text:p>
          </table:table-cell>
          <table:table-cell office:value-type="float" office:value="0.920060115938" calcext:value-type="float">
            <text:p>0.9200601159</text:p>
          </table:table-cell>
          <table:table-cell office:value-type="float" office:value="0.915655159777" calcext:value-type="float">
            <text:p>0.9156551598</text:p>
          </table:table-cell>
          <table:table-cell office:value-type="float" office:value="0.945932582523" calcext:value-type="float">
            <text:p>0.9459325825</text:p>
          </table:table-cell>
          <table:table-cell office:value-type="float" office:value="0.930641824088" calcext:value-type="float">
            <text:p>0.9306418241</text:p>
          </table:table-cell>
          <table:table-cell office:value-type="string" calcext:value-type="string">
            <text:p>train:</text:p>
          </table:table-cell>
          <table:table-cell office:value-type="float" office:value="0.539710833828" calcext:value-type="float">
            <text:p>0.5397108338</text:p>
          </table:table-cell>
          <table:table-cell office:value-type="float" office:value="0.686363233076" calcext:value-type="float">
            <text:p>0.6863632331</text:p>
          </table:table-cell>
          <table:table-cell office:value-type="float" office:value="0.742460165711" calcext:value-type="float">
            <text:p>0.7424601657</text:p>
          </table:table-cell>
          <table:table-cell office:value-type="float" office:value="0.759706925518" calcext:value-type="float">
            <text:p>0.7597069255</text:p>
          </table:table-cell>
          <table:table-cell office:value-type="float" office:value="0.533436704835" calcext:value-type="float">
            <text:p>0.5334367048</text:p>
          </table:table-cell>
          <table:table-cell office:value-type="float" office:value="0.452652285986" calcext:value-type="float">
            <text:p>0.452652286</text:p>
          </table:table-cell>
          <table:table-cell office:value-type="float" office:value="0.723024115473" calcext:value-type="float">
            <text:p>0.7230241155</text:p>
          </table:table-cell>
          <table:table-cell office:value-type="float" office:value="0.642302883201" calcext:value-type="float">
            <text:p>0.6423028832</text:p>
          </table:table-cell>
          <table:table-cell office:value-type="float" office:value="0.754473684211" calcext:value-type="float">
            <text:p>0.7544736842</text:p>
          </table:table-cell>
          <table:table-cell office:value-type="float" office:value="0.569867214773" calcext:value-type="float">
            <text:p>0.5698672148</text:p>
          </table:table-cell>
          <table:table-cell office:value-type="float" office:value="0.698182127081" calcext:value-type="float">
            <text:p>0.6981821271</text:p>
          </table:table-cell>
          <table:table-cell office:value-type="float" office:value="0.706286051114" calcext:value-type="float">
            <text:p>0.706286051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AVERAGE([.O118:.Z121])" office:value-type="float" office:value="0.668821297321458" calcext:value-type="float">
            <text:p>0.6688212973</text:p>
          </table:table-cell>
          <table:table-cell table:formula="of:=AVERAGE([.O121:.Z121])" office:value-type="float" office:value="0.650705518733917" calcext:value-type="float">
            <text:p>0.6507055187</text:p>
          </table:table-cell>
        </table:table-row>
        <table:table-row table:style-name="ro1">
          <table:table-cell office:value-type="float" office:value="0.93621874173" calcext:value-type="float">
            <text:p>0.9362187417</text:p>
          </table:table-cell>
          <table:table-cell office:value-type="float" office:value="0.976613972541" calcext:value-type="float">
            <text:p>0.9766139725</text:p>
          </table:table-cell>
          <table:table-cell office:value-type="float" office:value="0.910355709946" calcext:value-type="float">
            <text:p>0.9103557099</text:p>
          </table:table-cell>
          <table:table-cell office:value-type="float" office:value="0.916354983898" calcext:value-type="float">
            <text:p>0.9163549839</text:p>
          </table:table-cell>
          <table:table-cell office:value-type="float" office:value="0.822337958334" calcext:value-type="float">
            <text:p>0.8223379583</text:p>
          </table:table-cell>
          <table:table-cell office:value-type="float" office:value="0.94472028456" calcext:value-type="float">
            <text:p>0.9447202846</text:p>
          </table:table-cell>
          <table:table-cell office:value-type="float" office:value="0.973960542126" calcext:value-type="float">
            <text:p>0.9739605421</text:p>
          </table:table-cell>
          <table:table-cell office:value-type="float" office:value="0.852348944444" calcext:value-type="float">
            <text:p>0.8523489444</text:p>
          </table:table-cell>
          <table:table-cell office:value-type="float" office:value="0.949376943552" calcext:value-type="float">
            <text:p>0.9493769436</text:p>
          </table:table-cell>
          <table:table-cell office:value-type="float" office:value="0.903758707809" calcext:value-type="float">
            <text:p>0.9037587078</text:p>
          </table:table-cell>
          <table:table-cell office:value-type="float" office:value="0.920370577073" calcext:value-type="float">
            <text:p>0.9203705771</text:p>
          </table:table-cell>
          <table:table-cell office:value-type="float" office:value="0.938000224723" calcext:value-type="float">
            <text:p>0.9380002247</text:p>
          </table:table-cell>
          <table:table-cell office:value-type="float" office:value="0.92697392807" calcext:value-type="float">
            <text:p>0.9269739281</text:p>
          </table:table-cell>
          <table:table-cell office:value-type="string" calcext:value-type="string">
            <text:p>train:</text:p>
          </table:table-cell>
          <table:table-cell office:value-type="float" office:value="0.587422478512" calcext:value-type="float">
            <text:p>0.5874224785</text:p>
          </table:table-cell>
          <table:table-cell office:value-type="float" office:value="0.637835294118" calcext:value-type="float">
            <text:p>0.6378352941</text:p>
          </table:table-cell>
          <table:table-cell office:value-type="float" office:value="0.775860544619" calcext:value-type="float">
            <text:p>0.7758605446</text:p>
          </table:table-cell>
          <table:table-cell office:value-type="float" office:value="0.730699893955" calcext:value-type="float">
            <text:p>0.730699894</text:p>
          </table:table-cell>
          <table:table-cell office:value-type="float" office:value="0.497601263132" calcext:value-type="float">
            <text:p>0.4976012631</text:p>
          </table:table-cell>
          <table:table-cell office:value-type="float" office:value="0.472727272727" calcext:value-type="float">
            <text:p>0.4727272727</text:p>
          </table:table-cell>
          <table:table-cell office:value-type="float" office:value="0.751032448378" calcext:value-type="float">
            <text:p>0.7510324484</text:p>
          </table:table-cell>
          <table:table-cell office:value-type="float" office:value="0.631807536726" calcext:value-type="float">
            <text:p>0.6318075367</text:p>
          </table:table-cell>
          <table:table-cell office:value-type="float" office:value="0.681981298446" calcext:value-type="float">
            <text:p>0.6819812984</text:p>
          </table:table-cell>
          <table:table-cell office:value-type="float" office:value="0.613384955752" calcext:value-type="float">
            <text:p>0.6133849558</text:p>
          </table:table-cell>
          <table:table-cell office:value-type="float" office:value="0.740518105052" calcext:value-type="float">
            <text:p>0.7405181051</text:p>
          </table:table-cell>
          <table:table-cell office:value-type="float" office:value="0.675308244387" calcext:value-type="float">
            <text:p>0.6753082444</text:p>
          </table:table-cell>
          <table:table-cell office:value-type="float" office:value="1.75" calcext:value-type="float">
            <text:p>1.7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122:.Z122])" office:value-type="float" office:value="0.649681611317" calcext:value-type="float">
            <text:p>0.6496816113</text:p>
          </table:table-cell>
        </table:table-row>
        <table:table-row table:style-name="ro1">
          <table:table-cell office:value-type="float" office:value="0.953135251558" calcext:value-type="float">
            <text:p>0.9531352516</text:p>
          </table:table-cell>
          <table:table-cell office:value-type="float" office:value="0.979058250007" calcext:value-type="float">
            <text:p>0.97905825</text:p>
          </table:table-cell>
          <table:table-cell office:value-type="float" office:value="0.923892073095" calcext:value-type="float">
            <text:p>0.9238920731</text:p>
          </table:table-cell>
          <table:table-cell office:value-type="float" office:value="0.945103666997" calcext:value-type="float">
            <text:p>0.945103667</text:p>
          </table:table-cell>
          <table:table-cell office:value-type="float" office:value="0.826330049466" calcext:value-type="float">
            <text:p>0.8263300495</text:p>
          </table:table-cell>
          <table:table-cell office:value-type="float" office:value="0.942516621782" calcext:value-type="float">
            <text:p>0.9425166218</text:p>
          </table:table-cell>
          <table:table-cell office:value-type="float" office:value="0.970069772199" calcext:value-type="float">
            <text:p>0.9700697722</text:p>
          </table:table-cell>
          <table:table-cell office:value-type="float" office:value="0.878594334056" calcext:value-type="float">
            <text:p>0.8785943341</text:p>
          </table:table-cell>
          <table:table-cell office:value-type="float" office:value="0.960885847373" calcext:value-type="float">
            <text:p>0.9608858474</text:p>
          </table:table-cell>
          <table:table-cell office:value-type="float" office:value="0.901429691787" calcext:value-type="float">
            <text:p>0.9014296918</text:p>
          </table:table-cell>
          <table:table-cell office:value-type="float" office:value="0.925002907926" calcext:value-type="float">
            <text:p>0.9250029079</text:p>
          </table:table-cell>
          <table:table-cell office:value-type="float" office:value="0.947233011146" calcext:value-type="float">
            <text:p>0.9472330111</text:p>
          </table:table-cell>
          <table:table-cell office:value-type="float" office:value="0.946446565311" calcext:value-type="float">
            <text:p>0.9464465653</text:p>
          </table:table-cell>
          <table:table-cell office:value-type="string" calcext:value-type="string">
            <text:p>train:</text:p>
          </table:table-cell>
          <table:table-cell office:value-type="float" office:value="0.618092691622" calcext:value-type="float">
            <text:p>0.6180926916</text:p>
          </table:table-cell>
          <table:table-cell office:value-type="float" office:value="0.682104516015" calcext:value-type="float">
            <text:p>0.682104516</text:p>
          </table:table-cell>
          <table:table-cell office:value-type="float" office:value="0.693690248566" calcext:value-type="float">
            <text:p>0.6936902486</text:p>
          </table:table-cell>
          <table:table-cell office:value-type="float" office:value="0.727506066828" calcext:value-type="float">
            <text:p>0.7275060668</text:p>
          </table:table-cell>
          <table:table-cell office:value-type="float" office:value="0.529646416455" calcext:value-type="float">
            <text:p>0.5296464165</text:p>
          </table:table-cell>
          <table:table-cell office:value-type="float" office:value="0.656084656085" calcext:value-type="float">
            <text:p>0.6560846561</text:p>
          </table:table-cell>
          <table:table-cell office:value-type="float" office:value="0.753696532301" calcext:value-type="float">
            <text:p>0.7536965323</text:p>
          </table:table-cell>
          <table:table-cell office:value-type="float" office:value="0.671612974404" calcext:value-type="float">
            <text:p>0.6716129744</text:p>
          </table:table-cell>
          <table:table-cell office:value-type="float" office:value="0.671954887218" calcext:value-type="float">
            <text:p>0.6719548872</text:p>
          </table:table-cell>
          <table:table-cell office:value-type="float" office:value="0.67387687188" calcext:value-type="float">
            <text:p>0.6738768719</text:p>
          </table:table-cell>
          <table:table-cell office:value-type="float" office:value="0.75161399932" calcext:value-type="float">
            <text:p>0.7516139993</text:p>
          </table:table-cell>
          <table:table-cell office:value-type="float" office:value="0.697844301293" calcext:value-type="float">
            <text:p>0.6978443013</text:p>
          </table:table-cell>
          <table:table-cell office:value-type="float" office:value="1.75" calcext:value-type="float">
            <text:p>1.7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123:.Z123])" office:value-type="float" office:value="0.67731034683225" calcext:value-type="float">
            <text:p>0.6773103468</text:p>
          </table:table-cell>
        </table:table-row>
        <table:table-row table:style-name="ro1">
          <table:table-cell office:value-type="float" office:value="0.944544646239" calcext:value-type="float">
            <text:p>0.9445446462</text:p>
          </table:table-cell>
          <table:table-cell office:value-type="float" office:value="0.979859606777" calcext:value-type="float">
            <text:p>0.9798596068</text:p>
          </table:table-cell>
          <table:table-cell office:value-type="float" office:value="0.912451741072" calcext:value-type="float">
            <text:p>0.9124517411</text:p>
          </table:table-cell>
          <table:table-cell office:value-type="float" office:value="0.907169071127" calcext:value-type="float">
            <text:p>0.9071690711</text:p>
          </table:table-cell>
          <table:table-cell office:value-type="float" office:value="0.817255767552" calcext:value-type="float">
            <text:p>0.8172557676</text:p>
          </table:table-cell>
          <table:table-cell office:value-type="float" office:value="0.931942253962" calcext:value-type="float">
            <text:p>0.931942254</text:p>
          </table:table-cell>
          <table:table-cell office:value-type="float" office:value="0.965314784318" calcext:value-type="float">
            <text:p>0.9653147843</text:p>
          </table:table-cell>
          <table:table-cell office:value-type="float" office:value="0.83706317177" calcext:value-type="float">
            <text:p>0.8370631718</text:p>
          </table:table-cell>
          <table:table-cell office:value-type="float" office:value="0.952745421388" calcext:value-type="float">
            <text:p>0.9527454214</text:p>
          </table:table-cell>
          <table:table-cell office:value-type="float" office:value="0.892677693886" calcext:value-type="float">
            <text:p>0.8926776939</text:p>
          </table:table-cell>
          <table:table-cell office:value-type="float" office:value="0.909278913949" calcext:value-type="float">
            <text:p>0.9092789139</text:p>
          </table:table-cell>
          <table:table-cell office:value-type="float" office:value="0.922464410945" calcext:value-type="float">
            <text:p>0.9224644109</text:p>
          </table:table-cell>
          <table:table-cell office:value-type="float" office:value="0.922783139511" calcext:value-type="float">
            <text:p>0.9227831395</text:p>
          </table:table-cell>
          <table:table-cell office:value-type="string" calcext:value-type="string">
            <text:p>train:</text:p>
          </table:table-cell>
          <table:table-cell office:value-type="float" office:value="0.453654188948" calcext:value-type="float">
            <text:p>0.4536541889</text:p>
          </table:table-cell>
          <table:table-cell office:value-type="float" office:value="0.558823529412" calcext:value-type="float">
            <text:p>0.5588235294</text:p>
          </table:table-cell>
          <table:table-cell office:value-type="float" office:value="0.723365200765" calcext:value-type="float">
            <text:p>0.7233652008</text:p>
          </table:table-cell>
          <table:table-cell office:value-type="float" office:value="0.746686578309" calcext:value-type="float">
            <text:p>0.7466865783</text:p>
          </table:table-cell>
          <table:table-cell office:value-type="float" office:value="0.530183153096" calcext:value-type="float">
            <text:p>0.5301831531</text:p>
          </table:table-cell>
          <table:table-cell office:value-type="float" office:value="0.503120336454" calcext:value-type="float">
            <text:p>0.5031203365</text:p>
          </table:table-cell>
          <table:table-cell office:value-type="float" office:value="0.783268790706" calcext:value-type="float">
            <text:p>0.7832687907</text:p>
          </table:table-cell>
          <table:table-cell office:value-type="float" office:value="0.604755075022" calcext:value-type="float">
            <text:p>0.604755075</text:p>
          </table:table-cell>
          <table:table-cell office:value-type="float" office:value="0.66045112782" calcext:value-type="float">
            <text:p>0.6604511278</text:p>
          </table:table-cell>
          <table:table-cell office:value-type="float" office:value="0.589116178917" calcext:value-type="float">
            <text:p>0.5891161789</text:p>
          </table:table-cell>
          <table:table-cell office:value-type="float" office:value="0.762911994563" calcext:value-type="float">
            <text:p>0.7629119946</text:p>
          </table:table-cell>
          <table:table-cell office:value-type="float" office:value="0.606942865564" calcext:value-type="float">
            <text:p>0.6069428656</text:p>
          </table:table-cell>
          <table:table-cell office:value-type="float" office:value="1.75" calcext:value-type="float">
            <text:p>1.7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124:.Z124])" office:value-type="float" office:value="0.626939918298" calcext:value-type="float">
            <text:p>0.6269399183</text:p>
          </table:table-cell>
        </table:table-row>
        <table:table-row table:style-name="ro1">
          <table:table-cell office:value-type="float" office:value="0.953135251558" calcext:value-type="float">
            <text:p>0.9531352516</text:p>
          </table:table-cell>
          <table:table-cell office:value-type="float" office:value="0.979058250007" calcext:value-type="float">
            <text:p>0.97905825</text:p>
          </table:table-cell>
          <table:table-cell office:value-type="float" office:value="0.923892073095" calcext:value-type="float">
            <text:p>0.9238920731</text:p>
          </table:table-cell>
          <table:table-cell office:value-type="float" office:value="0.945103666997" calcext:value-type="float">
            <text:p>0.945103667</text:p>
          </table:table-cell>
          <table:table-cell office:value-type="float" office:value="0.826330049466" calcext:value-type="float">
            <text:p>0.8263300495</text:p>
          </table:table-cell>
          <table:table-cell office:value-type="float" office:value="0.942516621782" calcext:value-type="float">
            <text:p>0.9425166218</text:p>
          </table:table-cell>
          <table:table-cell office:value-type="float" office:value="0.970069772199" calcext:value-type="float">
            <text:p>0.9700697722</text:p>
          </table:table-cell>
          <table:table-cell office:value-type="float" office:value="0.878594334056" calcext:value-type="float">
            <text:p>0.8785943341</text:p>
          </table:table-cell>
          <table:table-cell office:value-type="float" office:value="0.960885847373" calcext:value-type="float">
            <text:p>0.9608858474</text:p>
          </table:table-cell>
          <table:table-cell office:value-type="float" office:value="0.901429691787" calcext:value-type="float">
            <text:p>0.9014296918</text:p>
          </table:table-cell>
          <table:table-cell office:value-type="float" office:value="0.925002907926" calcext:value-type="float">
            <text:p>0.9250029079</text:p>
          </table:table-cell>
          <table:table-cell office:value-type="float" office:value="0.947233011146" calcext:value-type="float">
            <text:p>0.9472330111</text:p>
          </table:table-cell>
          <table:table-cell office:value-type="float" office:value="0.946446565311" calcext:value-type="float">
            <text:p>0.9464465653</text:p>
          </table:table-cell>
          <table:table-cell office:value-type="string" calcext:value-type="string">
            <text:p>train:</text:p>
          </table:table-cell>
          <table:table-cell office:value-type="float" office:value="0.618092691622" calcext:value-type="float">
            <text:p>0.6180926916</text:p>
          </table:table-cell>
          <table:table-cell office:value-type="float" office:value="0.682104516015" calcext:value-type="float">
            <text:p>0.682104516</text:p>
          </table:table-cell>
          <table:table-cell office:value-type="float" office:value="0.693690248566" calcext:value-type="float">
            <text:p>0.6936902486</text:p>
          </table:table-cell>
          <table:table-cell office:value-type="float" office:value="0.727506066828" calcext:value-type="float">
            <text:p>0.7275060668</text:p>
          </table:table-cell>
          <table:table-cell office:value-type="float" office:value="0.529646416455" calcext:value-type="float">
            <text:p>0.5296464165</text:p>
          </table:table-cell>
          <table:table-cell office:value-type="float" office:value="0.656084656085" calcext:value-type="float">
            <text:p>0.6560846561</text:p>
          </table:table-cell>
          <table:table-cell office:value-type="float" office:value="0.753696532301" calcext:value-type="float">
            <text:p>0.7536965323</text:p>
          </table:table-cell>
          <table:table-cell office:value-type="float" office:value="0.671612974404" calcext:value-type="float">
            <text:p>0.6716129744</text:p>
          </table:table-cell>
          <table:table-cell office:value-type="float" office:value="0.671954887218" calcext:value-type="float">
            <text:p>0.6719548872</text:p>
          </table:table-cell>
          <table:table-cell office:value-type="float" office:value="0.67387687188" calcext:value-type="float">
            <text:p>0.6738768719</text:p>
          </table:table-cell>
          <table:table-cell office:value-type="float" office:value="0.75161399932" calcext:value-type="float">
            <text:p>0.7516139993</text:p>
          </table:table-cell>
          <table:table-cell office:value-type="float" office:value="0.697844301293" calcext:value-type="float">
            <text:p>0.6978443013</text:p>
          </table:table-cell>
          <table:table-cell office:value-type="float" office:value="1.75" calcext:value-type="float">
            <text:p>1.7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AVERAGE([.O122:.Z125])" office:value-type="float" office:value="0.657810555819875" calcext:value-type="float">
            <text:p>0.6578105558</text:p>
          </table:table-cell>
          <table:table-cell table:formula="of:=AVERAGE([.O125:.Z125])" office:value-type="float" office:value="0.67731034683225" calcext:value-type="float">
            <text:p>0.6773103468</text:p>
          </table:table-cell>
        </table:table-row>
        <table:table-row table:style-name="ro1">
          <table:table-cell office:value-type="float" office:value="0.964388599419" calcext:value-type="float">
            <text:p>0.9643885994</text:p>
          </table:table-cell>
          <table:table-cell office:value-type="float" office:value="0.982881735614" calcext:value-type="float">
            <text:p>0.9828817356</text:p>
          </table:table-cell>
          <table:table-cell office:value-type="float" office:value="0.930468428347" calcext:value-type="float">
            <text:p>0.9304684283</text:p>
          </table:table-cell>
          <table:table-cell office:value-type="float" office:value="0.925159823024" calcext:value-type="float">
            <text:p>0.925159823</text:p>
          </table:table-cell>
          <table:table-cell office:value-type="float" office:value="0.836833327335" calcext:value-type="float">
            <text:p>0.8368333273</text:p>
          </table:table-cell>
          <table:table-cell office:value-type="float" office:value="0.937697177748" calcext:value-type="float">
            <text:p>0.9376971777</text:p>
          </table:table-cell>
          <table:table-cell office:value-type="float" office:value="0.968282472199" calcext:value-type="float">
            <text:p>0.9682824722</text:p>
          </table:table-cell>
          <table:table-cell office:value-type="float" office:value="0.853790969942" calcext:value-type="float">
            <text:p>0.8537909699</text:p>
          </table:table-cell>
          <table:table-cell office:value-type="float" office:value="0.949673487781" calcext:value-type="float">
            <text:p>0.9496734878</text:p>
          </table:table-cell>
          <table:table-cell office:value-type="float" office:value="0.896633390695" calcext:value-type="float">
            <text:p>0.8966333907</text:p>
          </table:table-cell>
          <table:table-cell office:value-type="float" office:value="0.918978840113" calcext:value-type="float">
            <text:p>0.9189788401</text:p>
          </table:table-cell>
          <table:table-cell office:value-type="float" office:value="0.936516682595" calcext:value-type="float">
            <text:p>0.9365166826</text:p>
          </table:table-cell>
          <table:table-cell office:value-type="float" office:value="0.932442428619" calcext:value-type="float">
            <text:p>0.9324424286</text:p>
          </table:table-cell>
          <table:table-cell office:value-type="string" calcext:value-type="string">
            <text:p>train:</text:p>
          </table:table-cell>
          <table:table-cell office:value-type="float" office:value="0.616309433141" calcext:value-type="float">
            <text:p>0.6163094331</text:p>
          </table:table-cell>
          <table:table-cell office:value-type="float" office:value="0.522352941176" calcext:value-type="float">
            <text:p>0.5223529412</text:p>
          </table:table-cell>
          <table:table-cell office:value-type="float" office:value="0.744002711305" calcext:value-type="float">
            <text:p>0.7440027113</text:p>
          </table:table-cell>
          <table:table-cell office:value-type="float" office:value="0.702651113468" calcext:value-type="float">
            <text:p>0.7026511135</text:p>
          </table:table-cell>
          <table:table-cell office:value-type="float" office:value="0.566162628287" calcext:value-type="float">
            <text:p>0.5661626283</text:p>
          </table:table-cell>
          <table:table-cell office:value-type="float" office:value="0.574963924964" calcext:value-type="float">
            <text:p>0.574963925</text:p>
          </table:table-cell>
          <table:table-cell office:value-type="float" office:value="0.703933136676" calcext:value-type="float">
            <text:p>0.7039331367</text:p>
          </table:table-cell>
          <table:table-cell office:value-type="float" office:value="0.674217585693" calcext:value-type="float">
            <text:p>0.6742175857</text:p>
          </table:table-cell>
          <table:table-cell office:value-type="float" office:value="0.60624205389" calcext:value-type="float">
            <text:p>0.6062420539</text:p>
          </table:table-cell>
          <table:table-cell office:value-type="float" office:value="0.600331858407" calcext:value-type="float">
            <text:p>0.6003318584</text:p>
          </table:table-cell>
          <table:table-cell office:value-type="float" office:value="0.693621487524" calcext:value-type="float">
            <text:p>0.6936214875</text:p>
          </table:table-cell>
          <table:table-cell office:value-type="float" office:value="0.66215034965" calcext:value-type="float">
            <text:p>0.66215034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126:.Z126])" office:value-type="float" office:value="0.638911602015083" calcext:value-type="float">
            <text:p>0.638911602</text:p>
          </table:table-cell>
        </table:table-row>
        <table:table-row table:style-name="ro1">
          <table:table-cell office:value-type="float" office:value="0.94950134494" calcext:value-type="float">
            <text:p>0.9495013449</text:p>
          </table:table-cell>
          <table:table-cell office:value-type="float" office:value="0.982236778398" calcext:value-type="float">
            <text:p>0.9822367784</text:p>
          </table:table-cell>
          <table:table-cell office:value-type="float" office:value="0.922162937576" calcext:value-type="float">
            <text:p>0.9221629376</text:p>
          </table:table-cell>
          <table:table-cell office:value-type="float" office:value="0.935316874071" calcext:value-type="float">
            <text:p>0.9353168741</text:p>
          </table:table-cell>
          <table:table-cell office:value-type="float" office:value="0.830419420543" calcext:value-type="float">
            <text:p>0.8304194205</text:p>
          </table:table-cell>
          <table:table-cell office:value-type="float" office:value="0.941323967004" calcext:value-type="float">
            <text:p>0.941323967</text:p>
          </table:table-cell>
          <table:table-cell office:value-type="float" office:value="0.966418541951" calcext:value-type="float">
            <text:p>0.966418542</text:p>
          </table:table-cell>
          <table:table-cell office:value-type="float" office:value="0.852966750845" calcext:value-type="float">
            <text:p>0.8529667508</text:p>
          </table:table-cell>
          <table:table-cell office:value-type="float" office:value="0.956828951456" calcext:value-type="float">
            <text:p>0.9568289515</text:p>
          </table:table-cell>
          <table:table-cell office:value-type="float" office:value="0.909764404268" calcext:value-type="float">
            <text:p>0.9097644043</text:p>
          </table:table-cell>
          <table:table-cell office:value-type="float" office:value="0.915759685785" calcext:value-type="float">
            <text:p>0.9157596858</text:p>
          </table:table-cell>
          <table:table-cell office:value-type="float" office:value="0.935167032284" calcext:value-type="float">
            <text:p>0.9351670323</text:p>
          </table:table-cell>
          <table:table-cell office:value-type="float" office:value="0.924316861226" calcext:value-type="float">
            <text:p>0.9243168612</text:p>
          </table:table-cell>
          <table:table-cell office:value-type="string" calcext:value-type="string">
            <text:p>train:</text:p>
          </table:table-cell>
          <table:table-cell office:value-type="float" office:value="0.566547831254" calcext:value-type="float">
            <text:p>0.5665478313</text:p>
          </table:table-cell>
          <table:table-cell office:value-type="float" office:value="0.642179043563" calcext:value-type="float">
            <text:p>0.6421790436</text:p>
          </table:table-cell>
          <table:table-cell office:value-type="float" office:value="0.788616953474" calcext:value-type="float">
            <text:p>0.7886169535</text:p>
          </table:table-cell>
          <table:table-cell office:value-type="float" office:value="0.725639350383" calcext:value-type="float">
            <text:p>0.7256393504</text:p>
          </table:table-cell>
          <table:table-cell office:value-type="float" office:value="0.574467239186" calcext:value-type="float">
            <text:p>0.5744672392</text:p>
          </table:table-cell>
          <table:table-cell office:value-type="float" office:value="0.432641432641" calcext:value-type="float">
            <text:p>0.4326414326</text:p>
          </table:table-cell>
          <table:table-cell office:value-type="float" office:value="0.767338496744" calcext:value-type="float">
            <text:p>0.7673384967</text:p>
          </table:table-cell>
          <table:table-cell office:value-type="float" office:value="0.650356722565" calcext:value-type="float">
            <text:p>0.6503567226</text:p>
          </table:table-cell>
          <table:table-cell office:value-type="float" office:value="0.768383458647" calcext:value-type="float">
            <text:p>0.7683834586</text:p>
          </table:table-cell>
          <table:table-cell office:value-type="float" office:value="0.629930507977" calcext:value-type="float">
            <text:p>0.629930508</text:p>
          </table:table-cell>
          <table:table-cell office:value-type="float" office:value="0.693871049949" calcext:value-type="float">
            <text:p>0.6938710499</text:p>
          </table:table-cell>
          <table:table-cell office:value-type="float" office:value="0.688118395015" calcext:value-type="float">
            <text:p>0.6881183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127:.Z127])" office:value-type="float" office:value="0.660674206783167" calcext:value-type="float">
            <text:p>0.6606742068</text:p>
          </table:table-cell>
        </table:table-row>
        <table:table-row table:style-name="ro1">
          <table:table-cell office:value-type="float" office:value="0.944150472816" calcext:value-type="float">
            <text:p>0.9441504728</text:p>
          </table:table-cell>
          <table:table-cell office:value-type="float" office:value="0.972179806975" calcext:value-type="float">
            <text:p>0.972179807</text:p>
          </table:table-cell>
          <table:table-cell office:value-type="float" office:value="0.908028742235" calcext:value-type="float">
            <text:p>0.9080287422</text:p>
          </table:table-cell>
          <table:table-cell office:value-type="float" office:value="0.92888513691" calcext:value-type="float">
            <text:p>0.9288851369</text:p>
          </table:table-cell>
          <table:table-cell office:value-type="float" office:value="0.817535769215" calcext:value-type="float">
            <text:p>0.8175357692</text:p>
          </table:table-cell>
          <table:table-cell office:value-type="float" office:value="0.925266829981" calcext:value-type="float">
            <text:p>0.92526683</text:p>
          </table:table-cell>
          <table:table-cell office:value-type="float" office:value="0.957176411375" calcext:value-type="float">
            <text:p>0.9571764114</text:p>
          </table:table-cell>
          <table:table-cell office:value-type="float" office:value="0.837343061905" calcext:value-type="float">
            <text:p>0.8373430619</text:p>
          </table:table-cell>
          <table:table-cell office:value-type="float" office:value="0.940662693478" calcext:value-type="float">
            <text:p>0.9406626935</text:p>
          </table:table-cell>
          <table:table-cell office:value-type="float" office:value="0.907525711789" calcext:value-type="float">
            <text:p>0.9075257118</text:p>
          </table:table-cell>
          <table:table-cell office:value-type="float" office:value="0.913675857838" calcext:value-type="float">
            <text:p>0.9136758578</text:p>
          </table:table-cell>
          <table:table-cell office:value-type="float" office:value="0.920155348167" calcext:value-type="float">
            <text:p>0.9201553482</text:p>
          </table:table-cell>
          <table:table-cell office:value-type="float" office:value="0.900642984341" calcext:value-type="float">
            <text:p>0.9006429843</text:p>
          </table:table-cell>
          <table:table-cell office:value-type="string" calcext:value-type="string">
            <text:p>train:</text:p>
          </table:table-cell>
          <table:table-cell office:value-type="float" office:value="0.538819568231" calcext:value-type="float">
            <text:p>0.5388195682</text:p>
          </table:table-cell>
          <table:table-cell office:value-type="float" office:value="0.476177801437" calcext:value-type="float">
            <text:p>0.4761778014</text:p>
          </table:table-cell>
          <table:table-cell office:value-type="float" office:value="0.776061185468" calcext:value-type="float">
            <text:p>0.7760611855</text:p>
          </table:table-cell>
          <table:table-cell office:value-type="float" office:value="0.660024267314" calcext:value-type="float">
            <text:p>0.6600242673</text:p>
          </table:table-cell>
          <table:table-cell office:value-type="float" office:value="0.580199056404" calcext:value-type="float">
            <text:p>0.5801990564</text:p>
          </table:table-cell>
          <table:table-cell office:value-type="float" office:value="0.496472663139" calcext:value-type="float">
            <text:p>0.4964726631</text:p>
          </table:table-cell>
          <table:table-cell office:value-type="float" office:value="0.711934518571" calcext:value-type="float">
            <text:p>0.7119345186</text:p>
          </table:table-cell>
          <table:table-cell office:value-type="float" office:value="0.629229185054" calcext:value-type="float">
            <text:p>0.6292291851</text:p>
          </table:table-cell>
          <table:table-cell office:value-type="float" office:value="0.714812030075" calcext:value-type="float">
            <text:p>0.7148120301</text:p>
          </table:table-cell>
          <table:table-cell office:value-type="float" office:value="0.670190205866" calcext:value-type="float">
            <text:p>0.6701902059</text:p>
          </table:table-cell>
          <table:table-cell office:value-type="float" office:value="0.765163098879" calcext:value-type="float">
            <text:p>0.7651630989</text:p>
          </table:table-cell>
          <table:table-cell office:value-type="float" office:value="0.679318765526" calcext:value-type="float">
            <text:p>0.67931876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O128:.Z128])" office:value-type="float" office:value="0.641533528830333" calcext:value-type="float">
            <text:p>0.6415335288</text:p>
          </table:table-cell>
        </table:table-row>
        <table:table-row table:style-name="ro1">
          <table:table-cell office:value-type="float" office:value="0.94950134494" calcext:value-type="float">
            <text:p>0.9495013449</text:p>
          </table:table-cell>
          <table:table-cell office:value-type="float" office:value="0.982236778398" calcext:value-type="float">
            <text:p>0.9822367784</text:p>
          </table:table-cell>
          <table:table-cell office:value-type="float" office:value="0.922162937576" calcext:value-type="float">
            <text:p>0.9221629376</text:p>
          </table:table-cell>
          <table:table-cell office:value-type="float" office:value="0.935316874071" calcext:value-type="float">
            <text:p>0.9353168741</text:p>
          </table:table-cell>
          <table:table-cell office:value-type="float" office:value="0.830419420543" calcext:value-type="float">
            <text:p>0.8304194205</text:p>
          </table:table-cell>
          <table:table-cell office:value-type="float" office:value="0.941323967004" calcext:value-type="float">
            <text:p>0.941323967</text:p>
          </table:table-cell>
          <table:table-cell office:value-type="float" office:value="0.966418541951" calcext:value-type="float">
            <text:p>0.966418542</text:p>
          </table:table-cell>
          <table:table-cell office:value-type="float" office:value="0.852966750845" calcext:value-type="float">
            <text:p>0.8529667508</text:p>
          </table:table-cell>
          <table:table-cell office:value-type="float" office:value="0.956828951456" calcext:value-type="float">
            <text:p>0.9568289515</text:p>
          </table:table-cell>
          <table:table-cell office:value-type="float" office:value="0.909764404268" calcext:value-type="float">
            <text:p>0.9097644043</text:p>
          </table:table-cell>
          <table:table-cell office:value-type="float" office:value="0.915759685785" calcext:value-type="float">
            <text:p>0.9157596858</text:p>
          </table:table-cell>
          <table:table-cell office:value-type="float" office:value="0.935167032284" calcext:value-type="float">
            <text:p>0.9351670323</text:p>
          </table:table-cell>
          <table:table-cell office:value-type="float" office:value="0.924316861226" calcext:value-type="float">
            <text:p>0.9243168612</text:p>
          </table:table-cell>
          <table:table-cell office:value-type="string" calcext:value-type="string">
            <text:p>train:</text:p>
          </table:table-cell>
          <table:table-cell office:value-type="float" office:value="0.566547831254" calcext:value-type="float">
            <text:p>0.5665478313</text:p>
          </table:table-cell>
          <table:table-cell office:value-type="float" office:value="0.642179043563" calcext:value-type="float">
            <text:p>0.6421790436</text:p>
          </table:table-cell>
          <table:table-cell office:value-type="float" office:value="0.788616953474" calcext:value-type="float">
            <text:p>0.7886169535</text:p>
          </table:table-cell>
          <table:table-cell office:value-type="float" office:value="0.725639350383" calcext:value-type="float">
            <text:p>0.7256393504</text:p>
          </table:table-cell>
          <table:table-cell office:value-type="float" office:value="0.574467239186" calcext:value-type="float">
            <text:p>0.5744672392</text:p>
          </table:table-cell>
          <table:table-cell office:value-type="float" office:value="0.432641432641" calcext:value-type="float">
            <text:p>0.4326414326</text:p>
          </table:table-cell>
          <table:table-cell office:value-type="float" office:value="0.767338496744" calcext:value-type="float">
            <text:p>0.7673384967</text:p>
          </table:table-cell>
          <table:table-cell office:value-type="float" office:value="0.650356722565" calcext:value-type="float">
            <text:p>0.6503567226</text:p>
          </table:table-cell>
          <table:table-cell office:value-type="float" office:value="0.768383458647" calcext:value-type="float">
            <text:p>0.7683834586</text:p>
          </table:table-cell>
          <table:table-cell office:value-type="float" office:value="0.629930507977" calcext:value-type="float">
            <text:p>0.629930508</text:p>
          </table:table-cell>
          <table:table-cell office:value-type="float" office:value="0.693871049949" calcext:value-type="float">
            <text:p>0.6938710499</text:p>
          </table:table-cell>
          <table:table-cell office:value-type="float" office:value="0.688118395015" calcext:value-type="float">
            <text:p>0.6881183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AVERAGE([.O126:.Z129])" office:value-type="float" office:value="0.650448386102937" calcext:value-type="float">
            <text:p>0.6504483861</text:p>
          </table:table-cell>
          <table:table-cell table:formula="of:=AVERAGE([.O129:.Z129])" office:value-type="float" office:value="0.660674206783167" calcext:value-type="float">
            <text:p>0.6606742068</text:p>
          </table:table-cell>
        </table:table-row>
        <table:table-row table:style-name="ro1">
          <table:table-cell table:number-columns-repeated="29"/>
          <table:table-cell table:formula="of:=MAX([.AD1:.AD129])" office:value-type="float" office:value="0.681480584939604" calcext:value-type="float">
            <text:p>0.6814805849</text:p>
          </table:table-cell>
          <table:table-cell table:formula="of:=MAX([.AE1:.AE129])" office:value-type="float" office:value="0.706702161032417" calcext:value-type="float">
            <text:p>0.706702161</text:p>
          </table:table-cell>
        </table:table-row>
        <table:table-row table:style-name="ro1">
          <table:table-cell table:number-columns-repeated="29"/>
          <table:table-cell table:formula="of:=MIN([.AD1:.AD129])" office:value-type="float" office:value="0.641994973046062" calcext:value-type="float">
            <text:p>0.641994973</text:p>
          </table:table-cell>
          <table:table-cell table:formula="of:=MIN([.AE1:.AE129])" office:value-type="float" office:value="0.607960787372083" calcext:value-type="float">
            <text:p>0.6079607874</text:p>
          </table:table-cell>
        </table:table-row>
      </table:table>
      <table:named-expressions/>
      <table:database-ranges>
        <table:database-range table:name="__Anonymous_Sheet_DB__0" table:target-range-address="Sheet1.A1:Sheet1.AD129" table:contains-header="false">
          <table:sort>
            <table:sort-by table:field-number="2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8T15:28:03.047890174</dc:date>
    <meta:document-statistic meta:table-count="1" meta:cell-count="3906" meta:object-count="0"/>
    <meta:generator>LibreOffice/4.2.8.2$Linux_X86_64 LibreOffice_project/420m0$Build-2</meta:generator>
  </office:meta>
</office:document-meta>
</file>